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62.74pt" svg:y="75.12pt">
            <draw:object draw:notify-on-update-of-ranges="source_2.D1:source_2.D1 source_2.D2:source_2.D334 source_2.E1:source_2.E1 source_2.E2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2.17pt" svg:y="337.15pt">
            <draw:object draw:notify-on-update-of-ranges="source_2.H1:source_2.H1 source_2.H2:source_2.H334 source_2.I1:source_2.I1 source_2.I2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8360.00019" calcext:value-type="float">
            <text:p>1443128360.00019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8360.19128" calcext:value-type="float">
            <text:p>1443128360.19128</text:p>
          </table:table-cell>
          <table:table-cell table:formula="of:=[.G2]-[.$B$2]" office:value-type="float" office:value="0.191092014312744" calcext:value-type="float">
            <text:p>0.191092014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092014312744" calcext:value-type="float">
            <text:p>0.1910920143</text:p>
          </table:table-cell>
          <table:table-cell table:formula="of:=MAX([.J2:.J2001])" office:value-type="float" office:value="8.41227293014526" calcext:value-type="float">
            <text:p>8.4122729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8360.10314" calcext:value-type="float">
            <text:p>1443128360.10314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44850921631" calcext:value-type="float">
            <text:p>0.1029448509</text:p>
          </table:table-cell>
          <table:table-cell table:formula="of:=[.C3]/([.D3]-[.D2])" office:value-type="float" office:value="79887.4341589043" calcext:value-type="float">
            <text:p>79887.4341589043</text:p>
          </table:table-cell>
          <table:table-cell/>
          <table:table-cell office:value-type="float" office:value="1443128360.2941" calcext:value-type="float">
            <text:p>1443128360.2941</text:p>
          </table:table-cell>
          <table:table-cell table:formula="of:=[.G3]-[.$B$2]" office:value-type="float" office:value="0.293912172317505" calcext:value-type="float">
            <text:p>0.2939121723</text:p>
          </table:table-cell>
          <table:table-cell table:formula="of:=[.C3]/([.H3]-[.H2])" office:value-type="float" office:value="79984.3159122476" calcext:value-type="float">
            <text:p>79984.3159122476</text:p>
          </table:table-cell>
          <table:table-cell table:formula="of:=[.G3]-[.$B3]" office:value-type="float" office:value="0.190967321395874" calcext:value-type="float">
            <text:p>0.19096732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8360.20612" calcext:value-type="float">
            <text:p>1443128360.20612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27848815918" calcext:value-type="float">
            <text:p>0.2059278488</text:p>
          </table:table-cell>
          <table:table-cell table:formula="of:=[.C4]/([.D4]-[.D3])" office:value-type="float" office:value="79857.8422473388" calcext:value-type="float">
            <text:p>79857.8422473388</text:p>
          </table:table-cell>
          <table:table-cell/>
          <table:table-cell office:value-type="float" office:value="1443128360.3971" calcext:value-type="float">
            <text:p>1443128360.3971</text:p>
          </table:table-cell>
          <table:table-cell table:formula="of:=[.G4]-[.$B$2]" office:value-type="float" office:value="0.396908283233643" calcext:value-type="float">
            <text:p>0.3969082832</text:p>
          </table:table-cell>
          <table:table-cell table:formula="of:=[.C4]/([.H4]-[.H3])" office:value-type="float" office:value="79847.6750903363" calcext:value-type="float">
            <text:p>79847.6750903363</text:p>
          </table:table-cell>
          <table:table-cell table:formula="of:=[.G4]-[.$B4]" office:value-type="float" office:value="0.190980434417725" calcext:value-type="float">
            <text:p>0.19098043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8360.30906" calcext:value-type="float">
            <text:p>1443128360.30906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65308761597" calcext:value-type="float">
            <text:p>0.3088653088</text:p>
          </table:table-cell>
          <table:table-cell table:formula="of:=[.C5]/([.D5]-[.D4])" office:value-type="float" office:value="79893.1701281526" calcext:value-type="float">
            <text:p>79893.1701281526</text:p>
          </table:table-cell>
          <table:table-cell/>
          <table:table-cell office:value-type="float" office:value="1443128360.49998" calcext:value-type="float">
            <text:p>1443128360.49998</text:p>
          </table:table-cell>
          <table:table-cell table:formula="of:=[.G5]-[.$B$2]" office:value-type="float" office:value="0.49979043006897" calcext:value-type="float">
            <text:p>0.4997904301</text:p>
          </table:table-cell>
          <table:table-cell table:formula="of:=[.C5]/([.H5]-[.H4])" office:value-type="float" office:value="79936.1235449656" calcext:value-type="float">
            <text:p>79936.1235449656</text:p>
          </table:table-cell>
          <table:table-cell table:formula="of:=[.G5]-[.$B5]" office:value-type="float" office:value="0.190925121307373" calcext:value-type="float">
            <text:p>0.19092512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8360.412" calcext:value-type="float">
            <text:p>1443128360.412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808013916016" calcext:value-type="float">
            <text:p>0.4118080139</text:p>
          </table:table-cell>
          <table:table-cell table:formula="of:=[.C6]/([.D6]-[.D5])" office:value-type="float" office:value="79889.0993554483" calcext:value-type="float">
            <text:p>79889.0993554483</text:p>
          </table:table-cell>
          <table:table-cell/>
          <table:table-cell office:value-type="float" office:value="1443128360.60298" calcext:value-type="float">
            <text:p>1443128360.60298</text:p>
          </table:table-cell>
          <table:table-cell table:formula="of:=[.G6]-[.$B$2]" office:value-type="float" office:value="0.602792978286743" calcext:value-type="float">
            <text:p>0.6027929783</text:p>
          </table:table-cell>
          <table:table-cell table:formula="of:=[.C6]/([.H6]-[.H5])" office:value-type="float" office:value="79842.6848878766" calcext:value-type="float">
            <text:p>79842.6848878766</text:p>
          </table:table-cell>
          <table:table-cell table:formula="of:=[.G6]-[.$B6]" office:value-type="float" office:value="0.190984964370728" calcext:value-type="float">
            <text:p>0.19098496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8360.51493" calcext:value-type="float">
            <text:p>1443128360.51493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43089675903" calcext:value-type="float">
            <text:p>0.5147430897</text:p>
          </table:table-cell>
          <table:table-cell table:formula="of:=[.C7]/([.D7]-[.D6])" office:value-type="float" office:value="79895.020616527" calcext:value-type="float">
            <text:p>79895.020616527</text:p>
          </table:table-cell>
          <table:table-cell/>
          <table:table-cell office:value-type="float" office:value="1443128360.70589" calcext:value-type="float">
            <text:p>1443128360.70589</text:p>
          </table:table-cell>
          <table:table-cell table:formula="of:=[.G7]-[.$B$2]" office:value-type="float" office:value="0.705701112747192" calcext:value-type="float">
            <text:p>0.7057011127</text:p>
          </table:table-cell>
          <table:table-cell table:formula="of:=[.C7]/([.H7]-[.H6])" office:value-type="float" office:value="79915.9370939791" calcext:value-type="float">
            <text:p>79915.9370939791</text:p>
          </table:table-cell>
          <table:table-cell table:formula="of:=[.G7]-[.$B7]" office:value-type="float" office:value="0.190958023071289" calcext:value-type="float">
            <text:p>0.19095802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8360.61787" calcext:value-type="float">
            <text:p>1443128360.61787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679595947266" calcext:value-type="float">
            <text:p>0.6176795959</text:p>
          </table:table-cell>
          <table:table-cell table:formula="of:=[.C8]/([.D8]-[.D7])" office:value-type="float" office:value="79893.9103132159" calcext:value-type="float">
            <text:p>79893.9103132159</text:p>
          </table:table-cell>
          <table:table-cell/>
          <table:table-cell office:value-type="float" office:value="1443128360.80884" calcext:value-type="float">
            <text:p>1443128360.80884</text:p>
          </table:table-cell>
          <table:table-cell table:formula="of:=[.G8]-[.$B$2]" office:value-type="float" office:value="0.808647394180298" calcext:value-type="float">
            <text:p>0.8086473942</text:p>
          </table:table-cell>
          <table:table-cell table:formula="of:=[.C8]/([.H8]-[.H7])" office:value-type="float" office:value="79886.32406644" calcext:value-type="float">
            <text:p>79886.32406644</text:p>
          </table:table-cell>
          <table:table-cell table:formula="of:=[.G8]-[.$B8]" office:value-type="float" office:value="0.190967798233032" calcext:value-type="float">
            <text:p>0.19096779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8360.7208" calcext:value-type="float">
            <text:p>1443128360.7208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609903335571" calcext:value-type="float">
            <text:p>0.7206099033</text:p>
          </table:table-cell>
          <table:table-cell table:formula="of:=[.C9]/([.D9]-[.D8])" office:value-type="float" office:value="79898.7218504543" calcext:value-type="float">
            <text:p>79898.7218504543</text:p>
          </table:table-cell>
          <table:table-cell/>
          <table:table-cell office:value-type="float" office:value="1443128360.9118" calcext:value-type="float">
            <text:p>1443128360.9118</text:p>
          </table:table-cell>
          <table:table-cell table:formula="of:=[.G9]-[.$B$2]" office:value-type="float" office:value="0.911607980728149" calcext:value-type="float">
            <text:p>0.9116079807</text:p>
          </table:table-cell>
          <table:table-cell table:formula="of:=[.C9]/([.H9]-[.H8])" office:value-type="float" office:value="79875.2248383691" calcext:value-type="float">
            <text:p>79875.2248383691</text:p>
          </table:table-cell>
          <table:table-cell table:formula="of:=[.G9]-[.$B9]" office:value-type="float" office:value="0.190998077392578" calcext:value-type="float">
            <text:p>0.19099807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8360.82374" calcext:value-type="float">
            <text:p>1443128360.82374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550462722778" calcext:value-type="float">
            <text:p>0.8235504627</text:p>
          </table:table-cell>
          <table:table-cell table:formula="of:=[.C10]/([.D10]-[.D9])" office:value-type="float" office:value="79890.7646214135" calcext:value-type="float">
            <text:p>79890.7646214135</text:p>
          </table:table-cell>
          <table:table-cell/>
          <table:table-cell office:value-type="float" office:value="1443128361.01473" calcext:value-type="float">
            <text:p>1443128361.01473</text:p>
          </table:table-cell>
          <table:table-cell table:formula="of:=[.G10]-[.$B$2]" office:value-type="float" office:value="1.01453685760498" calcext:value-type="float">
            <text:p>1.0145368576</text:p>
          </table:table-cell>
          <table:table-cell table:formula="of:=[.C10]/([.H10]-[.H9])" office:value-type="float" office:value="79899.8322875045" calcext:value-type="float">
            <text:p>79899.8322875045</text:p>
          </table:table-cell>
          <table:table-cell table:formula="of:=[.G10]-[.$B10]" office:value-type="float" office:value="0.190986394882202" calcext:value-type="float">
            <text:p>0.19098639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8360.92669" calcext:value-type="float">
            <text:p>1443128360.92669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496028900147" calcext:value-type="float">
            <text:p>0.9264960289</text:p>
          </table:table-cell>
          <table:table-cell table:formula="of:=[.C11]/([.D11]-[.D10])" office:value-type="float" office:value="79886.8791088157" calcext:value-type="float">
            <text:p>79886.8791088157</text:p>
          </table:table-cell>
          <table:table-cell/>
          <table:table-cell office:value-type="float" office:value="1443128361.11752" calcext:value-type="float">
            <text:p>1443128361.11752</text:p>
          </table:table-cell>
          <table:table-cell table:formula="of:=[.G11]-[.$B$2]" office:value-type="float" office:value="1.11732864379883" calcext:value-type="float">
            <text:p>1.1173286438</text:p>
          </table:table-cell>
          <table:table-cell table:formula="of:=[.C11]/([.H11]-[.H10])" office:value-type="float" office:value="80006.3925778169" calcext:value-type="float">
            <text:p>80006.3925778169</text:p>
          </table:table-cell>
          <table:table-cell table:formula="of:=[.G11]-[.$B11]" office:value-type="float" office:value="0.190832614898682" calcext:value-type="float">
            <text:p>0.19083261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8361.02788" calcext:value-type="float">
            <text:p>1443128361.0278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6927947998" calcext:value-type="float">
            <text:p>1.0276927948</text:p>
          </table:table-cell>
          <table:table-cell table:formula="of:=[.C12]/([.D12]-[.D11])" office:value-type="float" office:value="81267.4192390152" calcext:value-type="float">
            <text:p>81267.4192390152</text:p>
          </table:table-cell>
          <table:table-cell/>
          <table:table-cell office:value-type="float" office:value="1443128361.21882" calcext:value-type="float">
            <text:p>1443128361.21882</text:p>
          </table:table-cell>
          <table:table-cell table:formula="of:=[.G12]-[.$B$2]" office:value-type="float" office:value="1.2186324596405" calcext:value-type="float">
            <text:p>1.2186324596</text:p>
          </table:table-cell>
          <table:table-cell table:formula="of:=[.C12]/([.H12]-[.H11])" office:value-type="float" office:value="81181.5421923799" calcext:value-type="float">
            <text:p>81181.5421923799</text:p>
          </table:table-cell>
          <table:table-cell table:formula="of:=[.G12]-[.$B12]" office:value-type="float" office:value="0.190939664840698" calcext:value-type="float">
            <text:p>0.19093966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8361.12478" calcext:value-type="float">
            <text:p>1443128361.12478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58968162537" calcext:value-type="float">
            <text:p>1.1245896816</text:p>
          </table:table-cell>
          <table:table-cell table:formula="of:=[.C13]/([.D13]-[.D12])" office:value-type="float" office:value="84873.7278299275" calcext:value-type="float">
            <text:p>84873.7278299275</text:p>
          </table:table-cell>
          <table:table-cell/>
          <table:table-cell office:value-type="float" office:value="1443128361.31567" calcext:value-type="float">
            <text:p>1443128361.31567</text:p>
          </table:table-cell>
          <table:table-cell table:formula="of:=[.G13]-[.$B$2]" office:value-type="float" office:value="1.31547713279724" calcext:value-type="float">
            <text:p>1.3154771328</text:p>
          </table:table-cell>
          <table:table-cell table:formula="of:=[.C13]/([.H13]-[.H12])" office:value-type="float" office:value="84919.4873804764" calcext:value-type="float">
            <text:p>84919.4873804764</text:p>
          </table:table-cell>
          <table:table-cell table:formula="of:=[.G13]-[.$B13]" office:value-type="float" office:value="0.190887451171875" calcext:value-type="float">
            <text:p>0.19088745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8361.22167" calcext:value-type="float">
            <text:p>1443128361.22167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47750854492" calcext:value-type="float">
            <text:p>1.2214775085</text:p>
          </table:table-cell>
          <table:table-cell table:formula="of:=[.C14]/([.D14]-[.D13])" office:value-type="float" office:value="84881.664306789" calcext:value-type="float">
            <text:p>84881.664306789</text:p>
          </table:table-cell>
          <table:table-cell/>
          <table:table-cell office:value-type="float" office:value="1443128361.41265" calcext:value-type="float">
            <text:p>1443128361.41265</text:p>
          </table:table-cell>
          <table:table-cell table:formula="of:=[.G14]-[.$B$2]" office:value-type="float" office:value="1.41246032714844" calcext:value-type="float">
            <text:p>1.4124603271</text:p>
          </table:table-cell>
          <table:table-cell table:formula="of:=[.C14]/([.H14]-[.H13])" office:value-type="float" office:value="84798.1967908707" calcext:value-type="float">
            <text:p>84798.1967908707</text:p>
          </table:table-cell>
          <table:table-cell table:formula="of:=[.G14]-[.$B14]" office:value-type="float" office:value="0.190982818603516" calcext:value-type="float">
            <text:p>0.19098281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8361.31861" calcext:value-type="float">
            <text:p>1443128361.31861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41802597046" calcext:value-type="float">
            <text:p>1.318418026</text:p>
          </table:table-cell>
          <table:table-cell table:formula="of:=[.C15]/([.D15]-[.D14])" office:value-type="float" office:value="84835.528202303" calcext:value-type="float">
            <text:p>84835.528202303</text:p>
          </table:table-cell>
          <table:table-cell/>
          <table:table-cell office:value-type="float" office:value="1443128361.50958" calcext:value-type="float">
            <text:p>1443128361.50958</text:p>
          </table:table-cell>
          <table:table-cell table:formula="of:=[.G15]-[.$B$2]" office:value-type="float" office:value="1.5093834400177" calcext:value-type="float">
            <text:p>1.50938344</text:p>
          </table:table-cell>
          <table:table-cell table:formula="of:=[.C15]/([.H15]-[.H14])" office:value-type="float" office:value="84850.7621819076" calcext:value-type="float">
            <text:p>84850.7621819076</text:p>
          </table:table-cell>
          <table:table-cell table:formula="of:=[.G15]-[.$B15]" office:value-type="float" office:value="0.190965414047241" calcext:value-type="float">
            <text:p>0.1909654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8361.4155" calcext:value-type="float">
            <text:p>1443128361.4155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30609130859" calcext:value-type="float">
            <text:p>1.4153060913</text:p>
          </table:table-cell>
          <table:table-cell table:formula="of:=[.C16]/([.D16]-[.D15])" office:value-type="float" office:value="84881.4554331189" calcext:value-type="float">
            <text:p>84881.4554331189</text:p>
          </table:table-cell>
          <table:table-cell/>
          <table:table-cell office:value-type="float" office:value="1443128361.6064" calcext:value-type="float">
            <text:p>1443128361.6064</text:p>
          </table:table-cell>
          <table:table-cell table:formula="of:=[.G16]-[.$B$2]" office:value-type="float" office:value="1.60620546340942" calcext:value-type="float">
            <text:p>1.6062054634</text:p>
          </table:table-cell>
          <table:table-cell table:formula="of:=[.C16]/([.H16]-[.H15])" office:value-type="float" office:value="84939.3527619976" calcext:value-type="float">
            <text:p>84939.3527619976</text:p>
          </table:table-cell>
          <table:table-cell table:formula="of:=[.G16]-[.$B16]" office:value-type="float" office:value="0.19089937210083" calcext:value-type="float">
            <text:p>0.19089937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8361.51239" calcext:value-type="float">
            <text:p>1443128361.51239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19367980957" calcext:value-type="float">
            <text:p>1.5121936798</text:p>
          </table:table-cell>
          <table:table-cell table:formula="of:=[.C17]/([.D17]-[.D16])" office:value-type="float" office:value="84881.8731814871" calcext:value-type="float">
            <text:p>84881.8731814871</text:p>
          </table:table-cell>
          <table:table-cell/>
          <table:table-cell office:value-type="float" office:value="1443128361.70338" calcext:value-type="float">
            <text:p>1443128361.70338</text:p>
          </table:table-cell>
          <table:table-cell table:formula="of:=[.G17]-[.$B$2]" office:value-type="float" office:value="1.70319247245789" calcext:value-type="float">
            <text:p>1.7031924725</text:p>
          </table:table-cell>
          <table:table-cell table:formula="of:=[.C17]/([.H17]-[.H16])" office:value-type="float" office:value="84794.8615044998" calcext:value-type="float">
            <text:p>84794.8615044998</text:p>
          </table:table-cell>
          <table:table-cell table:formula="of:=[.G17]-[.$B17]" office:value-type="float" office:value="0.190998792648315" calcext:value-type="float">
            <text:p>0.19099879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8361.60928" calcext:value-type="float">
            <text:p>1443128361.60928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09128189087" calcext:value-type="float">
            <text:p>1.6090912819</text:p>
          </table:table-cell>
          <table:table-cell table:formula="of:=[.C18]/([.D18]-[.D17])" office:value-type="float" office:value="84873.1013291734" calcext:value-type="float">
            <text:p>84873.1013291734</text:p>
          </table:table-cell>
          <table:table-cell/>
          <table:table-cell office:value-type="float" office:value="1443128361.80029" calcext:value-type="float">
            <text:p>1443128361.80029</text:p>
          </table:table-cell>
          <table:table-cell table:formula="of:=[.G18]-[.$B$2]" office:value-type="float" office:value="1.80009603500366" calcext:value-type="float">
            <text:p>1.800096035</text:p>
          </table:table-cell>
          <table:table-cell table:formula="of:=[.C18]/([.H18]-[.H17])" office:value-type="float" office:value="84867.8808492212" calcext:value-type="float">
            <text:p>84867.8808492212</text:p>
          </table:table-cell>
          <table:table-cell table:formula="of:=[.G18]-[.$B18]" office:value-type="float" office:value="0.191004753112793" calcext:value-type="float">
            <text:p>0.19100475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8361.70618" calcext:value-type="float">
            <text:p>1443128361.70618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98387718201" calcext:value-type="float">
            <text:p>1.7059838772</text:p>
          </table:table-cell>
          <table:table-cell table:formula="of:=[.C19]/([.D19]-[.D18])" office:value-type="float" office:value="84877.4870286936" calcext:value-type="float">
            <text:p>84877.4870286936</text:p>
          </table:table-cell>
          <table:table-cell/>
          <table:table-cell office:value-type="float" office:value="1443128361.89712" calcext:value-type="float">
            <text:p>1443128361.89712</text:p>
          </table:table-cell>
          <table:table-cell table:formula="of:=[.G19]-[.$B$2]" office:value-type="float" office:value="1.89692997932434" calcext:value-type="float">
            <text:p>1.8969299793</text:p>
          </table:table-cell>
          <table:table-cell table:formula="of:=[.C19]/([.H19]-[.H18])" office:value-type="float" office:value="84928.8961396131" calcext:value-type="float">
            <text:p>84928.8961396131</text:p>
          </table:table-cell>
          <table:table-cell table:formula="of:=[.G19]-[.$B19]" office:value-type="float" office:value="0.190946102142334" calcext:value-type="float">
            <text:p>0.19094610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8361.80307" calcext:value-type="float">
            <text:p>1443128361.80307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88195610046" calcext:value-type="float">
            <text:p>1.8028819561</text:p>
          </table:table-cell>
          <table:table-cell table:formula="of:=[.C20]/([.D20]-[.D19])" office:value-type="float" office:value="84872.6836671424" calcext:value-type="float">
            <text:p>84872.6836671424</text:p>
          </table:table-cell>
          <table:table-cell/>
          <table:table-cell office:value-type="float" office:value="1443128361.99404" calcext:value-type="float">
            <text:p>1443128361.99404</text:p>
          </table:table-cell>
          <table:table-cell table:formula="of:=[.G20]-[.$B$2]" office:value-type="float" office:value="1.99385237693787" calcext:value-type="float">
            <text:p>1.9938523769</text:p>
          </table:table-cell>
          <table:table-cell table:formula="of:=[.C20]/([.H20]-[.H19])" office:value-type="float" office:value="84851.3883529059" calcext:value-type="float">
            <text:p>84851.3883529059</text:p>
          </table:table-cell>
          <table:table-cell table:formula="of:=[.G20]-[.$B20]" office:value-type="float" office:value="0.190970420837402" calcext:value-type="float">
            <text:p>0.19097042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8361.89998" calcext:value-type="float">
            <text:p>1443128361.89998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79314804077" calcext:value-type="float">
            <text:p>1.899793148</text:p>
          </table:table-cell>
          <table:table-cell table:formula="of:=[.C21]/([.D21]-[.D20])" office:value-type="float" office:value="84861.1995719294" calcext:value-type="float">
            <text:p>84861.1995719294</text:p>
          </table:table-cell>
          <table:table-cell/>
          <table:table-cell office:value-type="float" office:value="1443128362.09114" calcext:value-type="float">
            <text:p>1443128362.09114</text:p>
          </table:table-cell>
          <table:table-cell table:formula="of:=[.G21]-[.$B$2]" office:value-type="float" office:value="2.09094905853271" calcext:value-type="float">
            <text:p>2.0909490585</text:p>
          </table:table-cell>
          <table:table-cell table:formula="of:=[.C21]/([.H21]-[.H20])" office:value-type="float" office:value="84699.0840976003" calcext:value-type="float">
            <text:p>84699.0840976003</text:p>
          </table:table-cell>
          <table:table-cell table:formula="of:=[.G21]-[.$B21]" office:value-type="float" office:value="0.191155910491943" calcext:value-type="float">
            <text:p>0.19115591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8361.99689" calcext:value-type="float">
            <text:p>1443128361.99689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69480323792" calcext:value-type="float">
            <text:p>1.9966948032</text:p>
          </table:table-cell>
          <table:table-cell table:formula="of:=[.C22]/([.D22]-[.D21])" office:value-type="float" office:value="84869.5513329315" calcext:value-type="float">
            <text:p>84869.5513329315</text:p>
          </table:table-cell>
          <table:table-cell/>
          <table:table-cell office:value-type="float" office:value="1443128362.18783" calcext:value-type="float">
            <text:p>1443128362.18783</text:p>
          </table:table-cell>
          <table:table-cell table:formula="of:=[.G22]-[.$B$2]" office:value-type="float" office:value="2.1876425743103" calcext:value-type="float">
            <text:p>2.1876425743</text:p>
          </table:table-cell>
          <table:table-cell table:formula="of:=[.C22]/([.H22]-[.H21])" office:value-type="float" office:value="85052.2388586702" calcext:value-type="float">
            <text:p>85052.2388586702</text:p>
          </table:table-cell>
          <table:table-cell table:formula="of:=[.G22]-[.$B22]" office:value-type="float" office:value="0.190947771072388" calcext:value-type="float">
            <text:p>0.19094777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8362.07788" calcext:value-type="float">
            <text:p>1443128362.07788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68607139587" calcext:value-type="float">
            <text:p>2.0776860714</text:p>
          </table:table-cell>
          <table:table-cell table:formula="of:=[.C23]/([.D23]-[.D22])" office:value-type="float" office:value="101541.810457401" calcext:value-type="float">
            <text:p>101541.810457401</text:p>
          </table:table-cell>
          <table:table-cell/>
          <table:table-cell office:value-type="float" office:value="1443128362.26881" calcext:value-type="float">
            <text:p>1443128362.26881</text:p>
          </table:table-cell>
          <table:table-cell table:formula="of:=[.G23]-[.$B$2]" office:value-type="float" office:value="2.26861953735352" calcext:value-type="float">
            <text:p>2.2686195374</text:p>
          </table:table-cell>
          <table:table-cell table:formula="of:=[.C23]/([.H23]-[.H22])" office:value-type="float" office:value="101559.748488114" calcext:value-type="float">
            <text:p>101559.748488114</text:p>
          </table:table-cell>
          <table:table-cell table:formula="of:=[.G23]-[.$B23]" office:value-type="float" office:value="0.190933465957642" calcext:value-type="float">
            <text:p>0.1909334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8362.15833" calcext:value-type="float">
            <text:p>1443128362.15833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13684463501" calcext:value-type="float">
            <text:p>2.1581368446</text:p>
          </table:table-cell>
          <table:table-cell table:formula="of:=[.C24]/([.D24]-[.D23])" office:value-type="float" office:value="102224.001944078" calcext:value-type="float">
            <text:p>102224.001944078</text:p>
          </table:table-cell>
          <table:table-cell/>
          <table:table-cell office:value-type="float" office:value="1443128362.34925" calcext:value-type="float">
            <text:p>1443128362.34925</text:p>
          </table:table-cell>
          <table:table-cell table:formula="of:=[.G24]-[.$B$2]" office:value-type="float" office:value="2.34905362129211" calcext:value-type="float">
            <text:p>2.3490536213</text:p>
          </table:table-cell>
          <table:table-cell table:formula="of:=[.C24]/([.H24]-[.H23])" office:value-type="float" office:value="102245.212443496" calcext:value-type="float">
            <text:p>102245.212443496</text:p>
          </table:table-cell>
          <table:table-cell table:formula="of:=[.G24]-[.$B24]" office:value-type="float" office:value="0.190916776657105" calcext:value-type="float">
            <text:p>0.19091677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8362.23878" calcext:value-type="float">
            <text:p>1443128362.23878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58547210693" calcext:value-type="float">
            <text:p>2.2385854721</text:p>
          </table:table-cell>
          <table:table-cell table:formula="of:=[.C25]/([.D25]-[.D24])" office:value-type="float" office:value="102226.728515289" calcext:value-type="float">
            <text:p>102226.728515289</text:p>
          </table:table-cell>
          <table:table-cell/>
          <table:table-cell office:value-type="float" office:value="1443128362.42971" calcext:value-type="float">
            <text:p>1443128362.42971</text:p>
          </table:table-cell>
          <table:table-cell table:formula="of:=[.G25]-[.$B$2]" office:value-type="float" office:value="2.42951846122742" calcext:value-type="float">
            <text:p>2.4295184612</text:p>
          </table:table-cell>
          <table:table-cell table:formula="of:=[.C25]/([.H25]-[.H24])" office:value-type="float" office:value="102206.131356409" calcext:value-type="float">
            <text:p>102206.131356409</text:p>
          </table:table-cell>
          <table:table-cell table:formula="of:=[.G25]-[.$B25]" office:value-type="float" office:value="0.190932989120483" calcext:value-type="float">
            <text:p>0.19093298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8362.31923" calcext:value-type="float">
            <text:p>1443128362.31923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903719902039" calcext:value-type="float">
            <text:p>2.319037199</text:p>
          </table:table-cell>
          <table:table-cell table:formula="of:=[.C26]/([.D26]-[.D25])" office:value-type="float" office:value="102222.790181336" calcext:value-type="float">
            <text:p>102222.790181336</text:p>
          </table:table-cell>
          <table:table-cell/>
          <table:table-cell office:value-type="float" office:value="1443128362.51007" calcext:value-type="float">
            <text:p>1443128362.51007</text:p>
          </table:table-cell>
          <table:table-cell table:formula="of:=[.G26]-[.$B$2]" office:value-type="float" office:value="2.50988125801086" calcext:value-type="float">
            <text:p>2.509881258</text:p>
          </table:table-cell>
          <table:table-cell table:formula="of:=[.C26]/([.H26]-[.H25])" office:value-type="float" office:value="102335.910759317" calcext:value-type="float">
            <text:p>102335.910759317</text:p>
          </table:table-cell>
          <table:table-cell table:formula="of:=[.G26]-[.$B26]" office:value-type="float" office:value="0.190844058990479" calcext:value-type="float">
            <text:p>0.1908440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8362.39968" calcext:value-type="float">
            <text:p>1443128362.39968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48511123657" calcext:value-type="float">
            <text:p>2.3994851112</text:p>
          </table:table-cell>
          <table:table-cell table:formula="of:=[.C27]/([.D27]-[.D26])" office:value-type="float" office:value="102227.637404682" calcext:value-type="float">
            <text:p>102227.637404682</text:p>
          </table:table-cell>
          <table:table-cell/>
          <table:table-cell office:value-type="float" office:value="1443128362.59061" calcext:value-type="float">
            <text:p>1443128362.59061</text:p>
          </table:table-cell>
          <table:table-cell table:formula="of:=[.G27]-[.$B$2]" office:value-type="float" office:value="2.59041595458984" calcext:value-type="float">
            <text:p>2.5904159546</text:p>
          </table:table-cell>
          <table:table-cell table:formula="of:=[.C27]/([.H27]-[.H26])" office:value-type="float" office:value="102117.476682051" calcext:value-type="float">
            <text:p>102117.476682051</text:p>
          </table:table-cell>
          <table:table-cell table:formula="of:=[.G27]-[.$B27]" office:value-type="float" office:value="0.190930843353271" calcext:value-type="float">
            <text:p>0.190930843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8362.48016" calcext:value-type="float">
            <text:p>1443128362.48016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96520996094" calcext:value-type="float">
            <text:p>2.47996521</text:p>
          </table:table-cell>
          <table:table-cell table:formula="of:=[.C28]/([.D28]-[.D27])" office:value-type="float" office:value="102186.753375716" calcext:value-type="float">
            <text:p>102186.753375716</text:p>
          </table:table-cell>
          <table:table-cell/>
          <table:table-cell office:value-type="float" office:value="1443128362.67113" calcext:value-type="float">
            <text:p>1443128362.67113</text:p>
          </table:table-cell>
          <table:table-cell table:formula="of:=[.G28]-[.$B$2]" office:value-type="float" office:value="2.67094111442566" calcext:value-type="float">
            <text:p>2.6709411144</text:p>
          </table:table-cell>
          <table:table-cell table:formula="of:=[.C28]/([.H28]-[.H27])" office:value-type="float" office:value="102129.570643115" calcext:value-type="float">
            <text:p>102129.570643115</text:p>
          </table:table-cell>
          <table:table-cell table:formula="of:=[.G28]-[.$B28]" office:value-type="float" office:value="0.190975904464722" calcext:value-type="float">
            <text:p>0.19097590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8362.56063" calcext:value-type="float">
            <text:p>1443128362.56063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43720245361" calcext:value-type="float">
            <text:p>2.5604372025</text:p>
          </table:table-cell>
          <table:table-cell table:formula="of:=[.C29]/([.D29]-[.D28])" office:value-type="float" office:value="102197.047012953" calcext:value-type="float">
            <text:p>102197.047012953</text:p>
          </table:table-cell>
          <table:table-cell/>
          <table:table-cell office:value-type="float" office:value="1443128362.75158" calcext:value-type="float">
            <text:p>1443128362.75158</text:p>
          </table:table-cell>
          <table:table-cell table:formula="of:=[.G29]-[.$B$2]" office:value-type="float" office:value="2.75139093399048" calcext:value-type="float">
            <text:p>2.751390934</text:p>
          </table:table-cell>
          <table:table-cell table:formula="of:=[.C29]/([.H29]-[.H28])" office:value-type="float" office:value="102225.213735549" calcext:value-type="float">
            <text:p>102225.213735549</text:p>
          </table:table-cell>
          <table:table-cell table:formula="of:=[.G29]-[.$B29]" office:value-type="float" office:value="0.190953731536865" calcext:value-type="float">
            <text:p>0.19095373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8362.64108" calcext:value-type="float">
            <text:p>1443128362.64108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89107513428" calcext:value-type="float">
            <text:p>2.6408910751</text:p>
          </table:table-cell>
          <table:table-cell table:formula="of:=[.C30]/([.D30]-[.D29])" office:value-type="float" office:value="102220.063820203" calcext:value-type="float">
            <text:p>102220.063820203</text:p>
          </table:table-cell>
          <table:table-cell/>
          <table:table-cell office:value-type="float" office:value="1443128362.83202" calcext:value-type="float">
            <text:p>1443128362.83202</text:p>
          </table:table-cell>
          <table:table-cell table:formula="of:=[.G30]-[.$B$2]" office:value-type="float" office:value="2.8318247795105" calcext:value-type="float">
            <text:p>2.8318247795</text:p>
          </table:table-cell>
          <table:table-cell table:formula="of:=[.C30]/([.H30]-[.H29])" office:value-type="float" office:value="102245.5155144" calcext:value-type="float">
            <text:p>102245.5155144</text:p>
          </table:table-cell>
          <table:table-cell table:formula="of:=[.G30]-[.$B30]" office:value-type="float" office:value="0.190933704376221" calcext:value-type="float">
            <text:p>0.19093370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8362.72154" calcext:value-type="float">
            <text:p>1443128362.72154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34876251221" calcext:value-type="float">
            <text:p>2.7213487625</text:p>
          </table:table-cell>
          <table:table-cell table:formula="of:=[.C31]/([.D31]-[.D30])" office:value-type="float" office:value="102215.217315032" calcext:value-type="float">
            <text:p>102215.217315032</text:p>
          </table:table-cell>
          <table:table-cell/>
          <table:table-cell office:value-type="float" office:value="1443128362.91257" calcext:value-type="float">
            <text:p>1443128362.91257</text:p>
          </table:table-cell>
          <table:table-cell table:formula="of:=[.G31]-[.$B$2]" office:value-type="float" office:value="2.91237354278564" calcext:value-type="float">
            <text:p>2.9123735428</text:p>
          </table:table-cell>
          <table:table-cell table:formula="of:=[.C31]/([.H31]-[.H30])" office:value-type="float" office:value="102099.643316777" calcext:value-type="float">
            <text:p>102099.643316777</text:p>
          </table:table-cell>
          <table:table-cell table:formula="of:=[.G31]-[.$B31]" office:value-type="float" office:value="0.191024780273438" calcext:value-type="float">
            <text:p>0.19102478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8362.80201" calcext:value-type="float">
            <text:p>1443128362.80201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82147026062" calcext:value-type="float">
            <text:p>2.8018214703</text:p>
          </table:table-cell>
          <table:table-cell table:formula="of:=[.C32]/([.D32]-[.D31])" office:value-type="float" office:value="102196.138667425" calcext:value-type="float">
            <text:p>102196.138667425</text:p>
          </table:table-cell>
          <table:table-cell/>
          <table:table-cell office:value-type="float" office:value="1443128362.99297" calcext:value-type="float">
            <text:p>1443128362.99297</text:p>
          </table:table-cell>
          <table:table-cell table:formula="of:=[.G32]-[.$B$2]" office:value-type="float" office:value="2.99277591705322" calcext:value-type="float">
            <text:p>2.9927759171</text:p>
          </table:table-cell>
          <table:table-cell table:formula="of:=[.C32]/([.H32]-[.H31])" office:value-type="float" office:value="102285.536651326" calcext:value-type="float">
            <text:p>102285.536651326</text:p>
          </table:table-cell>
          <table:table-cell table:formula="of:=[.G32]-[.$B32]" office:value-type="float" office:value="0.190954446792603" calcext:value-type="float">
            <text:p>0.190954446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8362.88246" calcext:value-type="float">
            <text:p>1443128362.88246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26771354675" calcext:value-type="float">
            <text:p>2.8822677135</text:p>
          </table:table-cell>
          <table:table-cell table:formula="of:=[.C33]/([.D33]-[.D32])" office:value-type="float" office:value="102229.758209451" calcext:value-type="float">
            <text:p>102229.758209451</text:p>
          </table:table-cell>
          <table:table-cell/>
          <table:table-cell office:value-type="float" office:value="1443128363.07343" calcext:value-type="float">
            <text:p>1443128363.07343</text:p>
          </table:table-cell>
          <table:table-cell table:formula="of:=[.G33]-[.$B$2]" office:value-type="float" office:value="3.07323527336121" calcext:value-type="float">
            <text:p>3.0732352734</text:p>
          </table:table-cell>
          <table:table-cell table:formula="of:=[.C33]/([.H33]-[.H32])" office:value-type="float" office:value="102213.09711353" calcext:value-type="float">
            <text:p>102213.09711353</text:p>
          </table:table-cell>
          <table:table-cell table:formula="of:=[.G33]-[.$B33]" office:value-type="float" office:value="0.190967559814453" calcext:value-type="float">
            <text:p>0.19096755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8362.96292" calcext:value-type="float">
            <text:p>1443128362.96292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72563934326" calcext:value-type="float">
            <text:p>2.9627256393</text:p>
          </table:table-cell>
          <table:table-cell table:formula="of:=[.C34]/([.D34]-[.D33])" office:value-type="float" office:value="102214.914423718" calcext:value-type="float">
            <text:p>102214.914423718</text:p>
          </table:table-cell>
          <table:table-cell/>
          <table:table-cell office:value-type="float" office:value="1443128363.15391" calcext:value-type="float">
            <text:p>1443128363.15391</text:p>
          </table:table-cell>
          <table:table-cell table:formula="of:=[.G34]-[.$B$2]" office:value-type="float" office:value="3.15371441841125" calcext:value-type="float">
            <text:p>3.1537144184</text:p>
          </table:table-cell>
          <table:table-cell table:formula="of:=[.C34]/([.H34]-[.H33])" office:value-type="float" office:value="102187.964284233" calcext:value-type="float">
            <text:p>102187.964284233</text:p>
          </table:table-cell>
          <table:table-cell table:formula="of:=[.G34]-[.$B34]" office:value-type="float" office:value="0.190988779067993" calcext:value-type="float">
            <text:p>0.19098877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8363.04441" calcext:value-type="float">
            <text:p>1443128363.04441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21877861023" calcext:value-type="float">
            <text:p>3.0442187786</text:p>
          </table:table-cell>
          <table:table-cell table:formula="of:=[.C35]/([.D35]-[.D34])" office:value-type="float" office:value="100916.470686674" calcext:value-type="float">
            <text:p>100916.470686674</text:p>
          </table:table-cell>
          <table:table-cell/>
          <table:table-cell office:value-type="float" office:value="1443128363.23538" calcext:value-type="float">
            <text:p>1443128363.23538</text:p>
          </table:table-cell>
          <table:table-cell table:formula="of:=[.G35]-[.$B$2]" office:value-type="float" office:value="3.23519086837769" calcext:value-type="float">
            <text:p>3.2351908684</text:p>
          </table:table-cell>
          <table:table-cell table:formula="of:=[.C35]/([.H35]-[.H34])" office:value-type="float" office:value="100937.142001012" calcext:value-type="float">
            <text:p>100937.142001012</text:p>
          </table:table-cell>
          <table:table-cell table:formula="of:=[.G35]-[.$B35]" office:value-type="float" office:value="0.190972089767456" calcext:value-type="float">
            <text:p>0.190972089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8363.12679" calcext:value-type="float">
            <text:p>1443128363.12679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60264968872" calcext:value-type="float">
            <text:p>3.1266026497</text:p>
          </table:table-cell>
          <table:table-cell table:formula="of:=[.C36]/([.D36]-[.D35])" office:value-type="float" office:value="99825.3649936477" calcext:value-type="float">
            <text:p>99825.3649936477</text:p>
          </table:table-cell>
          <table:table-cell/>
          <table:table-cell office:value-type="float" office:value="1443128363.31773" calcext:value-type="float">
            <text:p>1443128363.31773</text:p>
          </table:table-cell>
          <table:table-cell table:formula="of:=[.G36]-[.$B$2]" office:value-type="float" office:value="3.31753611564636" calcext:value-type="float">
            <text:p>3.3175361156</text:p>
          </table:table-cell>
          <table:table-cell table:formula="of:=[.C36]/([.H36]-[.H35])" office:value-type="float" office:value="99872.187804193" calcext:value-type="float">
            <text:p>99872.187804193</text:p>
          </table:table-cell>
          <table:table-cell table:formula="of:=[.G36]-[.$B36]" office:value-type="float" office:value="0.190933465957642" calcext:value-type="float">
            <text:p>0.1909334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8363.20918" calcext:value-type="float">
            <text:p>1443128363.20918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98962020874" calcext:value-type="float">
            <text:p>3.2089896202</text:p>
          </table:table-cell>
          <table:table-cell table:formula="of:=[.C37]/([.D37]-[.D36])" office:value-type="float" office:value="99821.6095104701" calcext:value-type="float">
            <text:p>99821.6095104701</text:p>
          </table:table-cell>
          <table:table-cell/>
          <table:table-cell office:value-type="float" office:value="1443128363.40013" calcext:value-type="float">
            <text:p>1443128363.40013</text:p>
          </table:table-cell>
          <table:table-cell table:formula="of:=[.G37]-[.$B$2]" office:value-type="float" office:value="3.39993667602539" calcext:value-type="float">
            <text:p>3.399936676</text:p>
          </table:table-cell>
          <table:table-cell table:formula="of:=[.C37]/([.H37]-[.H36])" office:value-type="float" office:value="99805.1464962255" calcext:value-type="float">
            <text:p>99805.1464962255</text:p>
          </table:table-cell>
          <table:table-cell table:formula="of:=[.G37]-[.$B37]" office:value-type="float" office:value="0.19094705581665" calcext:value-type="float">
            <text:p>0.190947055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8363.29156" calcext:value-type="float">
            <text:p>1443128363.29156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37015342712" calcext:value-type="float">
            <text:p>3.2913701534</text:p>
          </table:table-cell>
          <table:table-cell table:formula="of:=[.C38]/([.D38]-[.D37])" office:value-type="float" office:value="99829.4096761777" calcext:value-type="float">
            <text:p>99829.4096761777</text:p>
          </table:table-cell>
          <table:table-cell/>
          <table:table-cell office:value-type="float" office:value="1443128363.48249" calcext:value-type="float">
            <text:p>1443128363.48249</text:p>
          </table:table-cell>
          <table:table-cell table:formula="of:=[.G38]-[.$B$2]" office:value-type="float" office:value="3.4822940826416" calcext:value-type="float">
            <text:p>3.4822940826</text:p>
          </table:table-cell>
          <table:table-cell table:formula="of:=[.C38]/([.H38]-[.H37])" office:value-type="float" office:value="99857.4425530929" calcext:value-type="float">
            <text:p>99857.4425530929</text:p>
          </table:table-cell>
          <table:table-cell table:formula="of:=[.G38]-[.$B38]" office:value-type="float" office:value="0.190923929214478" calcext:value-type="float">
            <text:p>0.19092392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8363.37395" calcext:value-type="float">
            <text:p>1443128363.37395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75497817993" calcext:value-type="float">
            <text:p>3.3737549782</text:p>
          </table:table-cell>
          <table:table-cell table:formula="of:=[.C39]/([.D39]-[.D38])" office:value-type="float" office:value="99824.2094302656" calcext:value-type="float">
            <text:p>99824.2094302656</text:p>
          </table:table-cell>
          <table:table-cell/>
          <table:table-cell office:value-type="float" office:value="1443128363.56493" calcext:value-type="float">
            <text:p>1443128363.56493</text:p>
          </table:table-cell>
          <table:table-cell table:formula="of:=[.G39]-[.$B$2]" office:value-type="float" office:value="3.56473803520203" calcext:value-type="float">
            <text:p>3.5647380352</text:p>
          </table:table-cell>
          <table:table-cell table:formula="of:=[.C39]/([.H39]-[.H38])" office:value-type="float" office:value="99752.6167122139" calcext:value-type="float">
            <text:p>99752.6167122139</text:p>
          </table:table-cell>
          <table:table-cell table:formula="of:=[.G39]-[.$B39]" office:value-type="float" office:value="0.190983057022095" calcext:value-type="float">
            <text:p>0.1909830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8363.45632" calcext:value-type="float">
            <text:p>1443128363.45632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612907409668" calcext:value-type="float">
            <text:p>3.4561290741</text:p>
          </table:table-cell>
          <table:table-cell table:formula="of:=[.C40]/([.D40]-[.D39])" office:value-type="float" office:value="99837.2110610069" calcext:value-type="float">
            <text:p>99837.2110610069</text:p>
          </table:table-cell>
          <table:table-cell/>
          <table:table-cell office:value-type="float" office:value="1443128363.64726" calcext:value-type="float">
            <text:p>1443128363.64726</text:p>
          </table:table-cell>
          <table:table-cell table:formula="of:=[.G40]-[.$B$2]" office:value-type="float" office:value="3.64706802368164" calcext:value-type="float">
            <text:p>3.6470680237</text:p>
          </table:table-cell>
          <table:table-cell table:formula="of:=[.C40]/([.H40]-[.H39])" office:value-type="float" office:value="99890.6978109969" calcext:value-type="float">
            <text:p>99890.6978109969</text:p>
          </table:table-cell>
          <table:table-cell table:formula="of:=[.G40]-[.$B40]" office:value-type="float" office:value="0.190938949584961" calcext:value-type="float">
            <text:p>0.190938949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8363.53869" calcext:value-type="float">
            <text:p>1443128363.53869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49959373474" calcext:value-type="float">
            <text:p>3.5384995937</text:p>
          </table:table-cell>
          <table:table-cell table:formula="of:=[.C41]/([.D41]-[.D40])" office:value-type="float" office:value="99841.5456905759" calcext:value-type="float">
            <text:p>99841.5456905759</text:p>
          </table:table-cell>
          <table:table-cell/>
          <table:table-cell office:value-type="float" office:value="1443128363.72956" calcext:value-type="float">
            <text:p>1443128363.72956</text:p>
          </table:table-cell>
          <table:table-cell table:formula="of:=[.G41]-[.$B$2]" office:value-type="float" office:value="3.72936844825745" calcext:value-type="float">
            <text:p>3.7293684483</text:p>
          </table:table-cell>
          <table:table-cell table:formula="of:=[.C41]/([.H41]-[.H40])" office:value-type="float" office:value="99926.5804810642" calcext:value-type="float">
            <text:p>99926.5804810642</text:p>
          </table:table-cell>
          <table:table-cell table:formula="of:=[.G41]-[.$B41]" office:value-type="float" office:value="0.190868854522705" calcext:value-type="float">
            <text:p>0.19086885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8363.62107" calcext:value-type="float">
            <text:p>1443128363.6210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87988853455" calcext:value-type="float">
            <text:p>3.6208798885</text:p>
          </table:table-cell>
          <table:table-cell table:formula="of:=[.C42]/([.D42]-[.D41])" office:value-type="float" office:value="99829.6985946146" calcext:value-type="float">
            <text:p>99829.6985946146</text:p>
          </table:table-cell>
          <table:table-cell/>
          <table:table-cell office:value-type="float" office:value="1443128363.81193" calcext:value-type="float">
            <text:p>1443128363.81193</text:p>
          </table:table-cell>
          <table:table-cell table:formula="of:=[.G42]-[.$B$2]" office:value-type="float" office:value="3.81173658370972" calcext:value-type="float">
            <text:p>3.8117365837</text:p>
          </table:table-cell>
          <table:table-cell table:formula="of:=[.C42]/([.H42]-[.H41])" office:value-type="float" office:value="99844.4356527352" calcext:value-type="float">
            <text:p>99844.4356527352</text:p>
          </table:table-cell>
          <table:table-cell table:formula="of:=[.G42]-[.$B42]" office:value-type="float" office:value="0.190856695175171" calcext:value-type="float">
            <text:p>0.19085669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8363.70348" calcext:value-type="float">
            <text:p>1443128363.70348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28998565674" calcext:value-type="float">
            <text:p>3.7032899857</text:p>
          </table:table-cell>
          <table:table-cell table:formula="of:=[.C43]/([.D43]-[.D42])" office:value-type="float" office:value="99793.5967458694" calcext:value-type="float">
            <text:p>99793.5967458694</text:p>
          </table:table-cell>
          <table:table-cell/>
          <table:table-cell office:value-type="float" office:value="1443128363.89447" calcext:value-type="float">
            <text:p>1443128363.89447</text:p>
          </table:table-cell>
          <table:table-cell table:formula="of:=[.G43]-[.$B$2]" office:value-type="float" office:value="3.89428114891052" calcext:value-type="float">
            <text:p>3.8942811489</text:p>
          </table:table-cell>
          <table:table-cell table:formula="of:=[.C43]/([.H43]-[.H42])" office:value-type="float" office:value="99631.0293717524" calcext:value-type="float">
            <text:p>99631.0293717524</text:p>
          </table:table-cell>
          <table:table-cell table:formula="of:=[.G43]-[.$B43]" office:value-type="float" office:value="0.190991163253784" calcext:value-type="float">
            <text:p>0.190991163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8363.78587" calcext:value-type="float">
            <text:p>1443128363.78587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6764793396" calcext:value-type="float">
            <text:p>3.7856764793</text:p>
          </table:table-cell>
          <table:table-cell table:formula="of:=[.C44]/([.D44]-[.D43])" office:value-type="float" office:value="99822.1872587208" calcext:value-type="float">
            <text:p>99822.1872587208</text:p>
          </table:table-cell>
          <table:table-cell/>
          <table:table-cell office:value-type="float" office:value="1443128363.97672" calcext:value-type="float">
            <text:p>1443128363.97672</text:p>
          </table:table-cell>
          <table:table-cell table:formula="of:=[.G44]-[.$B$2]" office:value-type="float" office:value="3.97653031349182" calcext:value-type="float">
            <text:p>3.9765303135</text:p>
          </table:table-cell>
          <table:table-cell table:formula="of:=[.C44]/([.H44]-[.H43])" office:value-type="float" office:value="99988.8575387416" calcext:value-type="float">
            <text:p>99988.8575387416</text:p>
          </table:table-cell>
          <table:table-cell table:formula="of:=[.G44]-[.$B44]" office:value-type="float" office:value="0.190853834152222" calcext:value-type="float">
            <text:p>0.19085383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8363.86825" calcext:value-type="float">
            <text:p>1443128363.86825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805629730225" calcext:value-type="float">
            <text:p>3.8680562973</text:p>
          </table:table-cell>
          <table:table-cell table:formula="of:=[.C45]/([.D45]-[.D44])" office:value-type="float" office:value="99830.2764365055" calcext:value-type="float">
            <text:p>99830.2764365055</text:p>
          </table:table-cell>
          <table:table-cell/>
          <table:table-cell office:value-type="float" office:value="1443128364.05916" calcext:value-type="float">
            <text:p>1443128364.05916</text:p>
          </table:table-cell>
          <table:table-cell table:formula="of:=[.G45]-[.$B$2]" office:value-type="float" office:value="4.05896592140198" calcext:value-type="float">
            <text:p>4.0589659214</text:p>
          </table:table-cell>
          <table:table-cell table:formula="of:=[.C45]/([.H45]-[.H44])" office:value-type="float" office:value="99762.7142989357" calcext:value-type="float">
            <text:p>99762.7142989357</text:p>
          </table:table-cell>
          <table:table-cell table:formula="of:=[.G45]-[.$B45]" office:value-type="float" office:value="0.190909624099731" calcext:value-type="float">
            <text:p>0.19090962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8363.95063" calcext:value-type="float">
            <text:p>1443128363.95063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43849945068" calcext:value-type="float">
            <text:p>3.9504384995</text:p>
          </table:table-cell>
          <table:table-cell table:formula="of:=[.C46]/([.D46]-[.D45])" office:value-type="float" office:value="99827.3872939433" calcext:value-type="float">
            <text:p>99827.3872939433</text:p>
          </table:table-cell>
          <table:table-cell/>
          <table:table-cell office:value-type="float" office:value="1443128364.14163" calcext:value-type="float">
            <text:p>1443128364.14163</text:p>
          </table:table-cell>
          <table:table-cell table:formula="of:=[.G46]-[.$B$2]" office:value-type="float" office:value="4.14143943786621" calcext:value-type="float">
            <text:p>4.1414394379</text:p>
          </table:table-cell>
          <table:table-cell table:formula="of:=[.C46]/([.H46]-[.H45])" office:value-type="float" office:value="99716.8588484587" calcext:value-type="float">
            <text:p>99716.8588484587</text:p>
          </table:table-cell>
          <table:table-cell table:formula="of:=[.G46]-[.$B46]" office:value-type="float" office:value="0.191000938415527" calcext:value-type="float">
            <text:p>0.19100093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8364.03285" calcext:value-type="float">
            <text:p>1443128364.03285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65690803528" calcext:value-type="float">
            <text:p>4.032656908</text:p>
          </table:table-cell>
          <table:table-cell table:formula="of:=[.C47]/([.D47]-[.D46])" office:value-type="float" office:value="100026.261047589" calcext:value-type="float">
            <text:p>100026.261047589</text:p>
          </table:table-cell>
          <table:table-cell/>
          <table:table-cell office:value-type="float" office:value="1443128364.2238" calcext:value-type="float">
            <text:p>1443128364.2238</text:p>
          </table:table-cell>
          <table:table-cell table:formula="of:=[.G47]-[.$B$2]" office:value-type="float" office:value="4.22360897064209" calcext:value-type="float">
            <text:p>4.2236089706</text:p>
          </table:table-cell>
          <table:table-cell table:formula="of:=[.C47]/([.H47]-[.H46])" office:value-type="float" office:value="100085.758336138" calcext:value-type="float">
            <text:p>100085.758336138</text:p>
          </table:table-cell>
          <table:table-cell table:formula="of:=[.G47]-[.$B47]" office:value-type="float" office:value="0.190952062606812" calcext:value-type="float">
            <text:p>0.19095206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8364.11482" calcext:value-type="float">
            <text:p>1443128364.1148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6297454834" calcext:value-type="float">
            <text:p>4.1146297455</text:p>
          </table:table-cell>
          <table:table-cell table:formula="of:=[.C48]/([.D48]-[.D47])" office:value-type="float" office:value="100325.915949962" calcext:value-type="float">
            <text:p>100325.915949962</text:p>
          </table:table-cell>
          <table:table-cell/>
          <table:table-cell office:value-type="float" office:value="1443128364.30576" calcext:value-type="float">
            <text:p>1443128364.30576</text:p>
          </table:table-cell>
          <table:table-cell table:formula="of:=[.G48]-[.$B$2]" office:value-type="float" office:value="4.30557250976563" calcext:value-type="float">
            <text:p>4.3055725098</text:p>
          </table:table-cell>
          <table:table-cell table:formula="of:=[.C48]/([.H48]-[.H47])" office:value-type="float" office:value="100337.297387864" calcext:value-type="float">
            <text:p>100337.297387864</text:p>
          </table:table-cell>
          <table:table-cell table:formula="of:=[.G48]-[.$B48]" office:value-type="float" office:value="0.190942764282227" calcext:value-type="float">
            <text:p>0.190942764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8364.19679" calcext:value-type="float">
            <text:p>1443128364.19679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59638404846" calcext:value-type="float">
            <text:p>4.196596384</text:p>
          </table:table-cell>
          <table:table-cell table:formula="of:=[.C49]/([.D49]-[.D48])" office:value-type="float" office:value="100333.503288316" calcext:value-type="float">
            <text:p>100333.503288316</text:p>
          </table:table-cell>
          <table:table-cell/>
          <table:table-cell office:value-type="float" office:value="1443128364.46972" calcext:value-type="float">
            <text:p>1443128364.46972</text:p>
          </table:table-cell>
          <table:table-cell table:formula="of:=[.G49]-[.$B$2]" office:value-type="float" office:value="4.46952843666077" calcext:value-type="float">
            <text:p>4.4695284367</text:p>
          </table:table-cell>
          <table:table-cell table:formula="of:=[.C49]/([.H49]-[.H48])" office:value-type="float" office:value="50159.8213357647" calcext:value-type="float">
            <text:p>50159.8213357647</text:p>
          </table:table-cell>
          <table:table-cell table:formula="of:=[.G49]-[.$B49]" office:value-type="float" office:value="0.272932052612305" calcext:value-type="float">
            <text:p>0.27293205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8364.27876" calcext:value-type="float">
            <text:p>1443128364.27876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57112884522" calcext:value-type="float">
            <text:p>4.2785711288</text:p>
          </table:table-cell>
          <table:table-cell table:formula="of:=[.C50]/([.D50]-[.D49])" office:value-type="float" office:value="100323.581615173" calcext:value-type="float">
            <text:p>100323.581615173</text:p>
          </table:table-cell>
          <table:table-cell/>
          <table:table-cell office:value-type="float" office:value="1443128364.55163" calcext:value-type="float">
            <text:p>1443128364.55163</text:p>
          </table:table-cell>
          <table:table-cell table:formula="of:=[.G50]-[.$B$2]" office:value-type="float" office:value="4.55143547058106" calcext:value-type="float">
            <text:p>4.5514354706</text:p>
          </table:table-cell>
          <table:table-cell table:formula="of:=[.C50]/([.H50]-[.H49])" office:value-type="float" office:value="100406.517076465" calcext:value-type="float">
            <text:p>100406.517076465</text:p>
          </table:table-cell>
          <table:table-cell table:formula="of:=[.G50]-[.$B50]" office:value-type="float" office:value="0.27286434173584" calcext:value-type="float">
            <text:p>0.272864341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8364.36073" calcext:value-type="float">
            <text:p>1443128364.36073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54015159607" calcext:value-type="float">
            <text:p>4.3605401516</text:p>
          </table:table-cell>
          <table:table-cell table:formula="of:=[.C51]/([.D51]-[.D50])" office:value-type="float" office:value="100330.584945448" calcext:value-type="float">
            <text:p>100330.584945448</text:p>
          </table:table-cell>
          <table:table-cell/>
          <table:table-cell office:value-type="float" office:value="1443128364.6336" calcext:value-type="float">
            <text:p>1443128364.6336</text:p>
          </table:table-cell>
          <table:table-cell table:formula="of:=[.G51]-[.$B$2]" office:value-type="float" office:value="4.63341093063355" calcext:value-type="float">
            <text:p>4.6334109306</text:p>
          </table:table-cell>
          <table:table-cell table:formula="of:=[.C51]/([.H51]-[.H50])" office:value-type="float" office:value="100322.706267632" calcext:value-type="float">
            <text:p>100322.706267632</text:p>
          </table:table-cell>
          <table:table-cell table:formula="of:=[.G51]-[.$B51]" office:value-type="float" office:value="0.272870779037476" calcext:value-type="float">
            <text:p>0.2728707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8364.4427" calcext:value-type="float">
            <text:p>1443128364.4427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5036907196" calcext:value-type="float">
            <text:p>4.4425036907</text:p>
          </table:table-cell>
          <table:table-cell table:formula="of:=[.C52]/([.D52]-[.D51])" office:value-type="float" office:value="100337.297387864" calcext:value-type="float">
            <text:p>100337.297387864</text:p>
          </table:table-cell>
          <table:table-cell/>
          <table:table-cell office:value-type="float" office:value="1443128364.7157" calcext:value-type="float">
            <text:p>1443128364.7157</text:p>
          </table:table-cell>
          <table:table-cell table:formula="of:=[.G52]-[.$B$2]" office:value-type="float" office:value="4.71550488471985" calcext:value-type="float">
            <text:p>4.7155048847</text:p>
          </table:table-cell>
          <table:table-cell table:formula="of:=[.C52]/([.H52]-[.H51])" office:value-type="float" office:value="100177.900937191" calcext:value-type="float">
            <text:p>100177.900937191</text:p>
          </table:table-cell>
          <table:table-cell table:formula="of:=[.G52]-[.$B52]" office:value-type="float" office:value="0.273001194000244" calcext:value-type="float">
            <text:p>0.27300119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8364.52466" calcext:value-type="float">
            <text:p>1443128364.52466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47009086609" calcext:value-type="float">
            <text:p>4.5244700909</text:p>
          </table:table-cell>
          <table:table-cell table:formula="of:=[.C53]/([.D53]-[.D52])" office:value-type="float" office:value="100333.79513194" calcext:value-type="float">
            <text:p>100333.79513194</text:p>
          </table:table-cell>
          <table:table-cell/>
          <table:table-cell office:value-type="float" office:value="1443128364.79762" calcext:value-type="float">
            <text:p>1443128364.79762</text:p>
          </table:table-cell>
          <table:table-cell table:formula="of:=[.G53]-[.$B$2]" office:value-type="float" office:value="4.79743218421936" calcext:value-type="float">
            <text:p>4.7974321842</text:p>
          </table:table-cell>
          <table:table-cell table:formula="of:=[.C53]/([.H53]-[.H52])" office:value-type="float" office:value="100381.680468414" calcext:value-type="float">
            <text:p>100381.680468414</text:p>
          </table:table-cell>
          <table:table-cell table:formula="of:=[.G53]-[.$B53]" office:value-type="float" office:value="0.272962093353271" calcext:value-type="float">
            <text:p>0.272962093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8364.60663" calcext:value-type="float">
            <text:p>1443128364.60663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43649101257" calcext:value-type="float">
            <text:p>4.606436491</text:p>
          </table:table-cell>
          <table:table-cell table:formula="of:=[.C54]/([.D54]-[.D53])" office:value-type="float" office:value="100333.79513194" calcext:value-type="float">
            <text:p>100333.79513194</text:p>
          </table:table-cell>
          <table:table-cell/>
          <table:table-cell office:value-type="float" office:value="1443128364.87962" calcext:value-type="float">
            <text:p>1443128364.87962</text:p>
          </table:table-cell>
          <table:table-cell table:formula="of:=[.G54]-[.$B$2]" office:value-type="float" office:value="4.87942910194397" calcext:value-type="float">
            <text:p>4.8794291019</text:p>
          </table:table-cell>
          <table:table-cell table:formula="of:=[.C54]/([.H54]-[.H53])" office:value-type="float" office:value="100296.452942545" calcext:value-type="float">
            <text:p>100296.452942545</text:p>
          </table:table-cell>
          <table:table-cell table:formula="of:=[.G54]-[.$B54]" office:value-type="float" office:value="0.272992610931396" calcext:value-type="float">
            <text:p>0.272992610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8364.68859" calcext:value-type="float">
            <text:p>1443128364.68859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4024143219" calcext:value-type="float">
            <text:p>4.6884024143</text:p>
          </table:table-cell>
          <table:table-cell table:formula="of:=[.C55]/([.D55]-[.D54])" office:value-type="float" office:value="100334.378824282" calcext:value-type="float">
            <text:p>100334.378824282</text:p>
          </table:table-cell>
          <table:table-cell/>
          <table:table-cell office:value-type="float" office:value="1443128364.9615" calcext:value-type="float">
            <text:p>1443128364.9615</text:p>
          </table:table-cell>
          <table:table-cell table:formula="of:=[.G55]-[.$B$2]" office:value-type="float" office:value="4.9613049030304" calcext:value-type="float">
            <text:p>4.961304903</text:p>
          </table:table-cell>
          <table:table-cell table:formula="of:=[.C55]/([.H55]-[.H54])" office:value-type="float" office:value="100444.818748326" calcext:value-type="float">
            <text:p>100444.818748326</text:p>
          </table:table-cell>
          <table:table-cell table:formula="of:=[.G55]-[.$B55]" office:value-type="float" office:value="0.272902488708496" calcext:value-type="float">
            <text:p>0.27290248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8364.77056" calcext:value-type="float">
            <text:p>1443128364.77056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36809921265" calcext:value-type="float">
            <text:p>4.7703680992</text:p>
          </table:table-cell>
          <table:table-cell table:formula="of:=[.C56]/([.D56]-[.D55])" office:value-type="float" office:value="100334.670673" calcext:value-type="float">
            <text:p>100334.670673</text:p>
          </table:table-cell>
          <table:table-cell/>
          <table:table-cell office:value-type="float" office:value="1443128365.04352" calcext:value-type="float">
            <text:p>1443128365.04352</text:p>
          </table:table-cell>
          <table:table-cell table:formula="of:=[.G56]-[.$B$2]" office:value-type="float" office:value="5.04332327842712" calcext:value-type="float">
            <text:p>5.0433232784</text:p>
          </table:table-cell>
          <table:table-cell table:formula="of:=[.C56]/([.H56]-[.H55])" office:value-type="float" office:value="100270.213354263" calcext:value-type="float">
            <text:p>100270.213354263</text:p>
          </table:table-cell>
          <table:table-cell table:formula="of:=[.G56]-[.$B56]" office:value-type="float" office:value="0.272955179214478" calcext:value-type="float">
            <text:p>0.27295517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8364.85253" calcext:value-type="float">
            <text:p>1443128364.85253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33473777771" calcext:value-type="float">
            <text:p>4.8523347378</text:p>
          </table:table-cell>
          <table:table-cell table:formula="of:=[.C57]/([.D57]-[.D56])" office:value-type="float" office:value="100333.503288316" calcext:value-type="float">
            <text:p>100333.503288316</text:p>
          </table:table-cell>
          <table:table-cell/>
          <table:table-cell office:value-type="float" office:value="1443128365.20672" calcext:value-type="float">
            <text:p>1443128365.20672</text:p>
          </table:table-cell>
          <table:table-cell table:formula="of:=[.G57]-[.$B$2]" office:value-type="float" office:value="5.20652914047241" calcext:value-type="float">
            <text:p>5.2065291405</text:p>
          </table:table-cell>
          <table:table-cell table:formula="of:=[.C57]/([.H57]-[.H56])" office:value-type="float" office:value="50390.3468719642" calcext:value-type="float">
            <text:p>50390.3468719642</text:p>
          </table:table-cell>
          <table:table-cell table:formula="of:=[.G57]-[.$B57]" office:value-type="float" office:value="0.354194402694702" calcext:value-type="float">
            <text:p>0.354194402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8364.93451" calcext:value-type="float">
            <text:p>1443128364.93451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31544303894" calcext:value-type="float">
            <text:p>4.934315443</text:p>
          </table:table-cell>
          <table:table-cell table:formula="of:=[.C58]/([.D58]-[.D57])" office:value-type="float" office:value="100316.287519049" calcext:value-type="float">
            <text:p>100316.287519049</text:p>
          </table:table-cell>
          <table:table-cell/>
          <table:table-cell office:value-type="float" office:value="1443128365.28525" calcext:value-type="float">
            <text:p>1443128365.28525</text:p>
          </table:table-cell>
          <table:table-cell table:formula="of:=[.G58]-[.$B$2]" office:value-type="float" office:value="5.28505992889404" calcext:value-type="float">
            <text:p>5.2850599289</text:p>
          </table:table-cell>
          <table:table-cell table:formula="of:=[.C58]/([.H58]-[.H57])" office:value-type="float" office:value="104723.257785793" calcext:value-type="float">
            <text:p>104723.257785793</text:p>
          </table:table-cell>
          <table:table-cell table:formula="of:=[.G58]-[.$B58]" office:value-type="float" office:value="0.350744485855103" calcext:value-type="float">
            <text:p>0.350744485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8365.01577" calcext:value-type="float">
            <text:p>1443128365.01577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57874679565" calcext:value-type="float">
            <text:p>5.0155787468</text:p>
          </table:table-cell>
          <table:table-cell table:formula="of:=[.C59]/([.D59]-[.D58])" office:value-type="float" office:value="101201.89088818" calcext:value-type="float">
            <text:p>101201.89088818</text:p>
          </table:table-cell>
          <table:table-cell/>
          <table:table-cell office:value-type="float" office:value="1443128365.36367" calcext:value-type="float">
            <text:p>1443128365.36367</text:p>
          </table:table-cell>
          <table:table-cell table:formula="of:=[.G59]-[.$B$2]" office:value-type="float" office:value="5.3634831905365" calcext:value-type="float">
            <text:p>5.3634831905</text:p>
          </table:table-cell>
          <table:table-cell table:formula="of:=[.C59]/([.H59]-[.H58])" office:value-type="float" office:value="104866.844706033" calcext:value-type="float">
            <text:p>104866.844706033</text:p>
          </table:table-cell>
          <table:table-cell table:formula="of:=[.G59]-[.$B59]" office:value-type="float" office:value="0.347904443740845" calcext:value-type="float">
            <text:p>0.347904443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8365.09424" calcext:value-type="float">
            <text:p>1443128365.09424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404850006104" calcext:value-type="float">
            <text:p>5.0940485001</text:p>
          </table:table-cell>
          <table:table-cell table:formula="of:=[.C60]/([.D60]-[.D59])" office:value-type="float" office:value="104804.713380286" calcext:value-type="float">
            <text:p>104804.713380286</text:p>
          </table:table-cell>
          <table:table-cell/>
          <table:table-cell office:value-type="float" office:value="1443128365.38859" calcext:value-type="float">
            <text:p>1443128365.38859</text:p>
          </table:table-cell>
          <table:table-cell table:formula="of:=[.G60]-[.$B$2]" office:value-type="float" office:value="5.38839936256409" calcext:value-type="float">
            <text:p>5.3883993626</text:p>
          </table:table-cell>
          <table:table-cell table:formula="of:=[.C60]/([.H60]-[.H59])" office:value-type="float" office:value="330066.75306681" calcext:value-type="float">
            <text:p>330066.75306681</text:p>
          </table:table-cell>
          <table:table-cell table:formula="of:=[.G60]-[.$B60]" office:value-type="float" office:value="0.294350862503052" calcext:value-type="float">
            <text:p>0.29435086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8365.1727" calcext:value-type="float">
            <text:p>1443128365.1727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50728607178" calcext:value-type="float">
            <text:p>5.1725072861</text:p>
          </table:table-cell>
          <table:table-cell table:formula="of:=[.C61]/([.D61]-[.D60])" office:value-type="float" office:value="104819.363364531" calcext:value-type="float">
            <text:p>104819.363364531</text:p>
          </table:table-cell>
          <table:table-cell/>
          <table:table-cell office:value-type="float" office:value="1443128365.44211" calcext:value-type="float">
            <text:p>1443128365.44211</text:p>
          </table:table-cell>
          <table:table-cell table:formula="of:=[.G61]-[.$B$2]" office:value-type="float" office:value="5.4419207572937" calcext:value-type="float">
            <text:p>5.4419207573</text:p>
          </table:table-cell>
          <table:table-cell table:formula="of:=[.C61]/([.H61]-[.H60])" office:value-type="float" office:value="153658.178034167" calcext:value-type="float">
            <text:p>153658.178034167</text:p>
          </table:table-cell>
          <table:table-cell table:formula="of:=[.G61]-[.$B61]" office:value-type="float" office:value="0.269413471221924" calcext:value-type="float">
            <text:p>0.26941347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8365.25116" calcext:value-type="float">
            <text:p>1443128365.25116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096774101257" calcext:value-type="float">
            <text:p>5.250967741</text:p>
          </table:table-cell>
          <table:table-cell table:formula="of:=[.C62]/([.D62]-[.D61])" office:value-type="float" office:value="104817.133754904" calcext:value-type="float">
            <text:p>104817.133754904</text:p>
          </table:table-cell>
          <table:table-cell/>
          <table:table-cell office:value-type="float" office:value="1443128365.52042" calcext:value-type="float">
            <text:p>1443128365.52042</text:p>
          </table:table-cell>
          <table:table-cell table:formula="of:=[.G62]-[.$B$2]" office:value-type="float" office:value="5.52022337913513" calcext:value-type="float">
            <text:p>5.5202233791</text:p>
          </table:table-cell>
          <table:table-cell table:formula="of:=[.C62]/([.H62]-[.H61])" office:value-type="float" office:value="105028.411649539" calcext:value-type="float">
            <text:p>105028.411649539</text:p>
          </table:table-cell>
          <table:table-cell table:formula="of:=[.G62]-[.$B62]" office:value-type="float" office:value="0.269255638122559" calcext:value-type="float">
            <text:p>0.269255638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8365.32962" calcext:value-type="float">
            <text:p>1443128365.32962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42676544189" calcext:value-type="float">
            <text:p>5.3294267654</text:p>
          </table:table-cell>
          <table:table-cell table:formula="of:=[.C63]/([.D63]-[.D62])" office:value-type="float" office:value="104819.044843063" calcext:value-type="float">
            <text:p>104819.044843063</text:p>
          </table:table-cell>
          <table:table-cell/>
          <table:table-cell office:value-type="float" office:value="1443128365.59904" calcext:value-type="float">
            <text:p>1443128365.59904</text:p>
          </table:table-cell>
          <table:table-cell table:formula="of:=[.G63]-[.$B$2]" office:value-type="float" office:value="5.59884381294251" calcext:value-type="float">
            <text:p>5.5988438129</text:p>
          </table:table-cell>
          <table:table-cell table:formula="of:=[.C63]/([.H63]-[.H62])" office:value-type="float" office:value="104603.849174243" calcext:value-type="float">
            <text:p>104603.849174243</text:p>
          </table:table-cell>
          <table:table-cell table:formula="of:=[.G63]-[.$B63]" office:value-type="float" office:value="0.26941704750061" calcext:value-type="float">
            <text:p>0.269417047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8365.40808" calcext:value-type="float">
            <text:p>1443128365.40808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789031982422" calcext:value-type="float">
            <text:p>5.4078903198</text:p>
          </table:table-cell>
          <table:table-cell table:formula="of:=[.C64]/([.D64]-[.D63])" office:value-type="float" office:value="104812.993302947" calcext:value-type="float">
            <text:p>104812.993302947</text:p>
          </table:table-cell>
          <table:table-cell/>
          <table:table-cell office:value-type="float" office:value="1443128365.67739" calcext:value-type="float">
            <text:p>1443128365.67739</text:p>
          </table:table-cell>
          <table:table-cell table:formula="of:=[.G64]-[.$B$2]" office:value-type="float" office:value="5.67720007896423" calcext:value-type="float">
            <text:p>5.677200079</text:p>
          </table:table-cell>
          <table:table-cell table:formula="of:=[.C64]/([.H64]-[.H63])" office:value-type="float" office:value="104956.507214362" calcext:value-type="float">
            <text:p>104956.507214362</text:p>
          </table:table-cell>
          <table:table-cell table:formula="of:=[.G64]-[.$B64]" office:value-type="float" office:value="0.269309759140015" calcext:value-type="float">
            <text:p>0.269309759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8365.48655" calcext:value-type="float">
            <text:p>1443128365.48655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35482788086" calcext:value-type="float">
            <text:p>5.4863548279</text:p>
          </table:table-cell>
          <table:table-cell table:formula="of:=[.C65]/([.D65]-[.D64])" office:value-type="float" office:value="104811.719383538" calcext:value-type="float">
            <text:p>104811.719383538</text:p>
          </table:table-cell>
          <table:table-cell/>
          <table:table-cell office:value-type="float" office:value="1443128365.75596" calcext:value-type="float">
            <text:p>1443128365.75596</text:p>
          </table:table-cell>
          <table:table-cell table:formula="of:=[.G65]-[.$B$2]" office:value-type="float" office:value="5.75576543807983" calcext:value-type="float">
            <text:p>5.7557654381</text:p>
          </table:table-cell>
          <table:table-cell table:formula="of:=[.C65]/([.H65]-[.H64])" office:value-type="float" office:value="104677.176971841" calcext:value-type="float">
            <text:p>104677.176971841</text:p>
          </table:table-cell>
          <table:table-cell table:formula="of:=[.G65]-[.$B65]" office:value-type="float" office:value="0.269410610198975" calcext:value-type="float">
            <text:p>0.26941061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8365.56505" calcext:value-type="float">
            <text:p>1443128365.56505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485342979431" calcext:value-type="float">
            <text:p>5.5648534298</text:p>
          </table:table-cell>
          <table:table-cell table:formula="of:=[.C66]/([.D66]-[.D65])" office:value-type="float" office:value="104766.197098227" calcext:value-type="float">
            <text:p>104766.197098227</text:p>
          </table:table-cell>
          <table:table-cell/>
          <table:table-cell office:value-type="float" office:value="1443128365.83441" calcext:value-type="float">
            <text:p>1443128365.83441</text:p>
          </table:table-cell>
          <table:table-cell table:formula="of:=[.G66]-[.$B$2]" office:value-type="float" office:value="5.83421850204468" calcext:value-type="float">
            <text:p>5.834218502</text:p>
          </table:table-cell>
          <table:table-cell table:formula="of:=[.C66]/([.H66]-[.H65])" office:value-type="float" office:value="104827.008460566" calcext:value-type="float">
            <text:p>104827.008460566</text:p>
          </table:table-cell>
          <table:table-cell table:formula="of:=[.G66]-[.$B66]" office:value-type="float" office:value="0.269365072250366" calcext:value-type="float">
            <text:p>0.26936507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8365.64351" calcext:value-type="float">
            <text:p>1443128365.64351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31531524658" calcext:value-type="float">
            <text:p>5.6433153152</text:p>
          </table:table-cell>
          <table:table-cell table:formula="of:=[.C67]/([.D67]-[.D66])" office:value-type="float" office:value="104815.22273643" calcext:value-type="float">
            <text:p>104815.22273643</text:p>
          </table:table-cell>
          <table:table-cell/>
          <table:table-cell office:value-type="float" office:value="1443128365.91299" calcext:value-type="float">
            <text:p>1443128365.91299</text:p>
          </table:table-cell>
          <table:table-cell table:formula="of:=[.G67]-[.$B$2]" office:value-type="float" office:value="5.91279935836792" calcext:value-type="float">
            <text:p>5.9127993584</text:p>
          </table:table-cell>
          <table:table-cell table:formula="of:=[.C67]/([.H67]-[.H66])" office:value-type="float" office:value="104656.533216826" calcext:value-type="float">
            <text:p>104656.533216826</text:p>
          </table:table-cell>
          <table:table-cell table:formula="of:=[.G67]-[.$B67]" office:value-type="float" office:value="0.269484043121338" calcext:value-type="float">
            <text:p>0.269484043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8365.72199" calcext:value-type="float">
            <text:p>1443128365.72199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180008888245" calcext:value-type="float">
            <text:p>5.7218000889</text:p>
          </table:table-cell>
          <table:table-cell table:formula="of:=[.C68]/([.D68]-[.D67])" office:value-type="float" office:value="104784.655914991" calcext:value-type="float">
            <text:p>104784.655914991</text:p>
          </table:table-cell>
          <table:table-cell/>
          <table:table-cell office:value-type="float" office:value="1443128365.99137" calcext:value-type="float">
            <text:p>1443128365.99137</text:p>
          </table:table-cell>
          <table:table-cell table:formula="of:=[.G68]-[.$B$2]" office:value-type="float" office:value="5.99117493629456" calcext:value-type="float">
            <text:p>5.9911749363</text:p>
          </table:table-cell>
          <table:table-cell table:formula="of:=[.C68]/([.H68]-[.H67])" office:value-type="float" office:value="104930.645713364" calcext:value-type="float">
            <text:p>104930.645713364</text:p>
          </table:table-cell>
          <table:table-cell table:formula="of:=[.G68]-[.$B68]" office:value-type="float" office:value="0.269374847412109" calcext:value-type="float">
            <text:p>0.269374847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8365.80046" calcext:value-type="float">
            <text:p>1443128365.80046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26507377625" calcext:value-type="float">
            <text:p>5.8002650738</text:p>
          </table:table-cell>
          <table:table-cell table:formula="of:=[.C69]/([.D69]-[.D68])" office:value-type="float" office:value="104811.082435446" calcext:value-type="float">
            <text:p>104811.082435446</text:p>
          </table:table-cell>
          <table:table-cell/>
          <table:table-cell office:value-type="float" office:value="1443128366.07001" calcext:value-type="float">
            <text:p>1443128366.07001</text:p>
          </table:table-cell>
          <table:table-cell table:formula="of:=[.G69]-[.$B$2]" office:value-type="float" office:value="6.0698139667511" calcext:value-type="float">
            <text:p>6.0698139668</text:p>
          </table:table-cell>
          <table:table-cell table:formula="of:=[.C69]/([.H69]-[.H68])" office:value-type="float" office:value="104579.112334615" calcext:value-type="float">
            <text:p>104579.112334615</text:p>
          </table:table-cell>
          <table:table-cell table:formula="of:=[.G69]-[.$B69]" office:value-type="float" office:value="0.269548892974854" calcext:value-type="float">
            <text:p>0.26954889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8365.87898" calcext:value-type="float">
            <text:p>1443128365.87898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878727912903" calcext:value-type="float">
            <text:p>5.8787872791</text:p>
          </table:table-cell>
          <table:table-cell table:formula="of:=[.C70]/([.D70]-[.D69])" office:value-type="float" office:value="104734.704827142" calcext:value-type="float">
            <text:p>104734.704827142</text:p>
          </table:table-cell>
          <table:table-cell/>
          <table:table-cell office:value-type="float" office:value="1443128366.14846" calcext:value-type="float">
            <text:p>1443128366.14846</text:p>
          </table:table-cell>
          <table:table-cell table:formula="of:=[.G70]-[.$B$2]" office:value-type="float" office:value="6.14826822280884" calcext:value-type="float">
            <text:p>6.1482682228</text:p>
          </table:table-cell>
          <table:table-cell table:formula="of:=[.C70]/([.H70]-[.H69])" office:value-type="float" office:value="104825.415640261" calcext:value-type="float">
            <text:p>104825.415640261</text:p>
          </table:table-cell>
          <table:table-cell table:formula="of:=[.G70]-[.$B70]" office:value-type="float" office:value="0.26948094367981" calcext:value-type="float">
            <text:p>0.26948094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8365.95745" calcext:value-type="float">
            <text:p>1443128365.95745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72548866272" calcext:value-type="float">
            <text:p>5.9572548866</text:p>
          </table:table-cell>
          <table:table-cell table:formula="of:=[.C71]/([.D71]-[.D70])" office:value-type="float" office:value="104807.579359316" calcext:value-type="float">
            <text:p>104807.579359316</text:p>
          </table:table-cell>
          <table:table-cell/>
          <table:table-cell office:value-type="float" office:value="1443128366.22518" calcext:value-type="float">
            <text:p>1443128366.22518</text:p>
          </table:table-cell>
          <table:table-cell table:formula="of:=[.G71]-[.$B$2]" office:value-type="float" office:value="6.22498607635498" calcext:value-type="float">
            <text:p>6.2249860764</text:p>
          </table:table-cell>
          <table:table-cell table:formula="of:=[.C71]/([.H71]-[.H70])" office:value-type="float" office:value="107197.993946137" calcext:value-type="float">
            <text:p>107197.993946137</text:p>
          </table:table-cell>
          <table:table-cell table:formula="of:=[.G71]-[.$B71]" office:value-type="float" office:value="0.267731189727783" calcext:value-type="float">
            <text:p>0.26773118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8366.03427" calcext:value-type="float">
            <text:p>1443128366.03427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408193588257" calcext:value-type="float">
            <text:p>6.0340819359</text:p>
          </table:table-cell>
          <table:table-cell table:formula="of:=[.C72]/([.D72]-[.D71])" office:value-type="float" office:value="107045.631450241" calcext:value-type="float">
            <text:p>107045.631450241</text:p>
          </table:table-cell>
          <table:table-cell/>
          <table:table-cell office:value-type="float" office:value="1443128366.30008" calcext:value-type="float">
            <text:p>1443128366.30008</text:p>
          </table:table-cell>
          <table:table-cell table:formula="of:=[.G72]-[.$B$2]" office:value-type="float" office:value="6.299884557724" calcext:value-type="float">
            <text:p>6.2998845577</text:p>
          </table:table-cell>
          <table:table-cell table:formula="of:=[.C72]/([.H72]-[.H71])" office:value-type="float" office:value="109801.95926111" calcext:value-type="float">
            <text:p>109801.95926111</text:p>
          </table:table-cell>
          <table:table-cell table:formula="of:=[.G72]-[.$B72]" office:value-type="float" office:value="0.265802621841431" calcext:value-type="float">
            <text:p>0.265802621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8366.10917" calcext:value-type="float">
            <text:p>1443128366.10917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897350311279" calcext:value-type="float">
            <text:p>6.1089735031</text:p>
          </table:table-cell>
          <table:table-cell table:formula="of:=[.C73]/([.D73]-[.D72])" office:value-type="float" office:value="109812.096396895" calcext:value-type="float">
            <text:p>109812.096396895</text:p>
          </table:table-cell>
          <table:table-cell/>
          <table:table-cell office:value-type="float" office:value="1443128366.37503" calcext:value-type="float">
            <text:p>1443128366.37503</text:p>
          </table:table-cell>
          <table:table-cell table:formula="of:=[.G73]-[.$B$2]" office:value-type="float" office:value="6.37483501434326" calcext:value-type="float">
            <text:p>6.3748350143</text:p>
          </table:table-cell>
          <table:table-cell table:formula="of:=[.C73]/([.H73]-[.H72])" office:value-type="float" office:value="109725.815838277" calcext:value-type="float">
            <text:p>109725.815838277</text:p>
          </table:table-cell>
          <table:table-cell table:formula="of:=[.G73]-[.$B73]" office:value-type="float" office:value="0.265861511230469" calcext:value-type="float">
            <text:p>0.26586151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8366.18407" calcext:value-type="float">
            <text:p>1443128366.18407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387913703918" calcext:value-type="float">
            <text:p>6.183879137</text:p>
          </table:table-cell>
          <table:table-cell table:formula="of:=[.C74]/([.D74]-[.D73])" office:value-type="float" office:value="109791.474538238" calcext:value-type="float">
            <text:p>109791.474538238</text:p>
          </table:table-cell>
          <table:table-cell/>
          <table:table-cell office:value-type="float" office:value="1443128366.44994" calcext:value-type="float">
            <text:p>1443128366.44994</text:p>
          </table:table-cell>
          <table:table-cell table:formula="of:=[.G74]-[.$B$2]" office:value-type="float" office:value="6.44974637031555" calcext:value-type="float">
            <text:p>6.4497463703</text:p>
          </table:table-cell>
          <table:table-cell table:formula="of:=[.C74]/([.H74]-[.H73])" office:value-type="float" office:value="109783.088201502" calcext:value-type="float">
            <text:p>109783.088201502</text:p>
          </table:table-cell>
          <table:table-cell table:formula="of:=[.G74]-[.$B74]" office:value-type="float" office:value="0.265867233276367" calcext:value-type="float">
            <text:p>0.26586723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8366.25897" calcext:value-type="float">
            <text:p>1443128366.25897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878238677979" calcext:value-type="float">
            <text:p>6.2587823868</text:p>
          </table:table-cell>
          <table:table-cell table:formula="of:=[.C75]/([.D75]-[.D74])" office:value-type="float" office:value="109794.969223375" calcext:value-type="float">
            <text:p>109794.969223375</text:p>
          </table:table-cell>
          <table:table-cell/>
          <table:table-cell office:value-type="float" office:value="1443128366.52478" calcext:value-type="float">
            <text:p>1443128366.52478</text:p>
          </table:table-cell>
          <table:table-cell table:formula="of:=[.G75]-[.$B$2]" office:value-type="float" office:value="6.52458786964417" calcext:value-type="float">
            <text:p>6.5245878696</text:p>
          </table:table-cell>
          <table:table-cell table:formula="of:=[.C75]/([.H75]-[.H74])" office:value-type="float" office:value="109885.559131975" calcext:value-type="float">
            <text:p>109885.559131975</text:p>
          </table:table-cell>
          <table:table-cell table:formula="of:=[.G75]-[.$B75]" office:value-type="float" office:value="0.26580548286438" calcext:value-type="float">
            <text:p>0.265805482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8366.33388" calcext:value-type="float">
            <text:p>1443128366.33388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36865901947" calcext:value-type="float">
            <text:p>6.3336865902</text:p>
          </table:table-cell>
          <table:table-cell table:formula="of:=[.C76]/([.D76]-[.D75])" office:value-type="float" office:value="109793.571322624" calcext:value-type="float">
            <text:p>109793.571322624</text:p>
          </table:table-cell>
          <table:table-cell/>
          <table:table-cell office:value-type="float" office:value="1443128366.59968" calcext:value-type="float">
            <text:p>1443128366.59968</text:p>
          </table:table-cell>
          <table:table-cell table:formula="of:=[.G76]-[.$B$2]" office:value-type="float" office:value="6.59948897361755" calcext:value-type="float">
            <text:p>6.5994889736</text:p>
          </table:table-cell>
          <table:table-cell table:formula="of:=[.C76]/([.H76]-[.H75])" office:value-type="float" office:value="109798.114630218" calcext:value-type="float">
            <text:p>109798.114630218</text:p>
          </table:table-cell>
          <table:table-cell table:formula="of:=[.G76]-[.$B76]" office:value-type="float" office:value="0.265802383422852" calcext:value-type="float">
            <text:p>0.265802383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8366.40878" calcext:value-type="float">
            <text:p>1443128366.40878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858578681946" calcext:value-type="float">
            <text:p>6.4085857868</text:p>
          </table:table-cell>
          <table:table-cell table:formula="of:=[.C77]/([.D77]-[.D76])" office:value-type="float" office:value="109800.910698711" calcext:value-type="float">
            <text:p>109800.910698711</text:p>
          </table:table-cell>
          <table:table-cell/>
          <table:table-cell office:value-type="float" office:value="1443128366.6746" calcext:value-type="float">
            <text:p>1443128366.6746</text:p>
          </table:table-cell>
          <table:table-cell table:formula="of:=[.G77]-[.$B$2]" office:value-type="float" office:value="6.67441082000732" calcext:value-type="float">
            <text:p>6.67441082</text:p>
          </table:table-cell>
          <table:table-cell table:formula="of:=[.C77]/([.H77]-[.H76])" office:value-type="float" office:value="109767.716577829" calcext:value-type="float">
            <text:p>109767.716577829</text:p>
          </table:table-cell>
          <table:table-cell table:formula="of:=[.G77]-[.$B77]" office:value-type="float" office:value="0.265825033187866" calcext:value-type="float">
            <text:p>0.26582503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8366.48368" calcext:value-type="float">
            <text:p>1443128366.48368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48641395569" calcext:value-type="float">
            <text:p>6.483486414</text:p>
          </table:table-cell>
          <table:table-cell table:formula="of:=[.C78]/([.D78]-[.D77])" office:value-type="float" office:value="109798.813633991" calcext:value-type="float">
            <text:p>109798.813633991</text:p>
          </table:table-cell>
          <table:table-cell/>
          <table:table-cell office:value-type="float" office:value="1443128366.74953" calcext:value-type="float">
            <text:p>1443128366.74953</text:p>
          </table:table-cell>
          <table:table-cell table:formula="of:=[.G78]-[.$B$2]" office:value-type="float" office:value="6.74934005737305" calcext:value-type="float">
            <text:p>6.7493400574</text:p>
          </table:table-cell>
          <table:table-cell table:formula="of:=[.C78]/([.H78]-[.H77])" office:value-type="float" office:value="109756.889154756" calcext:value-type="float">
            <text:p>109756.889154756</text:p>
          </table:table-cell>
          <table:table-cell table:formula="of:=[.G78]-[.$B78]" office:value-type="float" office:value="0.265853643417358" calcext:value-type="float">
            <text:p>0.265853643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8366.55858" calcext:value-type="float">
            <text:p>1443128366.55858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38990211487" calcext:value-type="float">
            <text:p>6.5583899021</text:p>
          </table:table-cell>
          <table:table-cell table:formula="of:=[.C79]/([.D79]-[.D78])" office:value-type="float" office:value="109794.61974485" calcext:value-type="float">
            <text:p>109794.61974485</text:p>
          </table:table-cell>
          <table:table-cell/>
          <table:table-cell office:value-type="float" office:value="1443128366.77251" calcext:value-type="float">
            <text:p>1443128366.77251</text:p>
          </table:table-cell>
          <table:table-cell table:formula="of:=[.G79]-[.$B$2]" office:value-type="float" office:value="6.77232027053833" calcext:value-type="float">
            <text:p>6.7723202705</text:p>
          </table:table-cell>
          <table:table-cell table:formula="of:=[.C79]/([.H79]-[.H78])" office:value-type="float" office:value="357873.094598801" calcext:value-type="float">
            <text:p>357873.094598801</text:p>
          </table:table-cell>
          <table:table-cell table:formula="of:=[.G79]-[.$B79]" office:value-type="float" office:value="0.213930368423462" calcext:value-type="float">
            <text:p>0.21393036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8366.63348" calcext:value-type="float">
            <text:p>1443128366.63348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28838348389" calcext:value-type="float">
            <text:p>6.6332883835</text:p>
          </table:table-cell>
          <table:table-cell table:formula="of:=[.C80]/([.D80]-[.D79])" office:value-type="float" office:value="109801.95926111" calcext:value-type="float">
            <text:p>109801.95926111</text:p>
          </table:table-cell>
          <table:table-cell/>
          <table:table-cell office:value-type="float" office:value="1443128366.82451" calcext:value-type="float">
            <text:p>1443128366.82451</text:p>
          </table:table-cell>
          <table:table-cell table:formula="of:=[.G80]-[.$B$2]" office:value-type="float" office:value="6.82431674003601" calcext:value-type="float">
            <text:p>6.82431674</text:p>
          </table:table-cell>
          <table:table-cell table:formula="of:=[.C80]/([.H80]-[.H79])" office:value-type="float" office:value="158164.584623709" calcext:value-type="float">
            <text:p>158164.584623709</text:p>
          </table:table-cell>
          <table:table-cell table:formula="of:=[.G80]-[.$B80]" office:value-type="float" office:value="0.191028356552124" calcext:value-type="float">
            <text:p>0.19102835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8366.70839" calcext:value-type="float">
            <text:p>1443128366.70839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819616317749" calcext:value-type="float">
            <text:p>6.7081961632</text:p>
          </table:table-cell>
          <table:table-cell table:formula="of:=[.C81]/([.D81]-[.D80])" office:value-type="float" office:value="109788.329511818" calcext:value-type="float">
            <text:p>109788.329511818</text:p>
          </table:table-cell>
          <table:table-cell/>
          <table:table-cell office:value-type="float" office:value="1443128366.89938" calcext:value-type="float">
            <text:p>1443128366.89938</text:p>
          </table:table-cell>
          <table:table-cell table:formula="of:=[.G81]-[.$B$2]" office:value-type="float" office:value="6.89918661117554" calcext:value-type="float">
            <text:p>6.8991866112</text:p>
          </table:table-cell>
          <table:table-cell table:formula="of:=[.C81]/([.H81]-[.H80])" office:value-type="float" office:value="109843.918185379" calcext:value-type="float">
            <text:p>109843.918185379</text:p>
          </table:table-cell>
          <table:table-cell table:formula="of:=[.G81]-[.$B81]" office:value-type="float" office:value="0.190990447998047" calcext:value-type="float">
            <text:p>0.1909904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8366.7833" calcext:value-type="float">
            <text:p>1443128366.7833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311157226563" calcext:value-type="float">
            <text:p>6.7831115723</text:p>
          </table:table-cell>
          <table:table-cell table:formula="of:=[.C82]/([.D82]-[.D81])" office:value-type="float" office:value="109777.148654756" calcext:value-type="float">
            <text:p>109777.148654756</text:p>
          </table:table-cell>
          <table:table-cell/>
          <table:table-cell office:value-type="float" office:value="1443128366.97422" calcext:value-type="float">
            <text:p>1443128366.97422</text:p>
          </table:table-cell>
          <table:table-cell table:formula="of:=[.G82]-[.$B$2]" office:value-type="float" office:value="6.97402405738831" calcext:value-type="float">
            <text:p>6.9740240574</text:p>
          </table:table-cell>
          <table:table-cell table:formula="of:=[.C82]/([.H82]-[.H81])" office:value-type="float" office:value="109891.510416036" calcext:value-type="float">
            <text:p>109891.510416036</text:p>
          </table:table-cell>
          <table:table-cell table:formula="of:=[.G82]-[.$B82]" office:value-type="float" office:value="0.190912485122681" calcext:value-type="float">
            <text:p>0.19091248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8366.8582" calcext:value-type="float">
            <text:p>1443128366.8582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800433158875" calcext:value-type="float">
            <text:p>6.8580043316</text:p>
          </table:table-cell>
          <table:table-cell table:formula="of:=[.C83]/([.D83]-[.D82])" office:value-type="float" office:value="109810.348481327" calcext:value-type="float">
            <text:p>109810.348481327</text:p>
          </table:table-cell>
          <table:table-cell/>
          <table:table-cell office:value-type="float" office:value="1443128367.0492" calcext:value-type="float">
            <text:p>1443128367.0492</text:p>
          </table:table-cell>
          <table:table-cell table:formula="of:=[.G83]-[.$B$2]" office:value-type="float" office:value="7.04901194572449" calcext:value-type="float">
            <text:p>7.0490119457</text:p>
          </table:table-cell>
          <table:table-cell table:formula="of:=[.C83]/([.H83]-[.H82])" office:value-type="float" office:value="109671.043984205" calcext:value-type="float">
            <text:p>109671.043984205</text:p>
          </table:table-cell>
          <table:table-cell table:formula="of:=[.G83]-[.$B83]" office:value-type="float" office:value="0.191007614135742" calcext:value-type="float">
            <text:p>0.191007614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8366.93311" calcext:value-type="float">
            <text:p>1443128366.93311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291759490967" calcext:value-type="float">
            <text:p>6.9329175949</text:p>
          </table:table-cell>
          <table:table-cell table:formula="of:=[.C84]/([.D84]-[.D83])" office:value-type="float" office:value="109780.293040619" calcext:value-type="float">
            <text:p>109780.293040619</text:p>
          </table:table-cell>
          <table:table-cell/>
          <table:table-cell office:value-type="float" office:value="1443128375.32831" calcext:value-type="float">
            <text:p>1443128375.32831</text:p>
          </table:table-cell>
          <table:table-cell table:formula="of:=[.G84]-[.$B$2]" office:value-type="float" office:value="15.3281173706055" calcext:value-type="float">
            <text:p>15.3281173706</text:p>
          </table:table-cell>
          <table:table-cell table:formula="of:=[.C84]/([.H84]-[.H83])" office:value-type="float" office:value="993.344036335692" calcext:value-type="float">
            <text:p>993.3440363357</text:p>
          </table:table-cell>
          <table:table-cell table:formula="of:=[.G84]-[.$B84]" office:value-type="float" office:value="8.3951997756958" calcext:value-type="float">
            <text:p>8.39519977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8380.01096" calcext:value-type="float">
            <text:p>1443128380.01096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07691287994" calcext:value-type="float">
            <text:p>20.0107691288</text:p>
          </table:table-cell>
          <table:table-cell table:formula="of:=[.C85]/([.D85]-[.D84])" office:value-type="float" office:value="628.84946955457" calcext:value-type="float">
            <text:p>628.8494695546</text:p>
          </table:table-cell>
          <table:table-cell/>
          <table:table-cell office:value-type="float" office:value="1443128380.20173" calcext:value-type="float">
            <text:p>1443128380.20173</text:p>
          </table:table-cell>
          <table:table-cell table:formula="of:=[.G85]-[.$B$2]" office:value-type="float" office:value="20.2015409469604" calcext:value-type="float">
            <text:p>20.201540947</text:p>
          </table:table-cell>
          <table:table-cell table:formula="of:=[.C85]/([.H85]-[.H84])" office:value-type="float" office:value="1687.52005056598" calcext:value-type="float">
            <text:p>1687.520050566</text:p>
          </table:table-cell>
          <table:table-cell table:formula="of:=[.G85]-[.$B85]" office:value-type="float" office:value="0.190771818161011" calcext:value-type="float">
            <text:p>0.19077181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8380.11385" calcext:value-type="float">
            <text:p>1443128380.11385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6558055878" calcext:value-type="float">
            <text:p>20.1136558056</text:p>
          </table:table-cell>
          <table:table-cell table:formula="of:=[.C86]/([.D86]-[.D85])" office:value-type="float" office:value="79932.6040719473" calcext:value-type="float">
            <text:p>79932.6040719473</text:p>
          </table:table-cell>
          <table:table-cell/>
          <table:table-cell office:value-type="float" office:value="1443128380.30472" calcext:value-type="float">
            <text:p>1443128380.30472</text:p>
          </table:table-cell>
          <table:table-cell table:formula="of:=[.G86]-[.$B$2]" office:value-type="float" office:value="20.3045248985291" calcext:value-type="float">
            <text:p>20.3045248985</text:p>
          </table:table-cell>
          <table:table-cell table:formula="of:=[.C86]/([.H86]-[.H85])" office:value-type="float" office:value="79857.1027304339" calcext:value-type="float">
            <text:p>79857.1027304339</text:p>
          </table:table-cell>
          <table:table-cell table:formula="of:=[.G86]-[.$B86]" office:value-type="float" office:value="0.190869092941284" calcext:value-type="float">
            <text:p>0.190869092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8380.21677" calcext:value-type="float">
            <text:p>1443128380.21677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5772914886" calcext:value-type="float">
            <text:p>20.2165772915</text:p>
          </table:table-cell>
          <table:table-cell table:formula="of:=[.C87]/([.D87]-[.D86])" office:value-type="float" office:value="79905.5700373421" calcext:value-type="float">
            <text:p>79905.5700373421</text:p>
          </table:table-cell>
          <table:table-cell/>
          <table:table-cell office:value-type="float" office:value="1443128380.4076" calcext:value-type="float">
            <text:p>1443128380.4076</text:p>
          </table:table-cell>
          <table:table-cell table:formula="of:=[.G87]-[.$B$2]" office:value-type="float" office:value="20.4074110984802" calcext:value-type="float">
            <text:p>20.4074110985</text:p>
          </table:table-cell>
          <table:table-cell table:formula="of:=[.C87]/([.H87]-[.H86])" office:value-type="float" office:value="79932.974528197" calcext:value-type="float">
            <text:p>79932.974528197</text:p>
          </table:table-cell>
          <table:table-cell table:formula="of:=[.G87]-[.$B87]" office:value-type="float" office:value="0.190833806991577" calcext:value-type="float">
            <text:p>0.19083380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8380.31971" calcext:value-type="float">
            <text:p>1443128380.31971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5135593414" calcext:value-type="float">
            <text:p>20.3195135593</text:p>
          </table:table-cell>
          <table:table-cell table:formula="of:=[.C88]/([.D88]-[.D87])" office:value-type="float" office:value="79894.0953616247" calcext:value-type="float">
            <text:p>79894.0953616247</text:p>
          </table:table-cell>
          <table:table-cell/>
          <table:table-cell office:value-type="float" office:value="1443128380.51049" calcext:value-type="float">
            <text:p>1443128380.51049</text:p>
          </table:table-cell>
          <table:table-cell table:formula="of:=[.G88]-[.$B$2]" office:value-type="float" office:value="20.5102968215942" calcext:value-type="float">
            <text:p>20.5102968216</text:p>
          </table:table-cell>
          <table:table-cell table:formula="of:=[.C88]/([.H88]-[.H87])" office:value-type="float" office:value="79933.3449878804" calcext:value-type="float">
            <text:p>79933.3449878804</text:p>
          </table:table-cell>
          <table:table-cell table:formula="of:=[.G88]-[.$B88]" office:value-type="float" office:value="0.190783262252808" calcext:value-type="float">
            <text:p>0.190783262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28380.42265" calcext:value-type="float">
            <text:p>1443128380.42265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4555492401" calcext:value-type="float">
            <text:p>20.4224555492</text:p>
          </table:table-cell>
          <table:table-cell table:formula="of:=[.C89]/([.D89]-[.D88])" office:value-type="float" office:value="79889.6544363897" calcext:value-type="float">
            <text:p>79889.6544363897</text:p>
          </table:table-cell>
          <table:table-cell/>
          <table:table-cell office:value-type="float" office:value="1443128380.6134" calcext:value-type="float">
            <text:p>1443128380.6134</text:p>
          </table:table-cell>
          <table:table-cell table:formula="of:=[.G89]-[.$B$2]" office:value-type="float" office:value="20.6132125854492" calcext:value-type="float">
            <text:p>20.6132125854</text:p>
          </table:table-cell>
          <table:table-cell table:formula="of:=[.C89]/([.H89]-[.H88])" office:value-type="float" office:value="79910.012732243" calcext:value-type="float">
            <text:p>79910.012732243</text:p>
          </table:table-cell>
          <table:table-cell table:formula="of:=[.G89]-[.$B89]" office:value-type="float" office:value="0.190757036209106" calcext:value-type="float">
            <text:p>0.190757036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28380.52556" calcext:value-type="float">
            <text:p>1443128380.52556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369644165" calcext:value-type="float">
            <text:p>20.5253696442</text:p>
          </table:table-cell>
          <table:table-cell table:formula="of:=[.C90]/([.D90]-[.D89])" office:value-type="float" office:value="79911.3086113151" calcext:value-type="float">
            <text:p>79911.3086113151</text:p>
          </table:table-cell>
          <table:table-cell/>
          <table:table-cell office:value-type="float" office:value="1443128380.71642" calcext:value-type="float">
            <text:p>1443128380.71642</text:p>
          </table:table-cell>
          <table:table-cell table:formula="of:=[.G90]-[.$B$2]" office:value-type="float" office:value="20.7162294387817" calcext:value-type="float">
            <text:p>20.7162294388</text:p>
          </table:table-cell>
          <table:table-cell table:formula="of:=[.C90]/([.H90]-[.H89])" office:value-type="float" office:value="79831.5977819128" calcext:value-type="float">
            <text:p>79831.5977819128</text:p>
          </table:table-cell>
          <table:table-cell table:formula="of:=[.G90]-[.$B90]" office:value-type="float" office:value="0.190859794616699" calcext:value-type="float">
            <text:p>0.190859794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28380.62849" calcext:value-type="float">
            <text:p>1443128380.62849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82963752747" calcext:value-type="float">
            <text:p>20.6282963753</text:p>
          </table:table-cell>
          <table:table-cell table:formula="of:=[.C91]/([.D91]-[.D90])" office:value-type="float" office:value="79901.4980009544" calcext:value-type="float">
            <text:p>79901.4980009544</text:p>
          </table:table-cell>
          <table:table-cell/>
          <table:table-cell office:value-type="float" office:value="1443128380.81943" calcext:value-type="float">
            <text:p>1443128380.81943</text:p>
          </table:table-cell>
          <table:table-cell table:formula="of:=[.G91]-[.$B$2]" office:value-type="float" office:value="20.8192410469055" calcext:value-type="float">
            <text:p>20.8192410469</text:p>
          </table:table-cell>
          <table:table-cell table:formula="of:=[.C91]/([.H91]-[.H90])" office:value-type="float" office:value="79835.6626965574" calcext:value-type="float">
            <text:p>79835.6626965574</text:p>
          </table:table-cell>
          <table:table-cell table:formula="of:=[.G91]-[.$B91]" office:value-type="float" office:value="0.190944671630859" calcext:value-type="float">
            <text:p>0.19094467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28380.73142" calcext:value-type="float">
            <text:p>1443128380.73142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12324047089" calcext:value-type="float">
            <text:p>20.7312324047</text:p>
          </table:table-cell>
          <table:table-cell table:formula="of:=[.C92]/([.D92]-[.D91])" office:value-type="float" office:value="79894.2804108907" calcext:value-type="float">
            <text:p>79894.2804108907</text:p>
          </table:table-cell>
          <table:table-cell/>
          <table:table-cell office:value-type="float" office:value="1443128380.92242" calcext:value-type="float">
            <text:p>1443128380.92242</text:p>
          </table:table-cell>
          <table:table-cell table:formula="of:=[.G92]-[.$B$2]" office:value-type="float" office:value="20.9222285747528" calcext:value-type="float">
            <text:p>20.9222285748</text:p>
          </table:table-cell>
          <table:table-cell table:formula="of:=[.C92]/([.H92]-[.H91])" office:value-type="float" office:value="79854.3296640206" calcext:value-type="float">
            <text:p>79854.3296640206</text:p>
          </table:table-cell>
          <table:table-cell table:formula="of:=[.G92]-[.$B92]" office:value-type="float" office:value="0.190996170043945" calcext:value-type="float">
            <text:p>0.190996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28380.83436" calcext:value-type="float">
            <text:p>1443128380.83436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41703414917" calcext:value-type="float">
            <text:p>20.8341703415</text:p>
          </table:table-cell>
          <table:table-cell table:formula="of:=[.C93]/([.D93]-[.D92])" office:value-type="float" office:value="79892.8000407641" calcext:value-type="float">
            <text:p>79892.8000407641</text:p>
          </table:table-cell>
          <table:table-cell/>
          <table:table-cell office:value-type="float" office:value="1443128381.02533" calcext:value-type="float">
            <text:p>1443128381.02533</text:p>
          </table:table-cell>
          <table:table-cell table:formula="of:=[.G93]-[.$B$2]" office:value-type="float" office:value="21.0251352787018" calcext:value-type="float">
            <text:p>21.0251352787</text:p>
          </table:table-cell>
          <table:table-cell table:formula="of:=[.C93]/([.H93]-[.H92])" office:value-type="float" office:value="79917.048009601" calcext:value-type="float">
            <text:p>79917.048009601</text:p>
          </table:table-cell>
          <table:table-cell table:formula="of:=[.G93]-[.$B93]" office:value-type="float" office:value="0.190964937210083" calcext:value-type="float">
            <text:p>0.190964937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28380.93732" calcext:value-type="float">
            <text:p>1443128380.93732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71283054352" calcext:value-type="float">
            <text:p>20.9371283054</text:p>
          </table:table-cell>
          <table:table-cell table:formula="of:=[.C94]/([.D94]-[.D93])" office:value-type="float" office:value="79877.2594659559" calcext:value-type="float">
            <text:p>79877.2594659559</text:p>
          </table:table-cell>
          <table:table-cell/>
          <table:table-cell office:value-type="float" office:value="1443128381.12815" calcext:value-type="float">
            <text:p>1443128381.12815</text:p>
          </table:table-cell>
          <table:table-cell table:formula="of:=[.G94]-[.$B$2]" office:value-type="float" office:value="21.1279556751251" calcext:value-type="float">
            <text:p>21.1279556751</text:p>
          </table:table-cell>
          <table:table-cell table:formula="of:=[.C94]/([.H94]-[.H93])" office:value-type="float" office:value="79984.1304456708" calcext:value-type="float">
            <text:p>79984.1304456708</text:p>
          </table:table-cell>
          <table:table-cell table:formula="of:=[.G94]-[.$B94]" office:value-type="float" office:value="0.190827369689941" calcext:value-type="float">
            <text:p>0.190827369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28381.03788" calcext:value-type="float">
            <text:p>1443128381.03788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76889705658" calcext:value-type="float">
            <text:p>21.0376889706</text:p>
          </table:table-cell>
          <table:table-cell table:formula="of:=[.C95]/([.D95]-[.D94])" office:value-type="float" office:value="81781.4797596863" calcext:value-type="float">
            <text:p>81781.4797596863</text:p>
          </table:table-cell>
          <table:table-cell/>
          <table:table-cell office:value-type="float" office:value="1443128381.22884" calcext:value-type="float">
            <text:p>1443128381.22884</text:p>
          </table:table-cell>
          <table:table-cell table:formula="of:=[.G95]-[.$B$2]" office:value-type="float" office:value="21.2286462783813" calcext:value-type="float">
            <text:p>21.2286462784</text:p>
          </table:table-cell>
          <table:table-cell table:formula="of:=[.C95]/([.H95]-[.H94])" office:value-type="float" office:value="81675.9432761817" calcext:value-type="float">
            <text:p>81675.9432761817</text:p>
          </table:table-cell>
          <table:table-cell table:formula="of:=[.G95]-[.$B95]" office:value-type="float" office:value="0.190957307815552" calcext:value-type="float">
            <text:p>0.190957307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28381.13478" calcext:value-type="float">
            <text:p>1443128381.13478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45903873444" calcext:value-type="float">
            <text:p>21.1345903873</text:p>
          </table:table-cell>
          <table:table-cell table:formula="of:=[.C96]/([.D96]-[.D95])" office:value-type="float" office:value="84869.7601480191" calcext:value-type="float">
            <text:p>84869.7601480191</text:p>
          </table:table-cell>
          <table:table-cell/>
          <table:table-cell office:value-type="float" office:value="1443128381.32584" calcext:value-type="float">
            <text:p>1443128381.32584</text:p>
          </table:table-cell>
          <table:table-cell table:formula="of:=[.G96]-[.$B$2]" office:value-type="float" office:value="21.3256511688232" calcext:value-type="float">
            <text:p>21.3256511688</text:p>
          </table:table-cell>
          <table:table-cell table:formula="of:=[.C96]/([.H96]-[.H95])" office:value-type="float" office:value="84779.2308463679" calcext:value-type="float">
            <text:p>84779.2308463679</text:p>
          </table:table-cell>
          <table:table-cell table:formula="of:=[.G96]-[.$B96]" office:value-type="float" office:value="0.191060781478882" calcext:value-type="float">
            <text:p>0.19106078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28381.23168" calcext:value-type="float">
            <text:p>1443128381.23168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14858436584" calcext:value-type="float">
            <text:p>21.2314858437</text:p>
          </table:table-cell>
          <table:table-cell table:formula="of:=[.C97]/([.D97]-[.D96])" office:value-type="float" office:value="84874.9808591837" calcext:value-type="float">
            <text:p>84874.9808591837</text:p>
          </table:table-cell>
          <table:table-cell/>
          <table:table-cell office:value-type="float" office:value="1443128381.42265" calcext:value-type="float">
            <text:p>1443128381.42265</text:p>
          </table:table-cell>
          <table:table-cell table:formula="of:=[.G97]-[.$B$2]" office:value-type="float" office:value="21.4224603176117" calcext:value-type="float">
            <text:p>21.4224603176</text:p>
          </table:table-cell>
          <table:table-cell table:formula="of:=[.C97]/([.H97]-[.H96])" office:value-type="float" office:value="84950.6488066652" calcext:value-type="float">
            <text:p>84950.6488066652</text:p>
          </table:table-cell>
          <table:table-cell table:formula="of:=[.G97]-[.$B97]" office:value-type="float" office:value="0.190974473953247" calcext:value-type="float">
            <text:p>0.19097447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28381.32859" calcext:value-type="float">
            <text:p>1443128381.32859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83982276916" calcext:value-type="float">
            <text:p>21.3283982277</text:p>
          </table:table-cell>
          <table:table-cell table:formula="of:=[.C98]/([.D98]-[.D97])" office:value-type="float" office:value="84860.1557173785" calcext:value-type="float">
            <text:p>84860.1557173785</text:p>
          </table:table-cell>
          <table:table-cell/>
          <table:table-cell office:value-type="float" office:value="1443128381.51952" calcext:value-type="float">
            <text:p>1443128381.51952</text:p>
          </table:table-cell>
          <table:table-cell table:formula="of:=[.G98]-[.$B$2]" office:value-type="float" office:value="21.5193245410919" calcext:value-type="float">
            <text:p>21.5193245411</text:p>
          </table:table-cell>
          <table:table-cell table:formula="of:=[.C98]/([.H98]-[.H97])" office:value-type="float" office:value="84902.3478898685" calcext:value-type="float">
            <text:p>84902.3478898685</text:p>
          </table:table-cell>
          <table:table-cell table:formula="of:=[.G98]-[.$B98]" office:value-type="float" office:value="0.190926313400269" calcext:value-type="float">
            <text:p>0.190926313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28381.4255" calcext:value-type="float">
            <text:p>1443128381.4255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53077507019" calcext:value-type="float">
            <text:p>21.4253077507</text:p>
          </table:table-cell>
          <table:table-cell table:formula="of:=[.C99]/([.D99]-[.D98])" office:value-type="float" office:value="84862.6610114449" calcext:value-type="float">
            <text:p>84862.6610114449</text:p>
          </table:table-cell>
          <table:table-cell/>
          <table:table-cell office:value-type="float" office:value="1443128381.61645" calcext:value-type="float">
            <text:p>1443128381.61645</text:p>
          </table:table-cell>
          <table:table-cell table:formula="of:=[.G99]-[.$B$2]" office:value-type="float" office:value="21.6162540912628" calcext:value-type="float">
            <text:p>21.6162540913</text:p>
          </table:table-cell>
          <table:table-cell table:formula="of:=[.C99]/([.H99]-[.H98])" office:value-type="float" office:value="84845.1270587772" calcext:value-type="float">
            <text:p>84845.1270587772</text:p>
          </table:table-cell>
          <table:table-cell table:formula="of:=[.G99]-[.$B99]" office:value-type="float" office:value="0.190946340560913" calcext:value-type="float">
            <text:p>0.19094634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28381.52237" calcext:value-type="float">
            <text:p>1443128381.52237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21800804138" calcext:value-type="float">
            <text:p>21.5221800804</text:p>
          </table:table-cell>
          <table:table-cell table:formula="of:=[.C100]/([.D100]-[.D99])" office:value-type="float" office:value="84895.2433007147" calcext:value-type="float">
            <text:p>84895.2433007147</text:p>
          </table:table-cell>
          <table:table-cell/>
          <table:table-cell office:value-type="float" office:value="1443128381.71329" calcext:value-type="float">
            <text:p>1443128381.71329</text:p>
          </table:table-cell>
          <table:table-cell table:formula="of:=[.G100]-[.$B$2]" office:value-type="float" office:value="21.7130966186523" calcext:value-type="float">
            <text:p>21.7130966187</text:p>
          </table:table-cell>
          <table:table-cell table:formula="of:=[.C100]/([.H100]-[.H99])" office:value-type="float" office:value="84921.3689655257" calcext:value-type="float">
            <text:p>84921.3689655257</text:p>
          </table:table-cell>
          <table:table-cell table:formula="of:=[.G100]-[.$B100]" office:value-type="float" office:value="0.190916538238525" calcext:value-type="float">
            <text:p>0.19091653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28381.61928" calcext:value-type="float">
            <text:p>1443128381.61928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9090795517" calcext:value-type="float">
            <text:p>21.6190907955</text:p>
          </table:table-cell>
          <table:table-cell table:formula="of:=[.C101]/([.D101]-[.D100])" office:value-type="float" office:value="84861.6171209404" calcext:value-type="float">
            <text:p>84861.6171209404</text:p>
          </table:table-cell>
          <table:table-cell/>
          <table:table-cell office:value-type="float" office:value="1443128381.81021" calcext:value-type="float">
            <text:p>1443128381.81021</text:p>
          </table:table-cell>
          <table:table-cell table:formula="of:=[.G101]-[.$B$2]" office:value-type="float" office:value="21.8100225925446" calcext:value-type="float">
            <text:p>21.8100225925</text:p>
          </table:table-cell>
          <table:table-cell table:formula="of:=[.C101]/([.H101]-[.H100])" office:value-type="float" office:value="84848.25759033" calcext:value-type="float">
            <text:p>84848.25759033</text:p>
          </table:table-cell>
          <table:table-cell table:formula="of:=[.G101]-[.$B101]" office:value-type="float" office:value="0.190931797027588" calcext:value-type="float">
            <text:p>0.1909317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28381.71618" calcext:value-type="float">
            <text:p>1443128381.71618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59914970398" calcext:value-type="float">
            <text:p>21.715991497</text:p>
          </table:table-cell>
          <table:table-cell table:formula="of:=[.C102]/([.D102]-[.D101])" office:value-type="float" office:value="84870.3865994474" calcext:value-type="float">
            <text:p>84870.3865994474</text:p>
          </table:table-cell>
          <table:table-cell/>
          <table:table-cell office:value-type="float" office:value="1443128381.90699" calcext:value-type="float">
            <text:p>1443128381.90699</text:p>
          </table:table-cell>
          <table:table-cell table:formula="of:=[.G102]-[.$B$2]" office:value-type="float" office:value="21.9068024158478" calcext:value-type="float">
            <text:p>21.9068024158</text:p>
          </table:table-cell>
          <table:table-cell table:formula="of:=[.C102]/([.H102]-[.H101])" office:value-type="float" office:value="84976.3899054996" calcext:value-type="float">
            <text:p>84976.3899054996</text:p>
          </table:table-cell>
          <table:table-cell table:formula="of:=[.G102]-[.$B102]" office:value-type="float" office:value="0.190810918807983" calcext:value-type="float">
            <text:p>0.19081091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28381.81308" calcext:value-type="float">
            <text:p>1443128381.81308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2887430191" calcext:value-type="float">
            <text:p>21.8128874302</text:p>
          </table:table-cell>
          <table:table-cell table:formula="of:=[.C103]/([.D103]-[.D102])" office:value-type="float" office:value="84874.5631786541" calcext:value-type="float">
            <text:p>84874.5631786541</text:p>
          </table:table-cell>
          <table:table-cell/>
          <table:table-cell office:value-type="float" office:value="1443128382.00402" calcext:value-type="float">
            <text:p>1443128382.00402</text:p>
          </table:table-cell>
          <table:table-cell table:formula="of:=[.G103]-[.$B$2]" office:value-type="float" office:value="22.0038278102875" calcext:value-type="float">
            <text:p>22.0038278103</text:p>
          </table:table-cell>
          <table:table-cell table:formula="of:=[.C103]/([.H103]-[.H102])" office:value-type="float" office:value="84761.3147825061" calcext:value-type="float">
            <text:p>84761.3147825061</text:p>
          </table:table-cell>
          <table:table-cell table:formula="of:=[.G103]-[.$B103]" office:value-type="float" office:value="0.190940380096436" calcext:value-type="float">
            <text:p>0.19094038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28381.90998" calcext:value-type="float">
            <text:p>1443128381.90998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097864627838" calcext:value-type="float">
            <text:p>21.9097864628</text:p>
          </table:table-cell>
          <table:table-cell table:formula="of:=[.C104]/([.D104]-[.D103])" office:value-type="float" office:value="84871.8483554121" calcext:value-type="float">
            <text:p>84871.8483554121</text:p>
          </table:table-cell>
          <table:table-cell/>
          <table:table-cell office:value-type="float" office:value="1443128382.10102" calcext:value-type="float">
            <text:p>1443128382.10102</text:p>
          </table:table-cell>
          <table:table-cell table:formula="of:=[.G104]-[.$B$2]" office:value-type="float" office:value="22.1008241176605" calcext:value-type="float">
            <text:p>22.1008241177</text:p>
          </table:table-cell>
          <table:table-cell table:formula="of:=[.C104]/([.H104]-[.H103])" office:value-type="float" office:value="84786.7328430409" calcext:value-type="float">
            <text:p>84786.7328430409</text:p>
          </table:table-cell>
          <table:table-cell table:formula="of:=[.G104]-[.$B104]" office:value-type="float" office:value="0.191037654876709" calcext:value-type="float">
            <text:p>0.191037654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28382.00572" calcext:value-type="float">
            <text:p>1443128382.00572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5526304245" calcext:value-type="float">
            <text:p>22.0055263042</text:p>
          </table:table-cell>
          <table:table-cell table:formula="of:=[.C105]/([.D105]-[.D104])" office:value-type="float" office:value="85899.4528765172" calcext:value-type="float">
            <text:p>85899.4528765172</text:p>
          </table:table-cell>
          <table:table-cell/>
          <table:table-cell office:value-type="float" office:value="1443128382.19671" calcext:value-type="float">
            <text:p>1443128382.19671</text:p>
          </table:table-cell>
          <table:table-cell table:formula="of:=[.G105]-[.$B$2]" office:value-type="float" office:value="22.1965148448944" calcext:value-type="float">
            <text:p>22.1965148449</text:p>
          </table:table-cell>
          <table:table-cell table:formula="of:=[.C105]/([.H105]-[.H104])" office:value-type="float" office:value="85943.5416338612" calcext:value-type="float">
            <text:p>85943.5416338612</text:p>
          </table:table-cell>
          <table:table-cell table:formula="of:=[.G105]-[.$B105]" office:value-type="float" office:value="0.190988540649414" calcext:value-type="float">
            <text:p>0.19098854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28382.08619" calcext:value-type="float">
            <text:p>1443128382.08619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60013961792" calcext:value-type="float">
            <text:p>22.0860013962</text:p>
          </table:table-cell>
          <table:table-cell table:formula="of:=[.C106]/([.D106]-[.D105])" office:value-type="float" office:value="102193.110965613" calcext:value-type="float">
            <text:p>102193.110965613</text:p>
          </table:table-cell>
          <table:table-cell/>
          <table:table-cell office:value-type="float" office:value="1443128382.27718" calcext:value-type="float">
            <text:p>1443128382.27718</text:p>
          </table:table-cell>
          <table:table-cell table:formula="of:=[.G106]-[.$B$2]" office:value-type="float" office:value="22.2769844532013" calcext:value-type="float">
            <text:p>22.2769844532</text:p>
          </table:table-cell>
          <table:table-cell table:formula="of:=[.C106]/([.H106]-[.H105])" office:value-type="float" office:value="102200.074948002" calcext:value-type="float">
            <text:p>102200.074948002</text:p>
          </table:table-cell>
          <table:table-cell table:formula="of:=[.G106]-[.$B106]" office:value-type="float" office:value="0.190983057022095" calcext:value-type="float">
            <text:p>0.19098305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28382.16665" calcext:value-type="float">
            <text:p>1443128382.16665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454076767" calcext:value-type="float">
            <text:p>22.1664540768</text:p>
          </table:table-cell>
          <table:table-cell table:formula="of:=[.C107]/([.D107]-[.D106])" office:value-type="float" office:value="102221.578447323" calcext:value-type="float">
            <text:p>102221.578447323</text:p>
          </table:table-cell>
          <table:table-cell/>
          <table:table-cell office:value-type="float" office:value="1443128382.35784" calcext:value-type="float">
            <text:p>1443128382.35784</text:p>
          </table:table-cell>
          <table:table-cell table:formula="of:=[.G107]-[.$B$2]" office:value-type="float" office:value="22.357647895813" calcext:value-type="float">
            <text:p>22.3576478958</text:p>
          </table:table-cell>
          <table:table-cell table:formula="of:=[.C107]/([.H107]-[.H106])" office:value-type="float" office:value="101954.488101748" calcext:value-type="float">
            <text:p>101954.488101748</text:p>
          </table:table-cell>
          <table:table-cell table:formula="of:=[.G107]-[.$B107]" office:value-type="float" office:value="0.191193819046021" calcext:value-type="float">
            <text:p>0.1911938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28382.2471" calcext:value-type="float">
            <text:p>1443128382.2471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69124794006" calcext:value-type="float">
            <text:p>22.2469124794</text:p>
          </table:table-cell>
          <table:table-cell table:formula="of:=[.C108]/([.D108]-[.D107])" office:value-type="float" office:value="102214.308646475" calcext:value-type="float">
            <text:p>102214.308646475</text:p>
          </table:table-cell>
          <table:table-cell/>
          <table:table-cell office:value-type="float" office:value="1443128382.43801" calcext:value-type="float">
            <text:p>1443128382.43801</text:p>
          </table:table-cell>
          <table:table-cell table:formula="of:=[.G108]-[.$B$2]" office:value-type="float" office:value="22.437814950943" calcext:value-type="float">
            <text:p>22.4378149509</text:p>
          </table:table-cell>
          <table:table-cell table:formula="of:=[.C108]/([.H108]-[.H107])" office:value-type="float" office:value="102585.781486714" calcext:value-type="float">
            <text:p>102585.781486714</text:p>
          </table:table-cell>
          <table:table-cell table:formula="of:=[.G108]-[.$B108]" office:value-type="float" office:value="0.190902471542358" calcext:value-type="float">
            <text:p>0.190902471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28382.32756" calcext:value-type="float">
            <text:p>1443128382.32756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36992836" calcext:value-type="float">
            <text:p>22.3273699284</text:p>
          </table:table-cell>
          <table:table-cell table:formula="of:=[.C109]/([.D109]-[.D108])" office:value-type="float" office:value="102215.520208141" calcext:value-type="float">
            <text:p>102215.520208141</text:p>
          </table:table-cell>
          <table:table-cell/>
          <table:table-cell office:value-type="float" office:value="1443128382.51838" calcext:value-type="float">
            <text:p>1443128382.51838</text:p>
          </table:table-cell>
          <table:table-cell table:formula="of:=[.G109]-[.$B$2]" office:value-type="float" office:value="22.5181882381439" calcext:value-type="float">
            <text:p>22.5181882381</text:p>
          </table:table-cell>
          <table:table-cell table:formula="of:=[.C109]/([.H109]-[.H108])" office:value-type="float" office:value="102322.553753968" calcext:value-type="float">
            <text:p>102322.553753968</text:p>
          </table:table-cell>
          <table:table-cell table:formula="of:=[.G109]-[.$B109]" office:value-type="float" office:value="0.190818309783936" calcext:value-type="float">
            <text:p>0.190818309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28382.40801" calcext:value-type="float">
            <text:p>1443128382.40801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78192710876" calcext:value-type="float">
            <text:p>22.4078192711</text:p>
          </table:table-cell>
          <table:table-cell table:formula="of:=[.C110]/([.D110]-[.D109])" office:value-type="float" office:value="102225.819642058" calcext:value-type="float">
            <text:p>102225.819642058</text:p>
          </table:table-cell>
          <table:table-cell/>
          <table:table-cell office:value-type="float" office:value="1443128382.59896" calcext:value-type="float">
            <text:p>1443128382.59896</text:p>
          </table:table-cell>
          <table:table-cell table:formula="of:=[.G110]-[.$B$2]" office:value-type="float" office:value="22.5987691879272" calcext:value-type="float">
            <text:p>22.5987691879</text:p>
          </table:table-cell>
          <table:table-cell table:formula="of:=[.C110]/([.H110]-[.H109])" office:value-type="float" office:value="102058.861580976" calcext:value-type="float">
            <text:p>102058.861580976</text:p>
          </table:table-cell>
          <table:table-cell table:formula="of:=[.G110]-[.$B110]" office:value-type="float" office:value="0.1909499168396" calcext:value-type="float">
            <text:p>0.19094991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28382.4885" calcext:value-type="float">
            <text:p>1443128382.4885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83060455322" calcext:value-type="float">
            <text:p>22.4883060455</text:p>
          </table:table-cell>
          <table:table-cell table:formula="of:=[.C111]/([.D111]-[.D110])" office:value-type="float" office:value="102178.277819578" calcext:value-type="float">
            <text:p>102178.277819578</text:p>
          </table:table-cell>
          <table:table-cell/>
          <table:table-cell office:value-type="float" office:value="1443128382.67946" calcext:value-type="float">
            <text:p>1443128382.67946</text:p>
          </table:table-cell>
          <table:table-cell table:formula="of:=[.G111]-[.$B$2]" office:value-type="float" office:value="22.6792635917664" calcext:value-type="float">
            <text:p>22.6792635918</text:p>
          </table:table-cell>
          <table:table-cell table:formula="of:=[.C111]/([.H111]-[.H110])" office:value-type="float" office:value="102168.593191121" calcext:value-type="float">
            <text:p>102168.593191121</text:p>
          </table:table-cell>
          <table:table-cell table:formula="of:=[.G111]-[.$B111]" office:value-type="float" office:value="0.190957546234131" calcext:value-type="float">
            <text:p>0.19095754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28382.56897" calcext:value-type="float">
            <text:p>1443128382.56897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87777996063" calcext:value-type="float">
            <text:p>22.5687777996</text:p>
          </table:table-cell>
          <table:table-cell table:formula="of:=[.C112]/([.D112]-[.D111])" office:value-type="float" office:value="102197.349798384" calcext:value-type="float">
            <text:p>102197.349798384</text:p>
          </table:table-cell>
          <table:table-cell/>
          <table:table-cell office:value-type="float" office:value="1443128382.75983" calcext:value-type="float">
            <text:p>1443128382.75983</text:p>
          </table:table-cell>
          <table:table-cell table:formula="of:=[.G112]-[.$B$2]" office:value-type="float" office:value="22.7596371173859" calcext:value-type="float">
            <text:p>22.7596371174</text:p>
          </table:table-cell>
          <table:table-cell table:formula="of:=[.C112]/([.H112]-[.H111])" office:value-type="float" office:value="102322.250226187" calcext:value-type="float">
            <text:p>102322.250226187</text:p>
          </table:table-cell>
          <table:table-cell table:formula="of:=[.G112]-[.$B112]" office:value-type="float" office:value="0.190859317779541" calcext:value-type="float">
            <text:p>0.190859317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28382.64942" calcext:value-type="float">
            <text:p>1443128382.64942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92311954498" calcext:value-type="float">
            <text:p>22.6492311954</text:p>
          </table:table-cell>
          <table:table-cell table:formula="of:=[.C113]/([.D113]-[.D112])" office:value-type="float" office:value="102220.669665665" calcext:value-type="float">
            <text:p>102220.669665665</text:p>
          </table:table-cell>
          <table:table-cell/>
          <table:table-cell office:value-type="float" office:value="1443128382.84035" calcext:value-type="float">
            <text:p>1443128382.84035</text:p>
          </table:table-cell>
          <table:table-cell table:formula="of:=[.G113]-[.$B$2]" office:value-type="float" office:value="22.8401601314545" calcext:value-type="float">
            <text:p>22.8401601315</text:p>
          </table:table-cell>
          <table:table-cell table:formula="of:=[.C113]/([.H113]-[.H112])" office:value-type="float" office:value="102132.292179145" calcext:value-type="float">
            <text:p>102132.292179145</text:p>
          </table:table-cell>
          <table:table-cell table:formula="of:=[.G113]-[.$B113]" office:value-type="float" office:value="0.190928936004639" calcext:value-type="float">
            <text:p>0.19092893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28382.72988" calcext:value-type="float">
            <text:p>1443128382.72988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96833992004" calcext:value-type="float">
            <text:p>22.7296833992</text:p>
          </table:table-cell>
          <table:table-cell table:formula="of:=[.C114]/([.D114]-[.D113])" office:value-type="float" office:value="102222.184310739" calcext:value-type="float">
            <text:p>102222.184310739</text:p>
          </table:table-cell>
          <table:table-cell/>
          <table:table-cell office:value-type="float" office:value="1443128382.92086" calcext:value-type="float">
            <text:p>1443128382.92086</text:p>
          </table:table-cell>
          <table:table-cell table:formula="of:=[.G114]-[.$B$2]" office:value-type="float" office:value="22.9206697940826" calcext:value-type="float">
            <text:p>22.9206697941</text:p>
          </table:table-cell>
          <table:table-cell table:formula="of:=[.C114]/([.H114]-[.H113])" office:value-type="float" office:value="102149.229440716" calcext:value-type="float">
            <text:p>102149.229440716</text:p>
          </table:table-cell>
          <table:table-cell table:formula="of:=[.G114]-[.$B114]" office:value-type="float" office:value="0.190986394882202" calcext:value-type="float">
            <text:p>0.19098639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28382.81033" calcext:value-type="float">
            <text:p>1443128382.81033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101370334625" calcext:value-type="float">
            <text:p>22.8101370335</text:p>
          </table:table-cell>
          <table:table-cell table:formula="of:=[.C115]/([.D115]-[.D114])" office:value-type="float" office:value="102220.366742037" calcext:value-type="float">
            <text:p>102220.366742037</text:p>
          </table:table-cell>
          <table:table-cell/>
          <table:table-cell office:value-type="float" office:value="1443128383.00133" calcext:value-type="float">
            <text:p>1443128383.00133</text:p>
          </table:table-cell>
          <table:table-cell table:formula="of:=[.G115]-[.$B$2]" office:value-type="float" office:value="23.0011372566223" calcext:value-type="float">
            <text:p>23.0011372566</text:p>
          </table:table-cell>
          <table:table-cell table:formula="of:=[.C115]/([.H115]-[.H114])" office:value-type="float" office:value="102202.800242959" calcext:value-type="float">
            <text:p>102202.800242959</text:p>
          </table:table-cell>
          <table:table-cell table:formula="of:=[.G115]-[.$B115]" office:value-type="float" office:value="0.19100022315979" calcext:value-type="float">
            <text:p>0.19100022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28382.89081" calcext:value-type="float">
            <text:p>1443128382.89081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6221389771" calcext:value-type="float">
            <text:p>22.890622139</text:p>
          </table:table-cell>
          <table:table-cell table:formula="of:=[.C116]/([.D116]-[.D115])" office:value-type="float" office:value="102180.396576801" calcext:value-type="float">
            <text:p>102180.396576801</text:p>
          </table:table-cell>
          <table:table-cell/>
          <table:table-cell office:value-type="float" office:value="1443128383.08181" calcext:value-type="float">
            <text:p>1443128383.08181</text:p>
          </table:table-cell>
          <table:table-cell table:formula="of:=[.G116]-[.$B$2]" office:value-type="float" office:value="23.0816211700439" calcext:value-type="float">
            <text:p>23.08162117</text:p>
          </table:table-cell>
          <table:table-cell table:formula="of:=[.C116]/([.H116]-[.H115])" office:value-type="float" office:value="102181.910028616" calcext:value-type="float">
            <text:p>102181.910028616</text:p>
          </table:table-cell>
          <table:table-cell table:formula="of:=[.G116]-[.$B116]" office:value-type="float" office:value="0.190999031066895" calcext:value-type="float">
            <text:p>0.19099903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28382.97128" calcext:value-type="float">
            <text:p>1443128382.97128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10850715637" calcext:value-type="float">
            <text:p>22.9710850716</text:p>
          </table:table-cell>
          <table:table-cell table:formula="of:=[.C117]/([.D117]-[.D116])" office:value-type="float" office:value="102208.554120764" calcext:value-type="float">
            <text:p>102208.554120764</text:p>
          </table:table-cell>
          <table:table-cell/>
          <table:table-cell office:value-type="float" office:value="1443128383.16225" calcext:value-type="float">
            <text:p>1443128383.16225</text:p>
          </table:table-cell>
          <table:table-cell table:formula="of:=[.G117]-[.$B$2]" office:value-type="float" office:value="23.1620581150055" calcext:value-type="float">
            <text:p>23.162058115</text:p>
          </table:table-cell>
          <table:table-cell table:formula="of:=[.C117]/([.H117]-[.H116])" office:value-type="float" office:value="102241.575732786" calcext:value-type="float">
            <text:p>102241.575732786</text:p>
          </table:table-cell>
          <table:table-cell table:formula="of:=[.G117]-[.$B117]" office:value-type="float" office:value="0.190973043441772" calcext:value-type="float">
            <text:p>0.190973043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28383.05296" calcext:value-type="float">
            <text:p>1443128383.05296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27701377869" calcext:value-type="float">
            <text:p>23.0527701378</text:p>
          </table:table-cell>
          <table:table-cell table:formula="of:=[.C118]/([.D118]-[.D117])" office:value-type="float" office:value="100679.357687413" calcext:value-type="float">
            <text:p>100679.357687413</text:p>
          </table:table-cell>
          <table:table-cell/>
          <table:table-cell office:value-type="float" office:value="1443128383.24391" calcext:value-type="float">
            <text:p>1443128383.24391</text:p>
          </table:table-cell>
          <table:table-cell table:formula="of:=[.G118]-[.$B$2]" office:value-type="float" office:value="23.2437145709991" calcext:value-type="float">
            <text:p>23.243714571</text:p>
          </table:table-cell>
          <table:table-cell table:formula="of:=[.C118]/([.H118]-[.H117])" office:value-type="float" office:value="100714.633030845" calcext:value-type="float">
            <text:p>100714.633030845</text:p>
          </table:table-cell>
          <table:table-cell table:formula="of:=[.G118]-[.$B118]" office:value-type="float" office:value="0.19094443321228" calcext:value-type="float">
            <text:p>0.19094443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28383.13534" calcext:value-type="float">
            <text:p>1443128383.13534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51509094238" calcext:value-type="float">
            <text:p>23.1351509094</text:p>
          </table:table-cell>
          <table:table-cell table:formula="of:=[.C119]/([.D119]-[.D118])" office:value-type="float" office:value="99829.1207594131" calcext:value-type="float">
            <text:p>99829.1207594131</text:p>
          </table:table-cell>
          <table:table-cell/>
          <table:table-cell office:value-type="float" office:value="1443128383.32629" calcext:value-type="float">
            <text:p>1443128383.32629</text:p>
          </table:table-cell>
          <table:table-cell table:formula="of:=[.G119]-[.$B$2]" office:value-type="float" office:value="23.3261015415192" calcext:value-type="float">
            <text:p>23.3261015415</text:p>
          </table:table-cell>
          <table:table-cell table:formula="of:=[.C119]/([.H119]-[.H118])" office:value-type="float" office:value="99821.6095104701" calcext:value-type="float">
            <text:p>99821.6095104701</text:p>
          </table:table-cell>
          <table:table-cell table:formula="of:=[.G119]-[.$B119]" office:value-type="float" office:value="0.190950632095337" calcext:value-type="float">
            <text:p>0.190950632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28383.21772" calcext:value-type="float">
            <text:p>1443128383.21772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5328731537" calcext:value-type="float">
            <text:p>23.2175328732</text:p>
          </table:table-cell>
          <table:table-cell table:formula="of:=[.C120]/([.D120]-[.D119])" office:value-type="float" office:value="99827.6762006743" calcext:value-type="float">
            <text:p>99827.6762006743</text:p>
          </table:table-cell>
          <table:table-cell/>
          <table:table-cell office:value-type="float" office:value="1443128383.40874" calcext:value-type="float">
            <text:p>1443128383.40874</text:p>
          </table:table-cell>
          <table:table-cell table:formula="of:=[.G120]-[.$B$2]" office:value-type="float" office:value="23.4085528850555" calcext:value-type="float">
            <text:p>23.4085528851</text:p>
          </table:table-cell>
          <table:table-cell table:formula="of:=[.C120]/([.H120]-[.H119])" office:value-type="float" office:value="99743.6748422617" calcext:value-type="float">
            <text:p>99743.6748422617</text:p>
          </table:table-cell>
          <table:table-cell table:formula="of:=[.G120]-[.$B120]" office:value-type="float" office:value="0.191020011901855" calcext:value-type="float">
            <text:p>0.1910200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28383.3001" calcext:value-type="float">
            <text:p>1443128383.3001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2999126911163" calcext:value-type="float">
            <text:p>23.2999126911</text:p>
          </table:table-cell>
          <table:table-cell table:formula="of:=[.C121]/([.D121]-[.D120])" office:value-type="float" office:value="99830.2764365055" calcext:value-type="float">
            <text:p>99830.2764365055</text:p>
          </table:table-cell>
          <table:table-cell/>
          <table:table-cell office:value-type="float" office:value="1443128383.491" calcext:value-type="float">
            <text:p>1443128383.491</text:p>
          </table:table-cell>
          <table:table-cell table:formula="of:=[.G121]-[.$B$2]" office:value-type="float" office:value="23.4908082485199" calcext:value-type="float">
            <text:p>23.4908082485</text:p>
          </table:table-cell>
          <table:table-cell table:formula="of:=[.C121]/([.H121]-[.H120])" office:value-type="float" office:value="99981.3222339451" calcext:value-type="float">
            <text:p>99981.3222339451</text:p>
          </table:table-cell>
          <table:table-cell table:formula="of:=[.G121]-[.$B121]" office:value-type="float" office:value="0.190895557403564" calcext:value-type="float">
            <text:p>0.19089555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28383.38248" calcext:value-type="float">
            <text:p>1443128383.38248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22929859161" calcext:value-type="float">
            <text:p>23.3822929859</text:p>
          </table:table-cell>
          <table:table-cell table:formula="of:=[.C122]/([.D122]-[.D121])" office:value-type="float" office:value="99829.6985946146" calcext:value-type="float">
            <text:p>99829.6985946146</text:p>
          </table:table-cell>
          <table:table-cell/>
          <table:table-cell office:value-type="float" office:value="1443128383.57343" calcext:value-type="float">
            <text:p>1443128383.57343</text:p>
          </table:table-cell>
          <table:table-cell table:formula="of:=[.G122]-[.$B$2]" office:value-type="float" office:value="23.5732369422913" calcext:value-type="float">
            <text:p>23.5732369423</text:p>
          </table:table-cell>
          <table:table-cell table:formula="of:=[.C122]/([.H122]-[.H121])" office:value-type="float" office:value="99771.082419569" calcext:value-type="float">
            <text:p>99771.082419569</text:p>
          </table:table-cell>
          <table:table-cell table:formula="of:=[.G122]-[.$B122]" office:value-type="float" office:value="0.190943956375122" calcext:value-type="float">
            <text:p>0.190943956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28383.46486" calcext:value-type="float">
            <text:p>1443128383.46486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46682739258" calcext:value-type="float">
            <text:p>23.4646682739</text:p>
          </table:table-cell>
          <table:table-cell table:formula="of:=[.C123]/([.D123]-[.D122])" office:value-type="float" office:value="99835.7662681219" calcext:value-type="float">
            <text:p>99835.7662681219</text:p>
          </table:table-cell>
          <table:table-cell/>
          <table:table-cell office:value-type="float" office:value="1443128383.65583" calcext:value-type="float">
            <text:p>1443128383.65583</text:p>
          </table:table-cell>
          <table:table-cell table:formula="of:=[.G123]-[.$B$2]" office:value-type="float" office:value="23.6556346416473" calcext:value-type="float">
            <text:p>23.6556346416</text:p>
          </table:table-cell>
          <table:table-cell table:formula="of:=[.C123]/([.H123]-[.H122])" office:value-type="float" office:value="99808.6119426738" calcext:value-type="float">
            <text:p>99808.6119426738</text:p>
          </table:table-cell>
          <table:table-cell table:formula="of:=[.G123]-[.$B123]" office:value-type="float" office:value="0.190966367721558" calcext:value-type="float">
            <text:p>0.190966367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28383.54726" calcext:value-type="float">
            <text:p>1443128383.54726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70688343048" calcext:value-type="float">
            <text:p>23.5470688343</text:p>
          </table:table-cell>
          <table:table-cell table:formula="of:=[.C124]/([.D124]-[.D123])" office:value-type="float" office:value="99805.1464962255" calcext:value-type="float">
            <text:p>99805.1464962255</text:p>
          </table:table-cell>
          <table:table-cell/>
          <table:table-cell office:value-type="float" office:value="1443128383.73816" calcext:value-type="float">
            <text:p>1443128383.73816</text:p>
          </table:table-cell>
          <table:table-cell table:formula="of:=[.G124]-[.$B$2]" office:value-type="float" office:value="23.7379682064056" calcext:value-type="float">
            <text:p>23.7379682064</text:p>
          </table:table-cell>
          <table:table-cell table:formula="of:=[.C124]/([.H124]-[.H123])" office:value-type="float" office:value="99886.3589125827" calcext:value-type="float">
            <text:p>99886.3589125827</text:p>
          </table:table-cell>
          <table:table-cell table:formula="of:=[.G124]-[.$B124]" office:value-type="float" office:value="0.19089937210083" calcext:value-type="float">
            <text:p>0.190899372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28383.62964" calcext:value-type="float">
            <text:p>1443128383.62964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94467449188" calcext:value-type="float">
            <text:p>23.6294467449</text:p>
          </table:table-cell>
          <table:table-cell table:formula="of:=[.C125]/([.D125]-[.D124])" office:value-type="float" office:value="99832.5878709647" calcext:value-type="float">
            <text:p>99832.5878709647</text:p>
          </table:table-cell>
          <table:table-cell/>
          <table:table-cell office:value-type="float" office:value="1443128383.82055" calcext:value-type="float">
            <text:p>1443128383.82055</text:p>
          </table:table-cell>
          <table:table-cell table:formula="of:=[.G125]-[.$B$2]" office:value-type="float" office:value="23.8203589916229" calcext:value-type="float">
            <text:p>23.8203589916</text:p>
          </table:table-cell>
          <table:table-cell table:formula="of:=[.C125]/([.H125]-[.H124])" office:value-type="float" office:value="99816.9877652125" calcext:value-type="float">
            <text:p>99816.9877652125</text:p>
          </table:table-cell>
          <table:table-cell table:formula="of:=[.G125]-[.$B125]" office:value-type="float" office:value="0.190912246704102" calcext:value-type="float">
            <text:p>0.190912246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28383.71202" calcext:value-type="float">
            <text:p>1443128383.71202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18270397186" calcext:value-type="float">
            <text:p>23.7118270397</text:p>
          </table:table-cell>
          <table:table-cell table:formula="of:=[.C126]/([.D126]-[.D125])" office:value-type="float" office:value="99829.6985946146" calcext:value-type="float">
            <text:p>99829.6985946146</text:p>
          </table:table-cell>
          <table:table-cell/>
          <table:table-cell office:value-type="float" office:value="1443128383.90294" calcext:value-type="float">
            <text:p>1443128383.90294</text:p>
          </table:table-cell>
          <table:table-cell table:formula="of:=[.G126]-[.$B$2]" office:value-type="float" office:value="23.9027435779572" calcext:value-type="float">
            <text:p>23.902743578</text:p>
          </table:table-cell>
          <table:table-cell table:formula="of:=[.C126]/([.H126]-[.H125])" office:value-type="float" office:value="99824.498318603" calcext:value-type="float">
            <text:p>99824.498318603</text:p>
          </table:table-cell>
          <table:table-cell table:formula="of:=[.G126]-[.$B126]" office:value-type="float" office:value="0.190916538238525" calcext:value-type="float">
            <text:p>0.19091653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28383.79438" calcext:value-type="float">
            <text:p>1443128383.79438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41915988922" calcext:value-type="float">
            <text:p>23.7941915989</text:p>
          </table:table-cell>
          <table:table-cell table:formula="of:=[.C127]/([.D127]-[.D126])" office:value-type="float" office:value="99848.7709096804" calcext:value-type="float">
            <text:p>99848.7709096804</text:p>
          </table:table-cell>
          <table:table-cell/>
          <table:table-cell office:value-type="float" office:value="1443128383.98528" calcext:value-type="float">
            <text:p>1443128383.98528</text:p>
          </table:table-cell>
          <table:table-cell table:formula="of:=[.G127]-[.$B$2]" office:value-type="float" office:value="23.9850916862488" calcext:value-type="float">
            <text:p>23.9850916862</text:p>
          </table:table-cell>
          <table:table-cell table:formula="of:=[.C127]/([.H127]-[.H126])" office:value-type="float" office:value="99868.7179415912" calcext:value-type="float">
            <text:p>99868.7179415912</text:p>
          </table:table-cell>
          <table:table-cell table:formula="of:=[.G127]-[.$B127]" office:value-type="float" office:value="0.190900087356567" calcext:value-type="float">
            <text:p>0.190900087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28383.87676" calcext:value-type="float">
            <text:p>1443128383.87676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65721321106" calcext:value-type="float">
            <text:p>23.8765721321</text:p>
          </table:table-cell>
          <table:table-cell table:formula="of:=[.C128]/([.D128]-[.D127])" office:value-type="float" office:value="99829.4096761777" calcext:value-type="float">
            <text:p>99829.4096761777</text:p>
          </table:table-cell>
          <table:table-cell/>
          <table:table-cell office:value-type="float" office:value="1443128384.0678" calcext:value-type="float">
            <text:p>1443128384.0678</text:p>
          </table:table-cell>
          <table:table-cell table:formula="of:=[.G128]-[.$B$2]" office:value-type="float" office:value="24.0676124095917" calcext:value-type="float">
            <text:p>24.0676124096</text:p>
          </table:table-cell>
          <table:table-cell table:formula="of:=[.C128]/([.H128]-[.H127])" office:value-type="float" office:value="99659.8147331683" calcext:value-type="float">
            <text:p>99659.8147331683</text:p>
          </table:table-cell>
          <table:table-cell table:formula="of:=[.G128]-[.$B128]" office:value-type="float" office:value="0.191040277481079" calcext:value-type="float">
            <text:p>0.19104027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28383.95917" calcext:value-type="float">
            <text:p>1443128383.95917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89736461639" calcext:value-type="float">
            <text:p>23.9589736462</text:p>
          </table:table-cell>
          <table:table-cell table:formula="of:=[.C129]/([.D129]-[.D128])" office:value-type="float" office:value="99803.991400886" calcext:value-type="float">
            <text:p>99803.991400886</text:p>
          </table:table-cell>
          <table:table-cell/>
          <table:table-cell office:value-type="float" office:value="1443128384.15012" calcext:value-type="float">
            <text:p>1443128384.15012</text:p>
          </table:table-cell>
          <table:table-cell table:formula="of:=[.G129]-[.$B$2]" office:value-type="float" office:value="24.1499292850494" calcext:value-type="float">
            <text:p>24.149929285</text:p>
          </table:table-cell>
          <table:table-cell table:formula="of:=[.C129]/([.H129]-[.H128])" office:value-type="float" office:value="99906.6103307054" calcext:value-type="float">
            <text:p>99906.6103307054</text:p>
          </table:table-cell>
          <table:table-cell table:formula="of:=[.G129]-[.$B129]" office:value-type="float" office:value="0.190955638885498" calcext:value-type="float">
            <text:p>0.19095563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28384.04135" calcext:value-type="float">
            <text:p>1443128384.04135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11565303802" calcext:value-type="float">
            <text:p>24.0411565304</text:p>
          </table:table-cell>
          <table:table-cell table:formula="of:=[.C130]/([.D130]-[.D129])" office:value-type="float" office:value="100069.498392805" calcext:value-type="float">
            <text:p>100069.498392805</text:p>
          </table:table-cell>
          <table:table-cell/>
          <table:table-cell office:value-type="float" office:value="1443128384.23232" calcext:value-type="float">
            <text:p>1443128384.23232</text:p>
          </table:table-cell>
          <table:table-cell table:formula="of:=[.G130]-[.$B$2]" office:value-type="float" office:value="24.232125043869" calcext:value-type="float">
            <text:p>24.2321250439</text:p>
          </table:table-cell>
          <table:table-cell table:formula="of:=[.C130]/([.H130]-[.H129])" office:value-type="float" office:value="100053.824164477" calcext:value-type="float">
            <text:p>100053.824164477</text:p>
          </table:table-cell>
          <table:table-cell table:formula="of:=[.G130]-[.$B130]" office:value-type="float" office:value="0.19096851348877" calcext:value-type="float">
            <text:p>0.190968513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28384.12332" calcext:value-type="float">
            <text:p>1443128384.12332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31260299683" calcext:value-type="float">
            <text:p>24.12312603</text:p>
          </table:table-cell>
          <table:table-cell table:formula="of:=[.C131]/([.D131]-[.D130])" office:value-type="float" office:value="100330.001297247" calcext:value-type="float">
            <text:p>100330.001297247</text:p>
          </table:table-cell>
          <table:table-cell/>
          <table:table-cell office:value-type="float" office:value="1443128384.31816" calcext:value-type="float">
            <text:p>1443128384.31816</text:p>
          </table:table-cell>
          <table:table-cell table:formula="of:=[.G131]-[.$B$2]" office:value-type="float" office:value="24.3179731369019" calcext:value-type="float">
            <text:p>24.3179731369</text:p>
          </table:table-cell>
          <table:table-cell table:formula="of:=[.C131]/([.H131]-[.H130])" office:value-type="float" office:value="95797.1191841654" calcext:value-type="float">
            <text:p>95797.1191841654</text:p>
          </table:table-cell>
          <table:table-cell table:formula="of:=[.G131]-[.$B131]" office:value-type="float" office:value="0.194847106933594" calcext:value-type="float">
            <text:p>0.194847106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28384.20528" calcext:value-type="float">
            <text:p>1443128384.20528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50879001617" calcext:value-type="float">
            <text:p>24.2050879002</text:p>
          </table:table-cell>
          <table:table-cell table:formula="of:=[.C132]/([.D132]-[.D131])" office:value-type="float" office:value="100339.3404834" calcext:value-type="float">
            <text:p>100339.3404834</text:p>
          </table:table-cell>
          <table:table-cell/>
          <table:table-cell office:value-type="float" office:value="1443128384.47817" calcext:value-type="float">
            <text:p>1443128384.47817</text:p>
          </table:table-cell>
          <table:table-cell table:formula="of:=[.G132]-[.$B$2]" office:value-type="float" office:value="24.4779736995697" calcext:value-type="float">
            <text:p>24.4779736996</text:p>
          </table:table-cell>
          <table:table-cell table:formula="of:=[.C132]/([.H132]-[.H131])" office:value-type="float" office:value="51399.8192435899" calcext:value-type="float">
            <text:p>51399.8192435899</text:p>
          </table:table-cell>
          <table:table-cell table:formula="of:=[.G132]-[.$B132]" office:value-type="float" office:value="0.272885799407959" calcext:value-type="float">
            <text:p>0.272885799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28384.28726" calcext:value-type="float">
            <text:p>1443128384.28726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70655059814" calcext:value-type="float">
            <text:p>24.287065506</text:p>
          </table:table-cell>
          <table:table-cell table:formula="of:=[.C133]/([.D133]-[.D132])" office:value-type="float" office:value="100320.08031666" calcext:value-type="float">
            <text:p>100320.08031666</text:p>
          </table:table-cell>
          <table:table-cell/>
          <table:table-cell office:value-type="float" office:value="1443128384.56012" calcext:value-type="float">
            <text:p>1443128384.56012</text:p>
          </table:table-cell>
          <table:table-cell table:formula="of:=[.G133]-[.$B$2]" office:value-type="float" office:value="24.5599324703217" calcext:value-type="float">
            <text:p>24.5599324703</text:p>
          </table:table-cell>
          <table:table-cell table:formula="of:=[.C133]/([.H133]-[.H132])" office:value-type="float" office:value="100343.135024436" calcext:value-type="float">
            <text:p>100343.135024436</text:p>
          </table:table-cell>
          <table:table-cell table:formula="of:=[.G133]-[.$B133]" office:value-type="float" office:value="0.27286696434021" calcext:value-type="float">
            <text:p>0.272866964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28384.36923" calcext:value-type="float">
            <text:p>1443128384.36923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90359592438" calcext:value-type="float">
            <text:p>24.3690359592</text:p>
          </table:table-cell>
          <table:table-cell table:formula="of:=[.C134]/([.D134]-[.D133])" office:value-type="float" office:value="100328.834021215" calcext:value-type="float">
            <text:p>100328.834021215</text:p>
          </table:table-cell>
          <table:table-cell/>
          <table:table-cell office:value-type="float" office:value="1443128384.64209" calcext:value-type="float">
            <text:p>1443128384.64209</text:p>
          </table:table-cell>
          <table:table-cell table:formula="of:=[.G134]-[.$B$2]" office:value-type="float" office:value="24.6418972015381" calcext:value-type="float">
            <text:p>24.6418972015</text:p>
          </table:table-cell>
          <table:table-cell table:formula="of:=[.C134]/([.H134]-[.H133])" office:value-type="float" office:value="100335.83808485" calcext:value-type="float">
            <text:p>100335.83808485</text:p>
          </table:table-cell>
          <table:table-cell table:formula="of:=[.G134]-[.$B134]" office:value-type="float" office:value="0.272861242294312" calcext:value-type="float">
            <text:p>0.272861242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28384.4512" calcext:value-type="float">
            <text:p>1443128384.4512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1004743576" calcext:value-type="float">
            <text:p>24.4510047436</text:p>
          </table:table-cell>
          <table:table-cell table:formula="of:=[.C135]/([.D135]-[.D134])" office:value-type="float" office:value="100330.876772096" calcext:value-type="float">
            <text:p>100330.876772096</text:p>
          </table:table-cell>
          <table:table-cell/>
          <table:table-cell office:value-type="float" office:value="1443128384.72407" calcext:value-type="float">
            <text:p>1443128384.72407</text:p>
          </table:table-cell>
          <table:table-cell table:formula="of:=[.G135]-[.$B$2]" office:value-type="float" office:value="24.7238826751709" calcext:value-type="float">
            <text:p>24.7238826752</text:p>
          </table:table-cell>
          <table:table-cell table:formula="of:=[.C135]/([.H135]-[.H134])" office:value-type="float" office:value="100310.45300577" calcext:value-type="float">
            <text:p>100310.45300577</text:p>
          </table:table-cell>
          <table:table-cell table:formula="of:=[.G135]-[.$B135]" office:value-type="float" office:value="0.272877931594849" calcext:value-type="float">
            <text:p>0.272877931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28384.53316" calcext:value-type="float">
            <text:p>1443128384.53316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29687595367" calcext:value-type="float">
            <text:p>24.5329687595</text:p>
          </table:table-cell>
          <table:table-cell table:formula="of:=[.C136]/([.D136]-[.D135])" office:value-type="float" office:value="100336.713661565" calcext:value-type="float">
            <text:p>100336.713661565</text:p>
          </table:table-cell>
          <table:table-cell/>
          <table:table-cell office:value-type="float" office:value="1443128384.80605" calcext:value-type="float">
            <text:p>1443128384.80605</text:p>
          </table:table-cell>
          <table:table-cell table:formula="of:=[.G136]-[.$B$2]" office:value-type="float" office:value="24.8058540821075" calcext:value-type="float">
            <text:p>24.8058540821</text:p>
          </table:table-cell>
          <table:table-cell table:formula="of:=[.C136]/([.H136]-[.H135])" office:value-type="float" office:value="100327.666772344" calcext:value-type="float">
            <text:p>100327.666772344</text:p>
          </table:table-cell>
          <table:table-cell table:formula="of:=[.G136]-[.$B136]" office:value-type="float" office:value="0.272885322570801" calcext:value-type="float">
            <text:p>0.272885322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28384.61513" calcext:value-type="float">
            <text:p>1443128384.61513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49427890778" calcext:value-type="float">
            <text:p>24.6149427891</text:p>
          </table:table-cell>
          <table:table-cell table:formula="of:=[.C137]/([.D137]-[.D136])" office:value-type="float" office:value="100324.456977989" calcext:value-type="float">
            <text:p>100324.456977989</text:p>
          </table:table-cell>
          <table:table-cell/>
          <table:table-cell office:value-type="float" office:value="1443128384.88801" calcext:value-type="float">
            <text:p>1443128384.88801</text:p>
          </table:table-cell>
          <table:table-cell table:formula="of:=[.G137]-[.$B$2]" office:value-type="float" office:value="24.8878195285797" calcext:value-type="float">
            <text:p>24.8878195286</text:p>
          </table:table-cell>
          <table:table-cell table:formula="of:=[.C137]/([.H137]-[.H136])" office:value-type="float" office:value="100334.962523416" calcext:value-type="float">
            <text:p>100334.962523416</text:p>
          </table:table-cell>
          <table:table-cell table:formula="of:=[.G137]-[.$B137]" office:value-type="float" office:value="0.272876739501953" calcext:value-type="float">
            <text:p>0.272876739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28384.69711" calcext:value-type="float">
            <text:p>1443128384.6971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69146728516" calcext:value-type="float">
            <text:p>24.6969146729</text:p>
          </table:table-cell>
          <table:table-cell table:formula="of:=[.C138]/([.D138]-[.D137])" office:value-type="float" office:value="100327.083158094" calcext:value-type="float">
            <text:p>100327.083158094</text:p>
          </table:table-cell>
          <table:table-cell/>
          <table:table-cell office:value-type="float" office:value="1443128384.96988" calcext:value-type="float">
            <text:p>1443128384.96988</text:p>
          </table:table-cell>
          <table:table-cell table:formula="of:=[.G138]-[.$B$2]" office:value-type="float" office:value="24.9696924686432" calcext:value-type="float">
            <text:p>24.9696924686</text:p>
          </table:table-cell>
          <table:table-cell table:formula="of:=[.C138]/([.H138]-[.H137])" office:value-type="float" office:value="100448.328759464" calcext:value-type="float">
            <text:p>100448.328759464</text:p>
          </table:table-cell>
          <table:table-cell table:formula="of:=[.G138]-[.$B138]" office:value-type="float" office:value="0.272777795791626" calcext:value-type="float">
            <text:p>0.272777795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28384.77908" calcext:value-type="float">
            <text:p>1443128384.77908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88841724396" calcext:value-type="float">
            <text:p>24.7788841724</text:p>
          </table:table-cell>
          <table:table-cell table:formula="of:=[.C139]/([.D139]-[.D138])" office:value-type="float" office:value="100330.001297247" calcext:value-type="float">
            <text:p>100330.001297247</text:p>
          </table:table-cell>
          <table:table-cell/>
          <table:table-cell office:value-type="float" office:value="1443128385.0592" calcext:value-type="float">
            <text:p>1443128385.0592</text:p>
          </table:table-cell>
          <table:table-cell table:formula="of:=[.G139]-[.$B$2]" office:value-type="float" office:value="25.0590083599091" calcext:value-type="float">
            <text:p>25.0590083599</text:p>
          </table:table-cell>
          <table:table-cell table:formula="of:=[.C139]/([.H139]-[.H138])" office:value-type="float" office:value="92077.6793854006" calcext:value-type="float">
            <text:p>92077.6793854006</text:p>
          </table:table-cell>
          <table:table-cell table:formula="of:=[.G139]-[.$B139]" office:value-type="float" office:value="0.280124187469482" calcext:value-type="float">
            <text:p>0.280124187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28384.86105" calcext:value-type="float">
            <text:p>1443128384.86105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08539104462" calcext:value-type="float">
            <text:p>24.8608539104</text:p>
          </table:table-cell>
          <table:table-cell table:formula="of:=[.C140]/([.D140]-[.D139])" office:value-type="float" office:value="100329.709475693" calcext:value-type="float">
            <text:p>100329.709475693</text:p>
          </table:table-cell>
          <table:table-cell/>
          <table:table-cell office:value-type="float" office:value="1443128385.21486" calcext:value-type="float">
            <text:p>1443128385.21486</text:p>
          </table:table-cell>
          <table:table-cell table:formula="of:=[.G140]-[.$B$2]" office:value-type="float" office:value="25.2146644592285" calcext:value-type="float">
            <text:p>25.2146644592</text:p>
          </table:table-cell>
          <table:table-cell table:formula="of:=[.C140]/([.H140]-[.H139])" office:value-type="float" office:value="52834.4217538281" calcext:value-type="float">
            <text:p>52834.4217538281</text:p>
          </table:table-cell>
          <table:table-cell table:formula="of:=[.G140]-[.$B140]" office:value-type="float" office:value="0.353810548782349" calcext:value-type="float">
            <text:p>0.353810548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28384.94302" calcext:value-type="float">
            <text:p>1443128384.94302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28277015686" calcext:value-type="float">
            <text:p>24.9428277016</text:p>
          </table:table-cell>
          <table:table-cell table:formula="of:=[.C141]/([.D141]-[.D140])" office:value-type="float" office:value="100324.748768989" calcext:value-type="float">
            <text:p>100324.748768989</text:p>
          </table:table-cell>
          <table:table-cell/>
          <table:table-cell office:value-type="float" office:value="1443128385.2933" calcext:value-type="float">
            <text:p>1443128385.2933</text:p>
          </table:table-cell>
          <table:table-cell table:formula="of:=[.G141]-[.$B$2]" office:value-type="float" office:value="25.2931079864502" calcext:value-type="float">
            <text:p>25.2931079865</text:p>
          </table:table-cell>
          <table:table-cell table:formula="of:=[.C141]/([.H141]-[.H140])" office:value-type="float" office:value="104839.752765823" calcext:value-type="float">
            <text:p>104839.752765823</text:p>
          </table:table-cell>
          <table:table-cell table:formula="of:=[.G141]-[.$B141]" office:value-type="float" office:value="0.350280284881592" calcext:value-type="float">
            <text:p>0.35028028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28385.02392" calcext:value-type="float">
            <text:p>1443128385.02392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37312316895" calcext:value-type="float">
            <text:p>25.0237312317</text:p>
          </table:table-cell>
          <table:table-cell table:formula="of:=[.C142]/([.D142]-[.D141])" office:value-type="float" office:value="101651.930239823" calcext:value-type="float">
            <text:p>101651.930239823</text:p>
          </table:table-cell>
          <table:table-cell/>
          <table:table-cell office:value-type="float" office:value="1443128385.37175" calcext:value-type="float">
            <text:p>1443128385.37175</text:p>
          </table:table-cell>
          <table:table-cell table:formula="of:=[.G142]-[.$B$2]" office:value-type="float" office:value="25.371561050415" calcext:value-type="float">
            <text:p>25.3715610504</text:p>
          </table:table-cell>
          <table:table-cell table:formula="of:=[.C142]/([.H142]-[.H141])" office:value-type="float" office:value="104827.008460566" calcext:value-type="float">
            <text:p>104827.008460566</text:p>
          </table:table-cell>
          <table:table-cell table:formula="of:=[.G142]-[.$B142]" office:value-type="float" office:value="0.347829818725586" calcext:value-type="float">
            <text:p>0.347829818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28385.1024" calcext:value-type="float">
            <text:p>1443128385.1024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22071838379" calcext:value-type="float">
            <text:p>25.1022071838</text:p>
          </table:table-cell>
          <table:table-cell table:formula="of:=[.C143]/([.D143]-[.D142])" office:value-type="float" office:value="104796.434765701" calcext:value-type="float">
            <text:p>104796.434765701</text:p>
          </table:table-cell>
          <table:table-cell/>
          <table:table-cell office:value-type="float" office:value="1443128385.39666" calcext:value-type="float">
            <text:p>1443128385.39666</text:p>
          </table:table-cell>
          <table:table-cell table:formula="of:=[.G143]-[.$B$2]" office:value-type="float" office:value="25.3964691162109" calcext:value-type="float">
            <text:p>25.3964691162</text:p>
          </table:table-cell>
          <table:table-cell table:formula="of:=[.C143]/([.H143]-[.H142])" office:value-type="float" office:value="330174.171988667" calcext:value-type="float">
            <text:p>330174.171988667</text:p>
          </table:table-cell>
          <table:table-cell table:formula="of:=[.G143]-[.$B143]" office:value-type="float" office:value="0.294261932373047" calcext:value-type="float">
            <text:p>0.29426193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28385.18086" calcext:value-type="float">
            <text:p>1443128385.18086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06690692902" calcext:value-type="float">
            <text:p>25.1806690693</text:p>
          </table:table-cell>
          <table:table-cell table:formula="of:=[.C144]/([.D144]-[.D143])" office:value-type="float" office:value="104815.22273643" calcext:value-type="float">
            <text:p>104815.22273643</text:p>
          </table:table-cell>
          <table:table-cell/>
          <table:table-cell office:value-type="float" office:value="1443128385.45021" calcext:value-type="float">
            <text:p>1443128385.45021</text:p>
          </table:table-cell>
          <table:table-cell table:formula="of:=[.G144]-[.$B$2]" office:value-type="float" office:value="25.45001912117" calcext:value-type="float">
            <text:p>25.4500191212</text:p>
          </table:table-cell>
          <table:table-cell table:formula="of:=[.C144]/([.H144]-[.H143])" office:value-type="float" office:value="153576.082883284" calcext:value-type="float">
            <text:p>153576.082883284</text:p>
          </table:table-cell>
          <table:table-cell table:formula="of:=[.G144]-[.$B144]" office:value-type="float" office:value="0.269350051879883" calcext:value-type="float">
            <text:p>0.26935005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28385.25933" calcext:value-type="float">
            <text:p>1443128385.25933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91347694397" calcext:value-type="float">
            <text:p>25.2591347694</text:p>
          </table:table-cell>
          <table:table-cell table:formula="of:=[.C145]/([.D145]-[.D144])" office:value-type="float" office:value="104810.127027824" calcext:value-type="float">
            <text:p>104810.127027824</text:p>
          </table:table-cell>
          <table:table-cell/>
          <table:table-cell office:value-type="float" office:value="1443128385.52883" calcext:value-type="float">
            <text:p>1443128385.52883</text:p>
          </table:table-cell>
          <table:table-cell table:formula="of:=[.G145]-[.$B$2]" office:value-type="float" office:value="25.5286345481873" calcext:value-type="float">
            <text:p>25.5286345482</text:p>
          </table:table-cell>
          <table:table-cell table:formula="of:=[.C145]/([.H145]-[.H144])" office:value-type="float" office:value="104610.511092173" calcext:value-type="float">
            <text:p>104610.511092173</text:p>
          </table:table-cell>
          <table:table-cell table:formula="of:=[.G145]-[.$B145]" office:value-type="float" office:value="0.269499778747559" calcext:value-type="float">
            <text:p>0.269499778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28385.33778" calcext:value-type="float">
            <text:p>1443128385.33778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75930786133" calcext:value-type="float">
            <text:p>25.3375930786</text:p>
          </table:table-cell>
          <table:table-cell table:formula="of:=[.C146]/([.D146]-[.D145])" office:value-type="float" office:value="104820.000413276" calcext:value-type="float">
            <text:p>104820.000413276</text:p>
          </table:table-cell>
          <table:table-cell/>
          <table:table-cell office:value-type="float" office:value="1443128385.60711" calcext:value-type="float">
            <text:p>1443128385.60711</text:p>
          </table:table-cell>
          <table:table-cell table:formula="of:=[.G146]-[.$B$2]" office:value-type="float" office:value="25.6069138050079" calcext:value-type="float">
            <text:p>25.606913805</text:p>
          </table:table-cell>
          <table:table-cell table:formula="of:=[.C146]/([.H146]-[.H145])" office:value-type="float" office:value="105059.760835996" calcext:value-type="float">
            <text:p>105059.760835996</text:p>
          </table:table-cell>
          <table:table-cell table:formula="of:=[.G146]-[.$B146]" office:value-type="float" office:value="0.269320726394653" calcext:value-type="float">
            <text:p>0.269320726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28385.41625" calcext:value-type="float">
            <text:p>1443128385.41625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60552024841" calcext:value-type="float">
            <text:p>25.4160552025</text:p>
          </table:table-cell>
          <table:table-cell table:formula="of:=[.C147]/([.D147]-[.D146])" office:value-type="float" office:value="104814.904240126" calcext:value-type="float">
            <text:p>104814.904240126</text:p>
          </table:table-cell>
          <table:table-cell/>
          <table:table-cell office:value-type="float" office:value="1443128385.68567" calcext:value-type="float">
            <text:p>1443128385.68567</text:p>
          </table:table-cell>
          <table:table-cell table:formula="of:=[.G147]-[.$B$2]" office:value-type="float" office:value="25.6854767799377" calcext:value-type="float">
            <text:p>25.6854767799</text:p>
          </table:table-cell>
          <table:table-cell table:formula="of:=[.C147]/([.H147]-[.H146])" office:value-type="float" office:value="104680.353657019" calcext:value-type="float">
            <text:p>104680.353657019</text:p>
          </table:table-cell>
          <table:table-cell table:formula="of:=[.G147]-[.$B147]" office:value-type="float" office:value="0.269421577453613" calcext:value-type="float">
            <text:p>0.269421577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28385.49471" calcext:value-type="float">
            <text:p>1443128385.49471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45168495178" calcext:value-type="float">
            <text:p>25.4945168495</text:p>
          </table:table-cell>
          <table:table-cell table:formula="of:=[.C148]/([.D148]-[.D147])" office:value-type="float" office:value="104815.54123467" calcext:value-type="float">
            <text:p>104815.54123467</text:p>
          </table:table-cell>
          <table:table-cell/>
          <table:table-cell office:value-type="float" office:value="1443128385.764" calcext:value-type="float">
            <text:p>1443128385.764</text:p>
          </table:table-cell>
          <table:table-cell table:formula="of:=[.G148]-[.$B$2]" office:value-type="float" office:value="25.7638070583344" calcext:value-type="float">
            <text:p>25.7638070583</text:p>
          </table:table-cell>
          <table:table-cell table:formula="of:=[.C148]/([.H148]-[.H147])" office:value-type="float" office:value="104991.328619563" calcext:value-type="float">
            <text:p>104991.328619563</text:p>
          </table:table-cell>
          <table:table-cell table:formula="of:=[.G148]-[.$B148]" office:value-type="float" office:value="0.269290208816528" calcext:value-type="float">
            <text:p>0.26929020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28385.57317" calcext:value-type="float">
            <text:p>1443128385.57317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29789733887" calcext:value-type="float">
            <text:p>25.5729789734</text:p>
          </table:table-cell>
          <table:table-cell table:formula="of:=[.C149]/([.D149]-[.D148])" office:value-type="float" office:value="104814.904240126" calcext:value-type="float">
            <text:p>104814.904240126</text:p>
          </table:table-cell>
          <table:table-cell/>
          <table:table-cell office:value-type="float" office:value="1443128385.84252" calcext:value-type="float">
            <text:p>1443128385.84252</text:p>
          </table:table-cell>
          <table:table-cell table:formula="of:=[.G149]-[.$B$2]" office:value-type="float" office:value="25.8423254489899" calcext:value-type="float">
            <text:p>25.842325449</text:p>
          </table:table-cell>
          <table:table-cell table:formula="of:=[.C149]/([.H149]-[.H148])" office:value-type="float" office:value="104739.793204385" calcext:value-type="float">
            <text:p>104739.793204385</text:p>
          </table:table-cell>
          <table:table-cell table:formula="of:=[.G149]-[.$B149]" office:value-type="float" office:value="0.269346475601196" calcext:value-type="float">
            <text:p>0.269346475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28385.65163" calcext:value-type="float">
            <text:p>1443128385.65163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14399051666" calcext:value-type="float">
            <text:p>25.6514399052</text:p>
          </table:table-cell>
          <table:table-cell table:formula="of:=[.C150]/([.D150]-[.D149])" office:value-type="float" office:value="104816.496741003" calcext:value-type="float">
            <text:p>104816.496741003</text:p>
          </table:table-cell>
          <table:table-cell/>
          <table:table-cell office:value-type="float" office:value="1443128385.92097" calcext:value-type="float">
            <text:p>1443128385.92097</text:p>
          </table:table-cell>
          <table:table-cell table:formula="of:=[.G150]-[.$B$2]" office:value-type="float" office:value="25.9207811355591" calcext:value-type="float">
            <text:p>25.9207811356</text:p>
          </table:table-cell>
          <table:table-cell table:formula="of:=[.C150]/([.H150]-[.H149])" office:value-type="float" office:value="104823.504319789" calcext:value-type="float">
            <text:p>104823.504319789</text:p>
          </table:table-cell>
          <table:table-cell table:formula="of:=[.G150]-[.$B150]" office:value-type="float" office:value="0.269341230392456" calcext:value-type="float">
            <text:p>0.26934123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28385.73009" calcext:value-type="float">
            <text:p>1443128385.73009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299017906189" calcext:value-type="float">
            <text:p>25.7299017906</text:p>
          </table:table-cell>
          <table:table-cell table:formula="of:=[.C151]/([.D151]-[.D150])" office:value-type="float" office:value="104815.22273643" calcext:value-type="float">
            <text:p>104815.22273643</text:p>
          </table:table-cell>
          <table:table-cell/>
          <table:table-cell office:value-type="float" office:value="1443128385.99945" calcext:value-type="float">
            <text:p>1443128385.99945</text:p>
          </table:table-cell>
          <table:table-cell table:formula="of:=[.G151]-[.$B$2]" office:value-type="float" office:value="25.9992620944977" calcext:value-type="float">
            <text:p>25.9992620945</text:p>
          </table:table-cell>
          <table:table-cell table:formula="of:=[.C151]/([.H151]-[.H150])" office:value-type="float" office:value="104789.749147105" calcext:value-type="float">
            <text:p>104789.749147105</text:p>
          </table:table-cell>
          <table:table-cell table:formula="of:=[.G151]-[.$B151]" office:value-type="float" office:value="0.269360303878784" calcext:value-type="float">
            <text:p>0.26936030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28385.80855" calcext:value-type="float">
            <text:p>1443128385.80855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83603382111" calcext:value-type="float">
            <text:p>25.8083603382</text:p>
          </table:table-cell>
          <table:table-cell table:formula="of:=[.C152]/([.D152]-[.D151])" office:value-type="float" office:value="104819.681887936" calcext:value-type="float">
            <text:p>104819.681887936</text:p>
          </table:table-cell>
          <table:table-cell/>
          <table:table-cell office:value-type="float" office:value="1443128386.07804" calcext:value-type="float">
            <text:p>1443128386.07804</text:p>
          </table:table-cell>
          <table:table-cell table:formula="of:=[.G152]-[.$B$2]" office:value-type="float" office:value="26.0778484344482" calcext:value-type="float">
            <text:p>26.0778484344</text:p>
          </table:table-cell>
          <table:table-cell table:formula="of:=[.C152]/([.H152]-[.H151])" office:value-type="float" office:value="104649.230453711" calcext:value-type="float">
            <text:p>104649.230453711</text:p>
          </table:table-cell>
          <table:table-cell table:formula="of:=[.G152]-[.$B152]" office:value-type="float" office:value="0.269488096237183" calcext:value-type="float">
            <text:p>0.269488096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28385.887" calcext:value-type="float">
            <text:p>1443128385.887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68052959442" calcext:value-type="float">
            <text:p>25.8868052959</text:p>
          </table:table-cell>
          <table:table-cell table:formula="of:=[.C153]/([.D153]-[.D152])" office:value-type="float" office:value="104837.840922492" calcext:value-type="float">
            <text:p>104837.840922492</text:p>
          </table:table-cell>
          <table:table-cell/>
          <table:table-cell office:value-type="float" office:value="1443128386.15636" calcext:value-type="float">
            <text:p>1443128386.15636</text:p>
          </table:table-cell>
          <table:table-cell table:formula="of:=[.G153]-[.$B$2]" office:value-type="float" office:value="26.1561653614044" calcext:value-type="float">
            <text:p>26.1561653614</text:p>
          </table:table-cell>
          <table:table-cell table:formula="of:=[.C153]/([.H153]-[.H152])" office:value-type="float" office:value="105009.227502017" calcext:value-type="float">
            <text:p>105009.227502017</text:p>
          </table:table-cell>
          <table:table-cell table:formula="of:=[.G153]-[.$B153]" office:value-type="float" office:value="0.269360065460205" calcext:value-type="float">
            <text:p>0.26936006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28385.96545" calcext:value-type="float">
            <text:p>1443128385.96545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52552604675" calcext:value-type="float">
            <text:p>25.9652552605</text:p>
          </table:table-cell>
          <table:table-cell table:formula="of:=[.C154]/([.D154]-[.D153])" office:value-type="float" office:value="104831.150019906" calcext:value-type="float">
            <text:p>104831.150019906</text:p>
          </table:table-cell>
          <table:table-cell/>
          <table:table-cell office:value-type="float" office:value="1443128386.23284" calcext:value-type="float">
            <text:p>1443128386.23284</text:p>
          </table:table-cell>
          <table:table-cell table:formula="of:=[.G154]-[.$B$2]" office:value-type="float" office:value="26.2326490879059" calcext:value-type="float">
            <text:p>26.2326490879</text:p>
          </table:table-cell>
          <table:table-cell table:formula="of:=[.C154]/([.H154]-[.H153])" office:value-type="float" office:value="107526.141522962" calcext:value-type="float">
            <text:p>107526.141522962</text:p>
          </table:table-cell>
          <table:table-cell table:formula="of:=[.G154]-[.$B154]" office:value-type="float" office:value="0.267393827438354" calcext:value-type="float">
            <text:p>0.267393827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28386.04192" calcext:value-type="float">
            <text:p>1443128386.04192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17256355286" calcext:value-type="float">
            <text:p>26.0417256355</text:p>
          </table:table-cell>
          <table:table-cell table:formula="of:=[.C155]/([.D155]-[.D154])" office:value-type="float" office:value="107544.915183638" calcext:value-type="float">
            <text:p>107544.915183638</text:p>
          </table:table-cell>
          <table:table-cell/>
          <table:table-cell office:value-type="float" office:value="1443128386.3077" calcext:value-type="float">
            <text:p>1443128386.3077</text:p>
          </table:table-cell>
          <table:table-cell table:formula="of:=[.G155]-[.$B$2]" office:value-type="float" office:value="26.3075127601624" calcext:value-type="float">
            <text:p>26.3075127602</text:p>
          </table:table-cell>
          <table:table-cell table:formula="of:=[.C155]/([.H155]-[.H154])" office:value-type="float" office:value="109853.013512696" calcext:value-type="float">
            <text:p>109853.013512696</text:p>
          </table:table-cell>
          <table:table-cell table:formula="of:=[.G155]-[.$B155]" office:value-type="float" office:value="0.265787124633789" calcext:value-type="float">
            <text:p>0.265787124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28386.11682" calcext:value-type="float">
            <text:p>1443128386.11682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66255474091" calcext:value-type="float">
            <text:p>26.1166255474</text:p>
          </table:table-cell>
          <table:table-cell table:formula="of:=[.C156]/([.D156]-[.D155])" office:value-type="float" office:value="109799.862156338" calcext:value-type="float">
            <text:p>109799.862156338</text:p>
          </table:table-cell>
          <table:table-cell/>
          <table:table-cell office:value-type="float" office:value="1443128386.38263" calcext:value-type="float">
            <text:p>1443128386.38263</text:p>
          </table:table-cell>
          <table:table-cell table:formula="of:=[.G156]-[.$B$2]" office:value-type="float" office:value="26.3824398517609" calcext:value-type="float">
            <text:p>26.3824398518</text:p>
          </table:table-cell>
          <table:table-cell table:formula="of:=[.C156]/([.H156]-[.H155])" office:value-type="float" office:value="109760.03238011" calcext:value-type="float">
            <text:p>109760.03238011</text:p>
          </table:table-cell>
          <table:table-cell table:formula="of:=[.G156]-[.$B156]" office:value-type="float" office:value="0.265814304351807" calcext:value-type="float">
            <text:p>0.265814304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28386.19172" calcext:value-type="float">
            <text:p>1443128386.19172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15249824524" calcext:value-type="float">
            <text:p>26.1915249825</text:p>
          </table:table-cell>
          <table:table-cell table:formula="of:=[.C157]/([.D157]-[.D156])" office:value-type="float" office:value="109800.561182361" calcext:value-type="float">
            <text:p>109800.561182361</text:p>
          </table:table-cell>
          <table:table-cell/>
          <table:table-cell office:value-type="float" office:value="1443128386.45762" calcext:value-type="float">
            <text:p>1443128386.45762</text:p>
          </table:table-cell>
          <table:table-cell table:formula="of:=[.G157]-[.$B$2]" office:value-type="float" office:value="26.4574251174927" calcext:value-type="float">
            <text:p>26.4574251175</text:p>
          </table:table-cell>
          <table:table-cell table:formula="of:=[.C157]/([.H157]-[.H156])" office:value-type="float" office:value="109674.879721218" calcext:value-type="float">
            <text:p>109674.879721218</text:p>
          </table:table-cell>
          <table:table-cell table:formula="of:=[.G157]-[.$B157]" office:value-type="float" office:value="0.265900135040283" calcext:value-type="float">
            <text:p>0.26590013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28386.26662" calcext:value-type="float">
            <text:p>1443128386.26662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64232254028" calcext:value-type="float">
            <text:p>26.2664232254</text:p>
          </table:table-cell>
          <table:table-cell table:formula="of:=[.C158]/([.D158]-[.D157])" office:value-type="float" office:value="109802.30878636" calcext:value-type="float">
            <text:p>109802.30878636</text:p>
          </table:table-cell>
          <table:table-cell/>
          <table:table-cell office:value-type="float" office:value="1443128386.53246" calcext:value-type="float">
            <text:p>1443128386.53246</text:p>
          </table:table-cell>
          <table:table-cell table:formula="of:=[.G158]-[.$B$2]" office:value-type="float" office:value="26.5322654247284" calcext:value-type="float">
            <text:p>26.5322654247</text:p>
          </table:table-cell>
          <table:table-cell table:formula="of:=[.C158]/([.H158]-[.H157])" office:value-type="float" office:value="109887.309442726" calcext:value-type="float">
            <text:p>109887.309442726</text:p>
          </table:table-cell>
          <table:table-cell table:formula="of:=[.G158]-[.$B158]" office:value-type="float" office:value="0.265842199325562" calcext:value-type="float">
            <text:p>0.265842199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28386.34151" calcext:value-type="float">
            <text:p>1443128386.34151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1322183609" calcext:value-type="float">
            <text:p>26.3413221836</text:p>
          </table:table-cell>
          <table:table-cell table:formula="of:=[.C159]/([.D159]-[.D158])" office:value-type="float" office:value="109801.260217285" calcext:value-type="float">
            <text:p>109801.260217285</text:p>
          </table:table-cell>
          <table:table-cell/>
          <table:table-cell office:value-type="float" office:value="1443128386.60737" calcext:value-type="float">
            <text:p>1443128386.60737</text:p>
          </table:table-cell>
          <table:table-cell table:formula="of:=[.G159]-[.$B$2]" office:value-type="float" office:value="26.6071751117706" calcext:value-type="float">
            <text:p>26.6071751118</text:p>
          </table:table-cell>
          <table:table-cell table:formula="of:=[.C159]/([.H159]-[.H158])" office:value-type="float" office:value="109785.534084037" calcext:value-type="float">
            <text:p>109785.534084037</text:p>
          </table:table-cell>
          <table:table-cell table:formula="of:=[.G159]-[.$B159]" office:value-type="float" office:value="0.265852928161621" calcext:value-type="float">
            <text:p>0.26585292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28386.41642" calcext:value-type="float">
            <text:p>1443128386.41642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62306785583" calcext:value-type="float">
            <text:p>26.4162306786</text:p>
          </table:table-cell>
          <table:table-cell table:formula="of:=[.C160]/([.D160]-[.D159])" office:value-type="float" office:value="109787.281209718" calcext:value-type="float">
            <text:p>109787.281209718</text:p>
          </table:table-cell>
          <table:table-cell/>
          <table:table-cell office:value-type="float" office:value="1443128386.68232" calcext:value-type="float">
            <text:p>1443128386.68232</text:p>
          </table:table-cell>
          <table:table-cell table:formula="of:=[.G160]-[.$B$2]" office:value-type="float" office:value="26.6821236610413" calcext:value-type="float">
            <text:p>26.682123661</text:p>
          </table:table-cell>
          <table:table-cell table:formula="of:=[.C160]/([.H160]-[.H159])" office:value-type="float" office:value="109728.60822568" calcext:value-type="float">
            <text:p>109728.60822568</text:p>
          </table:table-cell>
          <table:table-cell table:formula="of:=[.G160]-[.$B160]" office:value-type="float" office:value="0.26589298248291" calcext:value-type="float">
            <text:p>0.265892982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28386.49134" calcext:value-type="float">
            <text:p>1443128386.49134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11437034607" calcext:value-type="float">
            <text:p>26.4911437035</text:p>
          </table:table-cell>
          <table:table-cell table:formula="of:=[.C161]/([.D161]-[.D160])" office:value-type="float" office:value="109780.642427946" calcext:value-type="float">
            <text:p>109780.642427946</text:p>
          </table:table-cell>
          <table:table-cell/>
          <table:table-cell office:value-type="float" office:value="1443128386.75717" calcext:value-type="float">
            <text:p>1443128386.75717</text:p>
          </table:table-cell>
          <table:table-cell table:formula="of:=[.G161]-[.$B$2]" office:value-type="float" office:value="26.7569804191589" calcext:value-type="float">
            <text:p>26.7569804192</text:p>
          </table:table-cell>
          <table:table-cell table:formula="of:=[.C161]/([.H161]-[.H160])" office:value-type="float" office:value="109863.160077969" calcext:value-type="float">
            <text:p>109863.160077969</text:p>
          </table:table-cell>
          <table:table-cell table:formula="of:=[.G161]-[.$B161]" office:value-type="float" office:value="0.265836715698242" calcext:value-type="float">
            <text:p>0.265836715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28386.56626" calcext:value-type="float">
            <text:p>1443128386.56626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60712718964" calcext:value-type="float">
            <text:p>26.5660712719</text:p>
          </table:table-cell>
          <table:table-cell table:formula="of:=[.C162]/([.D162]-[.D161])" office:value-type="float" office:value="109759.333870029" calcext:value-type="float">
            <text:p>109759.333870029</text:p>
          </table:table-cell>
          <table:table-cell/>
          <table:table-cell office:value-type="float" office:value="1443128386.78016" calcext:value-type="float">
            <text:p>1443128386.78016</text:p>
          </table:table-cell>
          <table:table-cell table:formula="of:=[.G162]-[.$B$2]" office:value-type="float" office:value="26.7799689769745" calcext:value-type="float">
            <text:p>26.779968977</text:p>
          </table:table-cell>
          <table:table-cell table:formula="of:=[.C162]/([.H162]-[.H161])" office:value-type="float" office:value="357743.189720082" calcext:value-type="float">
            <text:p>357743.189720082</text:p>
          </table:table-cell>
          <table:table-cell table:formula="of:=[.G162]-[.$B162]" office:value-type="float" office:value="0.213897705078125" calcext:value-type="float">
            <text:p>0.21389770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28386.64116" calcext:value-type="float">
            <text:p>1443128386.64116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09728527069" calcext:value-type="float">
            <text:p>26.6409728527</text:p>
          </table:table-cell>
          <table:table-cell table:formula="of:=[.C163]/([.D163]-[.D162])" office:value-type="float" office:value="109797.415635345" calcext:value-type="float">
            <text:p>109797.415635345</text:p>
          </table:table-cell>
          <table:table-cell/>
          <table:table-cell office:value-type="float" office:value="1443128386.83209" calcext:value-type="float">
            <text:p>1443128386.83209</text:p>
          </table:table-cell>
          <table:table-cell table:formula="of:=[.G163]-[.$B$2]" office:value-type="float" office:value="26.8318977355957" calcext:value-type="float">
            <text:p>26.8318977356</text:p>
          </table:table-cell>
          <table:table-cell table:formula="of:=[.C163]/([.H163]-[.H162])" office:value-type="float" office:value="158370.818374234" calcext:value-type="float">
            <text:p>158370.818374234</text:p>
          </table:table-cell>
          <table:table-cell table:formula="of:=[.G163]-[.$B163]" office:value-type="float" office:value="0.190924882888794" calcext:value-type="float">
            <text:p>0.19092488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28386.71608" calcext:value-type="float">
            <text:p>1443128386.71608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58842086792" calcext:value-type="float">
            <text:p>26.7158842087</text:p>
          </table:table-cell>
          <table:table-cell table:formula="of:=[.C164]/([.D164]-[.D163])" office:value-type="float" office:value="109783.088201502" calcext:value-type="float">
            <text:p>109783.088201502</text:p>
          </table:table-cell>
          <table:table-cell/>
          <table:table-cell office:value-type="float" office:value="1443128386.90703" calcext:value-type="float">
            <text:p>1443128386.90703</text:p>
          </table:table-cell>
          <table:table-cell table:formula="of:=[.G164]-[.$B$2]" office:value-type="float" office:value="26.9068367481232" calcext:value-type="float">
            <text:p>26.9068367481</text:p>
          </table:table-cell>
          <table:table-cell table:formula="of:=[.C164]/([.H164]-[.H163])" office:value-type="float" office:value="109742.572294849" calcext:value-type="float">
            <text:p>109742.572294849</text:p>
          </table:table-cell>
          <table:table-cell table:formula="of:=[.G164]-[.$B164]" office:value-type="float" office:value="0.19095253944397" calcext:value-type="float">
            <text:p>0.190952539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28386.79098" calcext:value-type="float">
            <text:p>1443128386.79098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07907962799" calcext:value-type="float">
            <text:p>26.7907907963</text:p>
          </table:table-cell>
          <table:table-cell table:formula="of:=[.C165]/([.D165]-[.D164])" office:value-type="float" office:value="109790.076726473" calcext:value-type="float">
            <text:p>109790.076726473</text:p>
          </table:table-cell>
          <table:table-cell/>
          <table:table-cell office:value-type="float" office:value="1443128386.98191" calcext:value-type="float">
            <text:p>1443128386.98191</text:p>
          </table:table-cell>
          <table:table-cell table:formula="of:=[.G165]-[.$B$2]" office:value-type="float" office:value="26.9817225933075" calcext:value-type="float">
            <text:p>26.9817225933</text:p>
          </table:table-cell>
          <table:table-cell table:formula="of:=[.C165]/([.H165]-[.H164])" office:value-type="float" office:value="109820.487166262" calcext:value-type="float">
            <text:p>109820.487166262</text:p>
          </table:table-cell>
          <table:table-cell table:formula="of:=[.G165]-[.$B165]" office:value-type="float" office:value="0.190931797027588" calcext:value-type="float">
            <text:p>0.19093179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28386.86589" calcext:value-type="float">
            <text:p>1443128386.86589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56930923462" calcext:value-type="float">
            <text:p>26.8656930923</text:p>
          </table:table-cell>
          <table:table-cell table:formula="of:=[.C166]/([.D166]-[.D165])" office:value-type="float" office:value="109796.367159723" calcext:value-type="float">
            <text:p>109796.367159723</text:p>
          </table:table-cell>
          <table:table-cell/>
          <table:table-cell office:value-type="float" office:value="1443128390.00729" calcext:value-type="float">
            <text:p>1443128390.00729</text:p>
          </table:table-cell>
          <table:table-cell table:formula="of:=[.G166]-[.$B$2]" office:value-type="float" office:value="30.0071017742157" calcext:value-type="float">
            <text:p>30.0071017742</text:p>
          </table:table-cell>
          <table:table-cell table:formula="of:=[.C166]/([.H166]-[.H165])" office:value-type="float" office:value="2718.33694496807" calcext:value-type="float">
            <text:p>2718.3369449681</text:p>
          </table:table-cell>
          <table:table-cell table:formula="of:=[.G166]-[.$B166]" office:value-type="float" office:value="3.14140868186951" calcext:value-type="float">
            <text:p>3.141408681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28386.94079" calcext:value-type="float">
            <text:p>1443128386.94079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0598487854" calcext:value-type="float">
            <text:p>26.9405984879</text:p>
          </table:table-cell>
          <table:table-cell table:formula="of:=[.C167]/([.D167]-[.D166])" office:value-type="float" office:value="109791.823996741" calcext:value-type="float">
            <text:p>109791.823996741</text:p>
          </table:table-cell>
          <table:table-cell/>
          <table:table-cell office:value-type="float" office:value="1443128395.34655" calcext:value-type="float">
            <text:p>1443128395.34655</text:p>
          </table:table-cell>
          <table:table-cell table:formula="of:=[.G167]-[.$B$2]" office:value-type="float" office:value="35.3463542461395" calcext:value-type="float">
            <text:p>35.3463542461</text:p>
          </table:table-cell>
          <table:table-cell table:formula="of:=[.C167]/([.H167]-[.H166])" office:value-type="float" office:value="1540.29052629473" calcext:value-type="float">
            <text:p>1540.2905262947</text:p>
          </table:table-cell>
          <table:table-cell table:formula="of:=[.G167]-[.$B167]" office:value-type="float" office:value="8.40575575828552" calcext:value-type="float">
            <text:p>8.40575575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28400.02154" calcext:value-type="float">
            <text:p>1443128400.02154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13439464569" calcext:value-type="float">
            <text:p>40.0213439465</text:p>
          </table:table-cell>
          <table:table-cell table:formula="of:=[.C168]/([.D168]-[.D167])" office:value-type="float" office:value="628.71034575413" calcext:value-type="float">
            <text:p>628.7103457541</text:p>
          </table:table-cell>
          <table:table-cell/>
          <table:table-cell office:value-type="float" office:value="1443128400.2125" calcext:value-type="float">
            <text:p>1443128400.2125</text:p>
          </table:table-cell>
          <table:table-cell table:formula="of:=[.G168]-[.$B$2]" office:value-type="float" office:value="40.2123041152954" calcext:value-type="float">
            <text:p>40.2123041153</text:p>
          </table:table-cell>
          <table:table-cell table:formula="of:=[.C168]/([.H168]-[.H167])" office:value-type="float" office:value="1690.11194548674" calcext:value-type="float">
            <text:p>1690.1119454867</text:p>
          </table:table-cell>
          <table:table-cell table:formula="of:=[.G168]-[.$B168]" office:value-type="float" office:value="0.190960168838501" calcext:value-type="float">
            <text:p>0.190960168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28400.12452" calcext:value-type="float">
            <text:p>1443128400.12452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4326467514" calcext:value-type="float">
            <text:p>40.1243264675</text:p>
          </table:table-cell>
          <table:table-cell table:formula="of:=[.C169]/([.D169]-[.D168])" office:value-type="float" office:value="79858.2120109274" calcext:value-type="float">
            <text:p>79858.2120109274</text:p>
          </table:table-cell>
          <table:table-cell/>
          <table:table-cell office:value-type="float" office:value="1443128400.3154" calcext:value-type="float">
            <text:p>1443128400.3154</text:p>
          </table:table-cell>
          <table:table-cell table:formula="of:=[.G169]-[.$B$2]" office:value-type="float" office:value="40.3152129650116" calcext:value-type="float">
            <text:p>40.315212965</text:p>
          </table:table-cell>
          <table:table-cell table:formula="of:=[.C169]/([.H169]-[.H168])" office:value-type="float" office:value="79915.3816477501" calcext:value-type="float">
            <text:p>79915.3816477501</text:p>
          </table:table-cell>
          <table:table-cell table:formula="of:=[.G169]-[.$B169]" office:value-type="float" office:value="0.190886497497559" calcext:value-type="float">
            <text:p>0.19088649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28400.22744" calcext:value-type="float">
            <text:p>1443128400.22744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72453308106" calcext:value-type="float">
            <text:p>40.2272453308</text:p>
          </table:table-cell>
          <table:table-cell table:formula="of:=[.C170]/([.D170]-[.D169])" office:value-type="float" office:value="79907.606211183" calcext:value-type="float">
            <text:p>79907.606211183</text:p>
          </table:table-cell>
          <table:table-cell/>
          <table:table-cell office:value-type="float" office:value="1443128400.41831" calcext:value-type="float">
            <text:p>1443128400.41831</text:p>
          </table:table-cell>
          <table:table-cell table:formula="of:=[.G170]-[.$B$2]" office:value-type="float" office:value="40.4181201457977" calcext:value-type="float">
            <text:p>40.4181201458</text:p>
          </table:table-cell>
          <table:table-cell table:formula="of:=[.C170]/([.H170]-[.H169])" office:value-type="float" office:value="79916.677700962" calcext:value-type="float">
            <text:p>79916.677700962</text:p>
          </table:table-cell>
          <table:table-cell table:formula="of:=[.G170]-[.$B170]" office:value-type="float" office:value="0.190874814987183" calcext:value-type="float">
            <text:p>0.19087481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28400.33036" calcext:value-type="float">
            <text:p>1443128400.33036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01646709442" calcext:value-type="float">
            <text:p>40.3301646709</text:p>
          </table:table-cell>
          <table:table-cell table:formula="of:=[.C171]/([.D171]-[.D170])" office:value-type="float" office:value="79907.2359900388" calcext:value-type="float">
            <text:p>79907.2359900388</text:p>
          </table:table-cell>
          <table:table-cell/>
          <table:table-cell office:value-type="float" office:value="1443128400.52125" calcext:value-type="float">
            <text:p>1443128400.52125</text:p>
          </table:table-cell>
          <table:table-cell table:formula="of:=[.G171]-[.$B$2]" office:value-type="float" office:value="40.5210583209991" calcext:value-type="float">
            <text:p>40.521058321</text:p>
          </table:table-cell>
          <table:table-cell table:formula="of:=[.C171]/([.H171]-[.H170])" office:value-type="float" office:value="79892.6149983556" calcext:value-type="float">
            <text:p>79892.6149983556</text:p>
          </table:table-cell>
          <table:table-cell table:formula="of:=[.G171]-[.$B171]" office:value-type="float" office:value="0.190893650054932" calcext:value-type="float">
            <text:p>0.190893650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28400.43328" calcext:value-type="float">
            <text:p>1443128400.43328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30856800079" calcext:value-type="float">
            <text:p>40.43308568</text:p>
          </table:table-cell>
          <table:table-cell table:formula="of:=[.C172]/([.D172]-[.D171])" office:value-type="float" office:value="79905.9402430493" calcext:value-type="float">
            <text:p>79905.9402430493</text:p>
          </table:table-cell>
          <table:table-cell/>
          <table:table-cell office:value-type="float" office:value="1443128400.62423" calcext:value-type="float">
            <text:p>1443128400.62423</text:p>
          </table:table-cell>
          <table:table-cell table:formula="of:=[.G172]-[.$B$2]" office:value-type="float" office:value="40.6240425109863" calcext:value-type="float">
            <text:p>40.624042511</text:p>
          </table:table-cell>
          <table:table-cell table:formula="of:=[.C172]/([.H172]-[.H171])" office:value-type="float" office:value="79856.9178533478" calcext:value-type="float">
            <text:p>79856.9178533478</text:p>
          </table:table-cell>
          <table:table-cell table:formula="of:=[.G172]-[.$B172]" office:value-type="float" office:value="0.190956830978394" calcext:value-type="float">
            <text:p>0.19095683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28400.53623" calcext:value-type="float">
            <text:p>1443128400.53623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60352993012" calcext:value-type="float">
            <text:p>40.5360352993</text:p>
          </table:table-cell>
          <table:table-cell table:formula="of:=[.C173]/([.D173]-[.D172])" office:value-type="float" office:value="79883.7339706625" calcext:value-type="float">
            <text:p>79883.7339706625</text:p>
          </table:table-cell>
          <table:table-cell/>
          <table:table-cell office:value-type="float" office:value="1443128400.72711" calcext:value-type="float">
            <text:p>1443128400.72711</text:p>
          </table:table-cell>
          <table:table-cell table:formula="of:=[.G173]-[.$B$2]" office:value-type="float" office:value="40.7269191741943" calcext:value-type="float">
            <text:p>40.7269191742</text:p>
          </table:table-cell>
          <table:table-cell table:formula="of:=[.C173]/([.H173]-[.H172])" office:value-type="float" office:value="79940.3843743627" calcext:value-type="float">
            <text:p>79940.3843743627</text:p>
          </table:table-cell>
          <table:table-cell table:formula="of:=[.G173]-[.$B173]" office:value-type="float" office:value="0.190883874893188" calcext:value-type="float">
            <text:p>0.190883874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28400.63914" calcext:value-type="float">
            <text:p>1443128400.63914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89491558075" calcext:value-type="float">
            <text:p>40.6389491558</text:p>
          </table:table-cell>
          <table:table-cell table:formula="of:=[.C174]/([.D174]-[.D173])" office:value-type="float" office:value="79911.4937403279" calcext:value-type="float">
            <text:p>79911.4937403279</text:p>
          </table:table-cell>
          <table:table-cell/>
          <table:table-cell office:value-type="float" office:value="1443128400.83007" calcext:value-type="float">
            <text:p>1443128400.83007</text:p>
          </table:table-cell>
          <table:table-cell table:formula="of:=[.G174]-[.$B$2]" office:value-type="float" office:value="40.8298778533936" calcext:value-type="float">
            <text:p>40.8298778534</text:p>
          </table:table-cell>
          <table:table-cell table:formula="of:=[.C174]/([.H174]-[.H173])" office:value-type="float" office:value="79876.7045572434" calcext:value-type="float">
            <text:p>79876.7045572434</text:p>
          </table:table-cell>
          <table:table-cell table:formula="of:=[.G174]-[.$B174]" office:value-type="float" office:value="0.19092869758606" calcext:value-type="float">
            <text:p>0.190928697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28400.74208" calcext:value-type="float">
            <text:p>1443128400.74208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18897151947" calcext:value-type="float">
            <text:p>40.7418897152</text:p>
          </table:table-cell>
          <table:table-cell table:formula="of:=[.C175]/([.D175]-[.D174])" office:value-type="float" office:value="79890.7646214135" calcext:value-type="float">
            <text:p>79890.7646214135</text:p>
          </table:table-cell>
          <table:table-cell/>
          <table:table-cell office:value-type="float" office:value="1443128400.93307" calcext:value-type="float">
            <text:p>1443128400.93307</text:p>
          </table:table-cell>
          <table:table-cell table:formula="of:=[.G175]-[.$B$2]" office:value-type="float" office:value="40.9328782558441" calcext:value-type="float">
            <text:p>40.9328782558</text:p>
          </table:table-cell>
          <table:table-cell table:formula="of:=[.C175]/([.H175]-[.H174])" office:value-type="float" office:value="79844.3482193905" calcext:value-type="float">
            <text:p>79844.3482193905</text:p>
          </table:table-cell>
          <table:table-cell table:formula="of:=[.G175]-[.$B175]" office:value-type="float" office:value="0.190988540649414" calcext:value-type="float">
            <text:p>0.190988540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28400.84501" calcext:value-type="float">
            <text:p>1443128400.84501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48214530945" calcext:value-type="float">
            <text:p>40.8448214531</text:p>
          </table:table-cell>
          <table:table-cell table:formula="of:=[.C176]/([.D176]-[.D175])" office:value-type="float" office:value="79897.6114442692" calcext:value-type="float">
            <text:p>79897.6114442692</text:p>
          </table:table-cell>
          <table:table-cell/>
          <table:table-cell office:value-type="float" office:value="1443128401.03587" calcext:value-type="float">
            <text:p>1443128401.03587</text:p>
          </table:table-cell>
          <table:table-cell table:formula="of:=[.G176]-[.$B$2]" office:value-type="float" office:value="41.0356736183167" calcext:value-type="float">
            <text:p>41.0356736183</text:p>
          </table:table-cell>
          <table:table-cell table:formula="of:=[.C176]/([.H176]-[.H175])" office:value-type="float" office:value="80003.6091336062" calcext:value-type="float">
            <text:p>80003.6091336062</text:p>
          </table:table-cell>
          <table:table-cell table:formula="of:=[.G176]-[.$B176]" office:value-type="float" office:value="0.190852165222168" calcext:value-type="float">
            <text:p>0.19085216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28400.94794" calcext:value-type="float">
            <text:p>1443128400.94794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7749376297" calcext:value-type="float">
            <text:p>40.9477493763</text:p>
          </table:table-cell>
          <table:table-cell table:formula="of:=[.C177]/([.D177]-[.D176])" office:value-type="float" office:value="79900.5725960191" calcext:value-type="float">
            <text:p>79900.5725960191</text:p>
          </table:table-cell>
          <table:table-cell/>
          <table:table-cell office:value-type="float" office:value="1443128401.1388" calcext:value-type="float">
            <text:p>1443128401.1388</text:p>
          </table:table-cell>
          <table:table-cell table:formula="of:=[.G177]-[.$B$2]" office:value-type="float" office:value="41.138605594635" calcext:value-type="float">
            <text:p>41.1386055946</text:p>
          </table:table-cell>
          <table:table-cell table:formula="of:=[.C177]/([.H177]-[.H176])" office:value-type="float" office:value="79897.4263795723" calcext:value-type="float">
            <text:p>79897.4263795723</text:p>
          </table:table-cell>
          <table:table-cell table:formula="of:=[.G177]-[.$B177]" office:value-type="float" office:value="0.190856218338013" calcext:value-type="float">
            <text:p>0.190856218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28401.04792" calcext:value-type="float">
            <text:p>1443128401.04792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77323532105" calcext:value-type="float">
            <text:p>41.0477323532</text:p>
          </table:table-cell>
          <table:table-cell table:formula="of:=[.C178]/([.D178]-[.D177])" office:value-type="float" office:value="82254.0021699785" calcext:value-type="float">
            <text:p>82254.0021699785</text:p>
          </table:table-cell>
          <table:table-cell/>
          <table:table-cell office:value-type="float" office:value="1443128401.23884" calcext:value-type="float">
            <text:p>1443128401.23884</text:p>
          </table:table-cell>
          <table:table-cell table:formula="of:=[.G178]-[.$B$2]" office:value-type="float" office:value="41.2386529445648" calcext:value-type="float">
            <text:p>41.2386529446</text:p>
          </table:table-cell>
          <table:table-cell table:formula="of:=[.C178]/([.H178]-[.H177])" office:value-type="float" office:value="82201.0778473366" calcext:value-type="float">
            <text:p>82201.0778473366</text:p>
          </table:table-cell>
          <table:table-cell table:formula="of:=[.G178]-[.$B178]" office:value-type="float" office:value="0.19092059135437" calcext:value-type="float">
            <text:p>0.190920591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28401.14481" calcext:value-type="float">
            <text:p>1443128401.14481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46225643158" calcext:value-type="float">
            <text:p>41.1446225643</text:p>
          </table:table-cell>
          <table:table-cell table:formula="of:=[.C179]/([.D179]-[.D178])" office:value-type="float" office:value="84879.575616346" calcext:value-type="float">
            <text:p>84879.575616346</text:p>
          </table:table-cell>
          <table:table-cell/>
          <table:table-cell office:value-type="float" office:value="1443128401.33572" calcext:value-type="float">
            <text:p>1443128401.33572</text:p>
          </table:table-cell>
          <table:table-cell table:formula="of:=[.G179]-[.$B$2]" office:value-type="float" office:value="41.3355298042297" calcext:value-type="float">
            <text:p>41.3355298042</text:p>
          </table:table-cell>
          <table:table-cell table:formula="of:=[.C179]/([.H179]-[.H178])" office:value-type="float" office:value="84891.2736069855" calcext:value-type="float">
            <text:p>84891.2736069855</text:p>
          </table:table-cell>
          <table:table-cell table:formula="of:=[.G179]-[.$B179]" office:value-type="float" office:value="0.19090723991394" calcext:value-type="float">
            <text:p>0.190907239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28401.2417" calcext:value-type="float">
            <text:p>1443128401.2417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15096759796" calcext:value-type="float">
            <text:p>41.241509676</text:p>
          </table:table-cell>
          <table:table-cell table:formula="of:=[.C180]/([.D180]-[.D179])" office:value-type="float" office:value="84882.2909339672" calcext:value-type="float">
            <text:p>84882.2909339672</text:p>
          </table:table-cell>
          <table:table-cell/>
          <table:table-cell office:value-type="float" office:value="1443128401.43258" calcext:value-type="float">
            <text:p>1443128401.43258</text:p>
          </table:table-cell>
          <table:table-cell table:formula="of:=[.G180]-[.$B$2]" office:value-type="float" office:value="41.4323880672455" calcext:value-type="float">
            <text:p>41.4323880672</text:p>
          </table:table-cell>
          <table:table-cell table:formula="of:=[.C180]/([.H180]-[.H179])" office:value-type="float" office:value="84907.5726111561" calcext:value-type="float">
            <text:p>84907.5726111561</text:p>
          </table:table-cell>
          <table:table-cell table:formula="of:=[.G180]-[.$B180]" office:value-type="float" office:value="0.190878391265869" calcext:value-type="float">
            <text:p>0.19087839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28401.33859" calcext:value-type="float">
            <text:p>1443128401.33859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84027481079" calcext:value-type="float">
            <text:p>41.3384027481</text:p>
          </table:table-cell>
          <table:table-cell table:formula="of:=[.C181]/([.D181]-[.D180])" office:value-type="float" office:value="84877.0693234973" calcext:value-type="float">
            <text:p>84877.0693234973</text:p>
          </table:table-cell>
          <table:table-cell/>
          <table:table-cell office:value-type="float" office:value="1443128401.52953" calcext:value-type="float">
            <text:p>1443128401.52953</text:p>
          </table:table-cell>
          <table:table-cell table:formula="of:=[.G181]-[.$B$2]" office:value-type="float" office:value="41.5293352603912" calcext:value-type="float">
            <text:p>41.5293352604</text:p>
          </table:table-cell>
          <table:table-cell table:formula="of:=[.C181]/([.H181]-[.H180])" office:value-type="float" office:value="84829.6864834025" calcext:value-type="float">
            <text:p>84829.6864834025</text:p>
          </table:table-cell>
          <table:table-cell table:formula="of:=[.G181]-[.$B181]" office:value-type="float" office:value="0.190932512283325" calcext:value-type="float">
            <text:p>0.190932512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28401.43548" calcext:value-type="float">
            <text:p>1443128401.43548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52893829346" calcext:value-type="float">
            <text:p>41.4352893829</text:p>
          </table:table-cell>
          <table:table-cell table:formula="of:=[.C182]/([.D182]-[.D181])" office:value-type="float" office:value="84882.7086905594" calcext:value-type="float">
            <text:p>84882.7086905594</text:p>
          </table:table-cell>
          <table:table-cell/>
          <table:table-cell office:value-type="float" office:value="1443128401.62638" calcext:value-type="float">
            <text:p>1443128401.62638</text:p>
          </table:table-cell>
          <table:table-cell table:formula="of:=[.G182]-[.$B$2]" office:value-type="float" office:value="41.6261880397797" calcext:value-type="float">
            <text:p>41.6261880398</text:p>
          </table:table-cell>
          <table:table-cell table:formula="of:=[.C182]/([.H182]-[.H181])" office:value-type="float" office:value="84912.3799227039" calcext:value-type="float">
            <text:p>84912.3799227039</text:p>
          </table:table-cell>
          <table:table-cell table:formula="of:=[.G182]-[.$B182]" office:value-type="float" office:value="0.190898656845093" calcext:value-type="float">
            <text:p>0.190898656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28401.53237" calcext:value-type="float">
            <text:p>1443128401.53237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21831703186" calcext:value-type="float">
            <text:p>41.5321831703</text:p>
          </table:table-cell>
          <table:table-cell table:formula="of:=[.C183]/([.D183]-[.D182])" office:value-type="float" office:value="84876.4427734115" calcext:value-type="float">
            <text:p>84876.4427734115</text:p>
          </table:table-cell>
          <table:table-cell/>
          <table:table-cell office:value-type="float" office:value="1443128401.72324" calcext:value-type="float">
            <text:p>1443128401.72324</text:p>
          </table:table-cell>
          <table:table-cell table:formula="of:=[.G183]-[.$B$2]" office:value-type="float" office:value="41.7230505943298" calcext:value-type="float">
            <text:p>41.7230505943</text:p>
          </table:table-cell>
          <table:table-cell table:formula="of:=[.C183]/([.H183]-[.H182])" office:value-type="float" office:value="84903.8107470137" calcext:value-type="float">
            <text:p>84903.8107470137</text:p>
          </table:table-cell>
          <table:table-cell table:formula="of:=[.G183]-[.$B183]" office:value-type="float" office:value="0.19086742401123" calcext:value-type="float">
            <text:p>0.1908674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28401.62927" calcext:value-type="float">
            <text:p>1443128401.62927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90826797485" calcext:value-type="float">
            <text:p>41.6290826797</text:p>
          </table:table-cell>
          <table:table-cell table:formula="of:=[.C184]/([.D184]-[.D183])" office:value-type="float" office:value="84871.4307057127" calcext:value-type="float">
            <text:p>84871.4307057127</text:p>
          </table:table-cell>
          <table:table-cell/>
          <table:table-cell office:value-type="float" office:value="1443128401.82023" calcext:value-type="float">
            <text:p>1443128401.82023</text:p>
          </table:table-cell>
          <table:table-cell table:formula="of:=[.G184]-[.$B$2]" office:value-type="float" office:value="41.8200356960297" calcext:value-type="float">
            <text:p>41.820035696</text:p>
          </table:table-cell>
          <table:table-cell table:formula="of:=[.C184]/([.H184]-[.H183])" office:value-type="float" office:value="84796.5291148887" calcext:value-type="float">
            <text:p>84796.5291148887</text:p>
          </table:table-cell>
          <table:table-cell table:formula="of:=[.G184]-[.$B184]" office:value-type="float" office:value="0.190953016281128" calcext:value-type="float">
            <text:p>0.190953016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28401.72617" calcext:value-type="float">
            <text:p>1443128401.72617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59831428528" calcext:value-type="float">
            <text:p>41.7259831429</text:p>
          </table:table-cell>
          <table:table-cell table:formula="of:=[.C185]/([.D185]-[.D184])" office:value-type="float" office:value="84870.5954186453" calcext:value-type="float">
            <text:p>84870.5954186453</text:p>
          </table:table-cell>
          <table:table-cell/>
          <table:table-cell office:value-type="float" office:value="1443128401.91719" calcext:value-type="float">
            <text:p>1443128401.91719</text:p>
          </table:table-cell>
          <table:table-cell table:formula="of:=[.G185]-[.$B$2]" office:value-type="float" office:value="41.9169940948486" calcext:value-type="float">
            <text:p>41.9169940948</text:p>
          </table:table-cell>
          <table:table-cell table:formula="of:=[.C185]/([.H185]-[.H184])" office:value-type="float" office:value="84819.8825493701" calcext:value-type="float">
            <text:p>84819.8825493701</text:p>
          </table:table-cell>
          <table:table-cell table:formula="of:=[.G185]-[.$B185]" office:value-type="float" office:value="0.19101095199585" calcext:value-type="float">
            <text:p>0.19101095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28401.82307" calcext:value-type="float">
            <text:p>1443128401.82307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28809833527" calcext:value-type="float">
            <text:p>41.8228809834</text:p>
          </table:table-cell>
          <table:table-cell table:formula="of:=[.C186]/([.D186]-[.D185])" office:value-type="float" office:value="84872.8924976441" calcext:value-type="float">
            <text:p>84872.8924976441</text:p>
          </table:table-cell>
          <table:table-cell/>
          <table:table-cell office:value-type="float" office:value="1443128402.01403" calcext:value-type="float">
            <text:p>1443128402.01403</text:p>
          </table:table-cell>
          <table:table-cell table:formula="of:=[.G186]-[.$B$2]" office:value-type="float" office:value="42.0138359069824" calcext:value-type="float">
            <text:p>42.013835907</text:p>
          </table:table-cell>
          <table:table-cell table:formula="of:=[.C186]/([.H186]-[.H185])" office:value-type="float" office:value="84921.9961790716" calcext:value-type="float">
            <text:p>84921.9961790716</text:p>
          </table:table-cell>
          <table:table-cell table:formula="of:=[.G186]-[.$B186]" office:value-type="float" office:value="0.190954923629761" calcext:value-type="float">
            <text:p>0.190954923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28401.91998" calcext:value-type="float">
            <text:p>1443128401.91998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197878837585" calcext:value-type="float">
            <text:p>41.9197878838</text:p>
          </table:table-cell>
          <table:table-cell table:formula="of:=[.C187]/([.D187]-[.D186])" office:value-type="float" office:value="84864.957660958" calcext:value-type="float">
            <text:p>84864.957660958</text:p>
          </table:table-cell>
          <table:table-cell/>
          <table:table-cell office:value-type="float" office:value="1443128402.11103" calcext:value-type="float">
            <text:p>1443128402.11103</text:p>
          </table:table-cell>
          <table:table-cell table:formula="of:=[.G187]-[.$B$2]" office:value-type="float" office:value="42.1108360290527" calcext:value-type="float">
            <text:p>42.1108360291</text:p>
          </table:table-cell>
          <table:table-cell table:formula="of:=[.C187]/([.H187]-[.H186])" office:value-type="float" office:value="84783.3984583923" calcext:value-type="float">
            <text:p>84783.3984583923</text:p>
          </table:table-cell>
          <table:table-cell table:formula="of:=[.G187]-[.$B187]" office:value-type="float" office:value="0.191048145294189" calcext:value-type="float">
            <text:p>0.191048145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28402.01403" calcext:value-type="float">
            <text:p>1443128402.01403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38351917267" calcext:value-type="float">
            <text:p>42.0138351917</text:p>
          </table:table-cell>
          <table:table-cell table:formula="of:=[.C188]/([.D188]-[.D187])" office:value-type="float" office:value="87445.3525324302" calcext:value-type="float">
            <text:p>87445.3525324302</text:p>
          </table:table-cell>
          <table:table-cell/>
          <table:table-cell office:value-type="float" office:value="1443128402.20496" calcext:value-type="float">
            <text:p>1443128402.20496</text:p>
          </table:table-cell>
          <table:table-cell table:formula="of:=[.G188]-[.$B$2]" office:value-type="float" office:value="42.2047703266144" calcext:value-type="float">
            <text:p>42.2047703266</text:p>
          </table:table-cell>
          <table:table-cell table:formula="of:=[.C188]/([.H188]-[.H187])" office:value-type="float" office:value="87550.5562236509" calcext:value-type="float">
            <text:p>87550.5562236509</text:p>
          </table:table-cell>
          <table:table-cell table:formula="of:=[.G188]-[.$B188]" office:value-type="float" office:value="0.190935134887695" calcext:value-type="float">
            <text:p>0.190935134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28402.09449" calcext:value-type="float">
            <text:p>1443128402.09449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42997932434" calcext:value-type="float">
            <text:p>42.0942997932</text:p>
          </table:table-cell>
          <table:table-cell table:formula="of:=[.C189]/([.D189]-[.D188])" office:value-type="float" office:value="102206.434195672" calcext:value-type="float">
            <text:p>102206.434195672</text:p>
          </table:table-cell>
          <table:table-cell/>
          <table:table-cell office:value-type="float" office:value="1443128402.28539" calcext:value-type="float">
            <text:p>1443128402.28539</text:p>
          </table:table-cell>
          <table:table-cell table:formula="of:=[.G189]-[.$B$2]" office:value-type="float" office:value="42.2851974964142" calcext:value-type="float">
            <text:p>42.2851974964</text:p>
          </table:table-cell>
          <table:table-cell table:formula="of:=[.C189]/([.H189]-[.H188])" office:value-type="float" office:value="102254.002229231" calcext:value-type="float">
            <text:p>102254.002229231</text:p>
          </table:table-cell>
          <table:table-cell table:formula="of:=[.G189]-[.$B189]" office:value-type="float" office:value="0.190897703170776" calcext:value-type="float">
            <text:p>0.190897703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28402.17495" calcext:value-type="float">
            <text:p>1443128402.17495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47539043427" calcext:value-type="float">
            <text:p>42.1747539043</text:p>
          </table:table-cell>
          <table:table-cell table:formula="of:=[.C190]/([.D190]-[.D189])" office:value-type="float" office:value="102219.760900166" calcext:value-type="float">
            <text:p>102219.760900166</text:p>
          </table:table-cell>
          <table:table-cell/>
          <table:table-cell office:value-type="float" office:value="1443128402.36583" calcext:value-type="float">
            <text:p>1443128402.36583</text:p>
          </table:table-cell>
          <table:table-cell table:formula="of:=[.G190]-[.$B$2]" office:value-type="float" office:value="42.365638256073" calcext:value-type="float">
            <text:p>42.3656382561</text:p>
          </table:table-cell>
          <table:table-cell table:formula="of:=[.C190]/([.H190]-[.H189])" office:value-type="float" office:value="102236.727187582" calcext:value-type="float">
            <text:p>102236.727187582</text:p>
          </table:table-cell>
          <table:table-cell table:formula="of:=[.G190]-[.$B190]" office:value-type="float" office:value="0.190884351730347" calcext:value-type="float">
            <text:p>0.190884351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28402.25538" calcext:value-type="float">
            <text:p>1443128402.25538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51913261414" calcext:value-type="float">
            <text:p>42.2551913261</text:p>
          </table:table-cell>
          <table:table-cell table:formula="of:=[.C191]/([.D191]-[.D190])" office:value-type="float" office:value="102240.969639486" calcext:value-type="float">
            <text:p>102240.969639486</text:p>
          </table:table-cell>
          <table:table-cell/>
          <table:table-cell office:value-type="float" office:value="1443128402.44629" calcext:value-type="float">
            <text:p>1443128402.44629</text:p>
          </table:table-cell>
          <table:table-cell table:formula="of:=[.G191]-[.$B$2]" office:value-type="float" office:value="42.4460957050323" calcext:value-type="float">
            <text:p>42.446095705</text:p>
          </table:table-cell>
          <table:table-cell table:formula="of:=[.C191]/([.H191]-[.H190])" office:value-type="float" office:value="102215.520208141" calcext:value-type="float">
            <text:p>102215.520208141</text:p>
          </table:table-cell>
          <table:table-cell table:formula="of:=[.G191]-[.$B191]" office:value-type="float" office:value="0.190904378890991" calcext:value-type="float">
            <text:p>0.19090437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28402.33584" calcext:value-type="float">
            <text:p>1443128402.33584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56442451477" calcext:value-type="float">
            <text:p>42.3356442451</text:p>
          </table:table-cell>
          <table:table-cell table:formula="of:=[.C192]/([.D192]-[.D191])" office:value-type="float" office:value="102221.275518308" calcext:value-type="float">
            <text:p>102221.275518308</text:p>
          </table:table-cell>
          <table:table-cell/>
          <table:table-cell office:value-type="float" office:value="1443128402.52671" calcext:value-type="float">
            <text:p>1443128402.52671</text:p>
          </table:table-cell>
          <table:table-cell table:formula="of:=[.G192]-[.$B$2]" office:value-type="float" office:value="42.5265161991119" calcext:value-type="float">
            <text:p>42.5265161991</text:p>
          </table:table-cell>
          <table:table-cell table:formula="of:=[.C192]/([.H192]-[.H191])" office:value-type="float" office:value="102262.49035303" calcext:value-type="float">
            <text:p>102262.49035303</text:p>
          </table:table-cell>
          <table:table-cell table:formula="of:=[.G192]-[.$B192]" office:value-type="float" office:value="0.190871953964233" calcext:value-type="float">
            <text:p>0.19087195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28402.41628" calcext:value-type="float">
            <text:p>1443128402.41628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6090965271" calcext:value-type="float">
            <text:p>42.4160909653</text:p>
          </table:table-cell>
          <table:table-cell table:formula="of:=[.C193]/([.D193]-[.D192])" office:value-type="float" office:value="102229.152256252" calcext:value-type="float">
            <text:p>102229.152256252</text:p>
          </table:table-cell>
          <table:table-cell/>
          <table:table-cell office:value-type="float" office:value="1443128402.60717" calcext:value-type="float">
            <text:p>1443128402.60717</text:p>
          </table:table-cell>
          <table:table-cell table:formula="of:=[.G193]-[.$B$2]" office:value-type="float" office:value="42.6069800853729" calcext:value-type="float">
            <text:p>42.6069800854</text:p>
          </table:table-cell>
          <table:table-cell table:formula="of:=[.C193]/([.H193]-[.H192])" office:value-type="float" office:value="102207.342724229" calcext:value-type="float">
            <text:p>102207.342724229</text:p>
          </table:table-cell>
          <table:table-cell table:formula="of:=[.G193]-[.$B193]" office:value-type="float" office:value="0.190889120101929" calcext:value-type="float">
            <text:p>0.190889120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28402.49673" calcext:value-type="float">
            <text:p>1443128402.49673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65415000916" calcext:value-type="float">
            <text:p>42.4965415001</text:p>
          </table:table-cell>
          <table:table-cell table:formula="of:=[.C194]/([.D194]-[.D193])" office:value-type="float" office:value="102224.304889252" calcext:value-type="float">
            <text:p>102224.304889252</text:p>
          </table:table-cell>
          <table:table-cell/>
          <table:table-cell office:value-type="float" office:value="1443128402.68765" calcext:value-type="float">
            <text:p>1443128402.68765</text:p>
          </table:table-cell>
          <table:table-cell table:formula="of:=[.G194]-[.$B$2]" office:value-type="float" office:value="42.6874630451202" calcext:value-type="float">
            <text:p>42.6874630451</text:p>
          </table:table-cell>
          <table:table-cell table:formula="of:=[.C194]/([.H194]-[.H193])" office:value-type="float" office:value="102183.120822348" calcext:value-type="float">
            <text:p>102183.120822348</text:p>
          </table:table-cell>
          <table:table-cell table:formula="of:=[.G194]-[.$B194]" office:value-type="float" office:value="0.190921545028687" calcext:value-type="float">
            <text:p>0.1909215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28402.57724" calcext:value-type="float">
            <text:p>1443128402.57724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70452022553" calcext:value-type="float">
            <text:p>42.5770452023</text:p>
          </table:table-cell>
          <table:table-cell table:formula="of:=[.C195]/([.D195]-[.D194])" office:value-type="float" office:value="102156.792532067" calcext:value-type="float">
            <text:p>102156.792532067</text:p>
          </table:table-cell>
          <table:table-cell/>
          <table:table-cell office:value-type="float" office:value="1443128402.76815" calcext:value-type="float">
            <text:p>1443128402.76815</text:p>
          </table:table-cell>
          <table:table-cell table:formula="of:=[.G195]-[.$B$2]" office:value-type="float" office:value="42.7679569721222" calcext:value-type="float">
            <text:p>42.7679569721</text:p>
          </table:table-cell>
          <table:table-cell table:formula="of:=[.C195]/([.H195]-[.H194])" office:value-type="float" office:value="102169.198426615" calcext:value-type="float">
            <text:p>102169.198426615</text:p>
          </table:table-cell>
          <table:table-cell table:formula="of:=[.G195]-[.$B195]" office:value-type="float" office:value="0.190911769866943" calcext:value-type="float">
            <text:p>0.190911769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28402.65769" calcext:value-type="float">
            <text:p>1443128402.65769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74966907501" calcext:value-type="float">
            <text:p>42.6574966908</text:p>
          </table:table-cell>
          <table:table-cell table:formula="of:=[.C196]/([.D196]-[.D195])" office:value-type="float" office:value="102223.093119329" calcext:value-type="float">
            <text:p>102223.093119329</text:p>
          </table:table-cell>
          <table:table-cell/>
          <table:table-cell office:value-type="float" office:value="1443128402.84866" calcext:value-type="float">
            <text:p>1443128402.84866</text:p>
          </table:table-cell>
          <table:table-cell table:formula="of:=[.G196]-[.$B$2]" office:value-type="float" office:value="42.8484711647034" calcext:value-type="float">
            <text:p>42.8484711647</text:p>
          </table:table-cell>
          <table:table-cell table:formula="of:=[.C196]/([.H196]-[.H195])" office:value-type="float" office:value="102143.482240207" calcext:value-type="float">
            <text:p>102143.482240207</text:p>
          </table:table-cell>
          <table:table-cell table:formula="of:=[.G196]-[.$B196]" office:value-type="float" office:value="0.190974473953247" calcext:value-type="float">
            <text:p>0.19097447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28402.73814" calcext:value-type="float">
            <text:p>1443128402.73814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79491329193" calcext:value-type="float">
            <text:p>42.7379491329</text:p>
          </table:table-cell>
          <table:table-cell table:formula="of:=[.C197]/([.D197]-[.D196])" office:value-type="float" office:value="102221.881378133" calcext:value-type="float">
            <text:p>102221.881378133</text:p>
          </table:table-cell>
          <table:table-cell/>
          <table:table-cell office:value-type="float" office:value="1443128402.92905" calcext:value-type="float">
            <text:p>1443128402.92905</text:p>
          </table:table-cell>
          <table:table-cell table:formula="of:=[.G197]-[.$B$2]" office:value-type="float" office:value="42.9288549423218" calcext:value-type="float">
            <text:p>42.9288549423</text:p>
          </table:table-cell>
          <table:table-cell table:formula="of:=[.C197]/([.H197]-[.H196])" office:value-type="float" office:value="102309.200234907" calcext:value-type="float">
            <text:p>102309.200234907</text:p>
          </table:table-cell>
          <table:table-cell table:formula="of:=[.G197]-[.$B197]" office:value-type="float" office:value="0.190905809402466" calcext:value-type="float">
            <text:p>0.190905809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28402.81858" calcext:value-type="float">
            <text:p>1443128402.81858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8384885788" calcext:value-type="float">
            <text:p>42.8183848858</text:p>
          </table:table-cell>
          <table:table-cell table:formula="of:=[.C198]/([.D198]-[.D197])" office:value-type="float" office:value="102243.090997475" calcext:value-type="float">
            <text:p>102243.090997475</text:p>
          </table:table-cell>
          <table:table-cell/>
          <table:table-cell office:value-type="float" office:value="1443128403.0096" calcext:value-type="float">
            <text:p>1443128403.0096</text:p>
          </table:table-cell>
          <table:table-cell table:formula="of:=[.G198]-[.$B$2]" office:value-type="float" office:value="43.0094120502472" calcext:value-type="float">
            <text:p>43.0094120502</text:p>
          </table:table-cell>
          <table:table-cell table:formula="of:=[.C198]/([.H198]-[.H197])" office:value-type="float" office:value="102089.067144942" calcext:value-type="float">
            <text:p>102089.067144942</text:p>
          </table:table-cell>
          <table:table-cell table:formula="of:=[.G198]-[.$B198]" office:value-type="float" office:value="0.191027164459229" calcext:value-type="float">
            <text:p>0.191027164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28402.89904" calcext:value-type="float">
            <text:p>1443128402.89904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88525867462" calcext:value-type="float">
            <text:p>42.8988525867</text:p>
          </table:table-cell>
          <table:table-cell table:formula="of:=[.C199]/([.D199]-[.D198])" office:value-type="float" office:value="102202.497425231" calcext:value-type="float">
            <text:p>102202.497425231</text:p>
          </table:table-cell>
          <table:table-cell/>
          <table:table-cell office:value-type="float" office:value="1443128403.08993" calcext:value-type="float">
            <text:p>1443128403.08993</text:p>
          </table:table-cell>
          <table:table-cell table:formula="of:=[.G199]-[.$B$2]" office:value-type="float" office:value="43.0897352695465" calcext:value-type="float">
            <text:p>43.0897352695</text:p>
          </table:table-cell>
          <table:table-cell table:formula="of:=[.C199]/([.H199]-[.H198])" office:value-type="float" office:value="102386.334508756" calcext:value-type="float">
            <text:p>102386.334508756</text:p>
          </table:table-cell>
          <table:table-cell table:formula="of:=[.G199]-[.$B199]" office:value-type="float" office:value="0.190882682800293" calcext:value-type="float">
            <text:p>0.190882682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28402.9795" calcext:value-type="float">
            <text:p>1443128402.9795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9306936264" calcext:value-type="float">
            <text:p>42.9793069363</text:p>
          </table:table-cell>
          <table:table-cell table:formula="of:=[.C200]/([.D200]-[.D199])" office:value-type="float" office:value="102219.457981923" calcext:value-type="float">
            <text:p>102219.457981923</text:p>
          </table:table-cell>
          <table:table-cell/>
          <table:table-cell office:value-type="float" office:value="1443128403.17042" calcext:value-type="float">
            <text:p>1443128403.17042</text:p>
          </table:table-cell>
          <table:table-cell table:formula="of:=[.G200]-[.$B$2]" office:value-type="float" office:value="43.1702315807343" calcext:value-type="float">
            <text:p>43.1702315807</text:p>
          </table:table-cell>
          <table:table-cell table:formula="of:=[.C200]/([.H200]-[.H199])" office:value-type="float" office:value="102166.172320852" calcext:value-type="float">
            <text:p>102166.172320852</text:p>
          </table:table-cell>
          <table:table-cell table:formula="of:=[.G200]-[.$B200]" office:value-type="float" office:value="0.190924644470215" calcext:value-type="float">
            <text:p>0.190924644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28403.06139" calcext:value-type="float">
            <text:p>1443128403.06139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12020492554" calcext:value-type="float">
            <text:p>43.0612020493</text:p>
          </table:table-cell>
          <table:table-cell table:formula="of:=[.C201]/([.D201]-[.D200])" office:value-type="float" office:value="100421.132587855" calcext:value-type="float">
            <text:p>100421.132587855</text:p>
          </table:table-cell>
          <table:table-cell/>
          <table:table-cell office:value-type="float" office:value="1443128403.25237" calcext:value-type="float">
            <text:p>1443128403.25237</text:p>
          </table:table-cell>
          <table:table-cell table:formula="of:=[.G201]-[.$B$2]" office:value-type="float" office:value="43.2521758079529" calcext:value-type="float">
            <text:p>43.252175808</text:p>
          </table:table-cell>
          <table:table-cell table:formula="of:=[.C201]/([.H201]-[.H200])" office:value-type="float" office:value="100360.944012057" calcext:value-type="float">
            <text:p>100360.944012057</text:p>
          </table:table-cell>
          <table:table-cell table:formula="of:=[.G201]-[.$B201]" office:value-type="float" office:value="0.19097375869751" calcext:value-type="float">
            <text:p>0.19097375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28403.14377" calcext:value-type="float">
            <text:p>1443128403.14377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35823440552" calcext:value-type="float">
            <text:p>43.1435823441</text:p>
          </table:table-cell>
          <table:table-cell table:formula="of:=[.C202]/([.D202]-[.D201])" office:value-type="float" office:value="99829.6985946146" calcext:value-type="float">
            <text:p>99829.6985946146</text:p>
          </table:table-cell>
          <table:table-cell/>
          <table:table-cell office:value-type="float" office:value="1443128403.33467" calcext:value-type="float">
            <text:p>1443128403.33467</text:p>
          </table:table-cell>
          <table:table-cell table:formula="of:=[.G202]-[.$B$2]" office:value-type="float" office:value="43.3344755172729" calcext:value-type="float">
            <text:p>43.3344755173</text:p>
          </table:table-cell>
          <table:table-cell table:formula="of:=[.C202]/([.H202]-[.H201])" office:value-type="float" office:value="99927.448929575" calcext:value-type="float">
            <text:p>99927.448929575</text:p>
          </table:table-cell>
          <table:table-cell table:formula="of:=[.G202]-[.$B202]" office:value-type="float" office:value="0.190893173217773" calcext:value-type="float">
            <text:p>0.190893173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28403.22615" calcext:value-type="float">
            <text:p>1443128403.22615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59585857391" calcext:value-type="float">
            <text:p>43.2259585857</text:p>
          </table:table-cell>
          <table:table-cell table:formula="of:=[.C203]/([.D203]-[.D202])" office:value-type="float" office:value="99834.6104639215" calcext:value-type="float">
            <text:p>99834.6104639215</text:p>
          </table:table-cell>
          <table:table-cell/>
          <table:table-cell office:value-type="float" office:value="1443128403.41723" calcext:value-type="float">
            <text:p>1443128403.41723</text:p>
          </table:table-cell>
          <table:table-cell table:formula="of:=[.G203]-[.$B$2]" office:value-type="float" office:value="43.4170401096344" calcext:value-type="float">
            <text:p>43.4170401096</text:p>
          </table:table-cell>
          <table:table-cell table:formula="of:=[.C203]/([.H203]-[.H202])" office:value-type="float" office:value="99606.8625155573" calcext:value-type="float">
            <text:p>99606.8625155573</text:p>
          </table:table-cell>
          <table:table-cell table:formula="of:=[.G203]-[.$B203]" office:value-type="float" office:value="0.191081523895264" calcext:value-type="float">
            <text:p>0.191081523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28403.30854" calcext:value-type="float">
            <text:p>1443128403.30854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83462715149" calcext:value-type="float">
            <text:p>43.3083462715</text:p>
          </table:table-cell>
          <table:table-cell table:formula="of:=[.C204]/([.D204]-[.D203])" office:value-type="float" office:value="99820.7429006335" calcext:value-type="float">
            <text:p>99820.7429006335</text:p>
          </table:table-cell>
          <table:table-cell/>
          <table:table-cell office:value-type="float" office:value="1443128403.49946" calcext:value-type="float">
            <text:p>1443128403.49946</text:p>
          </table:table-cell>
          <table:table-cell table:formula="of:=[.G204]-[.$B$2]" office:value-type="float" office:value="43.499272108078" calcext:value-type="float">
            <text:p>43.4992721081</text:p>
          </table:table-cell>
          <table:table-cell table:formula="of:=[.C204]/([.H204]-[.H203])" office:value-type="float" office:value="100009.730465692" calcext:value-type="float">
            <text:p>100009.730465692</text:p>
          </table:table-cell>
          <table:table-cell table:formula="of:=[.G204]-[.$B204]" office:value-type="float" office:value="0.19092583656311" calcext:value-type="float">
            <text:p>0.190925836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28403.39093" calcext:value-type="float">
            <text:p>1443128403.39093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07361030579" calcext:value-type="float">
            <text:p>43.3907361031</text:p>
          </table:table-cell>
          <table:table-cell table:formula="of:=[.C205]/([.D205]-[.D204])" office:value-type="float" office:value="99818.1431614038" calcext:value-type="float">
            <text:p>99818.1431614038</text:p>
          </table:table-cell>
          <table:table-cell/>
          <table:table-cell office:value-type="float" office:value="1443128403.58199" calcext:value-type="float">
            <text:p>1443128403.58199</text:p>
          </table:table-cell>
          <table:table-cell table:formula="of:=[.G205]-[.$B$2]" office:value-type="float" office:value="43.5817971229553" calcext:value-type="float">
            <text:p>43.581797123</text:p>
          </table:table-cell>
          <table:table-cell table:formula="of:=[.C205]/([.H205]-[.H204])" office:value-type="float" office:value="99654.6321406388" calcext:value-type="float">
            <text:p>99654.6321406388</text:p>
          </table:table-cell>
          <table:table-cell table:formula="of:=[.G205]-[.$B205]" office:value-type="float" office:value="0.191061019897461" calcext:value-type="float">
            <text:p>0.191061019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28403.47331" calcext:value-type="float">
            <text:p>1443128403.47331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31209278107" calcext:value-type="float">
            <text:p>43.4731209278</text:p>
          </table:table-cell>
          <table:table-cell table:formula="of:=[.C206]/([.D206]-[.D205])" office:value-type="float" office:value="99824.2094302656" calcext:value-type="float">
            <text:p>99824.2094302656</text:p>
          </table:table-cell>
          <table:table-cell/>
          <table:table-cell office:value-type="float" office:value="1443128403.66421" calcext:value-type="float">
            <text:p>1443128403.66421</text:p>
          </table:table-cell>
          <table:table-cell table:formula="of:=[.G206]-[.$B$2]" office:value-type="float" office:value="43.6640202999115" calcext:value-type="float">
            <text:p>43.6640202999</text:p>
          </table:table-cell>
          <table:table-cell table:formula="of:=[.C206]/([.H206]-[.H205])" office:value-type="float" office:value="100020.460221127" calcext:value-type="float">
            <text:p>100020.460221127</text:p>
          </table:table-cell>
          <table:table-cell table:formula="of:=[.G206]-[.$B206]" office:value-type="float" office:value="0.19089937210083" calcext:value-type="float">
            <text:p>0.190899372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28403.5557" calcext:value-type="float">
            <text:p>1443128403.5557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55064678192" calcext:value-type="float">
            <text:p>43.5555064678</text:p>
          </table:table-cell>
          <table:table-cell table:formula="of:=[.C207]/([.D207]-[.D206])" office:value-type="float" office:value="99823.3427752858" calcext:value-type="float">
            <text:p>99823.3427752858</text:p>
          </table:table-cell>
          <table:table-cell/>
          <table:table-cell office:value-type="float" office:value="1443128403.74658" calcext:value-type="float">
            <text:p>1443128403.74658</text:p>
          </table:table-cell>
          <table:table-cell table:formula="of:=[.G207]-[.$B$2]" office:value-type="float" office:value="43.7463879585266" calcext:value-type="float">
            <text:p>43.7463879585</text:p>
          </table:table-cell>
          <table:table-cell table:formula="of:=[.C207]/([.H207]-[.H206])" office:value-type="float" office:value="99845.0136652435" calcext:value-type="float">
            <text:p>99845.0136652435</text:p>
          </table:table-cell>
          <table:table-cell table:formula="of:=[.G207]-[.$B207]" office:value-type="float" office:value="0.190881490707397" calcext:value-type="float">
            <text:p>0.190881490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28403.63814" calcext:value-type="float">
            <text:p>1443128403.63814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79508972168" calcext:value-type="float">
            <text:p>43.6379508972</text:p>
          </table:table-cell>
          <table:table-cell table:formula="of:=[.C208]/([.D208]-[.D207])" office:value-type="float" office:value="99752.0397689974" calcext:value-type="float">
            <text:p>99752.0397689974</text:p>
          </table:table-cell>
          <table:table-cell/>
          <table:table-cell office:value-type="float" office:value="1443128403.82903" calcext:value-type="float">
            <text:p>1443128403.82903</text:p>
          </table:table-cell>
          <table:table-cell table:formula="of:=[.G208]-[.$B$2]" office:value-type="float" office:value="43.8288388252258" calcext:value-type="float">
            <text:p>43.8288388252</text:p>
          </table:table-cell>
          <table:table-cell table:formula="of:=[.C208]/([.H208]-[.H207])" office:value-type="float" office:value="99744.2516887203" calcext:value-type="float">
            <text:p>99744.2516887203</text:p>
          </table:table-cell>
          <table:table-cell table:formula="of:=[.G208]-[.$B208]" office:value-type="float" office:value="0.190887928009033" calcext:value-type="float">
            <text:p>0.19088792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28403.72052" calcext:value-type="float">
            <text:p>1443128403.7205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203276157379" calcext:value-type="float">
            <text:p>43.7203276157</text:p>
          </table:table-cell>
          <table:table-cell table:formula="of:=[.C209]/([.D209]-[.D208])" office:value-type="float" office:value="99834.0325718569" calcext:value-type="float">
            <text:p>99834.0325718569</text:p>
          </table:table-cell>
          <table:table-cell/>
          <table:table-cell office:value-type="float" office:value="1443128403.91137" calcext:value-type="float">
            <text:p>1443128403.91137</text:p>
          </table:table-cell>
          <table:table-cell table:formula="of:=[.G209]-[.$B$2]" office:value-type="float" office:value="43.911173582077" calcext:value-type="float">
            <text:p>43.9111735821</text:p>
          </table:table-cell>
          <table:table-cell table:formula="of:=[.C209]/([.H209]-[.H208])" office:value-type="float" office:value="99884.9126968729" calcext:value-type="float">
            <text:p>99884.9126968729</text:p>
          </table:table-cell>
          <table:table-cell table:formula="of:=[.G209]-[.$B209]" office:value-type="float" office:value="0.190845966339111" calcext:value-type="float">
            <text:p>0.190845966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28403.8029" calcext:value-type="float">
            <text:p>1443128403.8029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27095794678" calcext:value-type="float">
            <text:p>43.8027095795</text:p>
          </table:table-cell>
          <table:table-cell table:formula="of:=[.C210]/([.D210]-[.D209])" office:value-type="float" office:value="99827.6762006743" calcext:value-type="float">
            <text:p>99827.6762006743</text:p>
          </table:table-cell>
          <table:table-cell/>
          <table:table-cell office:value-type="float" office:value="1443128403.99376" calcext:value-type="float">
            <text:p>1443128403.99376</text:p>
          </table:table-cell>
          <table:table-cell table:formula="of:=[.G210]-[.$B$2]" office:value-type="float" office:value="43.993570804596" calcext:value-type="float">
            <text:p>43.9935708046</text:p>
          </table:table-cell>
          <table:table-cell table:formula="of:=[.C210]/([.H210]-[.H209])" office:value-type="float" office:value="99809.189540479" calcext:value-type="float">
            <text:p>99809.189540479</text:p>
          </table:table-cell>
          <table:table-cell table:formula="of:=[.G210]-[.$B210]" office:value-type="float" office:value="0.190861225128174" calcext:value-type="float">
            <text:p>0.19086122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28403.88535" calcext:value-type="float">
            <text:p>1443128403.88535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51535320282" calcext:value-type="float">
            <text:p>43.885153532</text:p>
          </table:table-cell>
          <table:table-cell table:formula="of:=[.C211]/([.D211]-[.D210])" office:value-type="float" office:value="99752.6167122139" calcext:value-type="float">
            <text:p>99752.6167122139</text:p>
          </table:table-cell>
          <table:table-cell/>
          <table:table-cell office:value-type="float" office:value="1443128404.07638" calcext:value-type="float">
            <text:p>1443128404.07638</text:p>
          </table:table-cell>
          <table:table-cell table:formula="of:=[.G211]-[.$B$2]" office:value-type="float" office:value="44.0761911869049" calcext:value-type="float">
            <text:p>44.0761911869</text:p>
          </table:table-cell>
          <table:table-cell table:formula="of:=[.C211]/([.H211]-[.H210])" office:value-type="float" office:value="99539.6023374262" calcext:value-type="float">
            <text:p>99539.6023374262</text:p>
          </table:table-cell>
          <table:table-cell table:formula="of:=[.G211]-[.$B211]" office:value-type="float" office:value="0.191037654876709" calcext:value-type="float">
            <text:p>0.191037654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28403.96774" calcext:value-type="float">
            <text:p>1443128403.96774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75476551056" calcext:value-type="float">
            <text:p>43.9675476551</text:p>
          </table:table-cell>
          <table:table-cell table:formula="of:=[.C212]/([.D212]-[.D211])" office:value-type="float" office:value="99812.9440891703" calcext:value-type="float">
            <text:p>99812.9440891703</text:p>
          </table:table-cell>
          <table:table-cell/>
          <table:table-cell office:value-type="float" office:value="1443128404.15873" calcext:value-type="float">
            <text:p>1443128404.15873</text:p>
          </table:table-cell>
          <table:table-cell table:formula="of:=[.G212]-[.$B$2]" office:value-type="float" office:value="44.1585342884064" calcext:value-type="float">
            <text:p>44.1585342884</text:p>
          </table:table-cell>
          <table:table-cell table:formula="of:=[.C212]/([.H212]-[.H211])" office:value-type="float" office:value="99874.7903593806" calcext:value-type="float">
            <text:p>99874.7903593806</text:p>
          </table:table-cell>
          <table:table-cell table:formula="of:=[.G212]-[.$B212]" office:value-type="float" office:value="0.190986633300781" calcext:value-type="float">
            <text:p>0.190986633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28404.04988" calcext:value-type="float">
            <text:p>1443128404.04988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96833324432" calcext:value-type="float">
            <text:p>44.0496833324</text:p>
          </table:table-cell>
          <table:table-cell table:formula="of:=[.C213]/([.D213]-[.D212])" office:value-type="float" office:value="100127.0126037" calcext:value-type="float">
            <text:p>100127.0126037</text:p>
          </table:table-cell>
          <table:table-cell/>
          <table:table-cell office:value-type="float" office:value="1443128404.2406" calcext:value-type="float">
            <text:p>1443128404.2406</text:p>
          </table:table-cell>
          <table:table-cell table:formula="of:=[.G213]-[.$B$2]" office:value-type="float" office:value="44.2404088973999" calcext:value-type="float">
            <text:p>44.2404088974</text:p>
          </table:table-cell>
          <table:table-cell table:formula="of:=[.C213]/([.H213]-[.H212])" office:value-type="float" office:value="100446.281223155" calcext:value-type="float">
            <text:p>100446.281223155</text:p>
          </table:table-cell>
          <table:table-cell table:formula="of:=[.G213]-[.$B213]" office:value-type="float" office:value="0.190725564956665" calcext:value-type="float">
            <text:p>0.19072556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28404.13186" calcext:value-type="float">
            <text:p>1443128404.13186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16649913788" calcext:value-type="float">
            <text:p>44.1316649914</text:p>
          </table:table-cell>
          <table:table-cell table:formula="of:=[.C214]/([.D214]-[.D213])" office:value-type="float" office:value="100315.120562096" calcext:value-type="float">
            <text:p>100315.120562096</text:p>
          </table:table-cell>
          <table:table-cell/>
          <table:table-cell office:value-type="float" office:value="1443128404.32629" calcext:value-type="float">
            <text:p>1443128404.32629</text:p>
          </table:table-cell>
          <table:table-cell table:formula="of:=[.G214]-[.$B$2]" office:value-type="float" office:value="44.3261022567749" calcext:value-type="float">
            <text:p>44.3261022568</text:p>
          </table:table-cell>
          <table:table-cell table:formula="of:=[.C214]/([.H214]-[.H213])" office:value-type="float" office:value="95970.0968660969" calcext:value-type="float">
            <text:p>95970.0968660969</text:p>
          </table:table-cell>
          <table:table-cell table:formula="of:=[.G214]-[.$B214]" office:value-type="float" office:value="0.194437265396118" calcext:value-type="float">
            <text:p>0.194437265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28404.21382" calcext:value-type="float">
            <text:p>1443128404.21382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36285305023" calcext:value-type="float">
            <text:p>44.2136285305</text:p>
          </table:table-cell>
          <table:table-cell table:formula="of:=[.C215]/([.D215]-[.D214])" office:value-type="float" office:value="100337.297387864" calcext:value-type="float">
            <text:p>100337.297387864</text:p>
          </table:table-cell>
          <table:table-cell/>
          <table:table-cell office:value-type="float" office:value="1443128404.4866" calcext:value-type="float">
            <text:p>1443128404.4866</text:p>
          </table:table-cell>
          <table:table-cell table:formula="of:=[.G215]-[.$B$2]" office:value-type="float" office:value="44.4864091873169" calcext:value-type="float">
            <text:p>44.4864091873</text:p>
          </table:table-cell>
          <table:table-cell table:formula="of:=[.C215]/([.H215]-[.H214])" office:value-type="float" office:value="51301.5873499352" calcext:value-type="float">
            <text:p>51301.5873499352</text:p>
          </table:table-cell>
          <table:table-cell table:formula="of:=[.G215]-[.$B215]" office:value-type="float" office:value="0.272780656814575" calcext:value-type="float">
            <text:p>0.272780656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28404.29579" calcext:value-type="float">
            <text:p>1443128404.29579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5599937439" calcext:value-type="float">
            <text:p>44.2955999374</text:p>
          </table:table-cell>
          <table:table-cell table:formula="of:=[.C216]/([.D216]-[.D215])" office:value-type="float" office:value="100327.666772344" calcext:value-type="float">
            <text:p>100327.666772344</text:p>
          </table:table-cell>
          <table:table-cell/>
          <table:table-cell office:value-type="float" office:value="1443128404.56853" calcext:value-type="float">
            <text:p>1443128404.56853</text:p>
          </table:table-cell>
          <table:table-cell table:formula="of:=[.G216]-[.$B$2]" office:value-type="float" office:value="44.5683350563049" calcext:value-type="float">
            <text:p>44.5683350563</text:p>
          </table:table-cell>
          <table:table-cell table:formula="of:=[.C216]/([.H216]-[.H215])" office:value-type="float" office:value="100383.433237686" calcext:value-type="float">
            <text:p>100383.433237686</text:p>
          </table:table-cell>
          <table:table-cell table:formula="of:=[.G216]-[.$B216]" office:value-type="float" office:value="0.272735118865967" calcext:value-type="float">
            <text:p>0.272735118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28404.37781" calcext:value-type="float">
            <text:p>1443128404.37781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76199817657" calcext:value-type="float">
            <text:p>44.3776199818</text:p>
          </table:table-cell>
          <table:table-cell table:formula="of:=[.C217]/([.D217]-[.D216])" office:value-type="float" office:value="100268.173072842" calcext:value-type="float">
            <text:p>100268.173072842</text:p>
          </table:table-cell>
          <table:table-cell/>
          <table:table-cell office:value-type="float" office:value="1443128404.65058" calcext:value-type="float">
            <text:p>1443128404.65058</text:p>
          </table:table-cell>
          <table:table-cell table:formula="of:=[.G217]-[.$B$2]" office:value-type="float" office:value="44.6503889560699" calcext:value-type="float">
            <text:p>44.6503889561</text:p>
          </table:table-cell>
          <table:table-cell table:formula="of:=[.C217]/([.H217]-[.H216])" office:value-type="float" office:value="100226.802425623" calcext:value-type="float">
            <text:p>100226.802425623</text:p>
          </table:table-cell>
          <table:table-cell table:formula="of:=[.G217]-[.$B217]" office:value-type="float" office:value="0.272768974304199" calcext:value-type="float">
            <text:p>0.272768974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28404.45976" calcext:value-type="float">
            <text:p>1443128404.45976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95654010773" calcext:value-type="float">
            <text:p>44.4595654011</text:p>
          </table:table-cell>
          <table:table-cell table:formula="of:=[.C218]/([.D218]-[.D217])" office:value-type="float" office:value="100359.484021134" calcext:value-type="float">
            <text:p>100359.484021134</text:p>
          </table:table-cell>
          <table:table-cell/>
          <table:table-cell office:value-type="float" office:value="1443128404.73259" calcext:value-type="float">
            <text:p>1443128404.73259</text:p>
          </table:table-cell>
          <table:table-cell table:formula="of:=[.G218]-[.$B$2]" office:value-type="float" office:value="44.7324013710022" calcext:value-type="float">
            <text:p>44.732401371</text:p>
          </table:table-cell>
          <table:table-cell table:formula="of:=[.C218]/([.H218]-[.H217])" office:value-type="float" office:value="100277.500751486" calcext:value-type="float">
            <text:p>100277.500751486</text:p>
          </table:table-cell>
          <table:table-cell table:formula="of:=[.G218]-[.$B218]" office:value-type="float" office:value="0.272835969924927" calcext:value-type="float">
            <text:p>0.272835969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28404.54172" calcext:value-type="float">
            <text:p>1443128404.54172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15322780609" calcext:value-type="float">
            <text:p>44.5415322781</text:p>
          </table:table-cell>
          <table:table-cell table:formula="of:=[.C219]/([.D219]-[.D218])" office:value-type="float" office:value="100333.211446389" calcext:value-type="float">
            <text:p>100333.211446389</text:p>
          </table:table-cell>
          <table:table-cell/>
          <table:table-cell office:value-type="float" office:value="1443128404.81464" calcext:value-type="float">
            <text:p>1443128404.81464</text:p>
          </table:table-cell>
          <table:table-cell table:formula="of:=[.G219]-[.$B$2]" office:value-type="float" office:value="44.8144512176514" calcext:value-type="float">
            <text:p>44.8144512177</text:p>
          </table:table-cell>
          <table:table-cell table:formula="of:=[.C219]/([.H219]-[.H218])" office:value-type="float" office:value="100231.753450611" calcext:value-type="float">
            <text:p>100231.753450611</text:p>
          </table:table-cell>
          <table:table-cell table:formula="of:=[.G219]-[.$B219]" office:value-type="float" office:value="0.272918939590454" calcext:value-type="float">
            <text:p>0.27291893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28404.6237" calcext:value-type="float">
            <text:p>1443128404.6237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35072612762" calcext:value-type="float">
            <text:p>44.6235072613</text:p>
          </table:table-cell>
          <table:table-cell table:formula="of:=[.C220]/([.D220]-[.D219])" office:value-type="float" office:value="100323.289830962" calcext:value-type="float">
            <text:p>100323.289830962</text:p>
          </table:table-cell>
          <table:table-cell/>
          <table:table-cell office:value-type="float" office:value="1443128404.89662" calcext:value-type="float">
            <text:p>1443128404.89662</text:p>
          </table:table-cell>
          <table:table-cell table:formula="of:=[.G220]-[.$B$2]" office:value-type="float" office:value="44.8964321613312" calcext:value-type="float">
            <text:p>44.8964321613</text:p>
          </table:table-cell>
          <table:table-cell table:formula="of:=[.C220]/([.H220]-[.H219])" office:value-type="float" office:value="100315.995777265" calcext:value-type="float">
            <text:p>100315.995777265</text:p>
          </table:table-cell>
          <table:table-cell table:formula="of:=[.G220]-[.$B220]" office:value-type="float" office:value="0.272924900054932" calcext:value-type="float">
            <text:p>0.272924900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28404.70567" calcext:value-type="float">
            <text:p>1443128404.70567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54767608643" calcext:value-type="float">
            <text:p>44.7054767609</text:p>
          </table:table-cell>
          <table:table-cell table:formula="of:=[.C221]/([.D221]-[.D220])" office:value-type="float" office:value="100330.001297247" calcext:value-type="float">
            <text:p>100330.001297247</text:p>
          </table:table-cell>
          <table:table-cell/>
          <table:table-cell office:value-type="float" office:value="1443128404.97857" calcext:value-type="float">
            <text:p>1443128404.97857</text:p>
          </table:table-cell>
          <table:table-cell table:formula="of:=[.G221]-[.$B$2]" office:value-type="float" office:value="44.9783766269684" calcext:value-type="float">
            <text:p>44.978376627</text:p>
          </table:table-cell>
          <table:table-cell table:formula="of:=[.C221]/([.H221]-[.H220])" office:value-type="float" office:value="100360.652010474" calcext:value-type="float">
            <text:p>100360.652010474</text:p>
          </table:table-cell>
          <table:table-cell table:formula="of:=[.G221]-[.$B221]" office:value-type="float" office:value="0.272899866104126" calcext:value-type="float">
            <text:p>0.27289986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28404.78764" calcext:value-type="float">
            <text:p>1443128404.78764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74488830566" calcext:value-type="float">
            <text:p>44.7874488831</text:p>
          </table:table-cell>
          <table:table-cell table:formula="of:=[.C222]/([.D222]-[.D221])" office:value-type="float" office:value="100326.791353515" calcext:value-type="float">
            <text:p>100326.791353515</text:p>
          </table:table-cell>
          <table:table-cell/>
          <table:table-cell office:value-type="float" office:value="1443128405.06748" calcext:value-type="float">
            <text:p>1443128405.06748</text:p>
          </table:table-cell>
          <table:table-cell table:formula="of:=[.G222]-[.$B$2]" office:value-type="float" office:value="45.0672917366028" calcext:value-type="float">
            <text:p>45.0672917366</text:p>
          </table:table-cell>
          <table:table-cell table:formula="of:=[.C222]/([.H222]-[.H221])" office:value-type="float" office:value="92492.7161853074" calcext:value-type="float">
            <text:p>92492.7161853074</text:p>
          </table:table-cell>
          <table:table-cell table:formula="of:=[.G222]-[.$B222]" office:value-type="float" office:value="0.279842853546143" calcext:value-type="float">
            <text:p>0.27984285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28404.8696" calcext:value-type="float">
            <text:p>1443128404.8696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94100379944" calcext:value-type="float">
            <text:p>44.869410038</text:p>
          </table:table-cell>
          <table:table-cell table:formula="of:=[.C223]/([.D223]-[.D222])" office:value-type="float" office:value="100340.216121244" calcext:value-type="float">
            <text:p>100340.216121244</text:p>
          </table:table-cell>
          <table:table-cell/>
          <table:table-cell office:value-type="float" office:value="1443128405.22309" calcext:value-type="float">
            <text:p>1443128405.22309</text:p>
          </table:table-cell>
          <table:table-cell table:formula="of:=[.G223]-[.$B$2]" office:value-type="float" office:value="45.2228970527649" calcext:value-type="float">
            <text:p>45.2228970528</text:p>
          </table:table-cell>
          <table:table-cell table:formula="of:=[.C223]/([.H223]-[.H222])" office:value-type="float" office:value="52851.6647299649" calcext:value-type="float">
            <text:p>52851.6647299649</text:p>
          </table:table-cell>
          <table:table-cell table:formula="of:=[.G223]-[.$B223]" office:value-type="float" office:value="0.353487014770508" calcext:value-type="float">
            <text:p>0.35348701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28404.95158" calcext:value-type="float">
            <text:p>1443128404.95158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13840675354" calcext:value-type="float">
            <text:p>44.9513840675</text:p>
          </table:table-cell>
          <table:table-cell table:formula="of:=[.C224]/([.D224]-[.D223])" office:value-type="float" office:value="100324.456977989" calcext:value-type="float">
            <text:p>100324.456977989</text:p>
          </table:table-cell>
          <table:table-cell/>
          <table:table-cell office:value-type="float" office:value="1443128405.30158" calcext:value-type="float">
            <text:p>1443128405.30158</text:p>
          </table:table-cell>
          <table:table-cell table:formula="of:=[.G224]-[.$B$2]" office:value-type="float" office:value="45.3013863563538" calcext:value-type="float">
            <text:p>45.3013863564</text:p>
          </table:table-cell>
          <table:table-cell table:formula="of:=[.C224]/([.H224]-[.H223])" office:value-type="float" office:value="104778.608344876" calcext:value-type="float">
            <text:p>104778.608344876</text:p>
          </table:table-cell>
          <table:table-cell table:formula="of:=[.G224]-[.$B224]" office:value-type="float" office:value="0.350002288818359" calcext:value-type="float">
            <text:p>0.350002288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28405.03213" calcext:value-type="float">
            <text:p>1443128405.03213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19366455078" calcext:value-type="float">
            <text:p>45.0319366455</text:p>
          </table:table-cell>
          <table:table-cell table:formula="of:=[.C225]/([.D225]-[.D224])" office:value-type="float" office:value="102094.808223476" calcext:value-type="float">
            <text:p>102094.808223476</text:p>
          </table:table-cell>
          <table:table-cell/>
          <table:table-cell office:value-type="float" office:value="1443128405.38001" calcext:value-type="float">
            <text:p>1443128405.38001</text:p>
          </table:table-cell>
          <table:table-cell table:formula="of:=[.G225]-[.$B$2]" office:value-type="float" office:value="45.3798182010651" calcext:value-type="float">
            <text:p>45.3798182011</text:p>
          </table:table-cell>
          <table:table-cell table:formula="of:=[.C225]/([.H225]-[.H224])" office:value-type="float" office:value="104855.368763432" calcext:value-type="float">
            <text:p>104855.368763432</text:p>
          </table:table-cell>
          <table:table-cell table:formula="of:=[.G225]-[.$B225]" office:value-type="float" office:value="0.347881555557251" calcext:value-type="float">
            <text:p>0.34788155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28405.1106" calcext:value-type="float">
            <text:p>1443128405.1106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104035377503" calcext:value-type="float">
            <text:p>45.1104035378</text:p>
          </table:table-cell>
          <table:table-cell table:formula="of:=[.C226]/([.D226]-[.D225])" office:value-type="float" office:value="104808.534720492" calcext:value-type="float">
            <text:p>104808.534720492</text:p>
          </table:table-cell>
          <table:table-cell/>
          <table:table-cell office:value-type="float" office:value="1443128405.40492" calcext:value-type="float">
            <text:p>1443128405.40492</text:p>
          </table:table-cell>
          <table:table-cell table:formula="of:=[.G226]-[.$B$2]" office:value-type="float" office:value="45.4047236442566" calcext:value-type="float">
            <text:p>45.4047236443</text:p>
          </table:table-cell>
          <table:table-cell table:formula="of:=[.C226]/([.H226]-[.H225])" office:value-type="float" office:value="330208.940140339" calcext:value-type="float">
            <text:p>330208.940140339</text:p>
          </table:table-cell>
          <table:table-cell table:formula="of:=[.G226]-[.$B226]" office:value-type="float" office:value="0.294320106506348" calcext:value-type="float">
            <text:p>0.29432010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28405.1891" calcext:value-type="float">
            <text:p>1443128405.1891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89057159424" calcext:value-type="float">
            <text:p>45.1889057159</text:p>
          </table:table-cell>
          <table:table-cell table:formula="of:=[.C227]/([.D227]-[.D226])" office:value-type="float" office:value="104761.424324702" calcext:value-type="float">
            <text:p>104761.424324702</text:p>
          </table:table-cell>
          <table:table-cell/>
          <table:table-cell office:value-type="float" office:value="1443128405.45845" calcext:value-type="float">
            <text:p>1443128405.45845</text:p>
          </table:table-cell>
          <table:table-cell table:formula="of:=[.G227]-[.$B$2]" office:value-type="float" office:value="45.4582550525665" calcext:value-type="float">
            <text:p>45.4582550526</text:p>
          </table:table-cell>
          <table:table-cell table:formula="of:=[.C227]/([.H227]-[.H226])" office:value-type="float" office:value="153629.434749496" calcext:value-type="float">
            <text:p>153629.434749496</text:p>
          </table:table-cell>
          <table:table-cell table:formula="of:=[.G227]-[.$B227]" office:value-type="float" office:value="0.269349336624145" calcext:value-type="float">
            <text:p>0.26934933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28405.26757" calcext:value-type="float">
            <text:p>1443128405.26757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73735618591" calcext:value-type="float">
            <text:p>45.2673735619</text:p>
          </table:table-cell>
          <table:table-cell table:formula="of:=[.C228]/([.D228]-[.D227])" office:value-type="float" office:value="104807.260909461" calcext:value-type="float">
            <text:p>104807.260909461</text:p>
          </table:table-cell>
          <table:table-cell/>
          <table:table-cell office:value-type="float" office:value="1443128405.53703" calcext:value-type="float">
            <text:p>1443128405.53703</text:p>
          </table:table-cell>
          <table:table-cell table:formula="of:=[.G228]-[.$B$2]" office:value-type="float" office:value="45.5368416309357" calcext:value-type="float">
            <text:p>45.5368416309</text:p>
          </table:table-cell>
          <table:table-cell table:formula="of:=[.C228]/([.H228]-[.H227])" office:value-type="float" office:value="104648.91296539" calcext:value-type="float">
            <text:p>104648.91296539</text:p>
          </table:table-cell>
          <table:table-cell table:formula="of:=[.G228]-[.$B228]" office:value-type="float" office:value="0.269468069076538" calcext:value-type="float">
            <text:p>0.269468069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28405.34602" calcext:value-type="float">
            <text:p>1443128405.34602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58316326141" calcext:value-type="float">
            <text:p>45.3458316326</text:p>
          </table:table-cell>
          <table:table-cell table:formula="of:=[.C229]/([.D229]-[.D228])" office:value-type="float" office:value="104820.318940552" calcext:value-type="float">
            <text:p>104820.318940552</text:p>
          </table:table-cell>
          <table:table-cell/>
          <table:table-cell office:value-type="float" office:value="1443128405.6154" calcext:value-type="float">
            <text:p>1443128405.6154</text:p>
          </table:table-cell>
          <table:table-cell table:formula="of:=[.G229]-[.$B$2]" office:value-type="float" office:value="45.6152098178864" calcext:value-type="float">
            <text:p>45.6152098179</text:p>
          </table:table-cell>
          <table:table-cell table:formula="of:=[.C229]/([.H229]-[.H228])" office:value-type="float" office:value="104940.541819288" calcext:value-type="float">
            <text:p>104940.541819288</text:p>
          </table:table-cell>
          <table:table-cell table:formula="of:=[.G229]-[.$B229]" office:value-type="float" office:value="0.269378185272217" calcext:value-type="float">
            <text:p>0.269378185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28405.42452" calcext:value-type="float">
            <text:p>1443128405.42452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4325466156" calcext:value-type="float">
            <text:p>45.4243254662</text:p>
          </table:table-cell>
          <table:table-cell table:formula="of:=[.C230]/([.D230]-[.D229])" office:value-type="float" office:value="104772.561472783" calcext:value-type="float">
            <text:p>104772.561472783</text:p>
          </table:table-cell>
          <table:table-cell/>
          <table:table-cell office:value-type="float" office:value="1443128405.69395" calcext:value-type="float">
            <text:p>1443128405.69395</text:p>
          </table:table-cell>
          <table:table-cell table:formula="of:=[.G230]-[.$B$2]" office:value-type="float" office:value="45.6937594413757" calcext:value-type="float">
            <text:p>45.6937594414</text:p>
          </table:table-cell>
          <table:table-cell table:formula="of:=[.C230]/([.H230]-[.H229])" office:value-type="float" office:value="104698.146657723" calcext:value-type="float">
            <text:p>104698.146657723</text:p>
          </table:table-cell>
          <table:table-cell table:formula="of:=[.G230]-[.$B230]" office:value-type="float" office:value="0.269433975219727" calcext:value-type="float">
            <text:p>0.26943397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28405.50303" calcext:value-type="float">
            <text:p>1443128405.50303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28367042542" calcext:value-type="float">
            <text:p>45.5028367043</text:p>
          </table:table-cell>
          <table:table-cell table:formula="of:=[.C231]/([.D231]-[.D230])" office:value-type="float" office:value="104749.335244458" calcext:value-type="float">
            <text:p>104749.335244458</text:p>
          </table:table-cell>
          <table:table-cell/>
          <table:table-cell office:value-type="float" office:value="1443128405.77238" calcext:value-type="float">
            <text:p>1443128405.77238</text:p>
          </table:table-cell>
          <table:table-cell table:formula="of:=[.G231]-[.$B$2]" office:value-type="float" office:value="45.7721881866455" calcext:value-type="float">
            <text:p>45.7721881866</text:p>
          </table:table-cell>
          <table:table-cell table:formula="of:=[.C231]/([.H231]-[.H230])" office:value-type="float" office:value="104859.512564067" calcext:value-type="float">
            <text:p>104859.512564067</text:p>
          </table:table-cell>
          <table:table-cell table:formula="of:=[.G231]-[.$B231]" office:value-type="float" office:value="0.269351482391357" calcext:value-type="float">
            <text:p>0.26935148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28405.5815" calcext:value-type="float">
            <text:p>1443128405.5815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13057422638" calcext:value-type="float">
            <text:p>45.5813057423</text:p>
          </table:table-cell>
          <table:table-cell table:formula="of:=[.C232]/([.D232]-[.D231])" office:value-type="float" office:value="104805.668689213" calcext:value-type="float">
            <text:p>104805.668689213</text:p>
          </table:table-cell>
          <table:table-cell/>
          <table:table-cell office:value-type="float" office:value="1443128405.85086" calcext:value-type="float">
            <text:p>1443128405.85086</text:p>
          </table:table-cell>
          <table:table-cell table:formula="of:=[.G232]-[.$B$2]" office:value-type="float" office:value="45.8506724834442" calcext:value-type="float">
            <text:p>45.8506724834</text:p>
          </table:table-cell>
          <table:table-cell table:formula="of:=[.C232]/([.H232]-[.H231])" office:value-type="float" office:value="104785.292541929" calcext:value-type="float">
            <text:p>104785.292541929</text:p>
          </table:table-cell>
          <table:table-cell table:formula="of:=[.G232]-[.$B232]" office:value-type="float" office:value="0.26936674118042" calcext:value-type="float">
            <text:p>0.269366741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28405.65999" calcext:value-type="float">
            <text:p>1443128405.65999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97993373871" calcext:value-type="float">
            <text:p>45.6597993374</text:p>
          </table:table-cell>
          <table:table-cell table:formula="of:=[.C233]/([.D233]-[.D232])" office:value-type="float" office:value="104772.879711809" calcext:value-type="float">
            <text:p>104772.879711809</text:p>
          </table:table-cell>
          <table:table-cell/>
          <table:table-cell office:value-type="float" office:value="1443128405.92931" calcext:value-type="float">
            <text:p>1443128405.92931</text:p>
          </table:table-cell>
          <table:table-cell table:formula="of:=[.G233]-[.$B$2]" office:value-type="float" office:value="45.9291150569916" calcext:value-type="float">
            <text:p>45.929115057</text:p>
          </table:table-cell>
          <table:table-cell table:formula="of:=[.C233]/([.H233]-[.H232])" office:value-type="float" office:value="104841.027366783" calcext:value-type="float">
            <text:p>104841.027366783</text:p>
          </table:table-cell>
          <table:table-cell table:formula="of:=[.G233]-[.$B233]" office:value-type="float" office:value="0.269315719604492" calcext:value-type="float">
            <text:p>0.269315719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28405.73845" calcext:value-type="float">
            <text:p>1443128405.73845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82616996765" calcext:value-type="float">
            <text:p>45.7382616997</text:p>
          </table:table-cell>
          <table:table-cell table:formula="of:=[.C234]/([.D234]-[.D233])" office:value-type="float" office:value="104814.585745757" calcext:value-type="float">
            <text:p>104814.585745757</text:p>
          </table:table-cell>
          <table:table-cell/>
          <table:table-cell office:value-type="float" office:value="1443128406.00797" calcext:value-type="float">
            <text:p>1443128406.00797</text:p>
          </table:table-cell>
          <table:table-cell table:formula="of:=[.G234]-[.$B$2]" office:value-type="float" office:value="46.0077741146088" calcext:value-type="float">
            <text:p>46.0077741146</text:p>
          </table:table-cell>
          <table:table-cell table:formula="of:=[.C234]/([.H234]-[.H233])" office:value-type="float" office:value="104552.485741998" calcext:value-type="float">
            <text:p>104552.485741998</text:p>
          </table:table-cell>
          <table:table-cell table:formula="of:=[.G234]-[.$B234]" office:value-type="float" office:value="0.269512414932251" calcext:value-type="float">
            <text:p>0.26951241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28405.81692" calcext:value-type="float">
            <text:p>1443128405.81692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67262077332" calcext:value-type="float">
            <text:p>45.8167262077</text:p>
          </table:table-cell>
          <table:table-cell table:formula="of:=[.C235]/([.D235]-[.D234])" office:value-type="float" office:value="104811.719383538" calcext:value-type="float">
            <text:p>104811.719383538</text:p>
          </table:table-cell>
          <table:table-cell/>
          <table:table-cell office:value-type="float" office:value="1443128406.08639" calcext:value-type="float">
            <text:p>1443128406.08639</text:p>
          </table:table-cell>
          <table:table-cell table:formula="of:=[.G235]-[.$B$2]" office:value-type="float" office:value="46.0861985683441" calcext:value-type="float">
            <text:p>46.0861985683</text:p>
          </table:table-cell>
          <table:table-cell table:formula="of:=[.C235]/([.H235]-[.H234])" office:value-type="float" office:value="104865.250674903" calcext:value-type="float">
            <text:p>104865.250674903</text:p>
          </table:table-cell>
          <table:table-cell table:formula="of:=[.G235]-[.$B235]" office:value-type="float" office:value="0.269472360610962" calcext:value-type="float">
            <text:p>0.269472360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28405.89536" calcext:value-type="float">
            <text:p>1443128405.89536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51718807221" calcext:value-type="float">
            <text:p>45.8951718807</text:p>
          </table:table-cell>
          <table:table-cell table:formula="of:=[.C236]/([.D236]-[.D235])" office:value-type="float" office:value="104836.885026974" calcext:value-type="float">
            <text:p>104836.885026974</text:p>
          </table:table-cell>
          <table:table-cell/>
          <table:table-cell office:value-type="float" office:value="1443128406.16483" calcext:value-type="float">
            <text:p>1443128406.16483</text:p>
          </table:table-cell>
          <table:table-cell table:formula="of:=[.G236]-[.$B$2]" office:value-type="float" office:value="46.1646339893341" calcext:value-type="float">
            <text:p>46.1646339893</text:p>
          </table:table-cell>
          <table:table-cell table:formula="of:=[.C236]/([.H236]-[.H235])" office:value-type="float" office:value="104850.58786195" calcext:value-type="float">
            <text:p>104850.58786195</text:p>
          </table:table-cell>
          <table:table-cell table:formula="of:=[.G236]-[.$B236]" office:value-type="float" office:value="0.269462108612061" calcext:value-type="float">
            <text:p>0.269462108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28405.97382" calcext:value-type="float">
            <text:p>1443128405.97382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36320972443" calcext:value-type="float">
            <text:p>45.9736320972</text:p>
          </table:table-cell>
          <table:table-cell table:formula="of:=[.C237]/([.D237]-[.D236])" office:value-type="float" office:value="104817.452264758" calcext:value-type="float">
            <text:p>104817.452264758</text:p>
          </table:table-cell>
          <table:table-cell/>
          <table:table-cell office:value-type="float" office:value="1443128406.24103" calcext:value-type="float">
            <text:p>1443128406.24103</text:p>
          </table:table-cell>
          <table:table-cell table:formula="of:=[.G237]-[.$B$2]" office:value-type="float" office:value="46.240834236145" calcext:value-type="float">
            <text:p>46.2408342361</text:p>
          </table:table-cell>
          <table:table-cell table:formula="of:=[.C237]/([.H237]-[.H236])" office:value-type="float" office:value="107926.159614777" calcext:value-type="float">
            <text:p>107926.159614777</text:p>
          </table:table-cell>
          <table:table-cell table:formula="of:=[.G237]-[.$B237]" office:value-type="float" office:value="0.267202138900757" calcext:value-type="float">
            <text:p>0.267202138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28406.04994" calcext:value-type="float">
            <text:p>1443128406.04994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97436523437" calcext:value-type="float">
            <text:p>46.0497436523</text:p>
          </table:table-cell>
          <table:table-cell table:formula="of:=[.C238]/([.D238]-[.D237])" office:value-type="float" office:value="108051.924431845" calcext:value-type="float">
            <text:p>108051.924431845</text:p>
          </table:table-cell>
          <table:table-cell/>
          <table:table-cell office:value-type="float" office:value="1443128406.3158" calcext:value-type="float">
            <text:p>1443128406.3158</text:p>
          </table:table-cell>
          <table:table-cell table:formula="of:=[.G238]-[.$B$2]" office:value-type="float" office:value="46.3156116008759" calcext:value-type="float">
            <text:p>46.3156116009</text:p>
          </table:table-cell>
          <table:table-cell table:formula="of:=[.C238]/([.H238]-[.H237])" office:value-type="float" office:value="109979.805113522" calcext:value-type="float">
            <text:p>109979.805113522</text:p>
          </table:table-cell>
          <table:table-cell table:formula="of:=[.G238]-[.$B238]" office:value-type="float" office:value="0.265867948532104" calcext:value-type="float">
            <text:p>0.26586794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28406.12484" calcext:value-type="float">
            <text:p>1443128406.12484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46521472931" calcext:value-type="float">
            <text:p>46.1246521473</text:p>
          </table:table-cell>
          <table:table-cell table:formula="of:=[.C239]/([.D239]-[.D238])" office:value-type="float" office:value="109787.281209718" calcext:value-type="float">
            <text:p>109787.281209718</text:p>
          </table:table-cell>
          <table:table-cell/>
          <table:table-cell office:value-type="float" office:value="1443128406.39063" calcext:value-type="float">
            <text:p>1443128406.39063</text:p>
          </table:table-cell>
          <table:table-cell table:formula="of:=[.G239]-[.$B$2]" office:value-type="float" office:value="46.3904423713684" calcext:value-type="float">
            <text:p>46.3904423714</text:p>
          </table:table-cell>
          <table:table-cell table:formula="of:=[.C239]/([.H239]-[.H238])" office:value-type="float" office:value="109901.313936335" calcext:value-type="float">
            <text:p>109901.313936335</text:p>
          </table:table-cell>
          <table:table-cell table:formula="of:=[.G239]-[.$B239]" office:value-type="float" office:value="0.265790224075317" calcext:value-type="float">
            <text:p>0.2657902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28406.19976" calcext:value-type="float">
            <text:p>1443128406.19976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95635032654" calcext:value-type="float">
            <text:p>46.1995635033</text:p>
          </table:table-cell>
          <table:table-cell table:formula="of:=[.C240]/([.D240]-[.D239])" office:value-type="float" office:value="109783.088201502" calcext:value-type="float">
            <text:p>109783.088201502</text:p>
          </table:table-cell>
          <table:table-cell/>
          <table:table-cell office:value-type="float" office:value="1443128406.46559" calcext:value-type="float">
            <text:p>1443128406.46559</text:p>
          </table:table-cell>
          <table:table-cell table:formula="of:=[.G240]-[.$B$2]" office:value-type="float" office:value="46.4653973579407" calcext:value-type="float">
            <text:p>46.4653973579</text:p>
          </table:table-cell>
          <table:table-cell table:formula="of:=[.C240]/([.H240]-[.H239])" office:value-type="float" office:value="109719.18448776" calcext:value-type="float">
            <text:p>109719.18448776</text:p>
          </table:table-cell>
          <table:table-cell table:formula="of:=[.G240]-[.$B240]" office:value-type="float" office:value="0.265833854675293" calcext:value-type="float">
            <text:p>0.265833854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28406.27463" calcext:value-type="float">
            <text:p>1443128406.27463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44405269623" calcext:value-type="float">
            <text:p>46.274440527</text:p>
          </table:table-cell>
          <table:table-cell table:formula="of:=[.C241]/([.D241]-[.D240])" office:value-type="float" office:value="109833.425448247" calcext:value-type="float">
            <text:p>109833.425448247</text:p>
          </table:table-cell>
          <table:table-cell/>
          <table:table-cell office:value-type="float" office:value="1443128406.54045" calcext:value-type="float">
            <text:p>1443128406.54045</text:p>
          </table:table-cell>
          <table:table-cell table:formula="of:=[.G241]-[.$B$2]" office:value-type="float" office:value="46.5402538776398" calcext:value-type="float">
            <text:p>46.5402538776</text:p>
          </table:table-cell>
          <table:table-cell table:formula="of:=[.C241]/([.H241]-[.H240])" office:value-type="float" office:value="109863.509992961" calcext:value-type="float">
            <text:p>109863.509992961</text:p>
          </table:table-cell>
          <table:table-cell table:formula="of:=[.G241]-[.$B241]" office:value-type="float" office:value="0.26581335067749" calcext:value-type="float">
            <text:p>0.265813350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28406.34954" calcext:value-type="float">
            <text:p>1443128406.34954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93456840515" calcext:value-type="float">
            <text:p>46.3493456841</text:p>
          </table:table-cell>
          <table:table-cell table:formula="of:=[.C242]/([.D242]-[.D241])" office:value-type="float" office:value="109792.173457468" calcext:value-type="float">
            <text:p>109792.173457468</text:p>
          </table:table-cell>
          <table:table-cell/>
          <table:table-cell office:value-type="float" office:value="1443128406.61537" calcext:value-type="float">
            <text:p>1443128406.61537</text:p>
          </table:table-cell>
          <table:table-cell table:formula="of:=[.G242]-[.$B$2]" office:value-type="float" office:value="46.6151757240295" calcext:value-type="float">
            <text:p>46.615175724</text:p>
          </table:table-cell>
          <table:table-cell table:formula="of:=[.C242]/([.H242]-[.H241])" office:value-type="float" office:value="109767.716577829" calcext:value-type="float">
            <text:p>109767.716577829</text:p>
          </table:table-cell>
          <table:table-cell table:formula="of:=[.G242]-[.$B242]" office:value-type="float" office:value="0.265830039978027" calcext:value-type="float">
            <text:p>0.2658300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28406.42445" calcext:value-type="float">
            <text:p>1443128406.42445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42601394653" calcext:value-type="float">
            <text:p>46.4242601395</text:p>
          </table:table-cell>
          <table:table-cell table:formula="of:=[.C243]/([.D243]-[.D242])" office:value-type="float" office:value="109778.546137346" calcext:value-type="float">
            <text:p>109778.546137346</text:p>
          </table:table-cell>
          <table:table-cell/>
          <table:table-cell office:value-type="float" office:value="1443128406.69027" calcext:value-type="float">
            <text:p>1443128406.69027</text:p>
          </table:table-cell>
          <table:table-cell table:formula="of:=[.G243]-[.$B$2]" office:value-type="float" office:value="46.6900737285614" calcext:value-type="float">
            <text:p>46.6900737286</text:p>
          </table:table-cell>
          <table:table-cell table:formula="of:=[.C243]/([.H243]-[.H242])" office:value-type="float" office:value="109802.658313836" calcext:value-type="float">
            <text:p>109802.658313836</text:p>
          </table:table-cell>
          <table:table-cell table:formula="of:=[.G243]-[.$B243]" office:value-type="float" office:value="0.265813589096069" calcext:value-type="float">
            <text:p>0.265813589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28406.49936" calcext:value-type="float">
            <text:p>1443128406.49936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91729259491" calcext:value-type="float">
            <text:p>46.4991729259</text:p>
          </table:table-cell>
          <table:table-cell table:formula="of:=[.C244]/([.D244]-[.D243])" office:value-type="float" office:value="109780.991817496" calcext:value-type="float">
            <text:p>109780.991817496</text:p>
          </table:table-cell>
          <table:table-cell/>
          <table:table-cell office:value-type="float" office:value="1443128406.76515" calcext:value-type="float">
            <text:p>1443128406.76515</text:p>
          </table:table-cell>
          <table:table-cell table:formula="of:=[.G244]-[.$B$2]" office:value-type="float" office:value="46.7649586200714" calcext:value-type="float">
            <text:p>46.7649586201</text:p>
          </table:table-cell>
          <table:table-cell table:formula="of:=[.C244]/([.H244]-[.H243])" office:value-type="float" office:value="109821.885752491" calcext:value-type="float">
            <text:p>109821.885752491</text:p>
          </table:table-cell>
          <table:table-cell table:formula="of:=[.G244]-[.$B244]" office:value-type="float" office:value="0.265785694122314" calcext:value-type="float">
            <text:p>0.26578569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28406.57427" calcext:value-type="float">
            <text:p>1443128406.57427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40759372711" calcext:value-type="float">
            <text:p>46.5740759373</text:p>
          </table:table-cell>
          <table:table-cell table:formula="of:=[.C245]/([.D245]-[.D244])" office:value-type="float" office:value="109795.318704125" calcext:value-type="float">
            <text:p>109795.318704125</text:p>
          </table:table-cell>
          <table:table-cell/>
          <table:table-cell office:value-type="float" office:value="1443128406.78814" calcext:value-type="float">
            <text:p>1443128406.78814</text:p>
          </table:table-cell>
          <table:table-cell table:formula="of:=[.G245]-[.$B$2]" office:value-type="float" office:value="46.7879483699799" calcext:value-type="float">
            <text:p>46.78794837</text:p>
          </table:table-cell>
          <table:table-cell table:formula="of:=[.C245]/([.H245]-[.H244])" office:value-type="float" office:value="357724.639578537" calcext:value-type="float">
            <text:p>357724.639578537</text:p>
          </table:table-cell>
          <table:table-cell table:formula="of:=[.G245]-[.$B245]" office:value-type="float" office:value="0.21387243270874" calcext:value-type="float">
            <text:p>0.21387243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28406.64917" calcext:value-type="float">
            <text:p>1443128406.64917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8973941803" calcext:value-type="float">
            <text:p>46.6489739418</text:p>
          </table:table-cell>
          <table:table-cell table:formula="of:=[.C246]/([.D246]-[.D245])" office:value-type="float" office:value="109802.658313836" calcext:value-type="float">
            <text:p>109802.658313836</text:p>
          </table:table-cell>
          <table:table-cell/>
          <table:table-cell office:value-type="float" office:value="1443128406.84014" calcext:value-type="float">
            <text:p>1443128406.84014</text:p>
          </table:table-cell>
          <table:table-cell table:formula="of:=[.G246]-[.$B$2]" office:value-type="float" office:value="46.8399465084076" calcext:value-type="float">
            <text:p>46.8399465084</text:p>
          </table:table-cell>
          <table:table-cell table:formula="of:=[.C246]/([.H246]-[.H245])" office:value-type="float" office:value="158159.508179884" calcext:value-type="float">
            <text:p>158159.508179884</text:p>
          </table:table-cell>
          <table:table-cell table:formula="of:=[.G246]-[.$B246]" office:value-type="float" office:value="0.190972566604614" calcext:value-type="float">
            <text:p>0.19097256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28406.72405" calcext:value-type="float">
            <text:p>1443128406.72405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38607406616" calcext:value-type="float">
            <text:p>46.7238607407</text:p>
          </table:table-cell>
          <table:table-cell table:formula="of:=[.C247]/([.D247]-[.D246])" office:value-type="float" office:value="109819.088615655" calcext:value-type="float">
            <text:p>109819.088615655</text:p>
          </table:table-cell>
          <table:table-cell/>
          <table:table-cell office:value-type="float" office:value="1443128406.91502" calcext:value-type="float">
            <text:p>1443128406.91502</text:p>
          </table:table-cell>
          <table:table-cell table:formula="of:=[.G247]-[.$B$2]" office:value-type="float" office:value="46.9148271083832" calcext:value-type="float">
            <text:p>46.9148271084</text:p>
          </table:table-cell>
          <table:table-cell table:formula="of:=[.C247]/([.H247]-[.H246])" office:value-type="float" office:value="109828.179831376" calcext:value-type="float">
            <text:p>109828.179831376</text:p>
          </table:table-cell>
          <table:table-cell table:formula="of:=[.G247]-[.$B247]" office:value-type="float" office:value="0.190966367721558" calcext:value-type="float">
            <text:p>0.190966367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28406.79896" calcext:value-type="float">
            <text:p>1443128406.79896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87704277039" calcext:value-type="float">
            <text:p>46.7987704277</text:p>
          </table:table-cell>
          <table:table-cell table:formula="of:=[.C248]/([.D248]-[.D247])" office:value-type="float" office:value="109785.534084037" calcext:value-type="float">
            <text:p>109785.534084037</text:p>
          </table:table-cell>
          <table:table-cell/>
          <table:table-cell office:value-type="float" office:value="1443128406.98992" calcext:value-type="float">
            <text:p>1443128406.98992</text:p>
          </table:table-cell>
          <table:table-cell table:formula="of:=[.G248]-[.$B$2]" office:value-type="float" office:value="46.9897246360779" calcext:value-type="float">
            <text:p>46.9897246361</text:p>
          </table:table-cell>
          <table:table-cell table:formula="of:=[.C248]/([.H248]-[.H247])" office:value-type="float" office:value="109803.357375463" calcext:value-type="float">
            <text:p>109803.357375463</text:p>
          </table:table-cell>
          <table:table-cell table:formula="of:=[.G248]-[.$B248]" office:value-type="float" office:value="0.190954208374023" calcext:value-type="float">
            <text:p>0.190954208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28406.87387" calcext:value-type="float">
            <text:p>1443128406.87387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36779689789" calcext:value-type="float">
            <text:p>46.873677969</text:p>
          </table:table-cell>
          <table:table-cell table:formula="of:=[.C249]/([.D249]-[.D248])" office:value-type="float" office:value="109788.6789503" calcext:value-type="float">
            <text:p>109788.6789503</text:p>
          </table:table-cell>
          <table:table-cell/>
          <table:table-cell office:value-type="float" office:value="1443128415.28533" calcext:value-type="float">
            <text:p>1443128415.28533</text:p>
          </table:table-cell>
          <table:table-cell table:formula="of:=[.G249]-[.$B$2]" office:value-type="float" office:value="55.2851405143738" calcext:value-type="float">
            <text:p>55.2851405144</text:p>
          </table:table-cell>
          <table:table-cell table:formula="of:=[.C249]/([.H249]-[.H248])" office:value-type="float" office:value="991.390922487352" calcext:value-type="float">
            <text:p>991.3909224874</text:p>
          </table:table-cell>
          <table:table-cell table:formula="of:=[.G249]-[.$B249]" office:value-type="float" office:value="8.4114625453949" calcext:value-type="float">
            <text:p>8.411462545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28406.94878" calcext:value-type="float">
            <text:p>1443128406.94878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85840797424" calcext:value-type="float">
            <text:p>46.9485840797</text:p>
          </table:table-cell>
          <table:table-cell table:formula="of:=[.C250]/([.D250]-[.D249])" office:value-type="float" office:value="109790.775627906" calcext:value-type="float">
            <text:p>109790.775627906</text:p>
          </table:table-cell>
          <table:table-cell/>
          <table:table-cell office:value-type="float" office:value="1443128415.36105" calcext:value-type="float">
            <text:p>1443128415.36105</text:p>
          </table:table-cell>
          <table:table-cell table:formula="of:=[.G250]-[.$B$2]" office:value-type="float" office:value="55.3608570098877" calcext:value-type="float">
            <text:p>55.3608570099</text:p>
          </table:table-cell>
          <table:table-cell table:formula="of:=[.C250]/([.H250]-[.H249])" office:value-type="float" office:value="108615.697863202" calcext:value-type="float">
            <text:p>108615.697863202</text:p>
          </table:table-cell>
          <table:table-cell table:formula="of:=[.G250]-[.$B250]" office:value-type="float" office:value="8.41227293014526" calcext:value-type="float">
            <text:p>8.41227293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28420.03253" calcext:value-type="float">
            <text:p>1443128420.03253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23333740234" calcext:value-type="float">
            <text:p>60.032333374</text:p>
          </table:table-cell>
          <table:table-cell table:formula="of:=[.C251]/([.D251]-[.D250])" office:value-type="float" office:value="628.566003140611" calcext:value-type="float">
            <text:p>628.5660031406</text:p>
          </table:table-cell>
          <table:table-cell/>
          <table:table-cell office:value-type="float" office:value="1443128420.22349" calcext:value-type="float">
            <text:p>1443128420.22349</text:p>
          </table:table-cell>
          <table:table-cell table:formula="of:=[.G251]-[.$B$2]" office:value-type="float" office:value="60.2232987880707" calcext:value-type="float">
            <text:p>60.2232987881</text:p>
          </table:table-cell>
          <table:table-cell table:formula="of:=[.C251]/([.H251]-[.H250])" office:value-type="float" office:value="1691.33130537414" calcext:value-type="float">
            <text:p>1691.3313053742</text:p>
          </table:table-cell>
          <table:table-cell table:formula="of:=[.G251]-[.$B251]" office:value-type="float" office:value="0.190965414047241" calcext:value-type="float">
            <text:p>0.19096541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28420.13551" calcext:value-type="float">
            <text:p>1443128420.13551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53216171265" calcext:value-type="float">
            <text:p>60.1353216171</text:p>
          </table:table-cell>
          <table:table-cell table:formula="of:=[.C252]/([.D252]-[.D251])" office:value-type="float" office:value="79853.7750738488" calcext:value-type="float">
            <text:p>79853.7750738488</text:p>
          </table:table-cell>
          <table:table-cell/>
          <table:table-cell office:value-type="float" office:value="1443128420.32631" calcext:value-type="float">
            <text:p>1443128420.32631</text:p>
          </table:table-cell>
          <table:table-cell table:formula="of:=[.G252]-[.$B$2]" office:value-type="float" office:value="60.3261208534241" calcext:value-type="float">
            <text:p>60.3261208534</text:p>
          </table:table-cell>
          <table:table-cell table:formula="of:=[.C252]/([.H252]-[.H251])" office:value-type="float" office:value="79982.832203716" calcext:value-type="float">
            <text:p>79982.832203716</text:p>
          </table:table-cell>
          <table:table-cell table:formula="of:=[.G252]-[.$B252]" office:value-type="float" office:value="0.190799236297607" calcext:value-type="float">
            <text:p>0.190799236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28420.2386" calcext:value-type="float">
            <text:p>1443128420.2386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84097576141" calcext:value-type="float">
            <text:p>60.2384097576</text:p>
          </table:table-cell>
          <table:table-cell table:formula="of:=[.C253]/([.D253]-[.D252])" office:value-type="float" office:value="79776.3929109146" calcext:value-type="float">
            <text:p>79776.3929109146</text:p>
          </table:table-cell>
          <table:table-cell/>
          <table:table-cell office:value-type="float" office:value="1443128420.42945" calcext:value-type="float">
            <text:p>1443128420.42945</text:p>
          </table:table-cell>
          <table:table-cell table:formula="of:=[.G253]-[.$B$2]" office:value-type="float" office:value="60.4292569160461" calcext:value-type="float">
            <text:p>60.429256916</text:p>
          </table:table-cell>
          <table:table-cell table:formula="of:=[.C253]/([.H253]-[.H252])" office:value-type="float" office:value="79739.3248386441" calcext:value-type="float">
            <text:p>79739.3248386441</text:p>
          </table:table-cell>
          <table:table-cell table:formula="of:=[.G253]-[.$B253]" office:value-type="float" office:value="0.190847158432007" calcext:value-type="float">
            <text:p>0.190847158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28420.34155" calcext:value-type="float">
            <text:p>1443128420.34155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13572311401" calcext:value-type="float">
            <text:p>60.3413572311</text:p>
          </table:table-cell>
          <table:table-cell table:formula="of:=[.C254]/([.D254]-[.D253])" office:value-type="float" office:value="79885.399012953" calcext:value-type="float">
            <text:p>79885.399012953</text:p>
          </table:table-cell>
          <table:table-cell/>
          <table:table-cell office:value-type="float" office:value="1443128420.5324" calcext:value-type="float">
            <text:p>1443128420.5324</text:p>
          </table:table-cell>
          <table:table-cell table:formula="of:=[.G254]-[.$B$2]" office:value-type="float" office:value="60.532210111618" calcext:value-type="float">
            <text:p>60.5322101116</text:p>
          </table:table-cell>
          <table:table-cell table:formula="of:=[.C254]/([.H254]-[.H253])" office:value-type="float" office:value="79880.9590544143" calcext:value-type="float">
            <text:p>79880.9590544143</text:p>
          </table:table-cell>
          <table:table-cell table:formula="of:=[.G254]-[.$B254]" office:value-type="float" office:value="0.190852880477905" calcext:value-type="float">
            <text:p>0.190852880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28420.44451" calcext:value-type="float">
            <text:p>1443128420.44451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43190097809" calcext:value-type="float">
            <text:p>60.4443190098</text:p>
          </table:table-cell>
          <table:table-cell table:formula="of:=[.C255]/([.D255]-[.D254])" office:value-type="float" office:value="79874.3000419124" calcext:value-type="float">
            <text:p>79874.3000419124</text:p>
          </table:table-cell>
          <table:table-cell/>
          <table:table-cell office:value-type="float" office:value="1443128420.63535" calcext:value-type="float">
            <text:p>1443128420.63535</text:p>
          </table:table-cell>
          <table:table-cell table:formula="of:=[.G255]-[.$B$2]" office:value-type="float" office:value="60.6351621150971" calcext:value-type="float">
            <text:p>60.6351621151</text:p>
          </table:table-cell>
          <table:table-cell table:formula="of:=[.C255]/([.H255]-[.H254])" office:value-type="float" office:value="79881.8840050763" calcext:value-type="float">
            <text:p>79881.8840050763</text:p>
          </table:table-cell>
          <table:table-cell table:formula="of:=[.G255]-[.$B255]" office:value-type="float" office:value="0.190843105316162" calcext:value-type="float">
            <text:p>0.19084310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28420.54743" calcext:value-type="float">
            <text:p>1443128420.54743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7238111496" calcext:value-type="float">
            <text:p>60.5472381115</text:p>
          </table:table-cell>
          <table:table-cell table:formula="of:=[.C256]/([.D256]-[.D255])" office:value-type="float" office:value="79907.4211001821" calcext:value-type="float">
            <text:p>79907.4211001821</text:p>
          </table:table-cell>
          <table:table-cell/>
          <table:table-cell office:value-type="float" office:value="1443128420.73824" calcext:value-type="float">
            <text:p>1443128420.73824</text:p>
          </table:table-cell>
          <table:table-cell table:formula="of:=[.G256]-[.$B$2]" office:value-type="float" office:value="60.7380466461182" calcext:value-type="float">
            <text:p>60.7380466461</text:p>
          </table:table-cell>
          <table:table-cell table:formula="of:=[.C256]/([.H256]-[.H255])" office:value-type="float" office:value="79934.2711521126" calcext:value-type="float">
            <text:p>79934.2711521126</text:p>
          </table:table-cell>
          <table:table-cell table:formula="of:=[.G256]-[.$B256]" office:value-type="float" office:value="0.190808534622192" calcext:value-type="float">
            <text:p>0.19080853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28420.65035" calcext:value-type="float">
            <text:p>1443128420.65035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50160074234" calcext:value-type="float">
            <text:p>60.6501600742</text:p>
          </table:table-cell>
          <table:table-cell table:formula="of:=[.C257]/([.D257]-[.D256])" office:value-type="float" office:value="79905.1998350653" calcext:value-type="float">
            <text:p>79905.1998350653</text:p>
          </table:table-cell>
          <table:table-cell/>
          <table:table-cell office:value-type="float" office:value="1443128420.84143" calcext:value-type="float">
            <text:p>1443128420.84143</text:p>
          </table:table-cell>
          <table:table-cell table:formula="of:=[.G257]-[.$B$2]" office:value-type="float" office:value="60.8412353992462" calcext:value-type="float">
            <text:p>60.8412353992</text:p>
          </table:table-cell>
          <table:table-cell table:formula="of:=[.C257]/([.H257]-[.H256])" office:value-type="float" office:value="79698.6081399245" calcext:value-type="float">
            <text:p>79698.6081399245</text:p>
          </table:table-cell>
          <table:table-cell table:formula="of:=[.G257]-[.$B257]" office:value-type="float" office:value="0.191075325012207" calcext:value-type="float">
            <text:p>0.1910753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28420.75329" calcext:value-type="float">
            <text:p>1443128420.75329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30982494354" calcext:value-type="float">
            <text:p>60.7530982494</text:p>
          </table:table-cell>
          <table:table-cell table:formula="of:=[.C258]/([.D258]-[.D257])" office:value-type="float" office:value="79892.6149983556" calcext:value-type="float">
            <text:p>79892.6149983556</text:p>
          </table:table-cell>
          <table:table-cell/>
          <table:table-cell office:value-type="float" office:value="1443128420.94411" calcext:value-type="float">
            <text:p>1443128420.94411</text:p>
          </table:table-cell>
          <table:table-cell table:formula="of:=[.G258]-[.$B$2]" office:value-type="float" office:value="60.9439189434052" calcext:value-type="float">
            <text:p>60.9439189434</text:p>
          </table:table-cell>
          <table:table-cell table:formula="of:=[.C258]/([.H258]-[.H257])" office:value-type="float" office:value="80090.7298960263" calcext:value-type="float">
            <text:p>80090.7298960263</text:p>
          </table:table-cell>
          <table:table-cell table:formula="of:=[.G258]-[.$B258]" office:value-type="float" office:value="0.190820693969727" calcext:value-type="float">
            <text:p>0.19082069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28420.85621" calcext:value-type="float">
            <text:p>1443128420.85621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6020450592" calcext:value-type="float">
            <text:p>60.8560204506</text:p>
          </table:table-cell>
          <table:table-cell table:formula="of:=[.C259]/([.D259]-[.D258])" office:value-type="float" office:value="79905.0147352132" calcext:value-type="float">
            <text:p>79905.0147352132</text:p>
          </table:table-cell>
          <table:table-cell/>
          <table:table-cell office:value-type="float" office:value="1443128421.04711" calcext:value-type="float">
            <text:p>1443128421.04711</text:p>
          </table:table-cell>
          <table:table-cell table:formula="of:=[.G259]-[.$B$2]" office:value-type="float" office:value="61.0469143390656" calcext:value-type="float">
            <text:p>61.0469143391</text:p>
          </table:table-cell>
          <table:table-cell table:formula="of:=[.C259]/([.H259]-[.H258])" office:value-type="float" office:value="79848.2295957814" calcext:value-type="float">
            <text:p>79848.2295957814</text:p>
          </table:table-cell>
          <table:table-cell table:formula="of:=[.G259]-[.$B259]" office:value-type="float" office:value="0.190893888473511" calcext:value-type="float">
            <text:p>0.190893888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28420.95921" calcext:value-type="float">
            <text:p>1443128420.95921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90146541595" calcext:value-type="float">
            <text:p>60.9590146542</text:p>
          </table:table-cell>
          <table:table-cell table:formula="of:=[.C260]/([.D260]-[.D259])" office:value-type="float" office:value="79849.1537886381" calcext:value-type="float">
            <text:p>79849.1537886381</text:p>
          </table:table-cell>
          <table:table-cell/>
          <table:table-cell office:value-type="float" office:value="1443128421.15006" calcext:value-type="float">
            <text:p>1443128421.15006</text:p>
          </table:table-cell>
          <table:table-cell table:formula="of:=[.G260]-[.$B$2]" office:value-type="float" office:value="61.1498680114746" calcext:value-type="float">
            <text:p>61.1498680115</text:p>
          </table:table-cell>
          <table:table-cell table:formula="of:=[.C260]/([.H260]-[.H259])" office:value-type="float" office:value="79880.589080147" calcext:value-type="float">
            <text:p>79880.589080147</text:p>
          </table:table-cell>
          <table:table-cell table:formula="of:=[.G260]-[.$B260]" office:value-type="float" office:value="0.190853357315063" calcext:value-type="float">
            <text:p>0.19085335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28421.05851" calcext:value-type="float">
            <text:p>1443128421.05851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83143234253" calcext:value-type="float">
            <text:p>61.0583143234</text:p>
          </table:table-cell>
          <table:table-cell table:formula="of:=[.C261]/([.D261]-[.D260])" office:value-type="float" office:value="82820.0140122403" calcext:value-type="float">
            <text:p>82820.0140122403</text:p>
          </table:table-cell>
          <table:table-cell/>
          <table:table-cell office:value-type="float" office:value="1443128421.24936" calcext:value-type="float">
            <text:p>1443128421.24936</text:p>
          </table:table-cell>
          <table:table-cell table:formula="of:=[.G261]-[.$B$2]" office:value-type="float" office:value="61.2491688728333" calcext:value-type="float">
            <text:p>61.2491688728</text:p>
          </table:table-cell>
          <table:table-cell table:formula="of:=[.C261]/([.H261]-[.H260])" office:value-type="float" office:value="82819.0197696027" calcext:value-type="float">
            <text:p>82819.0197696027</text:p>
          </table:table-cell>
          <table:table-cell table:formula="of:=[.G261]-[.$B261]" office:value-type="float" office:value="0.190854549407959" calcext:value-type="float">
            <text:p>0.190854549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28421.1554" calcext:value-type="float">
            <text:p>1443128421.1554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52109718323" calcext:value-type="float">
            <text:p>61.1552109718</text:p>
          </table:table-cell>
          <table:table-cell table:formula="of:=[.C262]/([.D262]-[.D261])" office:value-type="float" office:value="84873.9366655676" calcext:value-type="float">
            <text:p>84873.9366655676</text:p>
          </table:table-cell>
          <table:table-cell/>
          <table:table-cell office:value-type="float" office:value="1443128421.34623" calcext:value-type="float">
            <text:p>1443128421.34623</text:p>
          </table:table-cell>
          <table:table-cell table:formula="of:=[.G262]-[.$B$2]" office:value-type="float" office:value="61.3460404872894" calcext:value-type="float">
            <text:p>61.3460404873</text:p>
          </table:table-cell>
          <table:table-cell table:formula="of:=[.C262]/([.H262]-[.H261])" office:value-type="float" office:value="84895.8701283998" calcext:value-type="float">
            <text:p>84895.8701283998</text:p>
          </table:table-cell>
          <table:table-cell table:formula="of:=[.G262]-[.$B262]" office:value-type="float" office:value="0.190829515457153" calcext:value-type="float">
            <text:p>0.19082951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28421.25231" calcext:value-type="float">
            <text:p>1443128421.25231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21193027496" calcext:value-type="float">
            <text:p>61.2521193027</text:p>
          </table:table-cell>
          <table:table-cell table:formula="of:=[.C263]/([.D263]-[.D262])" office:value-type="float" office:value="84863.7049276318" calcext:value-type="float">
            <text:p>84863.7049276318</text:p>
          </table:table-cell>
          <table:table-cell/>
          <table:table-cell office:value-type="float" office:value="1443128421.44317" calcext:value-type="float">
            <text:p>1443128421.44317</text:p>
          </table:table-cell>
          <table:table-cell table:formula="of:=[.G263]-[.$B$2]" office:value-type="float" office:value="61.442978143692" calcext:value-type="float">
            <text:p>61.4429781437</text:p>
          </table:table-cell>
          <table:table-cell table:formula="of:=[.C263]/([.H263]-[.H262])" office:value-type="float" office:value="84838.0320424215" calcext:value-type="float">
            <text:p>84838.0320424215</text:p>
          </table:table-cell>
          <table:table-cell table:formula="of:=[.G263]-[.$B263]" office:value-type="float" office:value="0.190858840942383" calcext:value-type="float">
            <text:p>0.19085884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28421.34921" calcext:value-type="float">
            <text:p>1443128421.34921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90183353424" calcext:value-type="float">
            <text:p>61.3490183353</text:p>
          </table:table-cell>
          <table:table-cell table:formula="of:=[.C264]/([.D264]-[.D263])" office:value-type="float" office:value="84871.8483554121" calcext:value-type="float">
            <text:p>84871.8483554121</text:p>
          </table:table-cell>
          <table:table-cell/>
          <table:table-cell office:value-type="float" office:value="1443128421.54012" calcext:value-type="float">
            <text:p>1443128421.54012</text:p>
          </table:table-cell>
          <table:table-cell table:formula="of:=[.G264]-[.$B$2]" office:value-type="float" office:value="61.5399265289307" calcext:value-type="float">
            <text:p>61.5399265289</text:p>
          </table:table-cell>
          <table:table-cell table:formula="of:=[.C264]/([.H264]-[.H263])" office:value-type="float" office:value="84828.6434039707" calcext:value-type="float">
            <text:p>84828.6434039707</text:p>
          </table:table-cell>
          <table:table-cell table:formula="of:=[.G264]-[.$B264]" office:value-type="float" office:value="0.190908193588257" calcext:value-type="float">
            <text:p>0.19090819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28421.44619" calcext:value-type="float">
            <text:p>1443128421.44619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59934234619" calcext:value-type="float">
            <text:p>61.4459934235</text:p>
          </table:table-cell>
          <table:table-cell table:formula="of:=[.C265]/([.D265]-[.D264])" office:value-type="float" office:value="84805.2851456571" calcext:value-type="float">
            <text:p>84805.2851456571</text:p>
          </table:table-cell>
          <table:table-cell/>
          <table:table-cell office:value-type="float" office:value="1443128421.63712" calcext:value-type="float">
            <text:p>1443128421.63712</text:p>
          </table:table-cell>
          <table:table-cell table:formula="of:=[.G265]-[.$B$2]" office:value-type="float" office:value="61.6369285583496" calcext:value-type="float">
            <text:p>61.6369285583</text:p>
          </table:table-cell>
          <table:table-cell table:formula="of:=[.C265]/([.H265]-[.H264])" office:value-type="float" office:value="84781.731364414" calcext:value-type="float">
            <text:p>84781.731364414</text:p>
          </table:table-cell>
          <table:table-cell table:formula="of:=[.G265]-[.$B265]" office:value-type="float" office:value="0.190935134887695" calcext:value-type="float">
            <text:p>0.19093513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28421.54308" calcext:value-type="float">
            <text:p>1443128421.54308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2884349823" calcext:value-type="float">
            <text:p>61.5428843498</text:p>
          </table:table-cell>
          <table:table-cell table:formula="of:=[.C266]/([.D266]-[.D265])" office:value-type="float" office:value="84878.9490292576" calcext:value-type="float">
            <text:p>84878.9490292576</text:p>
          </table:table-cell>
          <table:table-cell/>
          <table:table-cell office:value-type="float" office:value="1443128421.73388" calcext:value-type="float">
            <text:p>1443128421.73388</text:p>
          </table:table-cell>
          <table:table-cell table:formula="of:=[.G266]-[.$B$2]" office:value-type="float" office:value="61.7336902618408" calcext:value-type="float">
            <text:p>61.7336902618</text:p>
          </table:table-cell>
          <table:table-cell table:formula="of:=[.C266]/([.H266]-[.H265])" office:value-type="float" office:value="84992.3027734521" calcext:value-type="float">
            <text:p>84992.3027734521</text:p>
          </table:table-cell>
          <table:table-cell table:formula="of:=[.G266]-[.$B266]" office:value-type="float" office:value="0.190805912017822" calcext:value-type="float">
            <text:p>0.19080591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28421.63997" calcext:value-type="float">
            <text:p>1443128421.63997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97802829742" calcext:value-type="float">
            <text:p>61.639780283</text:p>
          </table:table-cell>
          <table:table-cell table:formula="of:=[.C267]/([.D267]-[.D266])" office:value-type="float" office:value="84874.5631786541" calcext:value-type="float">
            <text:p>84874.5631786541</text:p>
          </table:table-cell>
          <table:table-cell/>
          <table:table-cell office:value-type="float" office:value="1443128421.83075" calcext:value-type="float">
            <text:p>1443128421.83075</text:p>
          </table:table-cell>
          <table:table-cell table:formula="of:=[.G267]-[.$B$2]" office:value-type="float" office:value="61.8305630683899" calcext:value-type="float">
            <text:p>61.8305630684</text:p>
          </table:table-cell>
          <table:table-cell table:formula="of:=[.C267]/([.H267]-[.H266])" office:value-type="float" office:value="84894.8254207337" calcext:value-type="float">
            <text:p>84894.8254207337</text:p>
          </table:table-cell>
          <table:table-cell table:formula="of:=[.G267]-[.$B267]" office:value-type="float" office:value="0.190782785415649" calcext:value-type="float">
            <text:p>0.190782785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28421.73686" calcext:value-type="float">
            <text:p>1443128421.73686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6673116684" calcext:value-type="float">
            <text:p>61.7366731167</text:p>
          </table:table-cell>
          <table:table-cell table:formula="of:=[.C268]/([.D268]-[.D267])" office:value-type="float" office:value="84877.2781755816" calcext:value-type="float">
            <text:p>84877.2781755816</text:p>
          </table:table-cell>
          <table:table-cell/>
          <table:table-cell office:value-type="float" office:value="1443128421.92776" calcext:value-type="float">
            <text:p>1443128421.92776</text:p>
          </table:table-cell>
          <table:table-cell table:formula="of:=[.G268]-[.$B$2]" office:value-type="float" office:value="61.9275658130646" calcext:value-type="float">
            <text:p>61.9275658131</text:p>
          </table:table-cell>
          <table:table-cell table:formula="of:=[.C268]/([.H268]-[.H267])" office:value-type="float" office:value="84781.1062210741" calcext:value-type="float">
            <text:p>84781.1062210741</text:p>
          </table:table-cell>
          <table:table-cell table:formula="of:=[.G268]-[.$B268]" office:value-type="float" office:value="0.190892696380615" calcext:value-type="float">
            <text:p>0.19089269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28421.83376" calcext:value-type="float">
            <text:p>1443128421.83376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35671424866" calcext:value-type="float">
            <text:p>61.8335671425</text:p>
          </table:table-cell>
          <table:table-cell table:formula="of:=[.C269]/([.D269]-[.D268])" office:value-type="float" office:value="84876.2339254385" calcext:value-type="float">
            <text:p>84876.2339254385</text:p>
          </table:table-cell>
          <table:table-cell/>
          <table:table-cell office:value-type="float" office:value="1443128422.02487" calcext:value-type="float">
            <text:p>1443128422.02487</text:p>
          </table:table-cell>
          <table:table-cell table:formula="of:=[.G269]-[.$B$2]" office:value-type="float" office:value="62.0246782302857" calcext:value-type="float">
            <text:p>62.0246782303</text:p>
          </table:table-cell>
          <table:table-cell table:formula="of:=[.C269]/([.H269]-[.H268])" office:value-type="float" office:value="84685.3598678186" calcext:value-type="float">
            <text:p>84685.3598678186</text:p>
          </table:table-cell>
          <table:table-cell table:formula="of:=[.G269]-[.$B269]" office:value-type="float" office:value="0.191111087799072" calcext:value-type="float">
            <text:p>0.191111087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28421.93065" calcext:value-type="float">
            <text:p>1443128421.93065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304583072662" calcext:value-type="float">
            <text:p>61.9304583073</text:p>
          </table:table-cell>
          <table:table-cell table:formula="of:=[.C270]/([.D270]-[.D269])" office:value-type="float" office:value="84878.7401689506" calcext:value-type="float">
            <text:p>84878.7401689506</text:p>
          </table:table-cell>
          <table:table-cell/>
          <table:table-cell office:value-type="float" office:value="1443128422.12158" calcext:value-type="float">
            <text:p>1443128422.12158</text:p>
          </table:table-cell>
          <table:table-cell table:formula="of:=[.G270]-[.$B$2]" office:value-type="float" office:value="62.1213910579681" calcext:value-type="float">
            <text:p>62.121391058</text:p>
          </table:table-cell>
          <table:table-cell table:formula="of:=[.C270]/([.H270]-[.H269])" office:value-type="float" office:value="85035.2553748" calcext:value-type="float">
            <text:p>85035.2553748</text:p>
          </table:table-cell>
          <table:table-cell table:formula="of:=[.G270]-[.$B270]" office:value-type="float" office:value="0.190932750701904" calcext:value-type="float">
            <text:p>0.19093275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28422.02291" calcext:value-type="float">
            <text:p>1443128422.02291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27167606354" calcext:value-type="float">
            <text:p>62.0227167606</text:p>
          </table:table-cell>
          <table:table-cell table:formula="of:=[.C271]/([.D271]-[.D270])" office:value-type="float" office:value="89140.8830266694" calcext:value-type="float">
            <text:p>89140.8830266694</text:p>
          </table:table-cell>
          <table:table-cell/>
          <table:table-cell office:value-type="float" office:value="1443128422.21375" calcext:value-type="float">
            <text:p>1443128422.21375</text:p>
          </table:table-cell>
          <table:table-cell table:formula="of:=[.G271]-[.$B$2]" office:value-type="float" office:value="62.2135570049286" calcext:value-type="float">
            <text:p>62.2135570049</text:p>
          </table:table-cell>
          <table:table-cell table:formula="of:=[.C271]/([.H271]-[.H270])" office:value-type="float" office:value="89230.3531968171" calcext:value-type="float">
            <text:p>89230.3531968171</text:p>
          </table:table-cell>
          <table:table-cell table:formula="of:=[.G271]-[.$B271]" office:value-type="float" office:value="0.190840244293213" calcext:value-type="float">
            <text:p>0.190840244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28422.10339" calcext:value-type="float">
            <text:p>1443128422.10339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31975746155" calcext:value-type="float">
            <text:p>62.1031975746</text:p>
          </table:table-cell>
          <table:table-cell table:formula="of:=[.C272]/([.D272]-[.D271])" office:value-type="float" office:value="102185.845213161" calcext:value-type="float">
            <text:p>102185.845213161</text:p>
          </table:table-cell>
          <table:table-cell/>
          <table:table-cell office:value-type="float" office:value="1443128422.29421" calcext:value-type="float">
            <text:p>1443128422.29421</text:p>
          </table:table-cell>
          <table:table-cell table:formula="of:=[.G272]-[.$B$2]" office:value-type="float" office:value="62.2940225601196" calcext:value-type="float">
            <text:p>62.2940225601</text:p>
          </table:table-cell>
          <table:table-cell table:formula="of:=[.C272]/([.H272]-[.H271])" office:value-type="float" office:value="102205.222849388" calcext:value-type="float">
            <text:p>102205.222849388</text:p>
          </table:table-cell>
          <table:table-cell table:formula="of:=[.G272]-[.$B272]" office:value-type="float" office:value="0.19082498550415" calcext:value-type="float">
            <text:p>0.190824985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28422.18385" calcext:value-type="float">
            <text:p>1443128422.18385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36552619934" calcext:value-type="float">
            <text:p>62.183655262</text:p>
          </table:table-cell>
          <table:table-cell table:formula="of:=[.C273]/([.D273]-[.D272])" office:value-type="float" office:value="102215.217315032" calcext:value-type="float">
            <text:p>102215.217315032</text:p>
          </table:table-cell>
          <table:table-cell/>
          <table:table-cell office:value-type="float" office:value="1443128422.37472" calcext:value-type="float">
            <text:p>1443128422.37472</text:p>
          </table:table-cell>
          <table:table-cell table:formula="of:=[.G273]-[.$B$2]" office:value-type="float" office:value="62.3745255470276" calcext:value-type="float">
            <text:p>62.374525547</text:p>
          </table:table-cell>
          <table:table-cell table:formula="of:=[.C273]/([.H273]-[.H272])" office:value-type="float" office:value="102157.700178289" calcext:value-type="float">
            <text:p>102157.700178289</text:p>
          </table:table-cell>
          <table:table-cell table:formula="of:=[.G273]-[.$B273]" office:value-type="float" office:value="0.19087028503418" calcext:value-type="float">
            <text:p>0.19087028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28422.26429" calcext:value-type="float">
            <text:p>1443128422.26429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40991210938" calcext:value-type="float">
            <text:p>62.2640991211</text:p>
          </table:table-cell>
          <table:table-cell table:formula="of:=[.C274]/([.D274]-[.D273])" office:value-type="float" office:value="102232.788083199" calcext:value-type="float">
            <text:p>102232.788083199</text:p>
          </table:table-cell>
          <table:table-cell/>
          <table:table-cell office:value-type="float" office:value="1443128422.45515" calcext:value-type="float">
            <text:p>1443128422.45515</text:p>
          </table:table-cell>
          <table:table-cell table:formula="of:=[.G274]-[.$B$2]" office:value-type="float" office:value="62.4549541473389" calcext:value-type="float">
            <text:p>62.4549541473</text:p>
          </table:table-cell>
          <table:table-cell table:formula="of:=[.C274]/([.H274]-[.H273])" office:value-type="float" office:value="102252.183528882" calcext:value-type="float">
            <text:p>102252.183528882</text:p>
          </table:table-cell>
          <table:table-cell table:formula="of:=[.G274]-[.$B274]" office:value-type="float" office:value="0.190855026245117" calcext:value-type="float">
            <text:p>0.1908550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28422.34474" calcext:value-type="float">
            <text:p>1443128422.34474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45470333099" calcext:value-type="float">
            <text:p>62.3445470333</text:p>
          </table:table-cell>
          <table:table-cell table:formula="of:=[.C275]/([.D275]-[.D274])" office:value-type="float" office:value="102227.637404682" calcext:value-type="float">
            <text:p>102227.637404682</text:p>
          </table:table-cell>
          <table:table-cell/>
          <table:table-cell office:value-type="float" office:value="1443128422.53554" calcext:value-type="float">
            <text:p>1443128422.53554</text:p>
          </table:table-cell>
          <table:table-cell table:formula="of:=[.G275]-[.$B$2]" office:value-type="float" office:value="62.5353479385376" calcext:value-type="float">
            <text:p>62.5353479385</text:p>
          </table:table-cell>
          <table:table-cell table:formula="of:=[.C275]/([.H275]-[.H274])" office:value-type="float" office:value="102296.456944922" calcext:value-type="float">
            <text:p>102296.456944922</text:p>
          </table:table-cell>
          <table:table-cell table:formula="of:=[.G275]-[.$B275]" office:value-type="float" office:value="0.190800905227661" calcext:value-type="float">
            <text:p>0.19080090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28422.42519" calcext:value-type="float">
            <text:p>1443128422.42519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49968528748" calcext:value-type="float">
            <text:p>62.4249968529</text:p>
          </table:table-cell>
          <table:table-cell table:formula="of:=[.C276]/([.D276]-[.D275])" office:value-type="float" office:value="102225.213735549" calcext:value-type="float">
            <text:p>102225.213735549</text:p>
          </table:table-cell>
          <table:table-cell/>
          <table:table-cell office:value-type="float" office:value="1443128422.61601" calcext:value-type="float">
            <text:p>1443128422.61601</text:p>
          </table:table-cell>
          <table:table-cell table:formula="of:=[.G276]-[.$B$2]" office:value-type="float" office:value="62.6158177852631" calcext:value-type="float">
            <text:p>62.6158177853</text:p>
          </table:table-cell>
          <table:table-cell table:formula="of:=[.C276]/([.H276]-[.H275])" office:value-type="float" office:value="102199.772146423" calcext:value-type="float">
            <text:p>102199.772146423</text:p>
          </table:table-cell>
          <table:table-cell table:formula="of:=[.G276]-[.$B276]" office:value-type="float" office:value="0.190820932388306" calcext:value-type="float">
            <text:p>0.190820932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28422.50565" calcext:value-type="float">
            <text:p>1443128422.50565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54590702057" calcext:value-type="float">
            <text:p>62.5054590702</text:p>
          </table:table-cell>
          <table:table-cell table:formula="of:=[.C277]/([.D277]-[.D276])" office:value-type="float" office:value="102209.462687009" calcext:value-type="float">
            <text:p>102209.462687009</text:p>
          </table:table-cell>
          <table:table-cell/>
          <table:table-cell office:value-type="float" office:value="1443128422.69647" calcext:value-type="float">
            <text:p>1443128422.69647</text:p>
          </table:table-cell>
          <table:table-cell table:formula="of:=[.G277]-[.$B$2]" office:value-type="float" office:value="62.6962764263153" calcext:value-type="float">
            <text:p>62.6962764263</text:p>
          </table:table-cell>
          <table:table-cell table:formula="of:=[.C277]/([.H277]-[.H276])" office:value-type="float" office:value="102214.005760546" calcext:value-type="float">
            <text:p>102214.005760546</text:p>
          </table:table-cell>
          <table:table-cell table:formula="of:=[.G277]-[.$B277]" office:value-type="float" office:value="0.190817356109619" calcext:value-type="float">
            <text:p>0.190817356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28422.58615" calcext:value-type="float">
            <text:p>1443128422.58615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59582424164" calcext:value-type="float">
            <text:p>62.5859582424</text:p>
          </table:table-cell>
          <table:table-cell table:formula="of:=[.C278]/([.D278]-[.D277])" office:value-type="float" office:value="102162.541230549" calcext:value-type="float">
            <text:p>102162.541230549</text:p>
          </table:table-cell>
          <table:table-cell/>
          <table:table-cell office:value-type="float" office:value="1443128422.77704" calcext:value-type="float">
            <text:p>1443128422.77704</text:p>
          </table:table-cell>
          <table:table-cell table:formula="of:=[.G278]-[.$B$2]" office:value-type="float" office:value="62.7768514156342" calcext:value-type="float">
            <text:p>62.7768514156</text:p>
          </table:table-cell>
          <table:table-cell table:formula="of:=[.C278]/([.H278]-[.H277])" office:value-type="float" office:value="102066.411296145" calcext:value-type="float">
            <text:p>102066.411296145</text:p>
          </table:table-cell>
          <table:table-cell table:formula="of:=[.G278]-[.$B278]" office:value-type="float" office:value="0.190893173217773" calcext:value-type="float">
            <text:p>0.190893173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28422.66659" calcext:value-type="float">
            <text:p>1443128422.66659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6403055191" calcext:value-type="float">
            <text:p>62.6664030552</text:p>
          </table:table-cell>
          <table:table-cell table:formula="of:=[.C279]/([.D279]-[.D278])" office:value-type="float" office:value="102231.576112148" calcext:value-type="float">
            <text:p>102231.576112148</text:p>
          </table:table-cell>
          <table:table-cell/>
          <table:table-cell office:value-type="float" office:value="1443128422.85746" calcext:value-type="float">
            <text:p>1443128422.85746</text:p>
          </table:table-cell>
          <table:table-cell table:formula="of:=[.G279]-[.$B$2]" office:value-type="float" office:value="62.8572661876679" calcext:value-type="float">
            <text:p>62.8572661877</text:p>
          </table:table-cell>
          <table:table-cell table:formula="of:=[.C279]/([.H279]-[.H278])" office:value-type="float" office:value="102269.767009405" calcext:value-type="float">
            <text:p>102269.767009405</text:p>
          </table:table-cell>
          <table:table-cell table:formula="of:=[.G279]-[.$B279]" office:value-type="float" office:value="0.190863132476807" calcext:value-type="float">
            <text:p>0.19086313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28422.74705" calcext:value-type="float">
            <text:p>1443128422.74705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6856212616" calcext:value-type="float">
            <text:p>62.7468562126</text:p>
          </table:table-cell>
          <table:table-cell table:formula="of:=[.C280]/([.D280]-[.D279])" office:value-type="float" office:value="102220.972591089" calcext:value-type="float">
            <text:p>102220.972591089</text:p>
          </table:table-cell>
          <table:table-cell/>
          <table:table-cell office:value-type="float" office:value="1443128422.93794" calcext:value-type="float">
            <text:p>1443128422.93794</text:p>
          </table:table-cell>
          <table:table-cell table:formula="of:=[.G280]-[.$B$2]" office:value-type="float" office:value="62.9377465248108" calcext:value-type="float">
            <text:p>62.9377465248</text:p>
          </table:table-cell>
          <table:table-cell table:formula="of:=[.C280]/([.H280]-[.H279])" office:value-type="float" office:value="102186.450653071" calcext:value-type="float">
            <text:p>102186.450653071</text:p>
          </table:table-cell>
          <table:table-cell table:formula="of:=[.G280]-[.$B280]" office:value-type="float" office:value="0.190890312194824" calcext:value-type="float">
            <text:p>0.190890312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28422.8275" calcext:value-type="float">
            <text:p>1443128422.8275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73069858551" calcext:value-type="float">
            <text:p>62.8273069859</text:p>
          </table:table-cell>
          <table:table-cell table:formula="of:=[.C281]/([.D281]-[.D280])" office:value-type="float" office:value="102224.001944078" calcext:value-type="float">
            <text:p>102224.001944078</text:p>
          </table:table-cell>
          <table:table-cell/>
          <table:table-cell office:value-type="float" office:value="1443128423.0184" calcext:value-type="float">
            <text:p>1443128423.0184</text:p>
          </table:table-cell>
          <table:table-cell table:formula="of:=[.G281]-[.$B$2]" office:value-type="float" office:value="63.0182094573975" calcext:value-type="float">
            <text:p>63.0182094574</text:p>
          </table:table-cell>
          <table:table-cell table:formula="of:=[.C281]/([.H281]-[.H280])" office:value-type="float" office:value="102208.554120764" calcext:value-type="float">
            <text:p>102208.554120764</text:p>
          </table:table-cell>
          <table:table-cell table:formula="of:=[.G281]-[.$B281]" office:value-type="float" office:value="0.190902471542358" calcext:value-type="float">
            <text:p>0.190902471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28422.90797" calcext:value-type="float">
            <text:p>1443128422.90797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77749252319" calcext:value-type="float">
            <text:p>62.9077749252</text:p>
          </table:table-cell>
          <table:table-cell table:formula="of:=[.C282]/([.D282]-[.D281])" office:value-type="float" office:value="102202.194609297" calcext:value-type="float">
            <text:p>102202.194609297</text:p>
          </table:table-cell>
          <table:table-cell/>
          <table:table-cell office:value-type="float" office:value="1443128423.09885" calcext:value-type="float">
            <text:p>1443128423.09885</text:p>
          </table:table-cell>
          <table:table-cell table:formula="of:=[.G282]-[.$B$2]" office:value-type="float" office:value="63.0986592769623" calcext:value-type="float">
            <text:p>63.098659277</text:p>
          </table:table-cell>
          <table:table-cell table:formula="of:=[.C282]/([.H282]-[.H281])" office:value-type="float" office:value="102225.213735549" calcext:value-type="float">
            <text:p>102225.213735549</text:p>
          </table:table-cell>
          <table:table-cell table:formula="of:=[.G282]-[.$B282]" office:value-type="float" office:value="0.190884351730347" calcext:value-type="float">
            <text:p>0.190884351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28422.98842" calcext:value-type="float">
            <text:p>1443128422.98842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82299900055" calcext:value-type="float">
            <text:p>62.98822999</text:p>
          </table:table-cell>
          <table:table-cell table:formula="of:=[.C283]/([.D283]-[.D282])" office:value-type="float" office:value="102218.549237968" calcext:value-type="float">
            <text:p>102218.549237968</text:p>
          </table:table-cell>
          <table:table-cell/>
          <table:table-cell office:value-type="float" office:value="1443128423.1793" calcext:value-type="float">
            <text:p>1443128423.1793</text:p>
          </table:table-cell>
          <table:table-cell table:formula="of:=[.G283]-[.$B$2]" office:value-type="float" office:value="63.17911028862" calcext:value-type="float">
            <text:p>63.1791102886</text:p>
          </table:table-cell>
          <table:table-cell table:formula="of:=[.C283]/([.H283]-[.H282])" office:value-type="float" office:value="102223.699000699" calcext:value-type="float">
            <text:p>102223.699000699</text:p>
          </table:table-cell>
          <table:table-cell table:formula="of:=[.G283]-[.$B283]" office:value-type="float" office:value="0.190880298614502" calcext:value-type="float">
            <text:p>0.190880298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28423.07053" calcext:value-type="float">
            <text:p>1443128423.07053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703430175781" calcext:value-type="float">
            <text:p>63.0703430176</text:p>
          </table:table-cell>
          <table:table-cell table:formula="of:=[.C284]/([.D284]-[.D283])" office:value-type="float" office:value="100154.631282175" calcext:value-type="float">
            <text:p>100154.631282175</text:p>
          </table:table-cell>
          <table:table-cell/>
          <table:table-cell office:value-type="float" office:value="1443128423.26142" calcext:value-type="float">
            <text:p>1443128423.26142</text:p>
          </table:table-cell>
          <table:table-cell table:formula="of:=[.G284]-[.$B$2]" office:value-type="float" office:value="63.2612302303314" calcext:value-type="float">
            <text:p>63.2612302303</text:p>
          </table:table-cell>
          <table:table-cell table:formula="of:=[.C284]/([.H284]-[.H283])" office:value-type="float" office:value="100146.198701646" calcext:value-type="float">
            <text:p>100146.198701646</text:p>
          </table:table-cell>
          <table:table-cell table:formula="of:=[.G284]-[.$B284]" office:value-type="float" office:value="0.190887212753296" calcext:value-type="float">
            <text:p>0.190887212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28423.15291" calcext:value-type="float">
            <text:p>1443128423.15291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27185440064" calcext:value-type="float">
            <text:p>63.152718544</text:p>
          </table:table-cell>
          <table:table-cell table:formula="of:=[.C285]/([.D285]-[.D284])" office:value-type="float" office:value="99835.4773145629" calcext:value-type="float">
            <text:p>99835.4773145629</text:p>
          </table:table-cell>
          <table:table-cell/>
          <table:table-cell office:value-type="float" office:value="1443128423.34375" calcext:value-type="float">
            <text:p>1443128423.34375</text:p>
          </table:table-cell>
          <table:table-cell table:formula="of:=[.G285]-[.$B$2]" office:value-type="float" office:value="63.3435573577881" calcext:value-type="float">
            <text:p>63.3435573578</text:p>
          </table:table-cell>
          <table:table-cell table:formula="of:=[.C285]/([.H285]-[.H284])" office:value-type="float" office:value="99894.169201141" calcext:value-type="float">
            <text:p>99894.169201141</text:p>
          </table:table-cell>
          <table:table-cell table:formula="of:=[.G285]-[.$B285]" office:value-type="float" office:value="0.190838813781738" calcext:value-type="float">
            <text:p>0.190838813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28423.23528" calcext:value-type="float">
            <text:p>1443128423.23528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5090970993" calcext:value-type="float">
            <text:p>63.235090971</text:p>
          </table:table-cell>
          <table:table-cell table:formula="of:=[.C286]/([.D286]-[.D285])" office:value-type="float" office:value="99839.2338413002" calcext:value-type="float">
            <text:p>99839.2338413002</text:p>
          </table:table-cell>
          <table:table-cell/>
          <table:table-cell office:value-type="float" office:value="1443128423.4261" calcext:value-type="float">
            <text:p>1443128423.4261</text:p>
          </table:table-cell>
          <table:table-cell table:formula="of:=[.G286]-[.$B$2]" office:value-type="float" office:value="63.4259057044983" calcext:value-type="float">
            <text:p>63.4259057045</text:p>
          </table:table-cell>
          <table:table-cell table:formula="of:=[.C286]/([.H286]-[.H285])" office:value-type="float" office:value="99868.4287972576" calcext:value-type="float">
            <text:p>99868.4287972576</text:p>
          </table:table-cell>
          <table:table-cell table:formula="of:=[.G286]-[.$B286]" office:value-type="float" office:value="0.190814733505249" calcext:value-type="float">
            <text:p>0.190814733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28423.31766" calcext:value-type="float">
            <text:p>1443128423.31766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74684047699" calcext:value-type="float">
            <text:p>63.3174684048</text:p>
          </table:table-cell>
          <table:table-cell table:formula="of:=[.C287]/([.D287]-[.D286])" office:value-type="float" office:value="99833.1657463041" calcext:value-type="float">
            <text:p>99833.1657463041</text:p>
          </table:table-cell>
          <table:table-cell/>
          <table:table-cell office:value-type="float" office:value="1443128423.50852" calcext:value-type="float">
            <text:p>1443128423.50852</text:p>
          </table:table-cell>
          <table:table-cell table:formula="of:=[.G287]-[.$B$2]" office:value-type="float" office:value="63.508327960968" calcext:value-type="float">
            <text:p>63.508327961</text:p>
          </table:table-cell>
          <table:table-cell table:formula="of:=[.C287]/([.H287]-[.H286])" office:value-type="float" office:value="99778.8746904867" calcext:value-type="float">
            <text:p>99778.8746904867</text:p>
          </table:table-cell>
          <table:table-cell table:formula="of:=[.G287]-[.$B287]" office:value-type="float" office:value="0.19085955619812" calcext:value-type="float">
            <text:p>0.190859556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28423.40004" calcext:value-type="float">
            <text:p>1443128423.40004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98446464539" calcext:value-type="float">
            <text:p>63.3998446465</text:p>
          </table:table-cell>
          <table:table-cell table:formula="of:=[.C288]/([.D288]-[.D287])" office:value-type="float" office:value="99834.6104639215" calcext:value-type="float">
            <text:p>99834.6104639215</text:p>
          </table:table-cell>
          <table:table-cell/>
          <table:table-cell office:value-type="float" office:value="1443128423.59087" calcext:value-type="float">
            <text:p>1443128423.59087</text:p>
          </table:table-cell>
          <table:table-cell table:formula="of:=[.G288]-[.$B$2]" office:value-type="float" office:value="63.5906829833984" calcext:value-type="float">
            <text:p>63.5906829834</text:p>
          </table:table-cell>
          <table:table-cell table:formula="of:=[.C288]/([.H288]-[.H287])" office:value-type="float" office:value="99860.3334356237" calcext:value-type="float">
            <text:p>99860.3334356237</text:p>
          </table:table-cell>
          <table:table-cell table:formula="of:=[.G288]-[.$B288]" office:value-type="float" office:value="0.19083833694458" calcext:value-type="float">
            <text:p>0.190838336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28423.48241" calcext:value-type="float">
            <text:p>1443128423.48241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22218418121" calcext:value-type="float">
            <text:p>63.4822218418</text:p>
          </table:table-cell>
          <table:table-cell table:formula="of:=[.C289]/([.D289]-[.D288])" office:value-type="float" office:value="99833.4546864825" calcext:value-type="float">
            <text:p>99833.4546864825</text:p>
          </table:table-cell>
          <table:table-cell/>
          <table:table-cell office:value-type="float" office:value="1443128423.6735" calcext:value-type="float">
            <text:p>1443128423.6735</text:p>
          </table:table-cell>
          <table:table-cell table:formula="of:=[.G289]-[.$B$2]" office:value-type="float" office:value="63.6733100414276" calcext:value-type="float">
            <text:p>63.6733100414</text:p>
          </table:table-cell>
          <table:table-cell table:formula="of:=[.C289]/([.H289]-[.H288])" office:value-type="float" office:value="99531.5601954046" calcext:value-type="float">
            <text:p>99531.5601954046</text:p>
          </table:table-cell>
          <table:table-cell table:formula="of:=[.G289]-[.$B289]" office:value-type="float" office:value="0.191088199615479" calcext:value-type="float">
            <text:p>0.191088199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28423.56479" calcext:value-type="float">
            <text:p>1443128423.56479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45983219147" calcext:value-type="float">
            <text:p>63.5645983219</text:p>
          </table:table-cell>
          <table:table-cell table:formula="of:=[.C290]/([.D290]-[.D289])" office:value-type="float" office:value="99834.321517053" calcext:value-type="float">
            <text:p>99834.321517053</text:p>
          </table:table-cell>
          <table:table-cell/>
          <table:table-cell office:value-type="float" office:value="1443128423.75568" calcext:value-type="float">
            <text:p>1443128423.75568</text:p>
          </table:table-cell>
          <table:table-cell table:formula="of:=[.G290]-[.$B$2]" office:value-type="float" office:value="63.7554874420166" calcext:value-type="float">
            <text:p>63.755487442</text:p>
          </table:table-cell>
          <table:table-cell table:formula="of:=[.C290]/([.H290]-[.H289])" office:value-type="float" office:value="100076.175944435" calcext:value-type="float">
            <text:p>100076.175944435</text:p>
          </table:table-cell>
          <table:table-cell table:formula="of:=[.G290]-[.$B290]" office:value-type="float" office:value="0.190889120101929" calcext:value-type="float">
            <text:p>0.19088912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28423.64717" calcext:value-type="float">
            <text:p>1443128423.64717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69752788544" calcext:value-type="float">
            <text:p>63.6469752789</text:p>
          </table:table-cell>
          <table:table-cell table:formula="of:=[.C291]/([.D291]-[.D290])" office:value-type="float" office:value="99833.7436283334" calcext:value-type="float">
            <text:p>99833.7436283334</text:p>
          </table:table-cell>
          <table:table-cell/>
          <table:table-cell office:value-type="float" office:value="1443128423.838" calcext:value-type="float">
            <text:p>1443128423.838</text:p>
          </table:table-cell>
          <table:table-cell table:formula="of:=[.G291]-[.$B$2]" office:value-type="float" office:value="63.8378057479858" calcext:value-type="float">
            <text:p>63.837805748</text:p>
          </table:table-cell>
          <table:table-cell table:formula="of:=[.C291]/([.H291]-[.H290])" office:value-type="float" office:value="99904.8741731061" calcext:value-type="float">
            <text:p>99904.8741731061</text:p>
          </table:table-cell>
          <table:table-cell table:formula="of:=[.G291]-[.$B291]" office:value-type="float" office:value="0.19083046913147" calcext:value-type="float">
            <text:p>0.19083046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28423.72954" calcext:value-type="float">
            <text:p>1443128423.72954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93529510498" calcext:value-type="float">
            <text:p>63.729352951</text:p>
          </table:table-cell>
          <table:table-cell table:formula="of:=[.C292]/([.D292]-[.D291])" office:value-type="float" office:value="99832.8768077982" calcext:value-type="float">
            <text:p>99832.8768077982</text:p>
          </table:table-cell>
          <table:table-cell/>
          <table:table-cell office:value-type="float" office:value="1443128423.92043" calcext:value-type="float">
            <text:p>1443128423.92043</text:p>
          </table:table-cell>
          <table:table-cell table:formula="of:=[.G292]-[.$B$2]" office:value-type="float" office:value="63.9202377796173" calcext:value-type="float">
            <text:p>63.9202377796</text:p>
          </table:table-cell>
          <table:table-cell table:formula="of:=[.C292]/([.H292]-[.H291])" office:value-type="float" office:value="99767.04246193" calcext:value-type="float">
            <text:p>99767.04246193</text:p>
          </table:table-cell>
          <table:table-cell table:formula="of:=[.G292]-[.$B292]" office:value-type="float" office:value="0.190884828567505" calcext:value-type="float">
            <text:p>0.190884828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28423.81195" calcext:value-type="float">
            <text:p>1443128423.81195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17544651032" calcext:value-type="float">
            <text:p>63.8117544651</text:p>
          </table:table-cell>
          <table:table-cell table:formula="of:=[.C293]/([.D293]-[.D292])" office:value-type="float" office:value="99803.991400886" calcext:value-type="float">
            <text:p>99803.991400886</text:p>
          </table:table-cell>
          <table:table-cell/>
          <table:table-cell office:value-type="float" office:value="1443128424.00277" calcext:value-type="float">
            <text:p>1443128424.00277</text:p>
          </table:table-cell>
          <table:table-cell table:formula="of:=[.G293]-[.$B$2]" office:value-type="float" office:value="64.0025815963745" calcext:value-type="float">
            <text:p>64.0025815964</text:p>
          </table:table-cell>
          <table:table-cell table:formula="of:=[.C293]/([.H293]-[.H292])" office:value-type="float" office:value="99873.9228259139" calcext:value-type="float">
            <text:p>99873.9228259139</text:p>
          </table:table-cell>
          <table:table-cell table:formula="of:=[.G293]-[.$B293]" office:value-type="float" office:value="0.190827131271362" calcext:value-type="float">
            <text:p>0.190827131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28423.89434" calcext:value-type="float">
            <text:p>1443128423.89434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41447734833" calcext:value-type="float">
            <text:p>63.8941447735</text:p>
          </table:table-cell>
          <table:table-cell table:formula="of:=[.C294]/([.D294]-[.D293])" office:value-type="float" office:value="99817.5654599647" calcext:value-type="float">
            <text:p>99817.5654599647</text:p>
          </table:table-cell>
          <table:table-cell/>
          <table:table-cell office:value-type="float" office:value="1443128424.08524" calcext:value-type="float">
            <text:p>1443128424.08524</text:p>
          </table:table-cell>
          <table:table-cell table:formula="of:=[.G294]-[.$B$2]" office:value-type="float" office:value="64.0850512981415" calcext:value-type="float">
            <text:p>64.0850512981</text:p>
          </table:table-cell>
          <table:table-cell table:formula="of:=[.C294]/([.H294]-[.H293])" office:value-type="float" office:value="99721.4713257763" calcext:value-type="float">
            <text:p>99721.4713257763</text:p>
          </table:table-cell>
          <table:table-cell table:formula="of:=[.G294]-[.$B294]" office:value-type="float" office:value="0.190906524658203" calcext:value-type="float">
            <text:p>0.190906524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28423.97672" calcext:value-type="float">
            <text:p>1443128423.97672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65284061432" calcext:value-type="float">
            <text:p>63.9765284061</text:p>
          </table:table-cell>
          <table:table-cell table:formula="of:=[.C295]/([.D295]-[.D294])" office:value-type="float" office:value="99825.6538886735" calcext:value-type="float">
            <text:p>99825.6538886735</text:p>
          </table:table-cell>
          <table:table-cell/>
          <table:table-cell office:value-type="float" office:value="1443128424.16758" calcext:value-type="float">
            <text:p>1443128424.16758</text:p>
          </table:table-cell>
          <table:table-cell table:formula="of:=[.G295]-[.$B$2]" office:value-type="float" office:value="64.1673889160156" calcext:value-type="float">
            <text:p>64.167388916</text:p>
          </table:table-cell>
          <table:table-cell table:formula="of:=[.C295]/([.H295]-[.H294])" office:value-type="float" office:value="99881.4419500274" calcext:value-type="float">
            <text:p>99881.4419500274</text:p>
          </table:table-cell>
          <table:table-cell table:formula="of:=[.G295]-[.$B295]" office:value-type="float" office:value="0.190860509872437" calcext:value-type="float">
            <text:p>0.190860509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28424.05883" calcext:value-type="float">
            <text:p>1443128424.05883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86364269257" calcext:value-type="float">
            <text:p>64.0586364269</text:p>
          </table:table-cell>
          <table:table-cell table:formula="of:=[.C296]/([.D296]-[.D295])" office:value-type="float" office:value="100160.738520149" calcext:value-type="float">
            <text:p>100160.738520149</text:p>
          </table:table-cell>
          <table:table-cell/>
          <table:table-cell office:value-type="float" office:value="1443128424.24972" calcext:value-type="float">
            <text:p>1443128424.24972</text:p>
          </table:table-cell>
          <table:table-cell table:formula="of:=[.G296]-[.$B$2]" office:value-type="float" office:value="64.2495267391205" calcext:value-type="float">
            <text:p>64.2495267391</text:p>
          </table:table-cell>
          <table:table-cell table:formula="of:=[.C296]/([.H296]-[.H295])" office:value-type="float" office:value="100124.396887182" calcext:value-type="float">
            <text:p>100124.396887182</text:p>
          </table:table-cell>
          <table:table-cell table:formula="of:=[.G296]-[.$B296]" office:value-type="float" office:value="0.190890312194824" calcext:value-type="float">
            <text:p>0.190890312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28424.14081" calcext:value-type="float">
            <text:p>1443128424.14081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406137943268" calcext:value-type="float">
            <text:p>64.1406137943</text:p>
          </table:table-cell>
          <table:table-cell table:formula="of:=[.C297]/([.D297]-[.D296])" office:value-type="float" office:value="100320.372082202" calcext:value-type="float">
            <text:p>100320.372082202</text:p>
          </table:table-cell>
          <table:table-cell/>
          <table:table-cell office:value-type="float" office:value="1443128424.33526" calcext:value-type="float">
            <text:p>1443128424.33526</text:p>
          </table:table-cell>
          <table:table-cell table:formula="of:=[.G297]-[.$B$2]" office:value-type="float" office:value="64.3350727558136" calcext:value-type="float">
            <text:p>64.3350727558</text:p>
          </table:table-cell>
          <table:table-cell table:formula="of:=[.C297]/([.H297]-[.H296])" office:value-type="float" office:value="96135.3937671053" calcext:value-type="float">
            <text:p>96135.3937671053</text:p>
          </table:table-cell>
          <table:table-cell table:formula="of:=[.G297]-[.$B297]" office:value-type="float" office:value="0.194458961486816" calcext:value-type="float">
            <text:p>0.194458961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28424.22278" calcext:value-type="float">
            <text:p>1443128424.22278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25878238678" calcext:value-type="float">
            <text:p>64.2225878239</text:p>
          </table:table-cell>
          <table:table-cell table:formula="of:=[.C298]/([.D298]-[.D297])" office:value-type="float" office:value="100324.456977989" calcext:value-type="float">
            <text:p>100324.456977989</text:p>
          </table:table-cell>
          <table:table-cell/>
          <table:table-cell office:value-type="float" office:value="1443128424.49556" calcext:value-type="float">
            <text:p>1443128424.49556</text:p>
          </table:table-cell>
          <table:table-cell table:formula="of:=[.G298]-[.$B$2]" office:value-type="float" office:value="64.4953718185425" calcext:value-type="float">
            <text:p>64.4953718185</text:p>
          </table:table-cell>
          <table:table-cell table:formula="of:=[.C298]/([.H298]-[.H297])" office:value-type="float" office:value="51304.1053390903" calcext:value-type="float">
            <text:p>51304.1053390903</text:p>
          </table:table-cell>
          <table:table-cell table:formula="of:=[.G298]-[.$B298]" office:value-type="float" office:value="0.272783994674683" calcext:value-type="float">
            <text:p>0.272783994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28424.30475" calcext:value-type="float">
            <text:p>1443128424.30475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45587539673" calcext:value-type="float">
            <text:p>64.304558754</text:p>
          </table:table-cell>
          <table:table-cell table:formula="of:=[.C299]/([.D299]-[.D298])" office:value-type="float" office:value="100328.250393385" calcext:value-type="float">
            <text:p>100328.250393385</text:p>
          </table:table-cell>
          <table:table-cell/>
          <table:table-cell office:value-type="float" office:value="1443128424.57764" calcext:value-type="float">
            <text:p>1443128424.57764</text:p>
          </table:table-cell>
          <table:table-cell table:formula="of:=[.G299]-[.$B$2]" office:value-type="float" office:value="64.5774474143982" calcext:value-type="float">
            <text:p>64.5774474144</text:p>
          </table:table-cell>
          <table:table-cell table:formula="of:=[.C299]/([.H299]-[.H298])" office:value-type="float" office:value="100200.308194626" calcext:value-type="float">
            <text:p>100200.308194626</text:p>
          </table:table-cell>
          <table:table-cell table:formula="of:=[.G299]-[.$B299]" office:value-type="float" office:value="0.272888660430908" calcext:value-type="float">
            <text:p>0.272888660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28424.38677" calcext:value-type="float">
            <text:p>1443128424.38677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65761756897" calcext:value-type="float">
            <text:p>64.3865761757</text:p>
          </table:table-cell>
          <table:table-cell table:formula="of:=[.C300]/([.D300]-[.D299])" office:value-type="float" office:value="100271.379266641" calcext:value-type="float">
            <text:p>100271.379266641</text:p>
          </table:table-cell>
          <table:table-cell/>
          <table:table-cell office:value-type="float" office:value="1443128424.65957" calcext:value-type="float">
            <text:p>1443128424.65957</text:p>
          </table:table-cell>
          <table:table-cell table:formula="of:=[.G300]-[.$B$2]" office:value-type="float" office:value="64.6593763828278" calcext:value-type="float">
            <text:p>64.6593763828</text:p>
          </table:table-cell>
          <table:table-cell table:formula="of:=[.C300]/([.H300]-[.H299])" office:value-type="float" office:value="100379.63564829" calcext:value-type="float">
            <text:p>100379.63564829</text:p>
          </table:table-cell>
          <table:table-cell table:formula="of:=[.G300]-[.$B300]" office:value-type="float" office:value="0.272800207138062" calcext:value-type="float">
            <text:p>0.272800207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28424.46874" calcext:value-type="float">
            <text:p>1443128424.46874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85435295105" calcext:value-type="float">
            <text:p>64.4685435295</text:p>
          </table:table-cell>
          <table:table-cell table:formula="of:=[.C301]/([.D301]-[.D300])" office:value-type="float" office:value="100332.62776763" calcext:value-type="float">
            <text:p>100332.62776763</text:p>
          </table:table-cell>
          <table:table-cell/>
          <table:table-cell office:value-type="float" office:value="1443128424.7415" calcext:value-type="float">
            <text:p>1443128424.7415</text:p>
          </table:table-cell>
          <table:table-cell table:formula="of:=[.G301]-[.$B$2]" office:value-type="float" office:value="64.7413041591644" calcext:value-type="float">
            <text:p>64.7413041592</text:p>
          </table:table-cell>
          <table:table-cell table:formula="of:=[.C301]/([.H301]-[.H300])" office:value-type="float" office:value="100381.096225591" calcext:value-type="float">
            <text:p>100381.096225591</text:p>
          </table:table-cell>
          <table:table-cell table:formula="of:=[.G301]-[.$B301]" office:value-type="float" office:value="0.272760629653931" calcext:value-type="float">
            <text:p>0.272760629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28424.5507" calcext:value-type="float">
            <text:p>1443128424.5507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505130290985" calcext:value-type="float">
            <text:p>64.5505130291</text:p>
          </table:table-cell>
          <table:table-cell table:formula="of:=[.C302]/([.D302]-[.D301])" office:value-type="float" office:value="100330.001297247" calcext:value-type="float">
            <text:p>100330.001297247</text:p>
          </table:table-cell>
          <table:table-cell/>
          <table:table-cell office:value-type="float" office:value="1443128424.82365" calcext:value-type="float">
            <text:p>1443128424.82365</text:p>
          </table:table-cell>
          <table:table-cell table:formula="of:=[.G302]-[.$B$2]" office:value-type="float" office:value="64.823456287384" calcext:value-type="float">
            <text:p>64.8234562874</text:p>
          </table:table-cell>
          <table:table-cell table:formula="of:=[.C302]/([.H302]-[.H301])" office:value-type="float" office:value="100106.962269024" calcext:value-type="float">
            <text:p>100106.962269024</text:p>
          </table:table-cell>
          <table:table-cell table:formula="of:=[.G302]-[.$B302]" office:value-type="float" office:value="0.272943258285522" calcext:value-type="float">
            <text:p>0.272943258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28424.63281" calcext:value-type="float">
            <text:p>1443128424.63281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26198577881" calcext:value-type="float">
            <text:p>64.6326198578</text:p>
          </table:table-cell>
          <table:table-cell table:formula="of:=[.C303]/([.D303]-[.D302])" office:value-type="float" office:value="100162.19273421" calcext:value-type="float">
            <text:p>100162.19273421</text:p>
          </table:table-cell>
          <table:table-cell/>
          <table:table-cell office:value-type="float" office:value="1443128424.90563" calcext:value-type="float">
            <text:p>1443128424.90563</text:p>
          </table:table-cell>
          <table:table-cell table:formula="of:=[.G303]-[.$B$2]" office:value-type="float" office:value="64.9054419994354" calcext:value-type="float">
            <text:p>64.9054419994</text:p>
          </table:table-cell>
          <table:table-cell table:formula="of:=[.C303]/([.H303]-[.H302])" office:value-type="float" office:value="100310.161297921" calcext:value-type="float">
            <text:p>100310.161297921</text:p>
          </table:table-cell>
          <table:table-cell table:formula="of:=[.G303]-[.$B303]" office:value-type="float" office:value="0.272822141647339" calcext:value-type="float">
            <text:p>0.272822141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28424.71478" calcext:value-type="float">
            <text:p>1443128424.71478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45869731903" calcext:value-type="float">
            <text:p>64.7145869732</text:p>
          </table:table-cell>
          <table:table-cell table:formula="of:=[.C304]/([.D304]-[.D303])" office:value-type="float" office:value="100332.919606161" calcext:value-type="float">
            <text:p>100332.919606161</text:p>
          </table:table-cell>
          <table:table-cell/>
          <table:table-cell office:value-type="float" office:value="1443128424.98761" calcext:value-type="float">
            <text:p>1443128424.98761</text:p>
          </table:table-cell>
          <table:table-cell table:formula="of:=[.G304]-[.$B$2]" office:value-type="float" office:value="64.9874172210693" calcext:value-type="float">
            <text:p>64.9874172211</text:p>
          </table:table-cell>
          <table:table-cell table:formula="of:=[.C304]/([.H304]-[.H303])" office:value-type="float" office:value="100322.998048449" calcext:value-type="float">
            <text:p>100322.998048449</text:p>
          </table:table-cell>
          <table:table-cell table:formula="of:=[.G304]-[.$B304]" office:value-type="float" office:value="0.272830247879028" calcext:value-type="float">
            <text:p>0.272830247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28424.79675" calcext:value-type="float">
            <text:p>1443128424.79675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65626716614" calcext:value-type="float">
            <text:p>64.7965626717</text:p>
          </table:table-cell>
          <table:table-cell table:formula="of:=[.C305]/([.D305]-[.D304])" office:value-type="float" office:value="100322.414488513" calcext:value-type="float">
            <text:p>100322.414488513</text:p>
          </table:table-cell>
          <table:table-cell/>
          <table:table-cell office:value-type="float" office:value="1443128425.06958" calcext:value-type="float">
            <text:p>1443128425.06958</text:p>
          </table:table-cell>
          <table:table-cell table:formula="of:=[.G305]-[.$B$2]" office:value-type="float" office:value="65.0693922042847" calcext:value-type="float">
            <text:p>65.0693922043</text:p>
          </table:table-cell>
          <table:table-cell table:formula="of:=[.C305]/([.H305]-[.H304])" office:value-type="float" office:value="100323.289830962" calcext:value-type="float">
            <text:p>100323.289830962</text:p>
          </table:table-cell>
          <table:table-cell table:formula="of:=[.G305]-[.$B305]" office:value-type="float" office:value="0.272829532623291" calcext:value-type="float">
            <text:p>0.272829532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28424.87872" calcext:value-type="float">
            <text:p>1443128424.87872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8525018692" calcext:value-type="float">
            <text:p>64.8785250187</text:p>
          </table:table-cell>
          <table:table-cell table:formula="of:=[.C306]/([.D306]-[.D305])" office:value-type="float" office:value="100338.756733328" calcext:value-type="float">
            <text:p>100338.756733328</text:p>
          </table:table-cell>
          <table:table-cell/>
          <table:table-cell office:value-type="float" office:value="1443128425.23176" calcext:value-type="float">
            <text:p>1443128425.23176</text:p>
          </table:table-cell>
          <table:table-cell table:formula="of:=[.G306]-[.$B$2]" office:value-type="float" office:value="65.2315680980682" calcext:value-type="float">
            <text:p>65.2315680981</text:p>
          </table:table-cell>
          <table:table-cell table:formula="of:=[.C306]/([.H306]-[.H305])" office:value-type="float" office:value="50710.3725968995" calcext:value-type="float">
            <text:p>50710.3725968995</text:p>
          </table:table-cell>
          <table:table-cell table:formula="of:=[.G306]-[.$B306]" office:value-type="float" office:value="0.353043079376221" calcext:value-type="float">
            <text:p>0.353043079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28424.9607" calcext:value-type="float">
            <text:p>1443128424.9607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605100154877" calcext:value-type="float">
            <text:p>64.9605100155</text:p>
          </table:table-cell>
          <table:table-cell table:formula="of:=[.C307]/([.D307]-[.D306])" office:value-type="float" office:value="100311.036426557" calcext:value-type="float">
            <text:p>100311.036426557</text:p>
          </table:table-cell>
          <table:table-cell/>
          <table:table-cell office:value-type="float" office:value="1443128425.25669" calcext:value-type="float">
            <text:p>1443128425.25669</text:p>
          </table:table-cell>
          <table:table-cell table:formula="of:=[.G307]-[.$B$2]" office:value-type="float" office:value="65.2565014362335" calcext:value-type="float">
            <text:p>65.2565014362</text:p>
          </table:table-cell>
          <table:table-cell table:formula="of:=[.C307]/([.H307]-[.H306])" office:value-type="float" office:value="329839.508271338" calcext:value-type="float">
            <text:p>329839.508271338</text:p>
          </table:table-cell>
          <table:table-cell table:formula="of:=[.G307]-[.$B307]" office:value-type="float" office:value="0.29599142074585" calcext:value-type="float">
            <text:p>0.29599142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28425.04086" calcext:value-type="float">
            <text:p>1443128425.04086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406696796417" calcext:value-type="float">
            <text:p>65.0406696796</text:p>
          </table:table-cell>
          <table:table-cell table:formula="of:=[.C308]/([.D308]-[.D307])" office:value-type="float" office:value="102595.240222001" calcext:value-type="float">
            <text:p>102595.240222001</text:p>
          </table:table-cell>
          <table:table-cell/>
          <table:table-cell office:value-type="float" office:value="1443128425.31018" calcext:value-type="float">
            <text:p>1443128425.31018</text:p>
          </table:table-cell>
          <table:table-cell table:formula="of:=[.G308]-[.$B$2]" office:value-type="float" office:value="65.3099901676178" calcext:value-type="float">
            <text:p>65.3099901676</text:p>
          </table:table-cell>
          <table:table-cell table:formula="of:=[.C308]/([.H308]-[.H307])" office:value-type="float" office:value="153752.010697666" calcext:value-type="float">
            <text:p>153752.010697666</text:p>
          </table:table-cell>
          <table:table-cell table:formula="of:=[.G308]-[.$B308]" office:value-type="float" office:value="0.269320487976074" calcext:value-type="float">
            <text:p>0.2693204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28425.11933" calcext:value-type="float">
            <text:p>1443128425.11933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91346645355" calcext:value-type="float">
            <text:p>65.1191346645</text:p>
          </table:table-cell>
          <table:table-cell table:formula="of:=[.C309]/([.D309]-[.D308])" office:value-type="float" office:value="104811.082435446" calcext:value-type="float">
            <text:p>104811.082435446</text:p>
          </table:table-cell>
          <table:table-cell/>
          <table:table-cell office:value-type="float" office:value="1443128425.38859" calcext:value-type="float">
            <text:p>1443128425.38859</text:p>
          </table:table-cell>
          <table:table-cell table:formula="of:=[.G309]-[.$B$2]" office:value-type="float" office:value="65.3883941173554" calcext:value-type="float">
            <text:p>65.3883941174</text:p>
          </table:table-cell>
          <table:table-cell table:formula="of:=[.C309]/([.H309]-[.H308])" office:value-type="float" office:value="104892.67476357" calcext:value-type="float">
            <text:p>104892.67476357</text:p>
          </table:table-cell>
          <table:table-cell table:formula="of:=[.G309]-[.$B309]" office:value-type="float" office:value="0.269259452819824" calcext:value-type="float">
            <text:p>0.269259452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28425.19778" calcext:value-type="float">
            <text:p>1443128425.19778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7585105896" calcext:value-type="float">
            <text:p>65.1975851059</text:p>
          </table:table-cell>
          <table:table-cell table:formula="of:=[.C310]/([.D310]-[.D309])" office:value-type="float" office:value="104830.51283563" calcext:value-type="float">
            <text:p>104830.51283563</text:p>
          </table:table-cell>
          <table:table-cell/>
          <table:table-cell office:value-type="float" office:value="1443128425.46701" calcext:value-type="float">
            <text:p>1443128425.46701</text:p>
          </table:table-cell>
          <table:table-cell table:formula="of:=[.G310]-[.$B$2]" office:value-type="float" office:value="65.4668135643005" calcext:value-type="float">
            <text:p>65.4668135643</text:p>
          </table:table-cell>
          <table:table-cell table:formula="of:=[.C310]/([.H310]-[.H309])" office:value-type="float" office:value="104871.94593132" calcext:value-type="float">
            <text:p>104871.94593132</text:p>
          </table:table-cell>
          <table:table-cell table:formula="of:=[.G310]-[.$B310]" office:value-type="float" office:value="0.269228458404541" calcext:value-type="float">
            <text:p>0.269228458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28425.27624" calcext:value-type="float">
            <text:p>1443128425.27624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60491371155" calcext:value-type="float">
            <text:p>65.2760491371</text:p>
          </table:table-cell>
          <table:table-cell table:formula="of:=[.C311]/([.D311]-[.D310])" office:value-type="float" office:value="104812.356339372" calcext:value-type="float">
            <text:p>104812.356339372</text:p>
          </table:table-cell>
          <table:table-cell/>
          <table:table-cell office:value-type="float" office:value="1443128425.54548" calcext:value-type="float">
            <text:p>1443128425.54548</text:p>
          </table:table-cell>
          <table:table-cell table:formula="of:=[.G311]-[.$B$2]" office:value-type="float" office:value="65.5452833175659" calcext:value-type="float">
            <text:p>65.5452833176</text:p>
          </table:table-cell>
          <table:table-cell table:formula="of:=[.C311]/([.H311]-[.H310])" office:value-type="float" office:value="104804.713380286" calcext:value-type="float">
            <text:p>104804.713380286</text:p>
          </table:table-cell>
          <table:table-cell table:formula="of:=[.G311]-[.$B311]" office:value-type="float" office:value="0.269234180450439" calcext:value-type="float">
            <text:p>0.269234180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28425.35478" calcext:value-type="float">
            <text:p>1443128425.35478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45866012573" calcext:value-type="float">
            <text:p>65.3545866013</text:p>
          </table:table-cell>
          <table:table-cell table:formula="of:=[.C312]/([.D312]-[.D311])" office:value-type="float" office:value="104714.356261194" calcext:value-type="float">
            <text:p>104714.356261194</text:p>
          </table:table-cell>
          <table:table-cell/>
          <table:table-cell office:value-type="float" office:value="1443128425.62397" calcext:value-type="float">
            <text:p>1443128425.62397</text:p>
          </table:table-cell>
          <table:table-cell table:formula="of:=[.G312]-[.$B$2]" office:value-type="float" office:value="65.6237797737122" calcext:value-type="float">
            <text:p>65.6237797737</text:p>
          </table:table-cell>
          <table:table-cell table:formula="of:=[.C312]/([.H312]-[.H311])" office:value-type="float" office:value="104769.060971091" calcext:value-type="float">
            <text:p>104769.060971091</text:p>
          </table:table-cell>
          <table:table-cell table:formula="of:=[.G312]-[.$B312]" office:value-type="float" office:value="0.269193172454834" calcext:value-type="float">
            <text:p>0.269193172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28425.43321" calcext:value-type="float">
            <text:p>1443128425.43321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30172538757" calcext:value-type="float">
            <text:p>65.4330172539</text:p>
          </table:table-cell>
          <table:table-cell table:formula="of:=[.C313]/([.D313]-[.D312])" office:value-type="float" office:value="104856.962494148" calcext:value-type="float">
            <text:p>104856.962494148</text:p>
          </table:table-cell>
          <table:table-cell/>
          <table:table-cell office:value-type="float" office:value="1443128425.7026" calcext:value-type="float">
            <text:p>1443128425.7026</text:p>
          </table:table-cell>
          <table:table-cell table:formula="of:=[.G313]-[.$B$2]" office:value-type="float" office:value="65.7024073600769" calcext:value-type="float">
            <text:p>65.7024073601</text:p>
          </table:table-cell>
          <table:table-cell table:formula="of:=[.C313]/([.H313]-[.H312])" office:value-type="float" office:value="104594.333620386" calcext:value-type="float">
            <text:p>104594.333620386</text:p>
          </table:table-cell>
          <table:table-cell table:formula="of:=[.G313]-[.$B313]" office:value-type="float" office:value="0.269390106201172" calcext:value-type="float">
            <text:p>0.269390106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28425.51169" calcext:value-type="float">
            <text:p>1443128425.51169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14948749542" calcext:value-type="float">
            <text:p>65.511494875</text:p>
          </table:table-cell>
          <table:table-cell table:formula="of:=[.C314]/([.D314]-[.D313])" office:value-type="float" office:value="104794.206131383" calcext:value-type="float">
            <text:p>104794.206131383</text:p>
          </table:table-cell>
          <table:table-cell/>
          <table:table-cell office:value-type="float" office:value="1443128425.78105" calcext:value-type="float">
            <text:p>1443128425.78105</text:p>
          </table:table-cell>
          <table:table-cell table:formula="of:=[.G314]-[.$B$2]" office:value-type="float" office:value="65.7808537483215" calcext:value-type="float">
            <text:p>65.7808537483</text:p>
          </table:table-cell>
          <table:table-cell table:formula="of:=[.C314]/([.H314]-[.H313])" office:value-type="float" office:value="104835.929148887" calcext:value-type="float">
            <text:p>104835.929148887</text:p>
          </table:table-cell>
          <table:table-cell table:formula="of:=[.G314]-[.$B314]" office:value-type="float" office:value="0.26935887336731" calcext:value-type="float">
            <text:p>0.269358873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28425.59019" calcext:value-type="float">
            <text:p>1443128425.59019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900011062622" calcext:value-type="float">
            <text:p>65.5900011063</text:p>
          </table:table-cell>
          <table:table-cell table:formula="of:=[.C315]/([.D315]-[.D314])" office:value-type="float" office:value="104756.015707045" calcext:value-type="float">
            <text:p>104756.015707045</text:p>
          </table:table-cell>
          <table:table-cell/>
          <table:table-cell office:value-type="float" office:value="1443128425.85948" calcext:value-type="float">
            <text:p>1443128425.85948</text:p>
          </table:table-cell>
          <table:table-cell table:formula="of:=[.G315]-[.$B$2]" office:value-type="float" office:value="65.8592925071716" calcext:value-type="float">
            <text:p>65.8592925072</text:p>
          </table:table-cell>
          <table:table-cell table:formula="of:=[.C315]/([.H315]-[.H314])" office:value-type="float" office:value="104846.12608056" calcext:value-type="float">
            <text:p>104846.12608056</text:p>
          </table:table-cell>
          <table:table-cell table:formula="of:=[.G315]-[.$B315]" office:value-type="float" office:value="0.269291400909424" calcext:value-type="float">
            <text:p>0.269291400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28425.66864" calcext:value-type="float">
            <text:p>1443128425.66864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84458255768" calcext:value-type="float">
            <text:p>65.6684458256</text:p>
          </table:table-cell>
          <table:table-cell table:formula="of:=[.C316]/([.D316]-[.D315])" office:value-type="float" office:value="104838.159558205" calcext:value-type="float">
            <text:p>104838.159558205</text:p>
          </table:table-cell>
          <table:table-cell/>
          <table:table-cell office:value-type="float" office:value="1443128425.93798" calcext:value-type="float">
            <text:p>1443128425.93798</text:p>
          </table:table-cell>
          <table:table-cell table:formula="of:=[.G316]-[.$B$2]" office:value-type="float" office:value="65.9377841949463" calcext:value-type="float">
            <text:p>65.9377841949</text:p>
          </table:table-cell>
          <table:table-cell table:formula="of:=[.C316]/([.H316]-[.H315])" office:value-type="float" office:value="104775.425693613" calcext:value-type="float">
            <text:p>104775.425693613</text:p>
          </table:table-cell>
          <table:table-cell table:formula="of:=[.G316]-[.$B316]" office:value-type="float" office:value="0.269338369369507" calcext:value-type="float">
            <text:p>0.269338369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28425.74707" calcext:value-type="float">
            <text:p>1443128425.74707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68779087067" calcext:value-type="float">
            <text:p>65.7468779087</text:p>
          </table:table-cell>
          <table:table-cell table:formula="of:=[.C317]/([.D317]-[.D316])" office:value-type="float" office:value="104855.050023103" calcext:value-type="float">
            <text:p>104855.050023103</text:p>
          </table:table-cell>
          <table:table-cell/>
          <table:table-cell office:value-type="float" office:value="1443128426.01638" calcext:value-type="float">
            <text:p>1443128426.01638</text:p>
          </table:table-cell>
          <table:table-cell table:formula="of:=[.G317]-[.$B$2]" office:value-type="float" office:value="66.0161917209625" calcext:value-type="float">
            <text:p>66.016191721</text:p>
          </table:table-cell>
          <table:table-cell table:formula="of:=[.C317]/([.H317]-[.H316])" office:value-type="float" office:value="104887.890459611" calcext:value-type="float">
            <text:p>104887.890459611</text:p>
          </table:table-cell>
          <table:table-cell table:formula="of:=[.G317]-[.$B317]" office:value-type="float" office:value="0.269313812255859" calcext:value-type="float">
            <text:p>0.269313812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28425.82553" calcext:value-type="float">
            <text:p>1443128425.82553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53417015076" calcext:value-type="float">
            <text:p>65.8253417015</text:p>
          </table:table-cell>
          <table:table-cell table:formula="of:=[.C318]/([.D318]-[.D317])" office:value-type="float" office:value="104812.674820192" calcext:value-type="float">
            <text:p>104812.674820192</text:p>
          </table:table-cell>
          <table:table-cell/>
          <table:table-cell office:value-type="float" office:value="1443128426.0948" calcext:value-type="float">
            <text:p>1443128426.0948</text:p>
          </table:table-cell>
          <table:table-cell table:formula="of:=[.G318]-[.$B$2]" office:value-type="float" office:value="66.094612121582" calcext:value-type="float">
            <text:p>66.0946121216</text:p>
          </table:table-cell>
          <table:table-cell table:formula="of:=[.C318]/([.H318]-[.H317])" office:value-type="float" office:value="104870.670578471" calcext:value-type="float">
            <text:p>104870.670578471</text:p>
          </table:table-cell>
          <table:table-cell table:formula="of:=[.G318]-[.$B318]" office:value-type="float" office:value="0.269270420074463" calcext:value-type="float">
            <text:p>0.269270420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28425.90402" calcext:value-type="float">
            <text:p>1443128425.90402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38283824921" calcext:value-type="float">
            <text:p>65.9038283825</text:p>
          </table:table-cell>
          <table:table-cell table:formula="of:=[.C319]/([.D319]-[.D318])" office:value-type="float" office:value="104782.109484594" calcext:value-type="float">
            <text:p>104782.109484594</text:p>
          </table:table-cell>
          <table:table-cell/>
          <table:table-cell office:value-type="float" office:value="1443128426.17345" calcext:value-type="float">
            <text:p>1443128426.17345</text:p>
          </table:table-cell>
          <table:table-cell table:formula="of:=[.G319]-[.$B$2]" office:value-type="float" office:value="66.1732568740845" calcext:value-type="float">
            <text:p>66.1732568741</text:p>
          </table:table-cell>
          <table:table-cell table:formula="of:=[.C319]/([.H319]-[.H318])" office:value-type="float" office:value="104571.503352938" calcext:value-type="float">
            <text:p>104571.503352938</text:p>
          </table:table-cell>
          <table:table-cell table:formula="of:=[.G319]-[.$B319]" office:value-type="float" office:value="0.269428491592407" calcext:value-type="float">
            <text:p>0.26942849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28425.98249" calcext:value-type="float">
            <text:p>1443128425.98249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22950363159" calcext:value-type="float">
            <text:p>65.9822950363</text:p>
          </table:table-cell>
          <table:table-cell table:formula="of:=[.C320]/([.D320]-[.D319])" office:value-type="float" office:value="104808.853178088" calcext:value-type="float">
            <text:p>104808.853178088</text:p>
          </table:table-cell>
          <table:table-cell/>
          <table:table-cell office:value-type="float" office:value="1443128426.24925" calcext:value-type="float">
            <text:p>1443128426.24925</text:p>
          </table:table-cell>
          <table:table-cell table:formula="of:=[.G320]-[.$B$2]" office:value-type="float" office:value="66.2490549087524" calcext:value-type="float">
            <text:p>66.2490549088</text:p>
          </table:table-cell>
          <table:table-cell table:formula="of:=[.C320]/([.H320]-[.H319])" office:value-type="float" office:value="108498.855359839" calcext:value-type="float">
            <text:p>108498.855359839</text:p>
          </table:table-cell>
          <table:table-cell table:formula="of:=[.G320]-[.$B320]" office:value-type="float" office:value="0.266759872436523" calcext:value-type="float">
            <text:p>0.266759872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28426.05823" calcext:value-type="float">
            <text:p>1443128426.05823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80339431763" calcext:value-type="float">
            <text:p>66.0580339432</text:p>
          </table:table-cell>
          <table:table-cell table:formula="of:=[.C321]/([.D321]-[.D320])" office:value-type="float" office:value="108583.558185802" calcext:value-type="float">
            <text:p>108583.558185802</text:p>
          </table:table-cell>
          <table:table-cell/>
          <table:table-cell office:value-type="float" office:value="1443128426.32401" calcext:value-type="float">
            <text:p>1443128426.32401</text:p>
          </table:table-cell>
          <table:table-cell table:formula="of:=[.G321]-[.$B$2]" office:value-type="float" office:value="66.3238224983215" calcext:value-type="float">
            <text:p>66.3238224983</text:p>
          </table:table-cell>
          <table:table-cell table:formula="of:=[.C321]/([.H321]-[.H320])" office:value-type="float" office:value="109994.1839425" calcext:value-type="float">
            <text:p>109994.1839425</text:p>
          </table:table-cell>
          <table:table-cell table:formula="of:=[.G321]-[.$B321]" office:value-type="float" office:value="0.265788555145264" calcext:value-type="float">
            <text:p>0.265788555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28426.13314" calcext:value-type="float">
            <text:p>1443128426.13314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29445838928" calcext:value-type="float">
            <text:p>66.1329445839</text:p>
          </table:table-cell>
          <table:table-cell table:formula="of:=[.C322]/([.D322]-[.D321])" office:value-type="float" office:value="109784.136423529" calcext:value-type="float">
            <text:p>109784.136423529</text:p>
          </table:table-cell>
          <table:table-cell/>
          <table:table-cell office:value-type="float" office:value="1443128426.39894" calcext:value-type="float">
            <text:p>1443128426.39894</text:p>
          </table:table-cell>
          <table:table-cell table:formula="of:=[.G322]-[.$B$2]" office:value-type="float" office:value="66.3987512588501" calcext:value-type="float">
            <text:p>66.3987512589</text:p>
          </table:table-cell>
          <table:table-cell table:formula="of:=[.C322]/([.H322]-[.H321])" office:value-type="float" office:value="109757.587633721" calcext:value-type="float">
            <text:p>109757.587633721</text:p>
          </table:table-cell>
          <table:table-cell table:formula="of:=[.G322]-[.$B322]" office:value-type="float" office:value="0.265806674957275" calcext:value-type="float">
            <text:p>0.26580667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28426.20804" calcext:value-type="float">
            <text:p>1443128426.20804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78478336334" calcext:value-type="float">
            <text:p>66.2078478336</text:p>
          </table:table-cell>
          <table:table-cell table:formula="of:=[.C323]/([.D323]-[.D322])" office:value-type="float" office:value="109794.969223375" calcext:value-type="float">
            <text:p>109794.969223375</text:p>
          </table:table-cell>
          <table:table-cell/>
          <table:table-cell office:value-type="float" office:value="1443128426.4739" calcext:value-type="float">
            <text:p>1443128426.4739</text:p>
          </table:table-cell>
          <table:table-cell table:formula="of:=[.G323]-[.$B$2]" office:value-type="float" office:value="66.4737110137939" calcext:value-type="float">
            <text:p>66.4737110138</text:p>
          </table:table-cell>
          <table:table-cell table:formula="of:=[.C323]/([.H323]-[.H322])" office:value-type="float" office:value="109712.204984669" calcext:value-type="float">
            <text:p>109712.204984669</text:p>
          </table:table-cell>
          <table:table-cell table:formula="of:=[.G323]-[.$B323]" office:value-type="float" office:value="0.265863180160522" calcext:value-type="float">
            <text:p>0.265863180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28426.28295" calcext:value-type="float">
            <text:p>1443128426.28295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27613353729" calcext:value-type="float">
            <text:p>66.2827613354</text:p>
          </table:table-cell>
          <table:table-cell table:formula="of:=[.C324]/([.D324]-[.D323])" office:value-type="float" office:value="109779.943655517" calcext:value-type="float">
            <text:p>109779.943655517</text:p>
          </table:table-cell>
          <table:table-cell/>
          <table:table-cell office:value-type="float" office:value="1443128426.54881" calcext:value-type="float">
            <text:p>1443128426.54881</text:p>
          </table:table-cell>
          <table:table-cell table:formula="of:=[.G324]-[.$B$2]" office:value-type="float" office:value="66.5486228466034" calcext:value-type="float">
            <text:p>66.5486228466</text:p>
          </table:table-cell>
          <table:table-cell table:formula="of:=[.C324]/([.H324]-[.H323])" office:value-type="float" office:value="109782.389397937" calcext:value-type="float">
            <text:p>109782.389397937</text:p>
          </table:table-cell>
          <table:table-cell table:formula="of:=[.G324]-[.$B324]" office:value-type="float" office:value="0.265861511230469" calcext:value-type="float">
            <text:p>0.265861511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28426.35786" calcext:value-type="float">
            <text:p>1443128426.35786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76672077179" calcext:value-type="float">
            <text:p>66.3576672077</text:p>
          </table:table-cell>
          <table:table-cell table:formula="of:=[.C325]/([.D325]-[.D324])" office:value-type="float" office:value="109791.12508196" calcext:value-type="float">
            <text:p>109791.12508196</text:p>
          </table:table-cell>
          <table:table-cell/>
          <table:table-cell office:value-type="float" office:value="1443128426.62373" calcext:value-type="float">
            <text:p>1443128426.62373</text:p>
          </table:table-cell>
          <table:table-cell table:formula="of:=[.G325]-[.$B$2]" office:value-type="float" office:value="66.6235406398773" calcext:value-type="float">
            <text:p>66.6235406399</text:p>
          </table:table-cell>
          <table:table-cell table:formula="of:=[.C325]/([.H325]-[.H324])" office:value-type="float" office:value="109773.655103937" calcext:value-type="float">
            <text:p>109773.655103937</text:p>
          </table:table-cell>
          <table:table-cell table:formula="of:=[.G325]-[.$B325]" office:value-type="float" office:value="0.265873432159424" calcext:value-type="float">
            <text:p>0.265873432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28426.43286" calcext:value-type="float">
            <text:p>1443128426.43286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26632022858" calcext:value-type="float">
            <text:p>66.4326632023</text:p>
          </table:table-cell>
          <table:table-cell table:formula="of:=[.C326]/([.D326]-[.D325])" office:value-type="float" office:value="109659.189765892" calcext:value-type="float">
            <text:p>109659.189765892</text:p>
          </table:table-cell>
          <table:table-cell/>
          <table:table-cell office:value-type="float" office:value="1443128426.64672" calcext:value-type="float">
            <text:p>1443128426.64672</text:p>
          </table:table-cell>
          <table:table-cell table:formula="of:=[.G326]-[.$B$2]" office:value-type="float" office:value="66.64652967453" calcext:value-type="float">
            <text:p>66.6465296745</text:p>
          </table:table-cell>
          <table:table-cell table:formula="of:=[.C326]/([.H326]-[.H325])" office:value-type="float" office:value="357735.769432604" calcext:value-type="float">
            <text:p>357735.769432604</text:p>
          </table:table-cell>
          <table:table-cell table:formula="of:=[.G326]-[.$B326]" office:value-type="float" office:value="0.213866472244263" calcext:value-type="float">
            <text:p>0.213866472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28426.50776" calcext:value-type="float">
            <text:p>1443128426.50776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75690746307" calcext:value-type="float">
            <text:p>66.5075690746</text:p>
          </table:table-cell>
          <table:table-cell table:formula="of:=[.C327]/([.D327]-[.D326])" office:value-type="float" office:value="109791.12508196" calcext:value-type="float">
            <text:p>109791.12508196</text:p>
          </table:table-cell>
          <table:table-cell/>
          <table:table-cell office:value-type="float" office:value="1443128426.69865" calcext:value-type="float">
            <text:p>1443128426.69865</text:p>
          </table:table-cell>
          <table:table-cell table:formula="of:=[.G327]-[.$B$2]" office:value-type="float" office:value="66.698460817337" calcext:value-type="float">
            <text:p>66.6984608173</text:p>
          </table:table-cell>
          <table:table-cell table:formula="of:=[.C327]/([.H327]-[.H326])" office:value-type="float" office:value="158363.547487547" calcext:value-type="float">
            <text:p>158363.547487547</text:p>
          </table:table-cell>
          <table:table-cell table:formula="of:=[.G327]-[.$B327]" office:value-type="float" office:value="0.190891742706299" calcext:value-type="float">
            <text:p>0.190891742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28426.58266" calcext:value-type="float">
            <text:p>1443128426.58266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24728012085" calcext:value-type="float">
            <text:p>66.5824728012</text:p>
          </table:table-cell>
          <table:table-cell table:formula="of:=[.C328]/([.D328]-[.D327])" office:value-type="float" office:value="109794.27026855" calcext:value-type="float">
            <text:p>109794.27026855</text:p>
          </table:table-cell>
          <table:table-cell/>
          <table:table-cell office:value-type="float" office:value="1443128426.77359" calcext:value-type="float">
            <text:p>1443128426.77359</text:p>
          </table:table-cell>
          <table:table-cell table:formula="of:=[.G328]-[.$B$2]" office:value-type="float" office:value="66.7733979225159" calcext:value-type="float">
            <text:p>66.7733979225</text:p>
          </table:table-cell>
          <table:table-cell table:formula="of:=[.C328]/([.H328]-[.H327])" office:value-type="float" office:value="109745.36553519" calcext:value-type="float">
            <text:p>109745.36553519</text:p>
          </table:table-cell>
          <table:table-cell table:formula="of:=[.G328]-[.$B328]" office:value-type="float" office:value="0.190925121307373" calcext:value-type="float">
            <text:p>0.190925121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28426.65757" calcext:value-type="float">
            <text:p>1443128426.65757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73812961578" calcext:value-type="float">
            <text:p>66.6573812962</text:p>
          </table:table-cell>
          <table:table-cell table:formula="of:=[.C329]/([.D329]-[.D328])" office:value-type="float" office:value="109787.281209718" calcext:value-type="float">
            <text:p>109787.281209718</text:p>
          </table:table-cell>
          <table:table-cell/>
          <table:table-cell office:value-type="float" office:value="1443128426.84841" calcext:value-type="float">
            <text:p>1443128426.84841</text:p>
          </table:table-cell>
          <table:table-cell table:formula="of:=[.G329]-[.$B$2]" office:value-type="float" office:value="66.8482184410095" calcext:value-type="float">
            <text:p>66.848218441</text:p>
          </table:table-cell>
          <table:table-cell table:formula="of:=[.C329]/([.H329]-[.H328])" office:value-type="float" office:value="109916.372748709" calcext:value-type="float">
            <text:p>109916.372748709</text:p>
          </table:table-cell>
          <table:table-cell table:formula="of:=[.G329]-[.$B329]" office:value-type="float" office:value="0.190837144851685" calcext:value-type="float">
            <text:p>0.190837144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28426.73251" calcext:value-type="float">
            <text:p>1443128426.73251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23207855225" calcext:value-type="float">
            <text:p>66.7323207855</text:p>
          </table:table-cell>
          <table:table-cell table:formula="of:=[.C330]/([.D330]-[.D329])" office:value-type="float" office:value="109741.87400698" calcext:value-type="float">
            <text:p>109741.87400698</text:p>
          </table:table-cell>
          <table:table-cell/>
          <table:table-cell office:value-type="float" office:value="1443128426.92332" calcext:value-type="float">
            <text:p>1443128426.92332</text:p>
          </table:table-cell>
          <table:table-cell table:formula="of:=[.G330]-[.$B$2]" office:value-type="float" office:value="66.9231235980988" calcext:value-type="float">
            <text:p>66.9231235981</text:p>
          </table:table-cell>
          <table:table-cell table:formula="of:=[.C330]/([.H330]-[.H329])" office:value-type="float" office:value="109792.173457468" calcext:value-type="float">
            <text:p>109792.173457468</text:p>
          </table:table-cell>
          <table:table-cell table:formula="of:=[.G330]-[.$B330]" office:value-type="float" office:value="0.190802812576294" calcext:value-type="float">
            <text:p>0.190802812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28426.80742" calcext:value-type="float">
            <text:p>1443128426.80742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72259426117" calcext:value-type="float">
            <text:p>66.8072259426</text:p>
          </table:table-cell>
          <table:table-cell table:formula="of:=[.C331]/([.D331]-[.D330])" office:value-type="float" office:value="109792.173457468" calcext:value-type="float">
            <text:p>109792.173457468</text:p>
          </table:table-cell>
          <table:table-cell/>
          <table:table-cell office:value-type="float" office:value="1443128426.99826" calcext:value-type="float">
            <text:p>1443128426.99826</text:p>
          </table:table-cell>
          <table:table-cell table:formula="of:=[.G331]-[.$B$2]" office:value-type="float" office:value="66.9980714321136" calcext:value-type="float">
            <text:p>66.9980714321</text:p>
          </table:table-cell>
          <table:table-cell table:formula="of:=[.C331]/([.H331]-[.H330])" office:value-type="float" office:value="109729.655407598" calcext:value-type="float">
            <text:p>109729.655407598</text:p>
          </table:table-cell>
          <table:table-cell table:formula="of:=[.G331]-[.$B331]" office:value-type="float" office:value="0.190845489501953" calcext:value-type="float">
            <text:p>0.190845489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28426.88233" calcext:value-type="float">
            <text:p>1443128426.88233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21413516998" calcext:value-type="float">
            <text:p>66.8821413517</text:p>
          </table:table-cell>
          <table:table-cell table:formula="of:=[.C332]/([.D332]-[.D331])" office:value-type="float" office:value="109777.148654756" calcext:value-type="float">
            <text:p>109777.148654756</text:p>
          </table:table-cell>
          <table:table-cell/>
          <table:table-cell office:value-type="float" office:value="1443128435.27739" calcext:value-type="float">
            <text:p>1443128435.27739</text:p>
          </table:table-cell>
          <table:table-cell table:formula="of:=[.G332]-[.$B$2]" office:value-type="float" office:value="75.2771952152252" calcext:value-type="float">
            <text:p>75.2771952152</text:p>
          </table:table-cell>
          <table:table-cell table:formula="of:=[.C332]/([.H332]-[.H331])" office:value-type="float" office:value="993.341833682446" calcext:value-type="float">
            <text:p>993.3418336824</text:p>
          </table:table-cell>
          <table:table-cell table:formula="of:=[.G332]-[.$B332]" office:value-type="float" office:value="8.39505386352539" calcext:value-type="float">
            <text:p>8.395053863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28426.95723" calcext:value-type="float">
            <text:p>1443128426.95723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70353031159" calcext:value-type="float">
            <text:p>66.9570353031</text:p>
          </table:table-cell>
          <table:table-cell table:formula="of:=[.C333]/([.D333]-[.D332])" office:value-type="float" office:value="109808.600621403" calcext:value-type="float">
            <text:p>109808.600621403</text:p>
          </table:table-cell>
          <table:table-cell/>
          <table:table-cell office:value-type="float" office:value="1443128435.35311" calcext:value-type="float">
            <text:p>1443128435.35311</text:p>
          </table:table-cell>
          <table:table-cell table:formula="of:=[.G333]-[.$B$2]" office:value-type="float" office:value="75.3529145717621" calcext:value-type="float">
            <text:p>75.3529145718</text:p>
          </table:table-cell>
          <table:table-cell table:formula="of:=[.C333]/([.H333]-[.H332])" office:value-type="float" office:value="108611.593866306" calcext:value-type="float">
            <text:p>108611.593866306</text:p>
          </table:table-cell>
          <table:table-cell table:formula="of:=[.G333]-[.$B333]" office:value-type="float" office:value="8.39587926864624" calcext:value-type="float">
            <text:p>8.39587926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28440.04413" calcext:value-type="float">
            <text:p>1443128440.04413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39350605011" calcext:value-type="float">
            <text:p>80.0439350605</text:p>
          </table:table-cell>
          <table:table-cell table:formula="of:=[.C334]/([.D334]-[.D333])" office:value-type="float" office:value="611.298332554691" calcext:value-type="float">
            <text:p>611.2983325547</text:p>
          </table:table-cell>
          <table:table-cell/>
          <table:table-cell office:value-type="float" office:value="1443128440.23513" calcext:value-type="float">
            <text:p>1443128440.23513</text:p>
          </table:table-cell>
          <table:table-cell table:formula="of:=[.G334]-[.$B$2]" office:value-type="float" office:value="80.2349379062653" calcext:value-type="float">
            <text:p>80.2349379063</text:p>
          </table:table-cell>
          <table:table-cell table:formula="of:=[.C334]/([.H334]-[.H333])" office:value-type="float" office:value="1638.66484280418" calcext:value-type="float">
            <text:p>1638.6648428042</text:p>
          </table:table-cell>
          <table:table-cell table:formula="of:=[.G334]-[.$B334]" office:value-type="float" office:value="0.19100284576416" calcext:value-type="float">
            <text:p>0.19100284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6:03:20.910867308</dc:date>
    <meta:editing-duration>PT2M10S</meta:editing-duration>
    <meta:editing-cycles>1</meta:editing-cycles>
    <meta:document-statistic meta:table-count="1" meta:cell-count="300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44850921631">
                <text:p>0.102944850921631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27848815918">
                <text:p>0.205927848815918</text:p>
              </table:table-cell>
              <table:table-cell office:value-type="float" office:value="79857.8422473388">
                <text:p>79857.8422473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65308761597">
                <text:p>0.308865308761597</text:p>
              </table:table-cell>
              <table:table-cell office:value-type="float" office:value="79893.1701281526">
                <text:p>79893.170128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808013916016">
                <text:p>0.411808013916016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43089675903">
                <text:p>0.514743089675903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679595947266">
                <text:p>0.617679595947266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609903335571">
                <text:p>0.720609903335571</text:p>
              </table:table-cell>
              <table:table-cell office:value-type="float" office:value="79898.7218504543">
                <text:p>79898.7218504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550462722778">
                <text:p>0.823550462722778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496028900147">
                <text:p>0.926496028900147</text:p>
              </table:table-cell>
              <table:table-cell office:value-type="float" office:value="79886.8791088157">
                <text:p>79886.8791088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6927947998">
                <text:p>1.0276927947998</text:p>
              </table:table-cell>
              <table:table-cell office:value-type="float" office:value="81267.4192390152">
                <text:p>81267.4192390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58968162537">
                <text:p>1.12458968162537</text:p>
              </table:table-cell>
              <table:table-cell office:value-type="float" office:value="84873.7278299275">
                <text:p>84873.7278299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47750854492">
                <text:p>1.22147750854492</text:p>
              </table:table-cell>
              <table:table-cell office:value-type="float" office:value="84881.664306789">
                <text:p>84881.664306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41802597046">
                <text:p>1.31841802597046</text:p>
              </table:table-cell>
              <table:table-cell office:value-type="float" office:value="84835.528202303">
                <text:p>84835.528202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30609130859">
                <text:p>1.41530609130859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19367980957">
                <text:p>1.51219367980957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09128189087">
                <text:p>1.60909128189087</text:p>
              </table:table-cell>
              <table:table-cell office:value-type="float" office:value="84873.1013291734">
                <text:p>84873.1013291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598387718201">
                <text:p>1.70598387718201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288195610046">
                <text:p>1.80288195610046</text:p>
              </table:table-cell>
              <table:table-cell office:value-type="float" office:value="84872.6836671424">
                <text:p>84872.6836671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79314804077">
                <text:p>1.89979314804077</text:p>
              </table:table-cell>
              <table:table-cell office:value-type="float" office:value="84861.1995719294">
                <text:p>84861.1995719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69480323792">
                <text:p>1.99669480323792</text:p>
              </table:table-cell>
              <table:table-cell office:value-type="float" office:value="84869.5513329315">
                <text:p>84869.551332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68607139587">
                <text:p>2.07768607139587</text:p>
              </table:table-cell>
              <table:table-cell office:value-type="float" office:value="101541.810457401">
                <text:p>101541.810457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13684463501">
                <text:p>2.15813684463501</text:p>
              </table:table-cell>
              <table:table-cell office:value-type="float" office:value="102224.001944078">
                <text:p>102224.001944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58547210693">
                <text:p>2.23858547210693</text:p>
              </table:table-cell>
              <table:table-cell office:value-type="float" office:value="102226.728515289">
                <text:p>102226.728515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903719902039">
                <text:p>2.31903719902039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48511123657">
                <text:p>2.39948511123657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96520996094">
                <text:p>2.47996520996094</text:p>
              </table:table-cell>
              <table:table-cell office:value-type="float" office:value="102186.753375716">
                <text:p>102186.753375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43720245361">
                <text:p>2.56043720245361</text:p>
              </table:table-cell>
              <table:table-cell office:value-type="float" office:value="102197.047012953">
                <text:p>102197.047012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089107513428">
                <text:p>2.64089107513428</text:p>
              </table:table-cell>
              <table:table-cell office:value-type="float" office:value="102220.063820203">
                <text:p>102220.0638202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34876251221">
                <text:p>2.72134876251221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82147026062">
                <text:p>2.80182147026062</text:p>
              </table:table-cell>
              <table:table-cell office:value-type="float" office:value="102196.138667425">
                <text:p>102196.138667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26771354675">
                <text:p>2.88226771354675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72563934326">
                <text:p>2.96272563934326</text:p>
              </table:table-cell>
              <table:table-cell office:value-type="float" office:value="102214.914423718">
                <text:p>102214.914423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21877861023">
                <text:p>3.04421877861023</text:p>
              </table:table-cell>
              <table:table-cell office:value-type="float" office:value="100916.470686674">
                <text:p>100916.470686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60264968872">
                <text:p>3.12660264968872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898962020874">
                <text:p>3.20898962020874</text:p>
              </table:table-cell>
              <table:table-cell office:value-type="float" office:value="99821.6095104701">
                <text:p>99821.6095104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37015342712">
                <text:p>3.29137015342712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75497817993">
                <text:p>3.37375497817993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612907409668">
                <text:p>3.45612907409668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49959373474">
                <text:p>3.53849959373474</text:p>
              </table:table-cell>
              <table:table-cell office:value-type="float" office:value="99841.5456905759">
                <text:p>99841.5456905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87988853455">
                <text:p>3.62087988853455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28998565674">
                <text:p>3.70328998565674</text:p>
              </table:table-cell>
              <table:table-cell office:value-type="float" office:value="99793.5967458694">
                <text:p>99793.5967458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6764793396">
                <text:p>3.7856764793396</text:p>
              </table:table-cell>
              <table:table-cell office:value-type="float" office:value="99822.1872587208">
                <text:p>99822.1872587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805629730225">
                <text:p>3.86805629730225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43849945068">
                <text:p>3.95043849945068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65690803528">
                <text:p>4.03265690803528</text:p>
              </table:table-cell>
              <table:table-cell office:value-type="float" office:value="100026.261047589">
                <text:p>100026.261047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6297454834">
                <text:p>4.1146297454834</text:p>
              </table:table-cell>
              <table:table-cell office:value-type="float" office:value="100325.915949962">
                <text:p>100325.915949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59638404846">
                <text:p>4.19659638404846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57112884522">
                <text:p>4.27857112884522</text:p>
              </table:table-cell>
              <table:table-cell office:value-type="float" office:value="100323.581615173">
                <text:p>100323.581615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54015159607">
                <text:p>4.36054015159607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5036907196">
                <text:p>4.4425036907196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47009086609">
                <text:p>4.52447009086609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43649101257">
                <text:p>4.60643649101257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4024143219">
                <text:p>4.6884024143219</text:p>
              </table:table-cell>
              <table:table-cell office:value-type="float" office:value="100334.378824282">
                <text:p>100334.378824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36809921265">
                <text:p>4.77036809921265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33473777771">
                <text:p>4.85233473777771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31544303894">
                <text:p>4.93431544303894</text:p>
              </table:table-cell>
              <table:table-cell office:value-type="float" office:value="100316.287519049">
                <text:p>100316.287519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57874679565">
                <text:p>5.01557874679565</text:p>
              </table:table-cell>
              <table:table-cell office:value-type="float" office:value="101201.89088818">
                <text:p>101201.89088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404850006104">
                <text:p>5.09404850006104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50728607178">
                <text:p>5.17250728607178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096774101257">
                <text:p>5.25096774101257</text:p>
              </table:table-cell>
              <table:table-cell office:value-type="float" office:value="104817.133754904">
                <text:p>104817.133754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42676544189">
                <text:p>5.32942676544189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789031982422">
                <text:p>5.40789031982422</text:p>
              </table:table-cell>
              <table:table-cell office:value-type="float" office:value="104812.993302947">
                <text:p>104812.993302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35482788086">
                <text:p>5.48635482788086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485342979431">
                <text:p>5.56485342979431</text:p>
              </table:table-cell>
              <table:table-cell office:value-type="float" office:value="104766.197098227">
                <text:p>104766.197098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31531524658">
                <text:p>5.64331531524658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180008888245">
                <text:p>5.72180008888245</text:p>
              </table:table-cell>
              <table:table-cell office:value-type="float" office:value="104784.655914991">
                <text:p>104784.655914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26507377625">
                <text:p>5.80026507377625</text:p>
              </table:table-cell>
              <table:table-cell office:value-type="float" office:value="104811.082435446">
                <text:p>104811.082435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878727912903">
                <text:p>5.87878727912903</text:p>
              </table:table-cell>
              <table:table-cell office:value-type="float" office:value="104734.704827142">
                <text:p>104734.704827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72548866272">
                <text:p>5.9572548866272</text:p>
              </table:table-cell>
              <table:table-cell office:value-type="float" office:value="104807.579359316">
                <text:p>104807.579359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408193588257">
                <text:p>6.03408193588257</text:p>
              </table:table-cell>
              <table:table-cell office:value-type="float" office:value="107045.631450241">
                <text:p>107045.631450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897350311279">
                <text:p>6.10897350311279</text:p>
              </table:table-cell>
              <table:table-cell office:value-type="float" office:value="109812.096396895">
                <text:p>109812.096396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387913703918">
                <text:p>6.18387913703918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878238677979">
                <text:p>6.25878238677979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36865901947">
                <text:p>6.3336865901947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858578681946">
                <text:p>6.40858578681946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48641395569">
                <text:p>6.48348641395569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38990211487">
                <text:p>6.55838990211487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28838348389">
                <text:p>6.63328838348389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819616317749">
                <text:p>6.70819616317749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311157226563">
                <text:p>6.78311157226563</text:p>
              </table:table-cell>
              <table:table-cell office:value-type="float" office:value="109777.148654756">
                <text:p>109777.148654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800433158875">
                <text:p>6.85800433158875</text:p>
              </table:table-cell>
              <table:table-cell office:value-type="float" office:value="109810.348481327">
                <text:p>109810.348481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291759490967">
                <text:p>6.93291759490967</text:p>
              </table:table-cell>
              <table:table-cell office:value-type="float" office:value="109780.293040619">
                <text:p>109780.293040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07691287994">
                <text:p>20.0107691287994</text:p>
              </table:table-cell>
              <table:table-cell office:value-type="float" office:value="628.84946955457">
                <text:p>628.84946955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6558055878">
                <text:p>20.1136558055878</text:p>
              </table:table-cell>
              <table:table-cell office:value-type="float" office:value="79932.6040719473">
                <text:p>79932.6040719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5772914886">
                <text:p>20.2165772914886</text:p>
              </table:table-cell>
              <table:table-cell office:value-type="float" office:value="79905.5700373421">
                <text:p>79905.5700373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5135593414">
                <text:p>20.3195135593414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4555492401">
                <text:p>20.4224555492401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369644165">
                <text:p>20.525369644165</text:p>
              </table:table-cell>
              <table:table-cell office:value-type="float" office:value="79911.3086113151">
                <text:p>79911.308611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82963752747">
                <text:p>20.6282963752747</text:p>
              </table:table-cell>
              <table:table-cell office:value-type="float" office:value="79901.4980009544">
                <text:p>79901.4980009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12324047089">
                <text:p>20.7312324047089</text:p>
              </table:table-cell>
              <table:table-cell office:value-type="float" office:value="79894.2804108907">
                <text:p>79894.2804108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41703414917">
                <text:p>20.8341703414917</text:p>
              </table:table-cell>
              <table:table-cell office:value-type="float" office:value="79892.8000407641">
                <text:p>79892.8000407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71283054352">
                <text:p>20.9371283054352</text:p>
              </table:table-cell>
              <table:table-cell office:value-type="float" office:value="79877.2594659559">
                <text:p>79877.2594659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76889705658">
                <text:p>21.0376889705658</text:p>
              </table:table-cell>
              <table:table-cell office:value-type="float" office:value="81781.4797596863">
                <text:p>81781.4797596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45903873444">
                <text:p>21.1345903873444</text:p>
              </table:table-cell>
              <table:table-cell office:value-type="float" office:value="84869.7601480191">
                <text:p>84869.7601480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14858436584">
                <text:p>21.2314858436584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83982276916">
                <text:p>21.3283982276916</text:p>
              </table:table-cell>
              <table:table-cell office:value-type="float" office:value="84860.1557173785">
                <text:p>84860.15571737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53077507019">
                <text:p>21.4253077507019</text:p>
              </table:table-cell>
              <table:table-cell office:value-type="float" office:value="84862.6610114449">
                <text:p>84862.6610114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21800804138">
                <text:p>21.5221800804138</text:p>
              </table:table-cell>
              <table:table-cell office:value-type="float" office:value="84895.2433007147">
                <text:p>84895.2433007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9090795517">
                <text:p>21.619090795517</text:p>
              </table:table-cell>
              <table:table-cell office:value-type="float" office:value="84861.6171209404">
                <text:p>84861.61712094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59914970398">
                <text:p>21.7159914970398</text:p>
              </table:table-cell>
              <table:table-cell office:value-type="float" office:value="84870.3865994474">
                <text:p>84870.3865994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2887430191">
                <text:p>21.812887430191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097864627838">
                <text:p>21.9097864627838</text:p>
              </table:table-cell>
              <table:table-cell office:value-type="float" office:value="84871.8483554121">
                <text:p>84871.84835541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5526304245">
                <text:p>22.005526304245</text:p>
              </table:table-cell>
              <table:table-cell office:value-type="float" office:value="85899.4528765172">
                <text:p>85899.4528765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60013961792">
                <text:p>22.0860013961792</text:p>
              </table:table-cell>
              <table:table-cell office:value-type="float" office:value="102193.110965613">
                <text:p>102193.110965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454076767">
                <text:p>22.166454076767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69124794006">
                <text:p>22.2469124794006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36992836">
                <text:p>22.32736992836</text:p>
              </table:table-cell>
              <table:table-cell office:value-type="float" office:value="102215.520208141">
                <text:p>102215.520208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78192710876">
                <text:p>22.4078192710876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83060455322">
                <text:p>22.4883060455322</text:p>
              </table:table-cell>
              <table:table-cell office:value-type="float" office:value="102178.277819578">
                <text:p>102178.277819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87777996063">
                <text:p>22.5687777996063</text:p>
              </table:table-cell>
              <table:table-cell office:value-type="float" office:value="102197.349798384">
                <text:p>102197.349798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92311954498">
                <text:p>22.6492311954498</text:p>
              </table:table-cell>
              <table:table-cell office:value-type="float" office:value="102220.669665665">
                <text:p>102220.6696656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296833992004">
                <text:p>22.7296833992004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101370334625">
                <text:p>22.8101370334625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6221389771">
                <text:p>22.8906221389771</text:p>
              </table:table-cell>
              <table:table-cell office:value-type="float" office:value="102180.396576801">
                <text:p>102180.396576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10850715637">
                <text:p>22.9710850715637</text:p>
              </table:table-cell>
              <table:table-cell office:value-type="float" office:value="102208.554120764">
                <text:p>102208.554120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27701377869">
                <text:p>23.0527701377869</text:p>
              </table:table-cell>
              <table:table-cell office:value-type="float" office:value="100679.357687413">
                <text:p>100679.357687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51509094238">
                <text:p>23.1351509094238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5328731537">
                <text:p>23.2175328731537</text:p>
              </table:table-cell>
              <table:table-cell office:value-type="float" office:value="99827.6762006743">
                <text:p>99827.6762006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2999126911163">
                <text:p>23.2999126911163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22929859161">
                <text:p>23.3822929859161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46682739258">
                <text:p>23.4646682739258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70688343048">
                <text:p>23.5470688343048</text:p>
              </table:table-cell>
              <table:table-cell office:value-type="float" office:value="99805.1464962255">
                <text:p>99805.1464962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94467449188">
                <text:p>23.6294467449188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18270397186">
                <text:p>23.7118270397186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41915988922">
                <text:p>23.7941915988922</text:p>
              </table:table-cell>
              <table:table-cell office:value-type="float" office:value="99848.7709096804">
                <text:p>99848.77090968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65721321106">
                <text:p>23.8765721321106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89736461639">
                <text:p>23.9589736461639</text:p>
              </table:table-cell>
              <table:table-cell office:value-type="float" office:value="99803.991400886">
                <text:p>99803.991400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11565303802">
                <text:p>24.0411565303802</text:p>
              </table:table-cell>
              <table:table-cell office:value-type="float" office:value="100069.498392805">
                <text:p>100069.498392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31260299683">
                <text:p>24.1231260299683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50879001617">
                <text:p>24.2050879001617</text:p>
              </table:table-cell>
              <table:table-cell office:value-type="float" office:value="100339.3404834">
                <text:p>100339.3404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70655059814">
                <text:p>24.2870655059814</text:p>
              </table:table-cell>
              <table:table-cell office:value-type="float" office:value="100320.08031666">
                <text:p>100320.08031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90359592438">
                <text:p>24.3690359592438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1004743576">
                <text:p>24.451004743576</text:p>
              </table:table-cell>
              <table:table-cell office:value-type="float" office:value="100330.876772096">
                <text:p>100330.876772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29687595367">
                <text:p>24.5329687595367</text:p>
              </table:table-cell>
              <table:table-cell office:value-type="float" office:value="100336.713661565">
                <text:p>100336.713661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49427890778">
                <text:p>24.6149427890778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69146728516">
                <text:p>24.6969146728516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88841724396">
                <text:p>24.7788841724396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08539104462">
                <text:p>24.8608539104462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28277015686">
                <text:p>24.9428277015686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37312316895">
                <text:p>25.0237312316895</text:p>
              </table:table-cell>
              <table:table-cell office:value-type="float" office:value="101651.930239823">
                <text:p>101651.9302398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22071838379">
                <text:p>25.1022071838379</text:p>
              </table:table-cell>
              <table:table-cell office:value-type="float" office:value="104796.434765701">
                <text:p>104796.4347657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06690692902">
                <text:p>25.1806690692902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91347694397">
                <text:p>25.2591347694397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75930786133">
                <text:p>25.3375930786133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60552024841">
                <text:p>25.4160552024841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45168495178">
                <text:p>25.4945168495178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29789733887">
                <text:p>25.5729789733887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14399051666">
                <text:p>25.6514399051666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299017906189">
                <text:p>25.7299017906189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83603382111">
                <text:p>25.8083603382111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68052959442">
                <text:p>25.8868052959442</text:p>
              </table:table-cell>
              <table:table-cell office:value-type="float" office:value="104837.840922492">
                <text:p>104837.8409224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52552604675">
                <text:p>25.9652552604675</text:p>
              </table:table-cell>
              <table:table-cell office:value-type="float" office:value="104831.150019906">
                <text:p>104831.1500199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17256355286">
                <text:p>26.0417256355286</text:p>
              </table:table-cell>
              <table:table-cell office:value-type="float" office:value="107544.915183638">
                <text:p>107544.9151836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66255474091">
                <text:p>26.1166255474091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15249824524">
                <text:p>26.1915249824524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64232254028">
                <text:p>26.2664232254028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1322183609">
                <text:p>26.341322183609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62306785583">
                <text:p>26.4162306785583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11437034607">
                <text:p>26.4911437034607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60712718964">
                <text:p>26.5660712718964</text:p>
              </table:table-cell>
              <table:table-cell office:value-type="float" office:value="109759.333870029">
                <text:p>109759.3338700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09728527069">
                <text:p>26.6409728527069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58842086792">
                <text:p>26.7158842086792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07907962799">
                <text:p>26.7907907962799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56930923462">
                <text:p>26.8656930923462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0598487854">
                <text:p>26.940598487854</text:p>
              </table:table-cell>
              <table:table-cell office:value-type="float" office:value="109791.823996741">
                <text:p>109791.8239967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13439464569">
                <text:p>40.0213439464569</text:p>
              </table:table-cell>
              <table:table-cell office:value-type="float" office:value="628.71034575413">
                <text:p>628.71034575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4326467514">
                <text:p>40.124326467514</text:p>
              </table:table-cell>
              <table:table-cell office:value-type="float" office:value="79858.2120109274">
                <text:p>79858.21201092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72453308106">
                <text:p>40.2272453308106</text:p>
              </table:table-cell>
              <table:table-cell office:value-type="float" office:value="79907.606211183">
                <text:p>79907.606211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01646709442">
                <text:p>40.3301646709442</text:p>
              </table:table-cell>
              <table:table-cell office:value-type="float" office:value="79907.2359900388">
                <text:p>79907.23599003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30856800079">
                <text:p>40.4330856800079</text:p>
              </table:table-cell>
              <table:table-cell office:value-type="float" office:value="79905.9402430493">
                <text:p>79905.94024304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60352993012">
                <text:p>40.5360352993012</text:p>
              </table:table-cell>
              <table:table-cell office:value-type="float" office:value="79883.7339706625">
                <text:p>79883.7339706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89491558075">
                <text:p>40.6389491558075</text:p>
              </table:table-cell>
              <table:table-cell office:value-type="float" office:value="79911.4937403279">
                <text:p>79911.49374032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18897151947">
                <text:p>40.7418897151947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48214530945">
                <text:p>40.8448214530945</text:p>
              </table:table-cell>
              <table:table-cell office:value-type="float" office:value="79897.6114442692">
                <text:p>79897.61144426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7749376297">
                <text:p>40.947749376297</text:p>
              </table:table-cell>
              <table:table-cell office:value-type="float" office:value="79900.5725960191">
                <text:p>79900.5725960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77323532105">
                <text:p>41.0477323532105</text:p>
              </table:table-cell>
              <table:table-cell office:value-type="float" office:value="82254.0021699785">
                <text:p>82254.0021699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46225643158">
                <text:p>41.1446225643158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15096759796">
                <text:p>41.2415096759796</text:p>
              </table:table-cell>
              <table:table-cell office:value-type="float" office:value="84882.2909339672">
                <text:p>84882.29093396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84027481079">
                <text:p>41.3384027481079</text:p>
              </table:table-cell>
              <table:table-cell office:value-type="float" office:value="84877.0693234973">
                <text:p>84877.0693234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52893829346">
                <text:p>41.4352893829346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21831703186">
                <text:p>41.5321831703186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90826797485">
                <text:p>41.6290826797485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59831428528">
                <text:p>41.7259831428528</text:p>
              </table:table-cell>
              <table:table-cell office:value-type="float" office:value="84870.5954186453">
                <text:p>84870.5954186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28809833527">
                <text:p>41.8228809833527</text:p>
              </table:table-cell>
              <table:table-cell office:value-type="float" office:value="84872.8924976441">
                <text:p>84872.89249764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197878837585">
                <text:p>41.9197878837585</text:p>
              </table:table-cell>
              <table:table-cell office:value-type="float" office:value="84864.957660958">
                <text:p>84864.9576609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38351917267">
                <text:p>42.0138351917267</text:p>
              </table:table-cell>
              <table:table-cell office:value-type="float" office:value="87445.3525324302">
                <text:p>87445.35253243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42997932434">
                <text:p>42.0942997932434</text:p>
              </table:table-cell>
              <table:table-cell office:value-type="float" office:value="102206.434195672">
                <text:p>102206.43419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47539043427">
                <text:p>42.1747539043427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51913261414">
                <text:p>42.2551913261414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56442451477">
                <text:p>42.3356442451477</text:p>
              </table:table-cell>
              <table:table-cell office:value-type="float" office:value="102221.275518308">
                <text:p>102221.2755183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6090965271">
                <text:p>42.416090965271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65415000916">
                <text:p>42.4965415000916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70452022553">
                <text:p>42.5770452022553</text:p>
              </table:table-cell>
              <table:table-cell office:value-type="float" office:value="102156.792532067">
                <text:p>102156.7925320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74966907501">
                <text:p>42.6574966907501</text:p>
              </table:table-cell>
              <table:table-cell office:value-type="float" office:value="102223.093119329">
                <text:p>102223.093119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79491329193">
                <text:p>42.7379491329193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8384885788">
                <text:p>42.818384885788</text:p>
              </table:table-cell>
              <table:table-cell office:value-type="float" office:value="102243.090997475">
                <text:p>102243.090997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88525867462">
                <text:p>42.8988525867462</text:p>
              </table:table-cell>
              <table:table-cell office:value-type="float" office:value="102202.497425231">
                <text:p>102202.4974252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9306936264">
                <text:p>42.979306936264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12020492554">
                <text:p>43.0612020492554</text:p>
              </table:table-cell>
              <table:table-cell office:value-type="float" office:value="100421.132587855">
                <text:p>100421.132587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35823440552">
                <text:p>43.1435823440552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59585857391">
                <text:p>43.2259585857391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83462715149">
                <text:p>43.3083462715149</text:p>
              </table:table-cell>
              <table:table-cell office:value-type="float" office:value="99820.7429006335">
                <text:p>99820.7429006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07361030579">
                <text:p>43.3907361030579</text:p>
              </table:table-cell>
              <table:table-cell office:value-type="float" office:value="99818.1431614038">
                <text:p>99818.1431614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31209278107">
                <text:p>43.4731209278107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55064678192">
                <text:p>43.5555064678192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79508972168">
                <text:p>43.6379508972168</text:p>
              </table:table-cell>
              <table:table-cell office:value-type="float" office:value="99752.0397689974">
                <text:p>99752.03976899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203276157379">
                <text:p>43.7203276157379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27095794678">
                <text:p>43.8027095794678</text:p>
              </table:table-cell>
              <table:table-cell office:value-type="float" office:value="99827.6762006743">
                <text:p>99827.6762006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51535320282">
                <text:p>43.8851535320282</text:p>
              </table:table-cell>
              <table:table-cell office:value-type="float" office:value="99752.6167122139">
                <text:p>99752.6167122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75476551056">
                <text:p>43.9675476551056</text:p>
              </table:table-cell>
              <table:table-cell office:value-type="float" office:value="99812.9440891703">
                <text:p>99812.94408917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96833324432">
                <text:p>44.0496833324432</text:p>
              </table:table-cell>
              <table:table-cell office:value-type="float" office:value="100127.0126037">
                <text:p>100127.01260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16649913788">
                <text:p>44.1316649913788</text:p>
              </table:table-cell>
              <table:table-cell office:value-type="float" office:value="100315.120562096">
                <text:p>100315.1205620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36285305023">
                <text:p>44.2136285305023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5599937439">
                <text:p>44.295599937439</text:p>
              </table:table-cell>
              <table:table-cell office:value-type="float" office:value="100327.666772344">
                <text:p>100327.6667723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76199817657">
                <text:p>44.3776199817657</text:p>
              </table:table-cell>
              <table:table-cell office:value-type="float" office:value="100268.173072842">
                <text:p>100268.1730728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95654010773">
                <text:p>44.4595654010773</text:p>
              </table:table-cell>
              <table:table-cell office:value-type="float" office:value="100359.484021134">
                <text:p>100359.4840211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15322780609">
                <text:p>44.5415322780609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35072612762">
                <text:p>44.6235072612762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54767608643">
                <text:p>44.7054767608643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74488830566">
                <text:p>44.7874488830566</text:p>
              </table:table-cell>
              <table:table-cell office:value-type="float" office:value="100326.791353515">
                <text:p>100326.7913535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94100379944">
                <text:p>44.8694100379944</text:p>
              </table:table-cell>
              <table:table-cell office:value-type="float" office:value="100340.216121244">
                <text:p>100340.2161212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13840675354">
                <text:p>44.9513840675354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19366455078">
                <text:p>45.0319366455078</text:p>
              </table:table-cell>
              <table:table-cell office:value-type="float" office:value="102094.808223476">
                <text:p>102094.808223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104035377503">
                <text:p>45.1104035377503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89057159424">
                <text:p>45.1889057159424</text:p>
              </table:table-cell>
              <table:table-cell office:value-type="float" office:value="104761.424324702">
                <text:p>104761.4243247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73735618591">
                <text:p>45.2673735618591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58316326141">
                <text:p>45.3458316326141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4325466156">
                <text:p>45.424325466156</text:p>
              </table:table-cell>
              <table:table-cell office:value-type="float" office:value="104772.561472783">
                <text:p>104772.5614727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28367042542">
                <text:p>45.5028367042542</text:p>
              </table:table-cell>
              <table:table-cell office:value-type="float" office:value="104749.335244458">
                <text:p>104749.3352444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13057422638">
                <text:p>45.5813057422638</text:p>
              </table:table-cell>
              <table:table-cell office:value-type="float" office:value="104805.668689213">
                <text:p>104805.6686892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97993373871">
                <text:p>45.6597993373871</text:p>
              </table:table-cell>
              <table:table-cell office:value-type="float" office:value="104772.879711809">
                <text:p>104772.879711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82616996765">
                <text:p>45.7382616996765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67262077332">
                <text:p>45.8167262077332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51718807221">
                <text:p>45.8951718807221</text:p>
              </table:table-cell>
              <table:table-cell office:value-type="float" office:value="104836.885026974">
                <text:p>104836.8850269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36320972443">
                <text:p>45.9736320972443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97436523437">
                <text:p>46.0497436523437</text:p>
              </table:table-cell>
              <table:table-cell office:value-type="float" office:value="108051.924431845">
                <text:p>108051.9244318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46521472931">
                <text:p>46.1246521472931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95635032654">
                <text:p>46.1995635032654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44405269623">
                <text:p>46.2744405269623</text:p>
              </table:table-cell>
              <table:table-cell office:value-type="float" office:value="109833.425448247">
                <text:p>109833.425448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93456840515">
                <text:p>46.3493456840515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42601394653">
                <text:p>46.4242601394653</text:p>
              </table:table-cell>
              <table:table-cell office:value-type="float" office:value="109778.546137346">
                <text:p>109778.546137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91729259491">
                <text:p>46.4991729259491</text:p>
              </table:table-cell>
              <table:table-cell office:value-type="float" office:value="109780.991817496">
                <text:p>109780.9918174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40759372711">
                <text:p>46.5740759372711</text:p>
              </table:table-cell>
              <table:table-cell office:value-type="float" office:value="109795.318704125">
                <text:p>109795.318704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8973941803">
                <text:p>46.648973941803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38607406616">
                <text:p>46.7238607406616</text:p>
              </table:table-cell>
              <table:table-cell office:value-type="float" office:value="109819.088615655">
                <text:p>109819.0886156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87704277039">
                <text:p>46.7987704277039</text:p>
              </table:table-cell>
              <table:table-cell office:value-type="float" office:value="109785.534084037">
                <text:p>109785.5340840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36779689789">
                <text:p>46.8736779689789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85840797424">
                <text:p>46.9485840797424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23333740234">
                <text:p>60.0323333740234</text:p>
              </table:table-cell>
              <table:table-cell office:value-type="float" office:value="628.566003140611">
                <text:p>628.5660031406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53216171265">
                <text:p>60.1353216171265</text:p>
              </table:table-cell>
              <table:table-cell office:value-type="float" office:value="79853.7750738488">
                <text:p>79853.7750738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84097576141">
                <text:p>60.2384097576141</text:p>
              </table:table-cell>
              <table:table-cell office:value-type="float" office:value="79776.3929109146">
                <text:p>79776.3929109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13572311401">
                <text:p>60.3413572311401</text:p>
              </table:table-cell>
              <table:table-cell office:value-type="float" office:value="79885.399012953">
                <text:p>79885.399012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43190097809">
                <text:p>60.4443190097809</text:p>
              </table:table-cell>
              <table:table-cell office:value-type="float" office:value="79874.3000419124">
                <text:p>79874.3000419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7238111496">
                <text:p>60.547238111496</text:p>
              </table:table-cell>
              <table:table-cell office:value-type="float" office:value="79907.4211001821">
                <text:p>79907.42110018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50160074234">
                <text:p>60.650160074234</text:p>
              </table:table-cell>
              <table:table-cell office:value-type="float" office:value="79905.1998350653">
                <text:p>79905.19983506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30982494354">
                <text:p>60.7530982494354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6020450592">
                <text:p>60.856020450592</text:p>
              </table:table-cell>
              <table:table-cell office:value-type="float" office:value="79905.0147352132">
                <text:p>79905.0147352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90146541595">
                <text:p>60.9590146541595</text:p>
              </table:table-cell>
              <table:table-cell office:value-type="float" office:value="79849.1537886381">
                <text:p>79849.15378863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83143234253">
                <text:p>61.0583143234253</text:p>
              </table:table-cell>
              <table:table-cell office:value-type="float" office:value="82820.0140122403">
                <text:p>82820.0140122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52109718323">
                <text:p>61.1552109718323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21193027496">
                <text:p>61.2521193027496</text:p>
              </table:table-cell>
              <table:table-cell office:value-type="float" office:value="84863.7049276318">
                <text:p>84863.70492763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90183353424">
                <text:p>61.3490183353424</text:p>
              </table:table-cell>
              <table:table-cell office:value-type="float" office:value="84871.8483554121">
                <text:p>84871.84835541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59934234619">
                <text:p>61.4459934234619</text:p>
              </table:table-cell>
              <table:table-cell office:value-type="float" office:value="84805.2851456571">
                <text:p>84805.2851456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2884349823">
                <text:p>61.542884349823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97802829742">
                <text:p>61.6397802829742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6673116684">
                <text:p>61.736673116684</text:p>
              </table:table-cell>
              <table:table-cell office:value-type="float" office:value="84877.2781755816">
                <text:p>84877.27817558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35671424866">
                <text:p>61.8335671424866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304583072662">
                <text:p>61.9304583072662</text:p>
              </table:table-cell>
              <table:table-cell office:value-type="float" office:value="84878.7401689506">
                <text:p>84878.7401689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27167606354">
                <text:p>62.0227167606354</text:p>
              </table:table-cell>
              <table:table-cell office:value-type="float" office:value="89140.8830266694">
                <text:p>89140.88302666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31975746155">
                <text:p>62.1031975746155</text:p>
              </table:table-cell>
              <table:table-cell office:value-type="float" office:value="102185.845213161">
                <text:p>102185.8452131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36552619934">
                <text:p>62.1836552619934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40991210938">
                <text:p>62.2640991210938</text:p>
              </table:table-cell>
              <table:table-cell office:value-type="float" office:value="102232.788083199">
                <text:p>102232.7880831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45470333099">
                <text:p>62.3445470333099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49968528748">
                <text:p>62.4249968528748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54590702057">
                <text:p>62.5054590702057</text:p>
              </table:table-cell>
              <table:table-cell office:value-type="float" office:value="102209.462687009">
                <text:p>102209.4626870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59582424164">
                <text:p>62.5859582424164</text:p>
              </table:table-cell>
              <table:table-cell office:value-type="float" office:value="102162.541230549">
                <text:p>102162.5412305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6403055191">
                <text:p>62.666403055191</text:p>
              </table:table-cell>
              <table:table-cell office:value-type="float" office:value="102231.576112148">
                <text:p>102231.5761121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6856212616">
                <text:p>62.746856212616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73069858551">
                <text:p>62.8273069858551</text:p>
              </table:table-cell>
              <table:table-cell office:value-type="float" office:value="102224.001944078">
                <text:p>102224.0019440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77749252319">
                <text:p>62.9077749252319</text:p>
              </table:table-cell>
              <table:table-cell office:value-type="float" office:value="102202.194609297">
                <text:p>102202.1946092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82299900055">
                <text:p>62.9882299900055</text:p>
              </table:table-cell>
              <table:table-cell office:value-type="float" office:value="102218.549237968">
                <text:p>102218.5492379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703430175781">
                <text:p>63.0703430175781</text:p>
              </table:table-cell>
              <table:table-cell office:value-type="float" office:value="100154.631282175">
                <text:p>100154.6312821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27185440064">
                <text:p>63.1527185440064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5090970993">
                <text:p>63.235090970993</text:p>
              </table:table-cell>
              <table:table-cell office:value-type="float" office:value="99839.2338413002">
                <text:p>99839.2338413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74684047699">
                <text:p>63.3174684047699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98446464539">
                <text:p>63.3998446464539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22218418121">
                <text:p>63.4822218418121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45983219147">
                <text:p>63.5645983219147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69752788544">
                <text:p>63.6469752788544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93529510498">
                <text:p>63.7293529510498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17544651032">
                <text:p>63.8117544651032</text:p>
              </table:table-cell>
              <table:table-cell office:value-type="float" office:value="99803.991400886">
                <text:p>99803.991400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41447734833">
                <text:p>63.8941447734833</text:p>
              </table:table-cell>
              <table:table-cell office:value-type="float" office:value="99817.5654599647">
                <text:p>99817.5654599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65284061432">
                <text:p>63.9765284061432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86364269257">
                <text:p>64.0586364269257</text:p>
              </table:table-cell>
              <table:table-cell office:value-type="float" office:value="100160.738520149">
                <text:p>100160.738520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406137943268">
                <text:p>64.1406137943268</text:p>
              </table:table-cell>
              <table:table-cell office:value-type="float" office:value="100320.372082202">
                <text:p>100320.3720822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25878238678">
                <text:p>64.2225878238678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45587539673">
                <text:p>64.3045587539673</text:p>
              </table:table-cell>
              <table:table-cell office:value-type="float" office:value="100328.250393385">
                <text:p>100328.2503933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65761756897">
                <text:p>64.3865761756897</text:p>
              </table:table-cell>
              <table:table-cell office:value-type="float" office:value="100271.379266641">
                <text:p>100271.3792666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85435295105">
                <text:p>64.4685435295105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505130290985">
                <text:p>64.5505130290985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26198577881">
                <text:p>64.6326198577881</text:p>
              </table:table-cell>
              <table:table-cell office:value-type="float" office:value="100162.19273421">
                <text:p>100162.192734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45869731903">
                <text:p>64.7145869731903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65626716614">
                <text:p>64.7965626716614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8525018692">
                <text:p>64.878525018692</text:p>
              </table:table-cell>
              <table:table-cell office:value-type="float" office:value="100338.756733328">
                <text:p>100338.756733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605100154877">
                <text:p>64.9605100154877</text:p>
              </table:table-cell>
              <table:table-cell office:value-type="float" office:value="100311.036426557">
                <text:p>100311.0364265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406696796417">
                <text:p>65.0406696796417</text:p>
              </table:table-cell>
              <table:table-cell office:value-type="float" office:value="102595.240222001">
                <text:p>102595.240222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91346645355">
                <text:p>65.1191346645355</text:p>
              </table:table-cell>
              <table:table-cell office:value-type="float" office:value="104811.082435446">
                <text:p>104811.0824354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7585105896">
                <text:p>65.197585105896</text:p>
              </table:table-cell>
              <table:table-cell office:value-type="float" office:value="104830.51283563">
                <text:p>104830.512835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60491371155">
                <text:p>65.2760491371155</text:p>
              </table:table-cell>
              <table:table-cell office:value-type="float" office:value="104812.356339372">
                <text:p>104812.3563393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45866012573">
                <text:p>65.3545866012573</text:p>
              </table:table-cell>
              <table:table-cell office:value-type="float" office:value="104714.356261194">
                <text:p>104714.3562611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30172538757">
                <text:p>65.4330172538757</text:p>
              </table:table-cell>
              <table:table-cell office:value-type="float" office:value="104856.962494148">
                <text:p>104856.962494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14948749542">
                <text:p>65.5114948749542</text:p>
              </table:table-cell>
              <table:table-cell office:value-type="float" office:value="104794.206131383">
                <text:p>104794.2061313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900011062622">
                <text:p>65.5900011062622</text:p>
              </table:table-cell>
              <table:table-cell office:value-type="float" office:value="104756.015707045">
                <text:p>104756.0157070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84458255768">
                <text:p>65.6684458255768</text:p>
              </table:table-cell>
              <table:table-cell office:value-type="float" office:value="104838.159558205">
                <text:p>104838.159558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68779087067">
                <text:p>65.7468779087067</text:p>
              </table:table-cell>
              <table:table-cell office:value-type="float" office:value="104855.050023103">
                <text:p>104855.0500231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53417015076">
                <text:p>65.8253417015076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38283824921">
                <text:p>65.9038283824921</text:p>
              </table:table-cell>
              <table:table-cell office:value-type="float" office:value="104782.109484594">
                <text:p>104782.1094845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22950363159">
                <text:p>65.9822950363159</text:p>
              </table:table-cell>
              <table:table-cell office:value-type="float" office:value="104808.853178088">
                <text:p>104808.8531780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80339431763">
                <text:p>66.0580339431763</text:p>
              </table:table-cell>
              <table:table-cell office:value-type="float" office:value="108583.558185802">
                <text:p>108583.5581858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29445838928">
                <text:p>66.1329445838928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78478336334">
                <text:p>66.2078478336334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27613353729">
                <text:p>66.2827613353729</text:p>
              </table:table-cell>
              <table:table-cell office:value-type="float" office:value="109779.943655517">
                <text:p>109779.943655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76672077179">
                <text:p>66.3576672077179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26632022858">
                <text:p>66.4326632022858</text:p>
              </table:table-cell>
              <table:table-cell office:value-type="float" office:value="109659.189765892">
                <text:p>109659.1897658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75690746307">
                <text:p>66.5075690746307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24728012085">
                <text:p>66.5824728012085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73812961578">
                <text:p>66.6573812961578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23207855225">
                <text:p>66.7323207855225</text:p>
              </table:table-cell>
              <table:table-cell office:value-type="float" office:value="109741.87400698">
                <text:p>109741.874006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72259426117">
                <text:p>66.8072259426117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21413516998">
                <text:p>66.8821413516998</text:p>
              </table:table-cell>
              <table:table-cell office:value-type="float" office:value="109777.148654756">
                <text:p>109777.1486547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70353031159">
                <text:p>66.9570353031159</text:p>
              </table:table-cell>
              <table:table-cell office:value-type="float" office:value="109808.600621403">
                <text:p>109808.6006214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39350605011">
                <text:p>80.0439350605011</text:p>
              </table:table-cell>
              <table:table-cell office:value-type="float" office:value="611.298332554691">
                <text:p>611.298332554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092014312744">
                <text:p>0.191092014312744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3912172317505">
                <text:p>0.293912172317505</text:p>
              </table:table-cell>
              <table:table-cell office:value-type="float" office:value="79984.3159122476">
                <text:p>79984.315912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6908283233643">
                <text:p>0.396908283233643</text:p>
              </table:table-cell>
              <table:table-cell office:value-type="float" office:value="79847.6750903363">
                <text:p>79847.6750903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979043006897">
                <text:p>0.49979043006897</text:p>
              </table:table-cell>
              <table:table-cell office:value-type="float" office:value="79936.1235449656">
                <text:p>79936.1235449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2792978286743">
                <text:p>0.602792978286743</text:p>
              </table:table-cell>
              <table:table-cell office:value-type="float" office:value="79842.6848878766">
                <text:p>79842.684887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5701112747192">
                <text:p>0.705701112747192</text:p>
              </table:table-cell>
              <table:table-cell office:value-type="float" office:value="79915.9370939791">
                <text:p>79915.9370939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8647394180298">
                <text:p>0.808647394180298</text:p>
              </table:table-cell>
              <table:table-cell office:value-type="float" office:value="79886.32406644">
                <text:p>79886.3240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1607980728149">
                <text:p>0.911607980728149</text:p>
              </table:table-cell>
              <table:table-cell office:value-type="float" office:value="79875.2248383691">
                <text:p>79875.2248383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453685760498">
                <text:p>1.01453685760498</text:p>
              </table:table-cell>
              <table:table-cell office:value-type="float" office:value="79899.8322875045">
                <text:p>79899.8322875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732864379883">
                <text:p>1.11732864379883</text:p>
              </table:table-cell>
              <table:table-cell office:value-type="float" office:value="80006.3925778169">
                <text:p>80006.3925778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86324596405">
                <text:p>1.2186324596405</text:p>
              </table:table-cell>
              <table:table-cell office:value-type="float" office:value="81181.5421923799">
                <text:p>81181.5421923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547713279724">
                <text:p>1.31547713279724</text:p>
              </table:table-cell>
              <table:table-cell office:value-type="float" office:value="84919.4873804764">
                <text:p>84919.4873804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246032714844">
                <text:p>1.41246032714844</text:p>
              </table:table-cell>
              <table:table-cell office:value-type="float" office:value="84798.1967908707">
                <text:p>84798.1967908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93834400177">
                <text:p>1.5093834400177</text:p>
              </table:table-cell>
              <table:table-cell office:value-type="float" office:value="84850.7621819076">
                <text:p>84850.7621819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0620546340942">
                <text:p>1.60620546340942</text:p>
              </table:table-cell>
              <table:table-cell office:value-type="float" office:value="84939.3527619976">
                <text:p>84939.352761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319247245789">
                <text:p>1.70319247245789</text:p>
              </table:table-cell>
              <table:table-cell office:value-type="float" office:value="84794.8615044998">
                <text:p>84794.8615044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009603500366">
                <text:p>1.80009603500366</text:p>
              </table:table-cell>
              <table:table-cell office:value-type="float" office:value="84867.8808492212">
                <text:p>84867.880849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692997932434">
                <text:p>1.89692997932434</text:p>
              </table:table-cell>
              <table:table-cell office:value-type="float" office:value="84928.8961396131">
                <text:p>84928.8961396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385237693787">
                <text:p>1.99385237693787</text:p>
              </table:table-cell>
              <table:table-cell office:value-type="float" office:value="84851.3883529059">
                <text:p>84851.3883529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094905853271">
                <text:p>2.09094905853271</text:p>
              </table:table-cell>
              <table:table-cell office:value-type="float" office:value="84699.0840976003">
                <text:p>84699.0840976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76425743103">
                <text:p>2.1876425743103</text:p>
              </table:table-cell>
              <table:table-cell office:value-type="float" office:value="85052.2388586702">
                <text:p>85052.2388586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6861953735352">
                <text:p>2.26861953735352</text:p>
              </table:table-cell>
              <table:table-cell office:value-type="float" office:value="101559.748488114">
                <text:p>101559.748488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905362129211">
                <text:p>2.34905362129211</text:p>
              </table:table-cell>
              <table:table-cell office:value-type="float" office:value="102245.212443496">
                <text:p>102245.212443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2951846122742">
                <text:p>2.42951846122742</text:p>
              </table:table-cell>
              <table:table-cell office:value-type="float" office:value="102206.131356409">
                <text:p>102206.131356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988125801086">
                <text:p>2.50988125801086</text:p>
              </table:table-cell>
              <table:table-cell office:value-type="float" office:value="102335.910759317">
                <text:p>102335.910759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041595458984">
                <text:p>2.59041595458984</text:p>
              </table:table-cell>
              <table:table-cell office:value-type="float" office:value="102117.476682051">
                <text:p>102117.476682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7094111442566">
                <text:p>2.67094111442566</text:p>
              </table:table-cell>
              <table:table-cell office:value-type="float" office:value="102129.570643115">
                <text:p>102129.570643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5139093399048">
                <text:p>2.75139093399048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318247795105">
                <text:p>2.8318247795105</text:p>
              </table:table-cell>
              <table:table-cell office:value-type="float" office:value="102245.5155144">
                <text:p>102245.5155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237354278564">
                <text:p>2.91237354278564</text:p>
              </table:table-cell>
              <table:table-cell office:value-type="float" office:value="102099.643316777">
                <text:p>102099.643316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277591705322">
                <text:p>2.99277591705322</text:p>
              </table:table-cell>
              <table:table-cell office:value-type="float" office:value="102285.536651326">
                <text:p>102285.536651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7323527336121">
                <text:p>3.07323527336121</text:p>
              </table:table-cell>
              <table:table-cell office:value-type="float" office:value="102213.09711353">
                <text:p>102213.0971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5371441841125">
                <text:p>3.15371441841125</text:p>
              </table:table-cell>
              <table:table-cell office:value-type="float" office:value="102187.964284233">
                <text:p>102187.964284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519086837769">
                <text:p>3.23519086837769</text:p>
              </table:table-cell>
              <table:table-cell office:value-type="float" office:value="100937.142001012">
                <text:p>100937.142001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1753611564636">
                <text:p>3.31753611564636</text:p>
              </table:table-cell>
              <table:table-cell office:value-type="float" office:value="99872.187804193">
                <text:p>99872.187804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9993667602539">
                <text:p>3.39993667602539</text:p>
              </table:table-cell>
              <table:table-cell office:value-type="float" office:value="99805.1464962255">
                <text:p>99805.146496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822940826416">
                <text:p>3.4822940826416</text:p>
              </table:table-cell>
              <table:table-cell office:value-type="float" office:value="99857.4425530929">
                <text:p>99857.44255309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6473803520203">
                <text:p>3.56473803520203</text:p>
              </table:table-cell>
              <table:table-cell office:value-type="float" office:value="99752.6167122139">
                <text:p>99752.6167122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4706802368164">
                <text:p>3.64706802368164</text:p>
              </table:table-cell>
              <table:table-cell office:value-type="float" office:value="99890.6978109969">
                <text:p>99890.6978109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2936844825745">
                <text:p>3.72936844825745</text:p>
              </table:table-cell>
              <table:table-cell office:value-type="float" office:value="99926.5804810642">
                <text:p>99926.5804810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1173658370972">
                <text:p>3.81173658370972</text:p>
              </table:table-cell>
              <table:table-cell office:value-type="float" office:value="99844.4356527352">
                <text:p>99844.4356527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9428114891052">
                <text:p>3.89428114891052</text:p>
              </table:table-cell>
              <table:table-cell office:value-type="float" office:value="99631.0293717524">
                <text:p>99631.0293717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7653031349182">
                <text:p>3.97653031349182</text:p>
              </table:table-cell>
              <table:table-cell office:value-type="float" office:value="99988.8575387416">
                <text:p>99988.8575387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5896592140198">
                <text:p>4.05896592140198</text:p>
              </table:table-cell>
              <table:table-cell office:value-type="float" office:value="99762.7142989357">
                <text:p>99762.7142989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4143943786621">
                <text:p>4.14143943786621</text:p>
              </table:table-cell>
              <table:table-cell office:value-type="float" office:value="99716.8588484587">
                <text:p>99716.8588484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2360897064209">
                <text:p>4.22360897064209</text:p>
              </table:table-cell>
              <table:table-cell office:value-type="float" office:value="100085.758336138">
                <text:p>100085.758336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0557250976563">
                <text:p>4.30557250976563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6952843666077">
                <text:p>4.46952843666077</text:p>
              </table:table-cell>
              <table:table-cell office:value-type="float" office:value="50159.8213357647">
                <text:p>50159.8213357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5143547058106">
                <text:p>4.55143547058106</text:p>
              </table:table-cell>
              <table:table-cell office:value-type="float" office:value="100406.517076465">
                <text:p>100406.517076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3341093063355">
                <text:p>4.63341093063355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1550488471985">
                <text:p>4.71550488471985</text:p>
              </table:table-cell>
              <table:table-cell office:value-type="float" office:value="100177.900937191">
                <text:p>100177.900937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9743218421936">
                <text:p>4.79743218421936</text:p>
              </table:table-cell>
              <table:table-cell office:value-type="float" office:value="100381.680468414">
                <text:p>100381.680468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7942910194397">
                <text:p>4.87942910194397</text:p>
              </table:table-cell>
              <table:table-cell office:value-type="float" office:value="100296.452942545">
                <text:p>100296.452942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613049030304">
                <text:p>4.9613049030304</text:p>
              </table:table-cell>
              <table:table-cell office:value-type="float" office:value="100444.818748326">
                <text:p>100444.818748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4332327842712">
                <text:p>5.04332327842712</text:p>
              </table:table-cell>
              <table:table-cell office:value-type="float" office:value="100270.213354263">
                <text:p>100270.213354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0652914047241">
                <text:p>5.20652914047241</text:p>
              </table:table-cell>
              <table:table-cell office:value-type="float" office:value="50390.3468719642">
                <text:p>50390.3468719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8505992889404">
                <text:p>5.28505992889404</text:p>
              </table:table-cell>
              <table:table-cell office:value-type="float" office:value="104723.257785793">
                <text:p>104723.257785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634831905365">
                <text:p>5.3634831905365</text:p>
              </table:table-cell>
              <table:table-cell office:value-type="float" office:value="104866.844706033">
                <text:p>104866.844706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8839936256409">
                <text:p>5.38839936256409</text:p>
              </table:table-cell>
              <table:table-cell office:value-type="float" office:value="330066.75306681">
                <text:p>330066.75306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419207572937">
                <text:p>5.4419207572937</text:p>
              </table:table-cell>
              <table:table-cell office:value-type="float" office:value="153658.178034167">
                <text:p>153658.178034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2022337913513">
                <text:p>5.52022337913513</text:p>
              </table:table-cell>
              <table:table-cell office:value-type="float" office:value="105028.411649539">
                <text:p>105028.411649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9884381294251">
                <text:p>5.59884381294251</text:p>
              </table:table-cell>
              <table:table-cell office:value-type="float" office:value="104603.849174243">
                <text:p>104603.8491742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67720007896423">
                <text:p>5.67720007896423</text:p>
              </table:table-cell>
              <table:table-cell office:value-type="float" office:value="104956.507214362">
                <text:p>104956.507214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5576543807983">
                <text:p>5.75576543807983</text:p>
              </table:table-cell>
              <table:table-cell office:value-type="float" office:value="104677.176971841">
                <text:p>104677.176971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3421850204468">
                <text:p>5.83421850204468</text:p>
              </table:table-cell>
              <table:table-cell office:value-type="float" office:value="104827.008460566">
                <text:p>104827.008460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1279935836792">
                <text:p>5.91279935836792</text:p>
              </table:table-cell>
              <table:table-cell office:value-type="float" office:value="104656.533216826">
                <text:p>104656.533216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9117493629456">
                <text:p>5.99117493629456</text:p>
              </table:table-cell>
              <table:table-cell office:value-type="float" office:value="104930.645713364">
                <text:p>104930.645713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0698139667511">
                <text:p>6.0698139667511</text:p>
              </table:table-cell>
              <table:table-cell office:value-type="float" office:value="104579.112334615">
                <text:p>104579.112334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4826822280884">
                <text:p>6.14826822280884</text:p>
              </table:table-cell>
              <table:table-cell office:value-type="float" office:value="104825.415640261">
                <text:p>104825.415640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2498607635498">
                <text:p>6.22498607635498</text:p>
              </table:table-cell>
              <table:table-cell office:value-type="float" office:value="107197.993946137">
                <text:p>107197.993946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99884557724">
                <text:p>6.299884557724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7483501434326">
                <text:p>6.37483501434326</text:p>
              </table:table-cell>
              <table:table-cell office:value-type="float" office:value="109725.815838277">
                <text:p>109725.815838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44974637031555">
                <text:p>6.44974637031555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2458786964417">
                <text:p>6.52458786964417</text:p>
              </table:table-cell>
              <table:table-cell office:value-type="float" office:value="109885.559131975">
                <text:p>109885.559131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9948897361755">
                <text:p>6.59948897361755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7441082000732">
                <text:p>6.67441082000732</text:p>
              </table:table-cell>
              <table:table-cell office:value-type="float" office:value="109767.716577829">
                <text:p>109767.7165778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74934005737305">
                <text:p>6.74934005737305</text:p>
              </table:table-cell>
              <table:table-cell office:value-type="float" office:value="109756.889154756">
                <text:p>109756.889154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7232027053833">
                <text:p>6.77232027053833</text:p>
              </table:table-cell>
              <table:table-cell office:value-type="float" office:value="357873.094598801">
                <text:p>357873.094598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82431674003601">
                <text:p>6.82431674003601</text:p>
              </table:table-cell>
              <table:table-cell office:value-type="float" office:value="158164.584623709">
                <text:p>158164.584623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89918661117554">
                <text:p>6.89918661117554</text:p>
              </table:table-cell>
              <table:table-cell office:value-type="float" office:value="109843.918185379">
                <text:p>109843.918185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7402405738831">
                <text:p>6.97402405738831</text:p>
              </table:table-cell>
              <table:table-cell office:value-type="float" office:value="109891.510416036">
                <text:p>109891.510416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04901194572449">
                <text:p>7.04901194572449</text:p>
              </table:table-cell>
              <table:table-cell office:value-type="float" office:value="109671.043984205">
                <text:p>109671.043984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3281173706055">
                <text:p>15.3281173706055</text:p>
              </table:table-cell>
              <table:table-cell office:value-type="float" office:value="993.344036335692">
                <text:p>993.3440363356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2015409469604">
                <text:p>20.2015409469604</text:p>
              </table:table-cell>
              <table:table-cell office:value-type="float" office:value="1687.52005056598">
                <text:p>1687.520050565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045248985291">
                <text:p>20.3045248985291</text:p>
              </table:table-cell>
              <table:table-cell office:value-type="float" office:value="79857.1027304339">
                <text:p>79857.1027304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4074110984802">
                <text:p>20.4074110984802</text:p>
              </table:table-cell>
              <table:table-cell office:value-type="float" office:value="79932.974528197">
                <text:p>79932.974528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5102968215942">
                <text:p>20.5102968215942</text:p>
              </table:table-cell>
              <table:table-cell office:value-type="float" office:value="79933.3449878804">
                <text:p>79933.3449878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132125854492">
                <text:p>20.6132125854492</text:p>
              </table:table-cell>
              <table:table-cell office:value-type="float" office:value="79910.012732243">
                <text:p>79910.012732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7162294387817">
                <text:p>20.7162294387817</text:p>
              </table:table-cell>
              <table:table-cell office:value-type="float" office:value="79831.5977819128">
                <text:p>79831.5977819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8192410469055">
                <text:p>20.8192410469055</text:p>
              </table:table-cell>
              <table:table-cell office:value-type="float" office:value="79835.6626965574">
                <text:p>79835.6626965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9222285747528">
                <text:p>20.9222285747528</text:p>
              </table:table-cell>
              <table:table-cell office:value-type="float" office:value="79854.3296640206">
                <text:p>79854.3296640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0251352787018">
                <text:p>21.0251352787018</text:p>
              </table:table-cell>
              <table:table-cell office:value-type="float" office:value="79917.048009601">
                <text:p>79917.0480096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1279556751251">
                <text:p>21.1279556751251</text:p>
              </table:table-cell>
              <table:table-cell office:value-type="float" office:value="79984.1304456708">
                <text:p>79984.1304456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2286462783813">
                <text:p>21.2286462783813</text:p>
              </table:table-cell>
              <table:table-cell office:value-type="float" office:value="81675.9432761817">
                <text:p>81675.9432761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256511688232">
                <text:p>21.3256511688232</text:p>
              </table:table-cell>
              <table:table-cell office:value-type="float" office:value="84779.2308463679">
                <text:p>84779.2308463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4224603176117">
                <text:p>21.4224603176117</text:p>
              </table:table-cell>
              <table:table-cell office:value-type="float" office:value="84950.6488066652">
                <text:p>84950.6488066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5193245410919">
                <text:p>21.5193245410919</text:p>
              </table:table-cell>
              <table:table-cell office:value-type="float" office:value="84902.3478898685">
                <text:p>84902.3478898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6162540912628">
                <text:p>21.6162540912628</text:p>
              </table:table-cell>
              <table:table-cell office:value-type="float" office:value="84845.1270587772">
                <text:p>84845.1270587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7130966186523">
                <text:p>21.7130966186523</text:p>
              </table:table-cell>
              <table:table-cell office:value-type="float" office:value="84921.3689655257">
                <text:p>84921.3689655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8100225925446">
                <text:p>21.8100225925446</text:p>
              </table:table-cell>
              <table:table-cell office:value-type="float" office:value="84848.25759033">
                <text:p>84848.257590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9068024158478">
                <text:p>21.9068024158478</text:p>
              </table:table-cell>
              <table:table-cell office:value-type="float" office:value="84976.3899054996">
                <text:p>84976.3899054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0038278102875">
                <text:p>22.0038278102875</text:p>
              </table:table-cell>
              <table:table-cell office:value-type="float" office:value="84761.3147825061">
                <text:p>84761.3147825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008241176605">
                <text:p>22.1008241176605</text:p>
              </table:table-cell>
              <table:table-cell office:value-type="float" office:value="84786.7328430409">
                <text:p>84786.7328430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1965148448944">
                <text:p>22.1965148448944</text:p>
              </table:table-cell>
              <table:table-cell office:value-type="float" office:value="85943.5416338612">
                <text:p>85943.54163386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2769844532013">
                <text:p>22.2769844532013</text:p>
              </table:table-cell>
              <table:table-cell office:value-type="float" office:value="102200.074948002">
                <text:p>102200.07494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357647895813">
                <text:p>22.357647895813</text:p>
              </table:table-cell>
              <table:table-cell office:value-type="float" office:value="101954.488101748">
                <text:p>101954.488101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437814950943">
                <text:p>22.437814950943</text:p>
              </table:table-cell>
              <table:table-cell office:value-type="float" office:value="102585.781486714">
                <text:p>102585.781486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5181882381439">
                <text:p>22.5181882381439</text:p>
              </table:table-cell>
              <table:table-cell office:value-type="float" office:value="102322.553753968">
                <text:p>102322.553753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5987691879272">
                <text:p>22.5987691879272</text:p>
              </table:table-cell>
              <table:table-cell office:value-type="float" office:value="102058.861580976">
                <text:p>102058.861580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6792635917664">
                <text:p>22.6792635917664</text:p>
              </table:table-cell>
              <table:table-cell office:value-type="float" office:value="102168.593191121">
                <text:p>102168.5931911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7596371173859">
                <text:p>22.7596371173859</text:p>
              </table:table-cell>
              <table:table-cell office:value-type="float" office:value="102322.250226187">
                <text:p>102322.250226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401601314545">
                <text:p>22.8401601314545</text:p>
              </table:table-cell>
              <table:table-cell office:value-type="float" office:value="102132.292179145">
                <text:p>102132.292179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9206697940826">
                <text:p>22.9206697940826</text:p>
              </table:table-cell>
              <table:table-cell office:value-type="float" office:value="102149.229440716">
                <text:p>102149.2294407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0011372566223">
                <text:p>23.0011372566223</text:p>
              </table:table-cell>
              <table:table-cell office:value-type="float" office:value="102202.800242959">
                <text:p>102202.800242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0816211700439">
                <text:p>23.0816211700439</text:p>
              </table:table-cell>
              <table:table-cell office:value-type="float" office:value="102181.910028616">
                <text:p>102181.910028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620581150055">
                <text:p>23.1620581150055</text:p>
              </table:table-cell>
              <table:table-cell office:value-type="float" office:value="102241.575732786">
                <text:p>102241.575732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437145709991">
                <text:p>23.2437145709991</text:p>
              </table:table-cell>
              <table:table-cell office:value-type="float" office:value="100714.633030845">
                <text:p>100714.633030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261015415192">
                <text:p>23.3261015415192</text:p>
              </table:table-cell>
              <table:table-cell office:value-type="float" office:value="99821.6095104701">
                <text:p>99821.60951047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4085528850555">
                <text:p>23.4085528850555</text:p>
              </table:table-cell>
              <table:table-cell office:value-type="float" office:value="99743.6748422617">
                <text:p>99743.67484226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4908082485199">
                <text:p>23.4908082485199</text:p>
              </table:table-cell>
              <table:table-cell office:value-type="float" office:value="99981.3222339451">
                <text:p>99981.3222339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5732369422913">
                <text:p>23.5732369422913</text:p>
              </table:table-cell>
              <table:table-cell office:value-type="float" office:value="99771.082419569">
                <text:p>99771.082419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6556346416473">
                <text:p>23.6556346416473</text:p>
              </table:table-cell>
              <table:table-cell office:value-type="float" office:value="99808.6119426738">
                <text:p>99808.6119426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7379682064056">
                <text:p>23.7379682064056</text:p>
              </table:table-cell>
              <table:table-cell office:value-type="float" office:value="99886.3589125827">
                <text:p>99886.3589125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8203589916229">
                <text:p>23.8203589916229</text:p>
              </table:table-cell>
              <table:table-cell office:value-type="float" office:value="99816.9877652125">
                <text:p>99816.9877652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9027435779572">
                <text:p>23.9027435779572</text:p>
              </table:table-cell>
              <table:table-cell office:value-type="float" office:value="99824.498318603">
                <text:p>99824.498318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9850916862488">
                <text:p>23.9850916862488</text:p>
              </table:table-cell>
              <table:table-cell office:value-type="float" office:value="99868.7179415912">
                <text:p>99868.7179415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0676124095917">
                <text:p>24.0676124095917</text:p>
              </table:table-cell>
              <table:table-cell office:value-type="float" office:value="99659.8147331683">
                <text:p>99659.8147331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1499292850494">
                <text:p>24.1499292850494</text:p>
              </table:table-cell>
              <table:table-cell office:value-type="float" office:value="99906.6103307054">
                <text:p>99906.6103307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232125043869">
                <text:p>24.232125043869</text:p>
              </table:table-cell>
              <table:table-cell office:value-type="float" office:value="100053.824164477">
                <text:p>100053.824164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3179731369019">
                <text:p>24.3179731369019</text:p>
              </table:table-cell>
              <table:table-cell office:value-type="float" office:value="95797.1191841654">
                <text:p>95797.1191841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4779736995697">
                <text:p>24.4779736995697</text:p>
              </table:table-cell>
              <table:table-cell office:value-type="float" office:value="51399.8192435899">
                <text:p>51399.81924358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5599324703217">
                <text:p>24.5599324703217</text:p>
              </table:table-cell>
              <table:table-cell office:value-type="float" office:value="100343.135024436">
                <text:p>100343.135024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6418972015381">
                <text:p>24.6418972015381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7238826751709">
                <text:p>24.7238826751709</text:p>
              </table:table-cell>
              <table:table-cell office:value-type="float" office:value="100310.45300577">
                <text:p>100310.453005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8058540821075">
                <text:p>24.8058540821075</text:p>
              </table:table-cell>
              <table:table-cell office:value-type="float" office:value="100327.666772344">
                <text:p>100327.666772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8878195285797">
                <text:p>24.8878195285797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9696924686432">
                <text:p>24.9696924686432</text:p>
              </table:table-cell>
              <table:table-cell office:value-type="float" office:value="100448.328759464">
                <text:p>100448.328759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0590083599091">
                <text:p>25.0590083599091</text:p>
              </table:table-cell>
              <table:table-cell office:value-type="float" office:value="92077.6793854006">
                <text:p>92077.6793854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.2146644592285">
                <text:p>25.2146644592285</text:p>
              </table:table-cell>
              <table:table-cell office:value-type="float" office:value="52834.4217538281">
                <text:p>52834.42175382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2931079864502">
                <text:p>25.2931079864502</text:p>
              </table:table-cell>
              <table:table-cell office:value-type="float" office:value="104839.752765823">
                <text:p>104839.7527658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371561050415">
                <text:p>25.371561050415</text:p>
              </table:table-cell>
              <table:table-cell office:value-type="float" office:value="104827.008460566">
                <text:p>104827.008460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3964691162109">
                <text:p>25.3964691162109</text:p>
              </table:table-cell>
              <table:table-cell office:value-type="float" office:value="330174.171988667">
                <text:p>330174.171988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45001912117">
                <text:p>25.45001912117</text:p>
              </table:table-cell>
              <table:table-cell office:value-type="float" office:value="153576.082883284">
                <text:p>153576.082883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5286345481873">
                <text:p>25.5286345481873</text:p>
              </table:table-cell>
              <table:table-cell office:value-type="float" office:value="104610.511092173">
                <text:p>104610.5110921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6069138050079">
                <text:p>25.6069138050079</text:p>
              </table:table-cell>
              <table:table-cell office:value-type="float" office:value="105059.760835996">
                <text:p>105059.760835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854767799377">
                <text:p>25.6854767799377</text:p>
              </table:table-cell>
              <table:table-cell office:value-type="float" office:value="104680.353657019">
                <text:p>104680.353657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7638070583344">
                <text:p>25.7638070583344</text:p>
              </table:table-cell>
              <table:table-cell office:value-type="float" office:value="104991.328619563">
                <text:p>104991.3286195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8423254489899">
                <text:p>25.8423254489899</text:p>
              </table:table-cell>
              <table:table-cell office:value-type="float" office:value="104739.793204385">
                <text:p>104739.793204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9207811355591">
                <text:p>25.9207811355591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9992620944977">
                <text:p>25.9992620944977</text:p>
              </table:table-cell>
              <table:table-cell office:value-type="float" office:value="104789.749147105">
                <text:p>104789.749147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0778484344482">
                <text:p>26.0778484344482</text:p>
              </table:table-cell>
              <table:table-cell office:value-type="float" office:value="104649.230453711">
                <text:p>104649.230453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.1561653614044">
                <text:p>26.1561653614044</text:p>
              </table:table-cell>
              <table:table-cell office:value-type="float" office:value="105009.227502017">
                <text:p>105009.227502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.2326490879059">
                <text:p>26.2326490879059</text:p>
              </table:table-cell>
              <table:table-cell office:value-type="float" office:value="107526.141522962">
                <text:p>107526.1415229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3075127601624">
                <text:p>26.3075127601624</text:p>
              </table:table-cell>
              <table:table-cell office:value-type="float" office:value="109853.013512696">
                <text:p>109853.013512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3824398517609">
                <text:p>26.3824398517609</text:p>
              </table:table-cell>
              <table:table-cell office:value-type="float" office:value="109760.03238011">
                <text:p>109760.03238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4574251174927">
                <text:p>26.4574251174927</text:p>
              </table:table-cell>
              <table:table-cell office:value-type="float" office:value="109674.879721218">
                <text:p>109674.879721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5322654247284">
                <text:p>26.5322654247284</text:p>
              </table:table-cell>
              <table:table-cell office:value-type="float" office:value="109887.309442726">
                <text:p>109887.3094427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6071751117706">
                <text:p>26.6071751117706</text:p>
              </table:table-cell>
              <table:table-cell office:value-type="float" office:value="109785.534084037">
                <text:p>109785.5340840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6821236610413">
                <text:p>26.6821236610413</text:p>
              </table:table-cell>
              <table:table-cell office:value-type="float" office:value="109728.60822568">
                <text:p>109728.60822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7569804191589">
                <text:p>26.7569804191589</text:p>
              </table:table-cell>
              <table:table-cell office:value-type="float" office:value="109863.160077969">
                <text:p>109863.160077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7799689769745">
                <text:p>26.7799689769745</text:p>
              </table:table-cell>
              <table:table-cell office:value-type="float" office:value="357743.189720082">
                <text:p>357743.189720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8318977355957">
                <text:p>26.8318977355957</text:p>
              </table:table-cell>
              <table:table-cell office:value-type="float" office:value="158370.818374234">
                <text:p>158370.818374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9068367481232">
                <text:p>26.9068367481232</text:p>
              </table:table-cell>
              <table:table-cell office:value-type="float" office:value="109742.572294849">
                <text:p>109742.5722948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9817225933075">
                <text:p>26.9817225933075</text:p>
              </table:table-cell>
              <table:table-cell office:value-type="float" office:value="109820.487166262">
                <text:p>109820.4871662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0071017742157">
                <text:p>30.0071017742157</text:p>
              </table:table-cell>
              <table:table-cell office:value-type="float" office:value="2718.33694496807">
                <text:p>2718.33694496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3463542461395">
                <text:p>35.3463542461395</text:p>
              </table:table-cell>
              <table:table-cell office:value-type="float" office:value="1540.29052629473">
                <text:p>1540.290526294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2123041152954">
                <text:p>40.2123041152954</text:p>
              </table:table-cell>
              <table:table-cell office:value-type="float" office:value="1690.11194548674">
                <text:p>1690.111945486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3152129650116">
                <text:p>40.3152129650116</text:p>
              </table:table-cell>
              <table:table-cell office:value-type="float" office:value="79915.3816477501">
                <text:p>79915.3816477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4181201457977">
                <text:p>40.4181201457977</text:p>
              </table:table-cell>
              <table:table-cell office:value-type="float" office:value="79916.677700962">
                <text:p>79916.677700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5210583209991">
                <text:p>40.5210583209991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6240425109863">
                <text:p>40.6240425109863</text:p>
              </table:table-cell>
              <table:table-cell office:value-type="float" office:value="79856.9178533478">
                <text:p>79856.91785334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7269191741943">
                <text:p>40.7269191741943</text:p>
              </table:table-cell>
              <table:table-cell office:value-type="float" office:value="79940.3843743627">
                <text:p>79940.3843743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8298778533936">
                <text:p>40.8298778533936</text:p>
              </table:table-cell>
              <table:table-cell office:value-type="float" office:value="79876.7045572434">
                <text:p>79876.7045572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9328782558441">
                <text:p>40.9328782558441</text:p>
              </table:table-cell>
              <table:table-cell office:value-type="float" office:value="79844.3482193905">
                <text:p>79844.3482193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0356736183167">
                <text:p>41.0356736183167</text:p>
              </table:table-cell>
              <table:table-cell office:value-type="float" office:value="80003.6091336062">
                <text:p>80003.60913360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138605594635">
                <text:p>41.138605594635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2386529445648">
                <text:p>41.2386529445648</text:p>
              </table:table-cell>
              <table:table-cell office:value-type="float" office:value="82201.0778473366">
                <text:p>82201.07784733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3355298042297">
                <text:p>41.3355298042297</text:p>
              </table:table-cell>
              <table:table-cell office:value-type="float" office:value="84891.2736069855">
                <text:p>84891.2736069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4323880672455">
                <text:p>41.4323880672455</text:p>
              </table:table-cell>
              <table:table-cell office:value-type="float" office:value="84907.5726111561">
                <text:p>84907.57261115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5293352603912">
                <text:p>41.5293352603912</text:p>
              </table:table-cell>
              <table:table-cell office:value-type="float" office:value="84829.6864834025">
                <text:p>84829.6864834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6261880397797">
                <text:p>41.6261880397797</text:p>
              </table:table-cell>
              <table:table-cell office:value-type="float" office:value="84912.3799227039">
                <text:p>84912.3799227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7230505943298">
                <text:p>41.7230505943298</text:p>
              </table:table-cell>
              <table:table-cell office:value-type="float" office:value="84903.8107470137">
                <text:p>84903.81074701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8200356960297">
                <text:p>41.8200356960297</text:p>
              </table:table-cell>
              <table:table-cell office:value-type="float" office:value="84796.5291148887">
                <text:p>84796.52911488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9169940948486">
                <text:p>41.9169940948486</text:p>
              </table:table-cell>
              <table:table-cell office:value-type="float" office:value="84819.8825493701">
                <text:p>84819.8825493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0138359069824">
                <text:p>42.0138359069824</text:p>
              </table:table-cell>
              <table:table-cell office:value-type="float" office:value="84921.9961790716">
                <text:p>84921.9961790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1108360290527">
                <text:p>42.1108360290527</text:p>
              </table:table-cell>
              <table:table-cell office:value-type="float" office:value="84783.3984583923">
                <text:p>84783.39845839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2047703266144">
                <text:p>42.2047703266144</text:p>
              </table:table-cell>
              <table:table-cell office:value-type="float" office:value="87550.5562236509">
                <text:p>87550.5562236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2851974964142">
                <text:p>42.2851974964142</text:p>
              </table:table-cell>
              <table:table-cell office:value-type="float" office:value="102254.002229231">
                <text:p>102254.002229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365638256073">
                <text:p>42.365638256073</text:p>
              </table:table-cell>
              <table:table-cell office:value-type="float" office:value="102236.727187582">
                <text:p>102236.7271875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4460957050323">
                <text:p>42.4460957050323</text:p>
              </table:table-cell>
              <table:table-cell office:value-type="float" office:value="102215.520208141">
                <text:p>102215.5202081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5265161991119">
                <text:p>42.5265161991119</text:p>
              </table:table-cell>
              <table:table-cell office:value-type="float" office:value="102262.49035303">
                <text:p>102262.49035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6069800853729">
                <text:p>42.6069800853729</text:p>
              </table:table-cell>
              <table:table-cell office:value-type="float" office:value="102207.342724229">
                <text:p>102207.342724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6874630451202">
                <text:p>42.6874630451202</text:p>
              </table:table-cell>
              <table:table-cell office:value-type="float" office:value="102183.120822348">
                <text:p>102183.120822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7679569721222">
                <text:p>42.7679569721222</text:p>
              </table:table-cell>
              <table:table-cell office:value-type="float" office:value="102169.198426615">
                <text:p>102169.1984266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8484711647034">
                <text:p>42.8484711647034</text:p>
              </table:table-cell>
              <table:table-cell office:value-type="float" office:value="102143.482240207">
                <text:p>102143.4822402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9288549423218">
                <text:p>42.9288549423218</text:p>
              </table:table-cell>
              <table:table-cell office:value-type="float" office:value="102309.200234907">
                <text:p>102309.2002349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0094120502472">
                <text:p>43.0094120502472</text:p>
              </table:table-cell>
              <table:table-cell office:value-type="float" office:value="102089.067144942">
                <text:p>102089.0671449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0897352695465">
                <text:p>43.0897352695465</text:p>
              </table:table-cell>
              <table:table-cell office:value-type="float" office:value="102386.334508756">
                <text:p>102386.3345087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1702315807343">
                <text:p>43.1702315807343</text:p>
              </table:table-cell>
              <table:table-cell office:value-type="float" office:value="102166.172320852">
                <text:p>102166.172320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521758079529">
                <text:p>43.2521758079529</text:p>
              </table:table-cell>
              <table:table-cell office:value-type="float" office:value="100360.944012057">
                <text:p>100360.944012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3344755172729">
                <text:p>43.3344755172729</text:p>
              </table:table-cell>
              <table:table-cell office:value-type="float" office:value="99927.448929575">
                <text:p>99927.4489295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4170401096344">
                <text:p>43.4170401096344</text:p>
              </table:table-cell>
              <table:table-cell office:value-type="float" office:value="99606.8625155573">
                <text:p>99606.86251555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499272108078">
                <text:p>43.499272108078</text:p>
              </table:table-cell>
              <table:table-cell office:value-type="float" office:value="100009.730465692">
                <text:p>100009.7304656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5817971229553">
                <text:p>43.5817971229553</text:p>
              </table:table-cell>
              <table:table-cell office:value-type="float" office:value="99654.6321406388">
                <text:p>99654.6321406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6640202999115">
                <text:p>43.6640202999115</text:p>
              </table:table-cell>
              <table:table-cell office:value-type="float" office:value="100020.460221127">
                <text:p>100020.4602211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7463879585266">
                <text:p>43.7463879585266</text:p>
              </table:table-cell>
              <table:table-cell office:value-type="float" office:value="99845.0136652435">
                <text:p>99845.0136652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8288388252258">
                <text:p>43.8288388252258</text:p>
              </table:table-cell>
              <table:table-cell office:value-type="float" office:value="99744.2516887203">
                <text:p>99744.25168872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911173582077">
                <text:p>43.911173582077</text:p>
              </table:table-cell>
              <table:table-cell office:value-type="float" office:value="99884.9126968729">
                <text:p>99884.91269687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993570804596">
                <text:p>43.993570804596</text:p>
              </table:table-cell>
              <table:table-cell office:value-type="float" office:value="99809.189540479">
                <text:p>99809.1895404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.0761911869049">
                <text:p>44.0761911869049</text:p>
              </table:table-cell>
              <table:table-cell office:value-type="float" office:value="99539.6023374262">
                <text:p>99539.6023374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.1585342884064">
                <text:p>44.1585342884064</text:p>
              </table:table-cell>
              <table:table-cell office:value-type="float" office:value="99874.7903593806">
                <text:p>99874.79035938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2404088973999">
                <text:p>44.2404088973999</text:p>
              </table:table-cell>
              <table:table-cell office:value-type="float" office:value="100446.281223155">
                <text:p>100446.2812231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3261022567749">
                <text:p>44.3261022567749</text:p>
              </table:table-cell>
              <table:table-cell office:value-type="float" office:value="95970.0968660969">
                <text:p>95970.09686609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4864091873169">
                <text:p>44.4864091873169</text:p>
              </table:table-cell>
              <table:table-cell office:value-type="float" office:value="51301.5873499352">
                <text:p>51301.5873499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5683350563049">
                <text:p>44.5683350563049</text:p>
              </table:table-cell>
              <table:table-cell office:value-type="float" office:value="100383.433237686">
                <text:p>100383.4332376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6503889560699">
                <text:p>44.6503889560699</text:p>
              </table:table-cell>
              <table:table-cell office:value-type="float" office:value="100226.802425623">
                <text:p>100226.802425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7324013710022">
                <text:p>44.7324013710022</text:p>
              </table:table-cell>
              <table:table-cell office:value-type="float" office:value="100277.500751486">
                <text:p>100277.5007514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8144512176514">
                <text:p>44.8144512176514</text:p>
              </table:table-cell>
              <table:table-cell office:value-type="float" office:value="100231.753450611">
                <text:p>100231.753450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8964321613312">
                <text:p>44.8964321613312</text:p>
              </table:table-cell>
              <table:table-cell office:value-type="float" office:value="100315.995777265">
                <text:p>100315.9957772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9783766269684">
                <text:p>44.9783766269684</text:p>
              </table:table-cell>
              <table:table-cell office:value-type="float" office:value="100360.652010474">
                <text:p>100360.6520104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0672917366028">
                <text:p>45.0672917366028</text:p>
              </table:table-cell>
              <table:table-cell office:value-type="float" office:value="92492.7161853074">
                <text:p>92492.7161853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2228970527649">
                <text:p>45.2228970527649</text:p>
              </table:table-cell>
              <table:table-cell office:value-type="float" office:value="52851.6647299649">
                <text:p>52851.6647299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3013863563538">
                <text:p>45.3013863563538</text:p>
              </table:table-cell>
              <table:table-cell office:value-type="float" office:value="104778.608344876">
                <text:p>104778.6083448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3798182010651">
                <text:p>45.3798182010651</text:p>
              </table:table-cell>
              <table:table-cell office:value-type="float" office:value="104855.368763432">
                <text:p>104855.3687634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4047236442566">
                <text:p>45.4047236442566</text:p>
              </table:table-cell>
              <table:table-cell office:value-type="float" office:value="330208.940140339">
                <text:p>330208.9401403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4582550525665">
                <text:p>45.4582550525665</text:p>
              </table:table-cell>
              <table:table-cell office:value-type="float" office:value="153629.434749496">
                <text:p>153629.434749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5368416309357">
                <text:p>45.5368416309357</text:p>
              </table:table-cell>
              <table:table-cell office:value-type="float" office:value="104648.91296539">
                <text:p>104648.912965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152098178864">
                <text:p>45.6152098178864</text:p>
              </table:table-cell>
              <table:table-cell office:value-type="float" office:value="104940.541819288">
                <text:p>104940.541819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937594413757">
                <text:p>45.6937594413757</text:p>
              </table:table-cell>
              <table:table-cell office:value-type="float" office:value="104698.146657723">
                <text:p>104698.14665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7721881866455">
                <text:p>45.7721881866455</text:p>
              </table:table-cell>
              <table:table-cell office:value-type="float" office:value="104859.512564067">
                <text:p>104859.5125640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8506724834442">
                <text:p>45.8506724834442</text:p>
              </table:table-cell>
              <table:table-cell office:value-type="float" office:value="104785.292541929">
                <text:p>104785.2925419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9291150569916">
                <text:p>45.9291150569916</text:p>
              </table:table-cell>
              <table:table-cell office:value-type="float" office:value="104841.027366783">
                <text:p>104841.0273667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0077741146088">
                <text:p>46.0077741146088</text:p>
              </table:table-cell>
              <table:table-cell office:value-type="float" office:value="104552.485741998">
                <text:p>104552.485741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0861985683441">
                <text:p>46.0861985683441</text:p>
              </table:table-cell>
              <table:table-cell office:value-type="float" office:value="104865.250674903">
                <text:p>104865.2506749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1646339893341">
                <text:p>46.1646339893341</text:p>
              </table:table-cell>
              <table:table-cell office:value-type="float" office:value="104850.58786195">
                <text:p>104850.587861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.240834236145">
                <text:p>46.240834236145</text:p>
              </table:table-cell>
              <table:table-cell office:value-type="float" office:value="107926.159614777">
                <text:p>107926.1596147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3156116008759">
                <text:p>46.3156116008759</text:p>
              </table:table-cell>
              <table:table-cell office:value-type="float" office:value="109979.805113522">
                <text:p>109979.805113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3904423713684">
                <text:p>46.3904423713684</text:p>
              </table:table-cell>
              <table:table-cell office:value-type="float" office:value="109901.313936335">
                <text:p>109901.3139363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4653973579407">
                <text:p>46.4653973579407</text:p>
              </table:table-cell>
              <table:table-cell office:value-type="float" office:value="109719.18448776">
                <text:p>109719.184487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5402538776398">
                <text:p>46.5402538776398</text:p>
              </table:table-cell>
              <table:table-cell office:value-type="float" office:value="109863.509992961">
                <text:p>109863.5099929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6151757240295">
                <text:p>46.6151757240295</text:p>
              </table:table-cell>
              <table:table-cell office:value-type="float" office:value="109767.716577829">
                <text:p>109767.716577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6900737285614">
                <text:p>46.6900737285614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7649586200714">
                <text:p>46.7649586200714</text:p>
              </table:table-cell>
              <table:table-cell office:value-type="float" office:value="109821.885752491">
                <text:p>109821.8857524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7879483699799">
                <text:p>46.7879483699799</text:p>
              </table:table-cell>
              <table:table-cell office:value-type="float" office:value="357724.639578537">
                <text:p>357724.6395785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8399465084076">
                <text:p>46.8399465084076</text:p>
              </table:table-cell>
              <table:table-cell office:value-type="float" office:value="158159.508179884">
                <text:p>158159.5081798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9148271083832">
                <text:p>46.9148271083832</text:p>
              </table:table-cell>
              <table:table-cell office:value-type="float" office:value="109828.179831376">
                <text:p>109828.1798313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9897246360779">
                <text:p>46.9897246360779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.2851405143738">
                <text:p>55.2851405143738</text:p>
              </table:table-cell>
              <table:table-cell office:value-type="float" office:value="991.390922487352">
                <text:p>991.3909224873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.3608570098877">
                <text:p>55.3608570098877</text:p>
              </table:table-cell>
              <table:table-cell office:value-type="float" office:value="108615.697863202">
                <text:p>108615.6978632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2232987880707">
                <text:p>60.2232987880707</text:p>
              </table:table-cell>
              <table:table-cell office:value-type="float" office:value="1691.33130537414">
                <text:p>1691.331305374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3261208534241">
                <text:p>60.3261208534241</text:p>
              </table:table-cell>
              <table:table-cell office:value-type="float" office:value="79982.832203716">
                <text:p>79982.8322037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4292569160461">
                <text:p>60.4292569160461</text:p>
              </table:table-cell>
              <table:table-cell office:value-type="float" office:value="79739.3248386441">
                <text:p>79739.32483864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532210111618">
                <text:p>60.532210111618</text:p>
              </table:table-cell>
              <table:table-cell office:value-type="float" office:value="79880.9590544143">
                <text:p>79880.95905441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6351621150971">
                <text:p>60.6351621150971</text:p>
              </table:table-cell>
              <table:table-cell office:value-type="float" office:value="79881.8840050763">
                <text:p>79881.88400507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7380466461182">
                <text:p>60.7380466461182</text:p>
              </table:table-cell>
              <table:table-cell office:value-type="float" office:value="79934.2711521126">
                <text:p>79934.27115211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8412353992462">
                <text:p>60.8412353992462</text:p>
              </table:table-cell>
              <table:table-cell office:value-type="float" office:value="79698.6081399245">
                <text:p>79698.6081399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9439189434052">
                <text:p>60.9439189434052</text:p>
              </table:table-cell>
              <table:table-cell office:value-type="float" office:value="80090.7298960263">
                <text:p>80090.72989602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.0469143390656">
                <text:p>61.0469143390656</text:p>
              </table:table-cell>
              <table:table-cell office:value-type="float" office:value="79848.2295957814">
                <text:p>79848.22959578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.1498680114746">
                <text:p>61.1498680114746</text:p>
              </table:table-cell>
              <table:table-cell office:value-type="float" office:value="79880.589080147">
                <text:p>79880.5890801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2491688728333">
                <text:p>61.2491688728333</text:p>
              </table:table-cell>
              <table:table-cell office:value-type="float" office:value="82819.0197696027">
                <text:p>82819.01976960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3460404872894">
                <text:p>61.3460404872894</text:p>
              </table:table-cell>
              <table:table-cell office:value-type="float" office:value="84895.8701283998">
                <text:p>84895.8701283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442978143692">
                <text:p>61.442978143692</text:p>
              </table:table-cell>
              <table:table-cell office:value-type="float" office:value="84838.0320424215">
                <text:p>84838.03204242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5399265289307">
                <text:p>61.5399265289307</text:p>
              </table:table-cell>
              <table:table-cell office:value-type="float" office:value="84828.6434039707">
                <text:p>84828.64340397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6369285583496">
                <text:p>61.6369285583496</text:p>
              </table:table-cell>
              <table:table-cell office:value-type="float" office:value="84781.731364414">
                <text:p>84781.7313644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7336902618408">
                <text:p>61.7336902618408</text:p>
              </table:table-cell>
              <table:table-cell office:value-type="float" office:value="84992.3027734521">
                <text:p>84992.30277345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8305630683899">
                <text:p>61.8305630683899</text:p>
              </table:table-cell>
              <table:table-cell office:value-type="float" office:value="84894.8254207337">
                <text:p>84894.82542073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9275658130646">
                <text:p>61.9275658130646</text:p>
              </table:table-cell>
              <table:table-cell office:value-type="float" office:value="84781.1062210741">
                <text:p>84781.1062210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0246782302857">
                <text:p>62.0246782302857</text:p>
              </table:table-cell>
              <table:table-cell office:value-type="float" office:value="84685.3598678186">
                <text:p>84685.35986781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1213910579681">
                <text:p>62.1213910579681</text:p>
              </table:table-cell>
              <table:table-cell office:value-type="float" office:value="85035.2553748">
                <text:p>85035.25537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2135570049286">
                <text:p>62.2135570049286</text:p>
              </table:table-cell>
              <table:table-cell office:value-type="float" office:value="89230.3531968171">
                <text:p>89230.35319681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2940225601196">
                <text:p>62.2940225601196</text:p>
              </table:table-cell>
              <table:table-cell office:value-type="float" office:value="102205.222849388">
                <text:p>102205.2228493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3745255470276">
                <text:p>62.3745255470276</text:p>
              </table:table-cell>
              <table:table-cell office:value-type="float" office:value="102157.700178289">
                <text:p>102157.7001782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4549541473389">
                <text:p>62.4549541473389</text:p>
              </table:table-cell>
              <table:table-cell office:value-type="float" office:value="102252.183528882">
                <text:p>102252.1835288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5353479385376">
                <text:p>62.5353479385376</text:p>
              </table:table-cell>
              <table:table-cell office:value-type="float" office:value="102296.456944922">
                <text:p>102296.4569449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6158177852631">
                <text:p>62.6158177852631</text:p>
              </table:table-cell>
              <table:table-cell office:value-type="float" office:value="102199.772146423">
                <text:p>102199.772146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6962764263153">
                <text:p>62.6962764263153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7768514156342">
                <text:p>62.7768514156342</text:p>
              </table:table-cell>
              <table:table-cell office:value-type="float" office:value="102066.411296145">
                <text:p>102066.4112961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8572661876679">
                <text:p>62.8572661876679</text:p>
              </table:table-cell>
              <table:table-cell office:value-type="float" office:value="102269.767009405">
                <text:p>102269.7670094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9377465248108">
                <text:p>62.9377465248108</text:p>
              </table:table-cell>
              <table:table-cell office:value-type="float" office:value="102186.450653071">
                <text:p>102186.450653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.0182094573975">
                <text:p>63.0182094573975</text:p>
              </table:table-cell>
              <table:table-cell office:value-type="float" office:value="102208.554120764">
                <text:p>102208.554120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0986592769623">
                <text:p>63.0986592769623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.17911028862">
                <text:p>63.17911028862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2612302303314">
                <text:p>63.2612302303314</text:p>
              </table:table-cell>
              <table:table-cell office:value-type="float" office:value="100146.198701646">
                <text:p>100146.1987016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3435573577881">
                <text:p>63.3435573577881</text:p>
              </table:table-cell>
              <table:table-cell office:value-type="float" office:value="99894.169201141">
                <text:p>99894.1692011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4259057044983">
                <text:p>63.4259057044983</text:p>
              </table:table-cell>
              <table:table-cell office:value-type="float" office:value="99868.4287972576">
                <text:p>99868.42879725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508327960968">
                <text:p>63.508327960968</text:p>
              </table:table-cell>
              <table:table-cell office:value-type="float" office:value="99778.8746904867">
                <text:p>99778.87469048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5906829833984">
                <text:p>63.5906829833984</text:p>
              </table:table-cell>
              <table:table-cell office:value-type="float" office:value="99860.3334356237">
                <text:p>99860.3334356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6733100414276">
                <text:p>63.6733100414276</text:p>
              </table:table-cell>
              <table:table-cell office:value-type="float" office:value="99531.5601954046">
                <text:p>99531.56019540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7554874420166">
                <text:p>63.7554874420166</text:p>
              </table:table-cell>
              <table:table-cell office:value-type="float" office:value="100076.175944435">
                <text:p>100076.1759444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8378057479858">
                <text:p>63.8378057479858</text:p>
              </table:table-cell>
              <table:table-cell office:value-type="float" office:value="99904.8741731061">
                <text:p>99904.87417310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9202377796173">
                <text:p>63.9202377796173</text:p>
              </table:table-cell>
              <table:table-cell office:value-type="float" office:value="99767.04246193">
                <text:p>99767.04246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4.0025815963745">
                <text:p>64.0025815963745</text:p>
              </table:table-cell>
              <table:table-cell office:value-type="float" office:value="99873.9228259139">
                <text:p>99873.9228259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.0850512981415">
                <text:p>64.0850512981415</text:p>
              </table:table-cell>
              <table:table-cell office:value-type="float" office:value="99721.4713257763">
                <text:p>99721.47132577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.1673889160156">
                <text:p>64.1673889160156</text:p>
              </table:table-cell>
              <table:table-cell office:value-type="float" office:value="99881.4419500274">
                <text:p>99881.44195002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2495267391205">
                <text:p>64.2495267391205</text:p>
              </table:table-cell>
              <table:table-cell office:value-type="float" office:value="100124.396887182">
                <text:p>100124.3968871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3350727558136">
                <text:p>64.3350727558136</text:p>
              </table:table-cell>
              <table:table-cell office:value-type="float" office:value="96135.3937671053">
                <text:p>96135.39376710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4953718185425">
                <text:p>64.4953718185425</text:p>
              </table:table-cell>
              <table:table-cell office:value-type="float" office:value="51304.1053390903">
                <text:p>51304.10533909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774474143982">
                <text:p>64.5774474143982</text:p>
              </table:table-cell>
              <table:table-cell office:value-type="float" office:value="100200.308194626">
                <text:p>100200.308194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6593763828278">
                <text:p>64.6593763828278</text:p>
              </table:table-cell>
              <table:table-cell office:value-type="float" office:value="100379.63564829">
                <text:p>100379.635648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7413041591644">
                <text:p>64.7413041591644</text:p>
              </table:table-cell>
              <table:table-cell office:value-type="float" office:value="100381.096225591">
                <text:p>100381.096225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823456287384">
                <text:p>64.823456287384</text:p>
              </table:table-cell>
              <table:table-cell office:value-type="float" office:value="100106.962269024">
                <text:p>100106.9622690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9054419994354">
                <text:p>64.9054419994354</text:p>
              </table:table-cell>
              <table:table-cell office:value-type="float" office:value="100310.161297921">
                <text:p>100310.1612979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9874172210693">
                <text:p>64.9874172210693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0693922042847">
                <text:p>65.0693922042847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.2315680980682">
                <text:p>65.2315680980682</text:p>
              </table:table-cell>
              <table:table-cell office:value-type="float" office:value="50710.3725968995">
                <text:p>50710.3725968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.2565014362335">
                <text:p>65.2565014362335</text:p>
              </table:table-cell>
              <table:table-cell office:value-type="float" office:value="329839.508271338">
                <text:p>329839.508271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3099901676178">
                <text:p>65.3099901676178</text:p>
              </table:table-cell>
              <table:table-cell office:value-type="float" office:value="153752.010697666">
                <text:p>153752.0106976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3883941173554">
                <text:p>65.3883941173554</text:p>
              </table:table-cell>
              <table:table-cell office:value-type="float" office:value="104892.67476357">
                <text:p>104892.674763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4668135643005">
                <text:p>65.4668135643005</text:p>
              </table:table-cell>
              <table:table-cell office:value-type="float" office:value="104871.94593132">
                <text:p>104871.94593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5452833175659">
                <text:p>65.5452833175659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6237797737122">
                <text:p>65.6237797737122</text:p>
              </table:table-cell>
              <table:table-cell office:value-type="float" office:value="104769.060971091">
                <text:p>104769.0609710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7024073600769">
                <text:p>65.7024073600769</text:p>
              </table:table-cell>
              <table:table-cell office:value-type="float" office:value="104594.333620386">
                <text:p>104594.3336203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7808537483215">
                <text:p>65.7808537483215</text:p>
              </table:table-cell>
              <table:table-cell office:value-type="float" office:value="104835.929148887">
                <text:p>104835.9291488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8592925071716">
                <text:p>65.8592925071716</text:p>
              </table:table-cell>
              <table:table-cell office:value-type="float" office:value="104846.12608056">
                <text:p>104846.126080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9377841949463">
                <text:p>65.9377841949463</text:p>
              </table:table-cell>
              <table:table-cell office:value-type="float" office:value="104775.425693613">
                <text:p>104775.425693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6.0161917209625">
                <text:p>66.0161917209625</text:p>
              </table:table-cell>
              <table:table-cell office:value-type="float" office:value="104887.890459611">
                <text:p>104887.8904596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6.094612121582">
                <text:p>66.094612121582</text:p>
              </table:table-cell>
              <table:table-cell office:value-type="float" office:value="104870.670578471">
                <text:p>104870.670578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.1732568740845">
                <text:p>66.1732568740845</text:p>
              </table:table-cell>
              <table:table-cell office:value-type="float" office:value="104571.503352938">
                <text:p>104571.5033529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.2490549087524">
                <text:p>66.2490549087524</text:p>
              </table:table-cell>
              <table:table-cell office:value-type="float" office:value="108498.855359839">
                <text:p>108498.8553598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3238224983215">
                <text:p>66.3238224983215</text:p>
              </table:table-cell>
              <table:table-cell office:value-type="float" office:value="109994.1839425">
                <text:p>109994.18394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3987512588501">
                <text:p>66.3987512588501</text:p>
              </table:table-cell>
              <table:table-cell office:value-type="float" office:value="109757.587633721">
                <text:p>109757.587633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4737110137939">
                <text:p>66.4737110137939</text:p>
              </table:table-cell>
              <table:table-cell office:value-type="float" office:value="109712.204984669">
                <text:p>109712.2049846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5486228466034">
                <text:p>66.5486228466034</text:p>
              </table:table-cell>
              <table:table-cell office:value-type="float" office:value="109782.389397937">
                <text:p>109782.3893979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6235406398773">
                <text:p>66.6235406398773</text:p>
              </table:table-cell>
              <table:table-cell office:value-type="float" office:value="109773.655103937">
                <text:p>109773.6551039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64652967453">
                <text:p>66.64652967453</text:p>
              </table:table-cell>
              <table:table-cell office:value-type="float" office:value="357735.769432604">
                <text:p>357735.7694326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698460817337">
                <text:p>66.698460817337</text:p>
              </table:table-cell>
              <table:table-cell office:value-type="float" office:value="158363.547487547">
                <text:p>158363.5474875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7733979225159">
                <text:p>66.7733979225159</text:p>
              </table:table-cell>
              <table:table-cell office:value-type="float" office:value="109745.36553519">
                <text:p>109745.36553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8482184410095">
                <text:p>66.8482184410095</text:p>
              </table:table-cell>
              <table:table-cell office:value-type="float" office:value="109916.372748709">
                <text:p>109916.3727487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9231235980988">
                <text:p>66.9231235980988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9980714321136">
                <text:p>66.9980714321136</text:p>
              </table:table-cell>
              <table:table-cell office:value-type="float" office:value="109729.655407598">
                <text:p>109729.6554075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.2771952152252">
                <text:p>75.2771952152252</text:p>
              </table:table-cell>
              <table:table-cell office:value-type="float" office:value="993.341833682446">
                <text:p>993.3418336824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.3529145717621">
                <text:p>75.3529145717621</text:p>
              </table:table-cell>
              <table:table-cell office:value-type="float" office:value="108611.593866306">
                <text:p>108611.5938663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2349379062653">
                <text:p>80.2349379062653</text:p>
              </table:table-cell>
              <table:table-cell office:value-type="float" office:value="1638.66484280418">
                <text:p>1638.66484280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